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24.68mm"/>
    </style:style>
    <style:style style:name="co12" style:family="table-column">
      <style:table-column-properties fo:break-before="auto" style:column-width="51.47mm"/>
    </style:style>
    <style:style style:name="co13" style:family="table-column">
      <style:table-column-properties fo:break-before="auto" style:column-width="73.61mm"/>
    </style:style>
    <style:style style:name="co14" style:family="table-column">
      <style:table-column-properties fo:break-before="auto" style:column-width="8.82mm"/>
    </style:style>
    <style:style style:name="co15" style:family="table-column">
      <style:table-column-properties fo:break-before="auto" style:column-width="103.13mm"/>
    </style:style>
    <style:style style:name="co16" style:family="table-column">
      <style:table-column-properties fo:break-before="auto" style:column-width="31.5mm"/>
    </style:style>
    <style:style style:name="co17" style:family="table-column">
      <style:table-column-properties fo:break-before="auto" style:column-width="57.7mm"/>
    </style:style>
    <style:style style:name="co18" style:family="table-column">
      <style:table-column-properties fo:break-before="auto" style:column-width="140mm"/>
    </style:style>
    <style:style style:name="co7" style:family="table-column">
      <style:table-column-properties fo:break-before="auto" style:column-width="169.77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65.32mm"/>
    </style:style>
    <style:style style:name="co22" style:family="table-column">
      <style:table-column-properties fo:break-before="auto" style:column-width="28.4mm"/>
    </style:style>
    <style:style style:name="co23" style:family="table-column">
      <style:table-column-properties fo:break-before="auto" style:column-width="20.5mm"/>
    </style:style>
    <style:style style:name="co24" style:family="table-column">
      <style:table-column-properties fo:break-before="auto" style:column-width="63.25mm"/>
    </style:style>
    <style:style style:name="co25" style:family="table-column">
      <style:table-column-properties fo:break-before="auto" style:column-width="101.65mm"/>
    </style:style>
    <style:style style:name="co26" style:family="table-column">
      <style:table-column-properties fo:break-before="auto" style:column-width="119.36mm"/>
    </style:style>
    <style:style style:name="co27" style:family="table-column">
      <style:table-column-properties fo:break-before="auto" style:column-width="318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38" number:automatic-order="true" number:format-source="language">
      <number:day-of-week number:style="long"/>
      <number:text>, </number:text>
      <number:day number:style="long"/>
      <number:text>. </number:text>
      <number:month number:style="long" number:textual="true"/>
      <number:text>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8" style:family="table-cell" style:parent-style-name="Default">
      <style:table-cell-properties fo:background-color="#00ffff"/>
      <style:text-properties style:text-position=""/>
    </style:style>
    <style:style style:name="ce69" style:family="table-cell" style:parent-style-name="Default" style:data-style-name="N38">
      <style:table-cell-properties fo:background-color="#00ffff"/>
      <style:text-properties style:text-position=""/>
    </style:style>
    <style:style style:name="ce100" style:family="table-cell" style:parent-style-name="Default" style:data-style-name="N38"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01" style:family="table-cell" style:parent-style-name="Default" style:data-style-name="N38">
      <style:table-cell-properties fo:background-color="transparent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02" style:family="table-cell" style:parent-style-name="Default" style:data-style-name="N38">
      <style:table-cell-properties fo:background-color="#00ff00"/>
      <style:text-properties style:use-window-font-color="true" style:text-position="" style:font-name="Liberation Sans" fo:font-size="10pt" style:font-name-asian="Arial1" style:font-size-asian="10pt" style:font-name-complex="Arial1" style:font-size-complex="10pt"/>
    </style:style>
    <style:style style:name="ce103" style:family="table-cell" style:parent-style-name="Default">
      <style:table-cell-properties fo:background-color="transparent"/>
      <style:text-properties style:use-window-font-color="true" style:text-position=""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104" style:family="table-cell" style:parent-style-name="Default">
      <style:table-cell-properties fo:background-color="#00ff00"/>
      <style:text-properties style:use-window-font-color="true" style:text-position="" style:font-name="Liberation Sans" fo:font-size="10pt" style:font-size-asian="10pt" style:font-size-complex="10pt"/>
    </style:style>
    <style:style style:name="ce105" style:family="table-cell" style:parent-style-name="Default">
      <style:text-properties style:use-window-font-color="true" style:text-position="" style:font-name="Liberation Sans" fo:font-size="10pt" style:font-name-asian="Arial1" style:font-size-asian="10pt" style:font-name-complex="Arial1" style:font-size-complex="10pt"/>
    </style:style>
    <style:style style:name="ce106" style:family="table-cell" style:parent-style-name="Default">
      <style:table-cell-properties fo:background-color="#00ffff"/>
      <style:text-properties style:use-window-font-color="true" style:text-position="" style:font-name="Liberation Sans" fo:font-size="10pt" style:font-name-asian="Arial1" style:font-size-asian="10pt" style:font-name-complex="Arial1" style:font-size-complex="10pt"/>
    </style:style>
    <style:style style:name="ce107" style:family="table-cell" style:parent-style-name="Default" style:data-style-name="N38">
      <style:table-cell-properties fo:background-color="#ffffff"/>
      <style:text-properties style:use-window-font-color="true" style:text-position="" style:font-name="Liberation Sans" fo:font-size="10pt" style:font-size-asian="10pt" style:font-size-complex="10pt"/>
    </style:style>
    <style:style style:name="ce108" style:family="table-cell" style:parent-style-name="Default" style:data-style-name="N38">
      <style:text-properties style:use-window-font-color="true" style:text-position=""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109" style:family="table-cell" style:parent-style-name="Default">
      <style:text-properties style:use-window-font-color="true" style:text-position=""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110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112" style:family="table-cell" style:parent-style-name="Default"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13" style:family="table-cell" style:parent-style-name="Default" style:data-style-name="N38">
      <style:table-cell-properties fo:background-color="#ffff00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14" style:family="table-cell" style:parent-style-name="Default" style:data-style-name="N37">
      <style:text-properties style:text-position="" style:font-name="Liberation Sans" fo:font-size="10pt" style:font-size-asian="10pt" style:font-size-complex="10pt"/>
    </style:style>
    <style:style style:name="ce70" style:family="table-cell" style:parent-style-name="Default" style:data-style-name="N109">
      <style:text-properties style:text-position=""/>
    </style:style>
    <style:style style:name="ce71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72" style:family="table-cell" style:parent-style-name="Default">
      <style:table-cell-properties fo:background-color="transparent"/>
      <style:text-properties style:use-window-font-color="true" style:text-position="" style:font-name="Liberation Sans" fo:font-size="10pt" style:font-size-asian="10pt" style:font-size-complex="10pt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xx" style:country-asian="none" style:font-style-asian="normal" style:font-weight-asian="normal" style:font-name-complex="DejaVu Sans Condens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>
      <style:table-cell-properties fo:background-color="transparent"/>
      <style:text-properties style:text-position=""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77" style:family="table-cell" style:parent-style-name="Default">
      <style:table-cell-properties fo:background-color="#00ffff"/>
      <style:text-properties style:text-position="" style:font-name="Liberation Sans" fo:font-size="10pt" style:font-size-asian="10pt" style:font-size-complex="10pt"/>
    </style:style>
    <style:style style:name="ce78" style:family="table-cell" style:parent-style-name="Default">
      <style:table-cell-properties fo:background-color="#ffff00"/>
      <style:text-properties style:text-position="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#00ffff"/>
      <style:text-properties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>
      <style:text-properties style:text-position="" style:font-name="Liberation Sans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81" style:family="table-cell" style:parent-style-name="Default">
      <style:text-properties style:text-position="" style:font-name="Liberation Sans" fo:font-size="10pt" style:font-name-asian="Arial1" style:font-size-asian="10pt" style:font-name-complex="Arial1" style:font-size-complex="10pt"/>
    </style:style>
    <style:style style:name="ce82" style:family="table-cell" style:parent-style-name="Default">
      <style:table-cell-properties fo:background-color="transparent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>
      <style:text-properties style:use-window-font-color="true" style:text-position="" style:font-name="Liberation Sans" fo:font-size="10pt" style:font-size-asian="10pt" style:font-size-complex="10pt"/>
    </style:style>
    <style:style style:name="ce84" style:family="table-cell" style:parent-style-name="Default">
      <style:table-cell-properties fo:background-color="#ffff00"/>
      <style:text-properties style:use-window-font-color="true" style:text-position="" style:font-name="Liberation Sans" fo:font-size="10pt" style:font-size-asian="10pt" style:font-size-complex="10pt"/>
    </style:style>
    <style:style style:name="ce85" style:family="table-cell" style:parent-style-name="Default"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86" style:family="table-cell" style:parent-style-name="Default">
      <style:table-cell-properties fo:background-color="#00ffff"/>
      <style:text-properties style:use-window-font-color="true" style:text-position="" style:font-name="Liberation Sans" fo:font-size="10pt" style:font-size-asian="10pt" style:font-size-complex="10pt"/>
    </style:style>
    <style:style style:name="ce87" style:family="table-cell" style:parent-style-name="Default">
      <style:table-cell-properties fo:background-color="#00ffff"/>
      <style:text-properties style:use-window-font-color="true"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38">
      <style:text-properties style:use-window-font-color="true" style:text-position="" style:font-name="Liberation Sans" fo:font-size="10pt" style:font-size-asian="10pt" style:font-size-complex="10pt"/>
    </style:style>
    <style:style style:name="ce89" style:family="table-cell" style:parent-style-name="Default" style:data-style-name="N38">
      <style:table-cell-properties fo:background-color="transparent"/>
      <style:text-properties style:use-window-font-color="true" style:text-position="" style:font-name="Liberation Sans" fo:font-size="10pt" style:font-size-asian="10pt" style:font-size-complex="10pt"/>
    </style:style>
    <style:style style:name="ce90" style:family="table-cell" style:parent-style-name="Default" style:data-style-name="N38">
      <style:table-cell-properties fo:background-color="transparent"/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38">
      <style:text-properties style:text-position="" style:font-name="Liberation Sans" fo:font-size="10pt" style:font-size-asian="10pt" style:font-size-complex="10pt"/>
    </style:style>
    <style:style style:name="ce92" style:family="table-cell" style:parent-style-name="Default" style:data-style-name="N38">
      <style:table-cell-properties fo:background-color="#00ff00"/>
      <style:text-properties style:use-window-font-color="true" style:text-position="" style:font-name="Liberation Sans" fo:font-size="10pt" style:font-size-asian="10pt" style:font-size-complex="10pt"/>
    </style:style>
    <style:style style:name="ce93" style:family="table-cell" style:parent-style-name="Default" style:data-style-name="N38"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 style:data-style-name="N38">
      <style:table-cell-properties fo:background-color="transparent"/>
      <style:text-properties style:use-window-font-color="true" style:text-position=""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38">
      <style:table-cell-properties fo:background-color="#00ffff"/>
      <style:text-properties style:use-window-font-color="true" style:text-position="" style:font-name="Liberation Sans" fo:font-size="10pt" style:font-size-asian="10pt" style:font-size-complex="10pt"/>
    </style:style>
    <style:style style:name="ce96" style:family="table-cell" style:parent-style-name="Default" style:data-style-name="N38">
      <style:table-cell-properties fo:background-color="#00ffff"/>
      <style:text-properties style:use-window-font-color="true" style:text-position="" style:font-name="Liberation Sans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38">
      <style:table-cell-properties fo:background-color="#ffff00"/>
      <style:text-properties style:use-window-font-color="true" style:text-position="" style:font-name="Liberation Sans" fo:font-size="10pt" style:font-size-asian="10pt" style:font-size-complex="10pt"/>
    </style:style>
    <style:style style:name="ce98" style:family="table-cell" style:parent-style-name="Default" style:data-style-name="N38"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99" style:family="table-cell" style:parent-style-name="Default" style:data-style-name="N38">
      <style:text-properties style:use-window-font-color="true" style:text-outline="false" style:text-line-through-style="none" style:text-line-through-type="none" style:text-position="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5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xx" style:country-asian="none" style:font-style-asian="normal" style:font-weight-asian="normal" style:font-name-complex="DejaVu Sans Condens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00ffff"/>
      <style:text-properties style:font-name="Arial" fo:font-size="10pt" style:font-size-asian="10pt" style:font-size-complex="10pt"/>
    </style:style>
    <style:style style:name="ce60" style:family="table-cell" style:parent-style-name="Default">
      <style:table-cell-properties fo:background-color="#ffff00"/>
      <style:text-properties style:font-name="Arial" fo:font-size="10pt" style:font-size-asian="10pt" style:font-size-complex="10pt"/>
    </style:style>
    <style:style style:name="ce61" style:family="table-cell" style:parent-style-name="Default">
      <style:table-cell-properties fo:background-color="#00ffff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ffff00"/>
      <style:text-properties style:font-name="Arial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3" style:family="table-cell" style:parent-style-name="Default">
      <style:table-cell-properties fo:background-color="#00ffff"/>
      <style:text-properties style:font-name="Arial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4" style:family="table-cell" style:parent-style-name="Default">
      <style:text-properties style:font-name="Arial" fo:font-size="10pt" fo:language="en" fo:country="US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5" style:family="table-cell" style:parent-style-name="Default">
      <style:text-properties style:font-name="Arial" fo:font-size="10pt" style:font-name-asian="Arial1" style:font-size-asian="10pt" style:font-name-complex="Arial1" style:font-size-complex="10pt"/>
    </style:style>
    <style:style style:name="ce6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17" style:family="table-cell" style:parent-style-name="Default">
      <style:table-cell-properties fo:background-color="#ffff00"/>
      <style:text-properties style:use-window-font-color="true" style:font-name="Arial" fo:font-size="10pt" style:font-size-asian="10pt" style:font-size-complex="10pt"/>
    </style:style>
    <style:style style:name="ce118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>
      <style:table-cell-properties fo:background-color="#00ffff"/>
      <style:text-properties style:use-window-font-color="true" style:font-name="Arial" fo:font-size="10pt" style:font-size-asian="10pt" style:font-size-complex="10pt"/>
    </style:style>
    <style:style style:name="ce120" style:family="table-cell" style:parent-style-name="Default">
      <style:table-cell-properties fo:background-color="#00ffff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ackground-color="#ffff0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84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84"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124" style:family="table-cell" style:parent-style-name="Default" style:data-style-name="N84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25" style:family="table-cell" style:parent-style-name="Default" style:data-style-name="N84">
      <style:text-properties style:use-window-font-color="true" style:font-name="Arial" fo:font-size="10pt" style:font-size-asian="10pt" style:font-size-complex="10pt"/>
    </style:style>
    <style:style style:name="ce126" style:family="table-cell" style:parent-style-name="Default" style:data-style-name="N84">
      <style:table-cell-properties fo:background-color="transparent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27" style:family="table-cell" style:parent-style-name="Default" style:data-style-name="N84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 style:data-style-name="N84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84">
      <style:table-cell-properties fo:background-color="#00ffff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84">
      <style:table-cell-properties fo:background-color="#ffff0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 style:data-style-name="N84">
      <style:table-cell-properties fo:background-color="#00ffff"/>
      <style:text-properties style:use-window-font-color="true" style:font-name="Arial" fo:font-size="10pt" style:font-size-asian="10pt" style:font-size-complex="10pt"/>
    </style:style>
    <style:style style:name="ce132" style:family="table-cell" style:parent-style-name="Default" style:data-style-name="N84">
      <style:table-cell-properties fo:background-color="#ffff00"/>
      <style:text-properties style:use-window-font-color="true" style:font-name="Arial" fo:font-size="10pt" style:font-size-asian="10pt" style:font-size-complex="10pt"/>
    </style:style>
    <style:style style:name="ce133" style:family="table-cell" style:parent-style-name="Default" style:data-style-name="N84">
      <style:text-properties style:font-name="Arial"/>
    </style:style>
    <style:style style:name="ce134" style:family="table-cell" style:parent-style-name="Default" style:data-style-name="N38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38">
      <style:text-properties style:use-window-font-color="true" style:font-name="Arial" fo:font-size="10pt" style:font-size-asian="10pt" style:font-size-complex="10pt"/>
    </style:style>
    <style:style style:name="ce136" style:family="table-cell" style:parent-style-name="Default" style:data-style-name="N38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37" style:family="table-cell" style:parent-style-name="Default" style:data-style-name="N38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 style:data-style-name="N38">
      <style:text-properties style:font-name="Arial" fo:font-size="10pt" style:font-size-asian="10pt" style:font-size-complex="10pt"/>
    </style:style>
    <style:style style:name="ce139" style:family="table-cell" style:parent-style-name="Default" style:data-style-name="N38">
      <style:table-cell-properties fo:background-color="#ffff00"/>
      <style:text-properties style:use-window-font-color="true" style:font-name="Arial" fo:font-size="10pt" style:font-size-asian="10pt" style:font-size-complex="10pt"/>
    </style:style>
    <style:style style:name="ce140" style:family="table-cell" style:parent-style-name="Default" style:data-style-name="N38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8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8">
      <style:table-cell-properties fo:background-color="#00ffff"/>
      <style:text-properties style:use-window-font-color="true" style:font-name="Arial" fo:font-size="10pt" style:font-size-asian="10pt" style:font-size-complex="10pt"/>
    </style:style>
    <style:style style:name="ce143" style:family="table-cell" style:parent-style-name="Default" style:data-style-name="N38">
      <style:table-cell-properties fo:background-color="#ff00ff"/>
      <style:text-properties style:use-window-font-color="true" style:font-name="Arial" fo:font-size="10pt" style:font-size-asian="10pt" style:font-size-complex="10pt"/>
    </style:style>
    <style:style style:name="ce144" style:family="table-cell" style:parent-style-name="Default" style:data-style-name="N38">
      <style:table-cell-properties fo:background-color="#00ffff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38">
      <style:table-cell-properties fo:background-color="#ffff00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38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147" style:family="table-cell" style:parent-style-name="Default" style:data-style-name="N38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 style:data-style-name="N38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 style:data-style-name="N38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50" style:family="table-cell" style:parent-style-name="Default" style:data-style-name="N38">
      <style:table-cell-properties fo:background-color="#ffff00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151" style:family="table-cell" style:parent-style-name="Default">
      <style:table-cell-properties fo:background-color="transparent"/>
      <style:text-properties style:use-window-font-color="true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52" style:family="table-cell" style:parent-style-name="Default">
      <style:table-cell-properties fo:background-color="#00ff00"/>
      <style:text-properties style:use-window-font-color="true" style:font-name="Arial" fo:font-size="10pt" style:font-size-asian="10pt" style:font-size-complex="10pt"/>
    </style:style>
    <style:style style:name="ce153" style:family="table-cell" style:parent-style-name="Default"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154" style:family="table-cell" style:parent-style-name="Default">
      <style:table-cell-properties fo:background-color="#00ffff"/>
      <style:text-properties style:use-window-font-color="true" style:font-name="Arial" fo:font-size="10pt" style:font-name-asian="Arial1" style:font-size-asian="10pt" style:font-name-complex="Arial1" style:font-size-complex="10pt"/>
    </style:style>
    <style:style style:name="ce155" style:family="table-cell" style:parent-style-name="Default" style:data-style-name="N38">
      <style:text-properties style:use-window-font-color="true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56" style:family="table-cell" style:parent-style-name="Default">
      <style:text-properties style:use-window-font-color="true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158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60" style:family="table-cell" style:parent-style-name="Default" style:data-style-name="N38">
      <style:table-cell-properties fo:background-color="#ffff00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61" style:family="table-cell" style:parent-style-name="Default">
      <style:text-properties style:font-name="Arial" fo:font-size="10pt" style:font-size-asian="10pt" style:font-size-complex="10pt" style:language-complex="en" style:country-complex="US"/>
    </style:style>
    <style:style style:name="ce162" style:family="table-cell" style:parent-style-name="Default">
      <style:table-cell-properties fo:background-color="#ff0000"/>
      <style:text-properties style:font-name="Arial" fo:font-size="10pt" style:font-size-asian="10pt" style:font-size-complex="10pt"/>
    </style:style>
    <style:style style:name="ce163" style:family="table-cell" style:parent-style-name="Default" style:data-style-name="N37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fo:background-color="#00ffff"/>
    </style:style>
    <style:style style:name="ce165" style:family="table-cell" style:parent-style-name="Default" style:data-style-name="N38">
      <style:table-cell-properties fo:background-color="#00ffff"/>
    </style:style>
    <style:style style:name="ce166" style:family="table-cell" style:parent-style-name="Default" style:data-style-name="N109"/>
    <style:style style:name="ce167" style:family="table-cell" style:parent-style-name="Default">
      <style:text-properties style:font-name="Liberation Sans" fo:font-size="10pt" style:font-size-asian="10pt" style:font-size-complex="10pt"/>
    </style:style>
    <style:style style:name="ce168" style:family="table-cell" style:parent-style-name="Default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xx" style:country-asian="none" style:font-style-asian="normal" style:font-weight-asian="normal" style:font-name-complex="DejaVu Sans Condens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1" style:family="table-cell" style:parent-style-name="Default">
      <style:table-cell-properties fo:background-color="transparen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73" style:family="table-cell" style:parent-style-name="Default">
      <style:table-cell-properties fo:background-color="#00ffff"/>
      <style:text-properties style:font-name="Liberation Sans" fo:font-size="10pt" style:font-size-asian="10pt" style:font-size-complex="10pt"/>
    </style:style>
    <style:style style:name="ce174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175" style:family="table-cell" style:parent-style-name="Default">
      <style:table-cell-properties fo:background-color="#00ff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ext-properties style:font-name="Liberation Sans" fo:font-size="10pt" fo:language="en" fo:country="US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177" style:family="table-cell" style:parent-style-name="Default">
      <style:text-properties style:font-name="Liberation Sans" fo:font-size="10pt" style:font-name-asian="Arial1" style:font-size-asian="10pt" style:font-name-complex="Arial1" style:font-size-complex="10pt"/>
    </style:style>
    <style:style style:name="ce178" style:family="table-cell" style:parent-style-name="Default">
      <style:table-cell-properties fo:background-color="transparent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79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180" style:family="table-cell" style:parent-style-name="Default">
      <style:table-cell-properties fo:background-color="#ffff00"/>
      <style:text-properties style:use-window-font-color="true" style:font-name="Liberation Sans" fo:font-size="10pt" style:font-size-asian="10pt" style:font-size-complex="10pt"/>
    </style:style>
    <style:style style:name="ce181" style:family="table-cell" style:parent-style-name="Default"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ackground-color="#00ffff"/>
      <style:text-properties style:use-window-font-color="true" style:font-name="Liberation Sans" fo:font-size="10pt" style:font-size-asian="10pt" style:font-size-complex="10pt"/>
    </style:style>
    <style:style style:name="ce183" style:family="table-cell" style:parent-style-name="Default">
      <style:table-cell-properties fo:background-color="#00ffff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38">
      <style:text-properties style:use-window-font-color="true" style:font-name="Liberation Sans" fo:font-size="10pt" style:font-size-asian="10pt" style:font-size-complex="10pt"/>
    </style:style>
    <style:style style:name="ce185" style:family="table-cell" style:parent-style-name="Default" style:data-style-name="N38">
      <style:table-cell-properties fo:background-color="transparent"/>
      <style:text-properties style:use-window-font-color="true" style:font-name="Liberation Sans" fo:font-size="10pt" style:font-size-asian="10pt" style:font-size-complex="10pt"/>
    </style:style>
    <style:style style:name="ce186" style:family="table-cell" style:parent-style-name="Default" style:data-style-name="N38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 style:data-style-name="N38">
      <style:text-properties style:font-name="Liberation Sans" fo:font-size="10pt" style:font-size-asian="10pt" style:font-size-complex="10pt"/>
    </style:style>
    <style:style style:name="ce188" style:family="table-cell" style:parent-style-name="Default" style:data-style-name="N38">
      <style:table-cell-properties fo:background-color="#00ff00"/>
      <style:text-properties style:use-window-font-color="true" style:font-name="Liberation Sans" fo:font-size="10pt" style:font-size-asian="10pt" style:font-size-complex="10pt"/>
    </style:style>
    <style:style style:name="ce189" style:family="table-cell" style:parent-style-name="Default" style:data-style-name="N38"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 style:data-style-name="N38">
      <style:table-cell-properties fo:background-color="transparent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38">
      <style:table-cell-properties fo:background-color="#00ffff"/>
      <style:text-properties style:use-window-font-color="true" style:font-name="Liberation Sans" fo:font-size="10pt" style:font-size-asian="10pt" style:font-size-complex="10pt"/>
    </style:style>
    <style:style style:name="ce192" style:family="table-cell" style:parent-style-name="Default" style:data-style-name="N38">
      <style:table-cell-properties fo:background-color="#00ffff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93" style:family="table-cell" style:parent-style-name="Default" style:data-style-name="N38">
      <style:table-cell-properties fo:background-color="#ffff00"/>
      <style:text-properties style:use-window-font-color="true" style:font-name="Liberation Sans" fo:font-size="10pt" style:font-size-asian="10pt" style:font-size-complex="10pt"/>
    </style:style>
    <style:style style:name="ce194" style:family="table-cell" style:parent-style-name="Default" style:data-style-name="N38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195" style:family="table-cell" style:parent-style-name="Default" style:data-style-name="N38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196" style:family="table-cell" style:parent-style-name="Default" style:data-style-name="N38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97" style:family="table-cell" style:parent-style-name="Default" style:data-style-name="N38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198" style:family="table-cell" style:parent-style-name="Default" style:data-style-name="N38">
      <style:table-cell-properties fo:background-color="#00ff00"/>
      <style:text-properties style:use-window-font-color="true" style:font-name="Liberation Sans" fo:font-size="10pt" style:font-name-asian="Arial1" style:font-size-asian="10pt" style:font-name-complex="Arial1" style:font-size-complex="10pt"/>
    </style:style>
    <style:style style:name="ce199" style:family="table-cell" style:parent-style-name="Default">
      <style:table-cell-properties fo:background-color="transparent"/>
      <style:text-properties style:use-window-font-color="true"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200" style:family="table-cell" style:parent-style-name="Default">
      <style:table-cell-properties fo:background-color="#00ff00"/>
      <style:text-properties style:use-window-font-color="true" style:font-name="Liberation Sans" fo:font-size="10pt" style:font-size-asian="10pt" style:font-size-complex="10pt"/>
    </style:style>
    <style:style style:name="ce201" style:family="table-cell" style:parent-style-name="Default">
      <style:text-properties style:use-window-font-color="true" style:font-name="Liberation Sans" fo:font-size="10pt" style:font-name-asian="Arial1" style:font-size-asian="10pt" style:font-name-complex="Arial1" style:font-size-complex="10pt"/>
    </style:style>
    <style:style style:name="ce202" style:family="table-cell" style:parent-style-name="Default">
      <style:table-cell-properties fo:background-color="#00ffff"/>
      <style:text-properties style:use-window-font-color="true" style:font-name="Liberation Sans" fo:font-size="10pt" style:font-name-asian="Arial1" style:font-size-asian="10pt" style:font-name-complex="Arial1" style:font-size-complex="10pt"/>
    </style:style>
    <style:style style:name="ce203" style:family="table-cell" style:parent-style-name="Default" style:data-style-name="N38">
      <style:table-cell-properties fo:background-color="#ffffff"/>
      <style:text-properties style:use-window-font-color="true" style:font-name="Liberation Sans" fo:font-size="10pt" style:font-size-asian="10pt" style:font-size-complex="10pt"/>
    </style:style>
    <style:style style:name="ce204" style:family="table-cell" style:parent-style-name="Default" style:data-style-name="N38">
      <style:text-properties style:use-window-font-color="true"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205" style:family="table-cell" style:parent-style-name="Default">
      <style:text-properties style:use-window-font-color="true" style:font-name="Liberation Sans" fo:font-size="10pt" fo:language="en" fo:country="US" style:font-size-asian="10pt" style:language-asian="en" style:country-asian="US" style:font-size-complex="10pt" style:language-complex="en" style:country-complex="US"/>
    </style:style>
    <style:style style:name="ce206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2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209" style:family="table-cell" style:parent-style-name="Default" style:data-style-name="N38">
      <style:table-cell-properties fo:background-color="#ffff00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xx" style:country-asian="none" style:font-style-asian="normal" style:font-weight-asian="normal" style:font-name-complex="Times New Roman1" style:font-size-complex="10pt" style:language-complex="en" style:country-complex="US" style:font-style-complex="normal" style:font-weight-complex="normal" style:text-emphasize="none" style:font-relief="none"/>
    </style:style>
    <style:style style:name="ce210" style:family="table-cell" style:parent-style-name="Default" style:data-style-name="N37">
      <style:text-properties style:font-name="Liberation Sans" fo:font-size="10pt" style:font-size-asian="10pt" style:font-size-complex="1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-asian="TimesNewRomanPSMT" style:font-size-asian="10pt" style:font-size-complex="10pt"/>
    </style:style>
    <style:style style:name="T6" style:family="text">
      <style:text-properties style:font-name="Arial" fo:font-size="10pt" style:font-name-asian="TimesNewRomanPSMT" style:font-size-asian="10pt" style:font-size-complex="10pt"/>
    </style:style>
    <style:style style:name="T7" style:family="text">
      <style:text-properties style:font-name-asian="Arial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normal" style:font-name-asian="Arial" style:font-size-asian="10pt" style:font-style-asian="normal" style:font-weight-asian="norm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font-name-asian="TimesNewRomanPSMT" style:font-size-asian="10pt" style:font-size-complex="10pt"/>
    </style:style>
    <style:style style:name="T11" style:family="text">
      <style:text-properties fo:language="none" fo:country="none" fo:font-style="normal" style:language-asian="none" style:country-asian="none" style:font-size-complex="6.80000019073486pt"/>
    </style:style>
    <style:style style:name="T12" style:family="text">
      <style:text-properties fo:font-style="normal" style:font-style-asian="normal" style:font-style-complex="normal"/>
    </style:style>
    <style:style style:name="T2" style:family="text">
      <style:text-properties fo:language="none" fo:country="none" fo:font-style="normal" fo:font-weight="normal" style:language-asian="none" style:country-asian="none" style:font-size-complex="6.80000019073486pt"/>
    </style:style>
    <style:style style:name="T14" style:family="text">
      <style:text-properties fo:color="#dc2300"/>
    </style:style>
    <style:style style:name="T15" style:family="text">
      <style:text-properties fo:font-weight="normal" fo:font-style="normal" fo:country="none" style:country-asian="none" style:font-size-complex="6.80000019073486pt"/>
    </style:style>
    <style:style style:name="T16" style:family="text">
      <style:text-properties style:font-name-asian="Arial"/>
    </style:style>
    <style:style style:name="T17" style:family="text">
      <style:text-properties style:font-name-asian="TimesNewRomanPSMT" style:font-size-asian="10pt" style:font-size-complex="10pt"/>
    </style:style>
    <style:style style:name="T18" style:family="text">
      <style:text-properties style:font-name="Arial" fo:font-size="10pt" style:font-name-asian="TimesNewRomanPSMT" style:font-size-asian="10pt" style:font-size-complex="10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Arial" style:font-size-asian="10pt" style:font-size-complex="5.69999980926514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10pt" style:font-size-asian="10pt" style:font-size-complex="10pt" style:font-name-asian="TimesNewRomanPSMT"/>
    </style:style>
    <style:style style:name="T22" style:family="text">
      <style:text-properties fo:font-style="normal" fo:country="none" style:country-asian="none" style:font-size-complex="6.80000019073486pt"/>
    </style:style>
  </office:automatic-styles>
  <office:body>
    <office:spreadsheet>
      <table:table table:name="Briefe nach Datum" table:style-name="ta1" table:print="false">
        <office:forms form:automatic-focus="false" form:apply-design-mode="false"/>
        <table:table-column table:style-name="co20" table:number-columns-repeated="3" table:default-cell-style-name="ce49"/>
        <table:table-column table:style-name="co21" table:default-cell-style-name="ce49"/>
        <table:table-column table:style-name="co20" table:default-cell-style-name="ce49"/>
        <table:table-column table:style-name="co22" table:default-cell-style-name="ce116"/>
        <table:table-column table:style-name="co23" table:default-cell-style-name="ce116"/>
        <table:table-column table:style-name="co23" table:default-cell-style-name="ce125"/>
        <table:table-column table:style-name="co24" table:default-cell-style-name="ce116"/>
        <table:table-column table:style-name="co25" table:default-cell-style-name="ce116"/>
        <table:table-column table:style-name="co7" table:default-cell-style-name="ce116"/>
        <table:table-column table:style-name="co26" table:default-cell-style-name="ce116"/>
        <table:table-column table:style-name="co27" table:default-cell-style-name="ce49"/>
        <table:table-column table:style-name="co10" table:number-columns-repeated="1011" table:default-cell-style-name="ce49"/>
        <table:table-row table:style-name="ro1">
          <table:table-cell table:style-name="ce48" office:value-type="string" calcext:value-type="string">
            <text:p>ref</text:p>
          </table:table-cell>
          <table:table-cell table:style-name="ce48" office:value-type="string" calcext:value-type="string">
            <text:p>sender</text:p>
          </table:table-cell>
          <table:table-cell table:style-name="ce55" office:value-type="string" calcext:value-type="string">
            <text:p>senderID</text:p>
          </table:table-cell>
          <table:table-cell table:style-name="ce48" office:value-type="string" calcext:value-type="string">
            <text:p>addressee</text:p>
          </table:table-cell>
          <table:table-cell table:style-name="ce55" office:value-type="string" calcext:value-type="string">
            <text:p>addresseeID</text:p>
          </table:table-cell>
          <table:table-cell table:style-name="ce115" office:value-type="string" calcext:value-type="string">
            <text:p>placeSender</text:p>
          </table:table-cell>
          <table:table-cell table:style-name="ce122" office:value-type="string" calcext:value-type="string">
            <text:p>placeSenderID</text:p>
          </table:table-cell>
          <table:table-cell table:style-name="Default"/>
          <table:table-cell table:style-name="ce134" office:value-type="string" calcext:value-type="string">
            <text:p>date</text:p>
          </table:table-cell>
          <table:table-cell table:style-name="ce115" office:value-type="string" calcext:value-type="string">
            <text:p>source</text:p>
          </table:table-cell>
          <table:table-cell table:style-name="ce115" office:value-type="string" calcext:value-type="string">
            <text:p>bibl</text:p>
          </table:table-cell>
          <table:table-cell table:style-name="ce115"/>
          <table:table-cell table:style-name="ce48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Königsberg</text:p>
          </table:table-cell>
          <table:table-cell table:style-name="ce123" office:value-type="string" calcext:value-type="string">
            <text:p><text:span text:style-name="T16"><text:a xlink:href="http://www.geonames.org/554234" xlink:type="simple">http://www.geonames.org/554234</text:a></text:span></text:p>
          </table:table-cell>
          <table:table-cell table:style-name="Default"/>
          <table:table-cell table:style-name="ce135" office:value-type="date" office:date-value="1820-04-29" calcext:value-type="date">
            <text:p>Samstag, 29. April 1820</text:p>
          </table:table-cell>
          <table:table-cell office:value-type="string" calcext:value-type="string">
            <text:p>D-B Mus.ep. O. Nicolai 7</text:p>
          </table:table-cell>
          <table:table-cell office:value-type="string" calcext:value-type="string">
            <text:p>Briefe an seinen Vater, S. 13–14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Königsberg</text:p>
          </table:table-cell>
          <table:table-cell table:style-name="ce123" office:value-type="string" calcext:value-type="string">
            <text:p><text:span text:style-name="T16"><text:a xlink:href="http://www.geonames.org/554234" xlink:type="simple">http://www.geonames.org/554234</text:a></text:span></text:p>
          </table:table-cell>
          <table:table-cell table:style-name="Default"/>
          <table:table-cell table:style-name="ce135" office:value-type="date" office:date-value="1820-10-18" calcext:value-type="date">
            <text:p>Mittwoch, 18. Oktober 1820</text:p>
          </table:table-cell>
          <table:table-cell office:value-type="string" calcext:value-type="string">
            <text:p>D-B Mus.ep. O. Nicolai 9</text:p>
          </table:table-cell>
          <table:table-cell office:value-type="string" calcext:value-type="string">
            <text:p>Briefe an seinen Vater, S. 14–1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Königsberg</text:p>
          </table:table-cell>
          <table:table-cell table:style-name="ce123" office:value-type="string" calcext:value-type="string">
            <text:p><text:span text:style-name="T16"><text:a xlink:href="http://www.geonames.org/554234" xlink:type="simple">http://www.geonames.org/554234</text:a></text:span></text:p>
          </table:table-cell>
          <table:table-cell table:style-name="Default"/>
          <table:table-cell table:style-name="ce135" office:value-type="date" office:date-value="1820-12-30" calcext:value-type="date">
            <text:p>Samstag, 30. Dezember 1820</text:p>
          </table:table-cell>
          <table:table-cell office:value-type="string" calcext:value-type="string">
            <text:p>D-B Mus.ep. O. Nicolai 10</text:p>
          </table:table-cell>
          <table:table-cell office:value-type="string" calcext:value-type="string">
            <text:p>Briefe an seinen Vater, S. 15–16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Königsberg</text:p>
          </table:table-cell>
          <table:table-cell table:style-name="ce123" office:value-type="string" calcext:value-type="string">
            <text:p><text:span text:style-name="T16"><text:a xlink:href="http://www.geonames.org/554234" xlink:type="simple">http://www.geonames.org/554234</text:a></text:span></text:p>
          </table:table-cell>
          <table:table-cell table:style-name="Default"/>
          <table:table-cell table:style-name="ce136" office:value-type="date" office:date-value="1821-07-25" calcext:value-type="date">
            <text:p>Mittwoch, 25. Juli 1821</text:p>
          </table:table-cell>
          <table:table-cell office:value-type="string" calcext:value-type="string">
            <text:p>D-B Mus.ep. O. Nicolai 8</text:p>
          </table:table-cell>
          <table:table-cell office:value-type="string" calcext:value-type="string">
            <text:p>Briefe an seinen Vater, S. 16–17.</text:p>
          </table:table-cell>
          <table:table-cell/>
          <table:table-cell office:value-type="string" calcext:value-type="string">
            <text:p>Jahreszahl mit Blei ergänz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Königsberg</text:p>
          </table:table-cell>
          <table:table-cell table:style-name="ce123" office:value-type="string" calcext:value-type="string">
            <text:p><text:span text:style-name="T16"><text:a xlink:href="http://www.geonames.org/554234" xlink:type="simple">http://www.geonames.org/554234</text:a></text:span></text:p>
          </table:table-cell>
          <table:table-cell table:style-name="Default"/>
          <table:table-cell table:style-name="ce135" office:value-type="date" office:date-value="1821-12-29" calcext:value-type="date">
            <text:p>Samstag, 29. Dezember 1821</text:p>
          </table:table-cell>
          <table:table-cell office:value-type="string" calcext:value-type="string">
            <text:p>D-B Mus.ep. O. Nicolai 11</text:p>
          </table:table-cell>
          <table:table-cell office:value-type="string" calcext:value-type="string">
            <text:p>Briefe an seinen Vater, S. 17–18.</text:p>
          </table:table-cell>
          <table:table-cell/>
          <table:table-cell office:value-type="string" calcext:value-type="string">
            <text:p>Herrn C. Nicolai. Memel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table:style-name="ce117" office:value-type="string" calcext:value-type="string">
            <text:p>o.O.</text:p>
          </table:table-cell>
          <table:table-cell table:style-name="ce124"/>
          <table:table-cell table:style-name="Default"/>
          <table:table-cell table:style-name="ce135" office:value-type="date" office:date-value="1826-02-16" calcext:value-type="date">
            <text:p>Donnerstag, 16. Februar 182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iefe an seinen Vater, S. 19–20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table:style-name="ce117" office:value-type="string" calcext:value-type="string">
            <text:p>o.O.</text:p>
          </table:table-cell>
          <table:table-cell table:style-name="ce124"/>
          <table:table-cell table:style-name="Default"/>
          <table:table-cell table:style-name="ce135" office:value-type="date" office:date-value="1826-08-06" calcext:value-type="date">
            <text:p>Sonntag, 6. August 182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iefe an seinen Vater, S. 20–21.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Friedrich Zelter</text:p>
          </table:table-cell>
          <table:table-cell table:style-name="ce56" office:value-type="string" calcext:value-type="string">
            <text:p><text:a xlink:href="http://d-nb.info/gnd/118636421" xlink:type="simple">11863642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28-10-17" calcext:value-type="date">
            <text:p>Freitag, 17. Oktober 1828</text:p>
          </table:table-cell>
          <table:table-cell office:value-type="string" calcext:value-type="string">
            <text:p>D-B Mus.ep. O. Nicolai 12</text:p>
          </table:table-cell>
          <table:table-cell office:value-type="string" calcext:value-type="string">
            <text:p>Konrad S. 56ff.; Studien zum geistlichen Werk Otto Nicolais</text:p>
          </table:table-cell>
          <table:table-cell/>
          <table:table-cell office:value-type="string" calcext:value-type="string">
            <text:p>Provenienz: Henrici 126 (1927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Friedrich Zelter</text:p>
          </table:table-cell>
          <table:table-cell table:style-name="ce56" office:value-type="string" calcext:value-type="string">
            <text:p><text:a xlink:href="http://d-nb.info/gnd/118636421" xlink:type="simple">11863642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29-05-05" calcext:value-type="date">
            <text:p>Dienstag, 5. Mai 1829</text:p>
          </table:table-cell>
          <table:table-cell office:value-type="string" calcext:value-type="string">
            <text:p>D-Bz EH 2093 VfdGB</text:p>
          </table:table-cell>
          <table:table-cell table:number-columns-repeated="2"/>
          <table:table-cell office:value-type="string" calcext:value-type="string">
            <text:p>Provenienz: Henrici 126 (1927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Lieder-Verein Berlin 1829</text:p>
          </table:table-cell>
          <table:table-cell table:style-name="ce56" office:value-type="string" calcext:value-type="string">
            <text:p><text:a xlink:href="http://d-nb.info/gnd/10145004-7" xlink:type="simple">10145004-7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0-10-15" calcext:value-type="date">
            <text:p>Freitag, 15. Oktober 18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arzen-Müller, S. 110f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Sing-Akademie zu Berlin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0-12-12" calcext:value-type="date">
            <text:p>Sonntag, 12. Dezember 1830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Zeitschrift des Vereins für die Geschichte Berlins 58 (1941), S. 15.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Ferdinand Mendheim</text:p>
          </table:table-cell>
          <table:table-cell table:style-name="ce56" office:value-type="string" calcext:value-type="string">
            <text:p><text:a xlink:href="http://d-nb.info/gnd/13702035X" xlink:type="simple">13702035X</text:a></text:p>
          </table:table-cell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7" office:value-type="date" office:date-value="1831-05-13" calcext:value-type="date">
            <text:p>Freitag, 13. Mai 1831</text:p>
          </table:table-cell>
          <table:table-cell table:style-name="ce50" office:value-type="string" calcext:value-type="string">
            <text:p>D-B Mus.ep. O. Nicolai 13</text:p>
          </table:table-cell>
          <table:table-cell table:style-name="ce50" table:number-columns-repeated="2"/>
          <table:table-cell table:style-name="ce50" office:value-type="string" calcext:value-type="string">
            <text:p>urspr. mit Eintrittskarte für Konzert, wo Arie von Nicolai gegeben wird, die er Mendheim zum Verlag anbietet</text:p>
          </table:table-cell>
          <table:table-cell table:style-name="ce50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ustav Bethge</text:p>
          </table:table-cell>
          <table:table-cell table:style-name="ce56" office:value-type="string" calcext:value-type="string">
            <text:p><text:a xlink:href="http://d-nb.info/gnd/1042645949" xlink:type="simple">1042645949</text:a></text:p>
          </table:table-cell>
          <table:table-cell table:style-name="ce49" office:value-type="string" calcext:value-type="string">
            <text:p>Leitzkau</text:p>
          </table:table-cell>
          <table:table-cell table:style-name="ce125" office:value-type="string" calcext:value-type="string">
            <text:p><text:a xlink:href="http://www.geonames.org/2878986" xlink:type="simple">http://www.geonames.org/2878986</text:a></text:p>
          </table:table-cell>
          <table:table-cell table:style-name="Default"/>
          <table:table-cell table:style-name="ce138" office:value-type="date" office:date-value="1831-06-21" calcext:value-type="date">
            <text:p>Dienstag, 21. Juni 1831</text:p>
          </table:table-cell>
          <table:table-cell table:style-name="ce49" office:value-type="string" calcext:value-type="string">
            <text:p>S-Smf 2829</text:p>
          </table:table-cell>
          <table:table-cell table:style-name="ce49" office:value-type="string" calcext:value-type="string">
            <text:p>Stargardt 583 (1967), S. 155. </text:p>
          </table:table-cell>
          <table:table-cell table:style-name="ce49"/>
          <table:table-cell office:value-type="string" calcext:value-type="string">
            <text:p>Fragt, warum seine Lieder nicht in der Zeitung angezeigt wurden.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Leipzig</text:p>
          </table:table-cell>
          <table:table-cell table:style-name="ce124" office:value-type="string" calcext:value-type="string">
            <text:p><text:a xlink:href="http://www.geonames.org/2879139" xlink:type="simple">http://www.geonames.org/2879139</text:a></text:p>
          </table:table-cell>
          <table:table-cell table:style-name="Default"/>
          <table:table-cell table:style-name="ce135" office:value-type="date" office:date-value="1831-09-09" calcext:value-type="date">
            <text:p>Freitag, 9. September 1831</text:p>
          </table:table-cell>
          <table:table-cell table:style-name="ce151" office:value-type="string" calcext:value-type="string">
            <text:p>?</text:p>
          </table:table-cell>
          <table:table-cell table:style-name="ce151" office:value-type="string" calcext:value-type="string">
            <text:p>Bär, 63f.</text:p>
          </table:table-cell>
          <table:table-cell table:style-name="ce151" office:value-type="string" calcext:value-type="string">
            <text:p>Kruse, Leipzig I, 274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Leipzig</text:p>
          </table:table-cell>
          <table:table-cell table:style-name="ce124" office:value-type="string" calcext:value-type="string">
            <text:p><text:a xlink:href="http://www.geonames.org/2879139" xlink:type="simple">http://www.geonames.org/2879139</text:a></text:p>
          </table:table-cell>
          <table:table-cell table:style-name="Default"/>
          <table:table-cell table:style-name="ce135" office:value-type="date" office:date-value="1831-09-10" calcext:value-type="date">
            <text:p>Samstag, 10. September 1831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Kruse, Leipzig I, 274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Ein Operndirektor in Magdeburg]</text:p>
          </table:table-cell>
          <table:table-cell/>
          <table:table-cell table:style-name="ce117" office:value-type="string" calcext:value-type="string">
            <text:p>Magdeburg</text:p>
          </table:table-cell>
          <table:table-cell table:style-name="ce126"/>
          <table:table-cell table:style-name="Default"/>
          <table:table-cell table:style-name="ce135" office:value-type="date" office:date-value="1831-09-13" calcext:value-type="date">
            <text:p>Dienstag, 13. September 1831</text:p>
          </table:table-cell>
          <table:table-cell table:style-name="ce50" office:value-type="string" calcext:value-type="string">
            <text:p>D-B 55 Ep 1018</text:p>
          </table:table-cell>
          <table:table-cell table:style-name="ce50" office:value-type="string" calcext:value-type="string">
            <text:p>Stargardt 683 (2006), S. 375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Friedrich Naue</text:p>
          </table:table-cell>
          <table:table-cell table:style-name="ce56" office:value-type="string" calcext:value-type="string">
            <text:p><text:a xlink:href="http://d-nb.info/gnd/116898666" xlink:type="simple">116898666</text:a></text:p>
          </table:table-cell>
          <table:table-cell office:value-type="string" calcext:value-type="string">
            <text:p>Leitzkau</text:p>
          </table:table-cell>
          <table:table-cell table:style-name="ce125" office:value-type="string" calcext:value-type="string">
            <text:p><text:a xlink:href="http://www.geonames.org/2878986" xlink:type="simple">http://www.geonames.org/2878986</text:a></text:p>
          </table:table-cell>
          <table:table-cell table:style-name="Default"/>
          <table:table-cell table:style-name="ce135" office:value-type="date" office:date-value="1831-09-23" calcext:value-type="date">
            <text:p>Freitag, 23. September 183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410 (1938), S. 20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Ältere Liedertafel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1-28" calcext:value-type="date">
            <text:p>Samstag, 28. Januar 1832</text:p>
          </table:table-cell>
          <table:table-cell table:style-name="ce50" office:value-type="string" calcext:value-type="string">
            <text:p>D-DT Mus-a 802b (Photo)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2-28" calcext:value-type="date">
            <text:p>Dienstag, 28. Februar 1832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Kruse, Leipzig I, 274f</text:p>
          </table:table-cell>
          <table:table-cell table:style-name="ce50" office:value-type="string" calcext:value-type="string">
            <text:p>Nebehay 34 (1969), S. 73. </text:p>
          </table:table-cell>
          <table:table-cell table:style-name="ce50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3-03" calcext:value-type="date">
            <text:p>Samstag, 3. März 1832</text:p>
          </table:table-cell>
          <table:table-cell table:style-name="ce50" office:value-type="string" calcext:value-type="string">
            <text:p>D-B Mus.ep. O. Nicolai 14</text:p>
          </table:table-cell>
          <table:table-cell table:style-name="ce50" office:value-type="string" calcext:value-type="string">
            <text:p>Briefe an seinen Vater, S. 21–23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3-22" calcext:value-type="date">
            <text:p>Donnerstag, 22. März 1832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Kruse, Leipzig I, 275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ustav Bethge</text:p>
          </table:table-cell>
          <table:table-cell table:style-name="ce56" office:value-type="string" calcext:value-type="string">
            <text:p><text:a xlink:href="http://d-nb.info/gnd/1042645949" xlink:type="simple">1042645949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3-24" calcext:value-type="date">
            <text:p>Samstag, 24. März 1832</text:p>
          </table:table-cell>
          <table:table-cell office:value-type="string" calcext:value-type="string">
            <text:p>A-Wst H.I.N. 7991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4-09" calcext:value-type="date">
            <text:p>Montag, 9. April 1832</text:p>
          </table:table-cell>
          <table:table-cell office:value-type="string" calcext:value-type="string">
            <text:p>D-Bsa N.Mus. SA 328</text:p>
          </table:table-cell>
          <table:table-cell table:number-columns-repeated="2"/>
          <table:table-cell office:value-type="string" calcext:value-type="string">
            <text:p>„Kann heute, wie es bestimmt war, mein Te Deum in der Academie angenommen werden […]?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4-12" calcext:value-type="date">
            <text:p>Donnerstag, 12. April 1832</text:p>
          </table:table-cell>
          <table:table-cell office:value-type="string" calcext:value-type="string">
            <text:p>D-B Mus.ep. O. Nicolai 15</text:p>
          </table:table-cell>
          <table:table-cell office:value-type="string" calcext:value-type="string">
            <text:p>Briefe an seinen Vater, S. 23–27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06-13" calcext:value-type="date">
            <text:p>Mittwoch, 13. Juni 1832</text:p>
          </table:table-cell>
          <table:table-cell office:value-type="string" calcext:value-type="string">
            <text:p>D-B Mus.ep. O. Nicolai 16</text:p>
          </table:table-cell>
          <table:table-cell office:value-type="string" calcext:value-type="string">
            <text:p>Briefe an seinen Vater, S. 27–30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ustav Bethge</text:p>
          </table:table-cell>
          <table:table-cell table:style-name="ce56" office:value-type="string" calcext:value-type="string">
            <text:p><text:a xlink:href="http://d-nb.info/gnd/1042645949" xlink:type="simple">1042645949</text:a></text:p>
          </table:table-cell>
          <table:table-cell office:value-type="string" calcext:value-type="string">
            <text:p>Posen</text:p>
          </table:table-cell>
          <table:table-cell table:style-name="ce125" office:value-type="string" calcext:value-type="string">
            <text:p><text:a xlink:href="http://www.geonames.org/3088171" xlink:type="simple">http://www.geonames.org/3088171</text:a></text:p>
          </table:table-cell>
          <table:table-cell table:style-name="Default"/>
          <table:table-cell table:style-name="ce135" office:value-type="date" office:date-value="1832-08-11" calcext:value-type="date">
            <text:p>Samstag, 11. August 1832</text:p>
          </table:table-cell>
          <table:table-cell table:style-name="ce50" office:value-type="string" calcext:value-type="string">
            <text:p>D-B Mus.ep. O. Nicolai 17</text:p>
          </table:table-cell>
          <table:table-cell table:style-name="ce50" office:value-type="string" calcext:value-type="string">
            <text:p>Henrici 88 (1924), S. 56.</text:p>
          </table:table-cell>
          <table:table-cell table:style-name="ce50"/>
          <table:table-cell office:value-type="string" calcext:value-type="string">
            <text:p>1924 erworben; Posen Wasserstraße 169; urspr. mit Einlag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aimund Härtel</text:p>
          </table:table-cell>
          <table:table-cell table:style-name="ce56" office:value-type="string" calcext:value-type="string">
            <text:p><text:a xlink:href="http://d-nb.info/gnd/117738131" xlink:type="simple">117738131</text:a></text:p>
          </table:table-cell>
          <table:table-cell office:value-type="string" calcext:value-type="string">
            <text:p>Posen</text:p>
          </table:table-cell>
          <table:table-cell table:style-name="ce125" office:value-type="string" calcext:value-type="string">
            <text:p><text:a xlink:href="http://www.geonames.org/3088171" xlink:type="simple">http://www.geonames.org/3088171</text:a></text:p>
          </table:table-cell>
          <table:table-cell table:style-name="Default"/>
          <table:table-cell table:style-name="ce135" office:value-type="date" office:date-value="1832-08-21" calcext:value-type="date">
            <text:p>Dienstag, 21. August 1832</text:p>
          </table:table-cell>
          <table:table-cell table:style-name="ce152" office:value-type="string" calcext:value-type="string">
            <text:p>?</text:p>
          </table:table-cell>
          <table:table-cell table:style-name="ce152" office:value-type="string" calcext:value-type="string">
            <text:p>Henrici 109 (1926), S. 39. (2014 bei Kotte)</text:p>
          </table:table-cell>
          <table:table-cell table:style-name="ce15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Verleger]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10-03" calcext:value-type="date">
            <text:p>Mittwoch, 3. Oktober 18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ilhofer &amp; Ranschburg 8 (1901)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10-19" calcext:value-type="date">
            <text:p>Freitag, 19. Oktober 1832</text:p>
          </table:table-cell>
          <table:table-cell office:value-type="string" calcext:value-type="string">
            <text:p>D-B Mus.ep. O. Nicolai 18</text:p>
          </table:table-cell>
          <table:table-cell office:value-type="string" calcext:value-type="string">
            <text:p>Kruse, Leipzig II, o.S.</text:p>
          </table:table-cell>
          <table:table-cell/>
          <table:table-cell office:value-type="string" calcext:value-type="string">
            <text:p>betr. op. 16, Lieder, gewidmet Redern; erworben 1985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aimund Härtel</text:p>
          </table:table-cell>
          <table:table-cell table:style-name="ce56" office:value-type="string" calcext:value-type="string">
            <text:p><text:a xlink:href="http://d-nb.info/gnd/117738131" xlink:type="simple">117738131</text:a></text:p>
          </table:table-cell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10-19" calcext:value-type="date">
            <text:p>Freitag, 19. Oktober 1832</text:p>
          </table:table-cell>
          <table:table-cell table:style-name="ce153" office:value-type="string" calcext:value-type="string">
            <text:p>D-B Mus.ep. O. Nicolai 18</text:p>
          </table:table-cell>
          <table:table-cell table:style-name="ce153" table:number-columns-repeated="2"/>
          <table:table-cell table:style-name="ce161" office:value-type="string" calcext:value-type="string">
            <text:p><text:span text:style-name="T15">Raymund Haertel; </text:span>zusammen mit Brief vom 19.10.1832; Postvermerk außen: 1832 / 19. Octbr / 26. Octb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2-11-22" calcext:value-type="date">
            <text:p>Donnerstag, 22. November 1832</text:p>
          </table:table-cell>
          <table:table-cell table:style-name="ce50" office:value-type="string" calcext:value-type="string">
            <text:p>D-B Mus.ep. O. Nicolai 19</text:p>
          </table:table-cell>
          <table:table-cell table:style-name="ce50" office:value-type="string" calcext:value-type="string">
            <text:p>Briefe an seinen Vater, S. 31–42..</text:p>
          </table:table-cell>
          <table:table-cell table:style-name="ce50"/>
          <table:table-cell office:value-type="string" calcext:value-type="string">
            <text:p>über mehrere Tage, letztes Datum 28.11.18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9" office:value-type="date" office:date-value="1832-12-31" calcext:value-type="date">
            <text:p>Montag, 31. Dezember 1832</text:p>
          </table:table-cell>
          <table:table-cell table:style-name="ce50" office:value-type="string" calcext:value-type="string">
            <text:p>Händlerbesitz USA</text:p>
          </table:table-cell>
          <table:table-cell table:style-name="ce50" office:value-type="string" calcext:value-type="string">
            <text:p>Stargardt 628 (1983), S. 276. </text:p>
          </table:table-cell>
          <table:table-cell table:style-name="ce50"/>
          <table:table-cell table:style-name="ce162" office:value-type="string" calcext:value-type="string">
            <text:p>Nur Jahreszahl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3-02-05" calcext:value-type="date">
            <text:p>Dienstag, 5. Februar 1833</text:p>
          </table:table-cell>
          <table:table-cell table:style-name="ce50" office:value-type="string" calcext:value-type="string">
            <text:p>D-B Mus.ep. O. Nicolai 20</text:p>
          </table:table-cell>
          <table:table-cell table:style-name="ce50" office:value-type="string" calcext:value-type="string">
            <text:p>Briefe an seinen Vater, S. 42–47.</text:p>
          </table:table-cell>
          <table:table-cell table:style-name="ce50"/>
          <table:table-cell office:value-type="string" calcext:value-type="string">
            <text:p>o.O. u Datum; nur Dienstags 5t, also: 5. Februar 1833. (N. spricht vom Karneval, vgl. Bericht von L. Rellstab vom 23. Februar 1833 in Zeitung für die elegante Welt, S. 235ff)</text:p>
          </table:table-cell>
          <table:table-cell table:number-columns-repeated="1011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3-02-28" calcext:value-type="date">
            <text:p>Donnerstag, 28. Februar 1833</text:p>
          </table:table-cell>
          <table:table-cell office:value-type="string" calcext:value-type="string">
            <text:p>D-B Mus.ep. O. Nicolai 21</text:p>
          </table:table-cell>
          <table:table-cell office:value-type="string" calcext:value-type="string">
            <text:p>Tb, 277–281.</text:p>
          </table:table-cell>
          <table:table-cell/>
          <table:table-cell office:value-type="string" calcext:value-type="string">
            <text:p>checked; an Carl Nicolai in Posen, Brief ohne Jahresangabe</text:p>
          </table:table-cell>
          <table:table-cell/>
          <table:table-cell table:style-name="ce48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3-04-30" calcext:value-type="date">
            <text:p>Dienstag, 30. April 1833</text:p>
          </table:table-cell>
          <table:table-cell office:value-type="string" calcext:value-type="string">
            <text:p>D-Bsa N.Mus. SA 3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3-05-22" calcext:value-type="date">
            <text:p>Mittwoch, 22. Mai 1833</text:p>
          </table:table-cell>
          <table:table-cell office:value-type="string" calcext:value-type="string">
            <text:p>D-Bsa N.Mus. SA 329</text:p>
          </table:table-cell>
          <table:table-cell table:number-columns-repeated="2"/>
          <table:table-cell office:value-type="string" calcext:value-type="string">
            <text:p>Bittet um Partitur des Te Deum aus dem Bibliothekzimmer der Akademie</text:p>
          </table:table-cell>
          <table:table-cell table:number-columns-repeated="1011"/>
        </table:table-row>
        <table:table-row table:style-name="ro1">
          <table:table-cell table:style-name="ce51" office:value-type="float" office:value="2" calcext:value-type="float">
            <text:p>2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König Friedrich Wilhelm III.</text:p>
          </table:table-cell>
          <table:table-cell table:style-name="ce56" office:value-type="string" calcext:value-type="string">
            <text:p><text:a xlink:href="http://d-nb.info/gnd/118535986" xlink:type="simple">118535986</text:a></text:p>
          </table:table-cell>
          <table:table-cell table:style-name="ce118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0" office:value-type="date" office:date-value="1833-05-22" calcext:value-type="date">
            <text:p>Mittwoch, 22. Mai 1833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office:value-type="string" calcext:value-type="string">
            <text:p>Geh. Zivilkabinett, jüngere Periode (Zitierungsinfo kann entfallen!)</text:p>
          </table:table-cell>
          <table:table-cell table:style-name="ce51" table:number-columns-repeated="1011"/>
        </table:table-row>
        <table:table-row table:style-name="ro1">
          <table:table-cell table:style-name="ce51"/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table:style-name="ce118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0" office:value-type="date" office:date-value="1833-05-27" calcext:value-type="date">
            <text:p>Montag, 27. Mai 1833</text:p>
          </table:table-cell>
          <table:table-cell table:style-name="ce118" office:value-type="string" calcext:value-type="string">
            <text:p>D-Bsa N.Mus. SA 331</text:p>
          </table:table-cell>
          <table:table-cell table:style-name="ce118" table:number-columns-repeated="2"/>
          <table:table-cell table:style-name="ce51" table:number-columns-repeated="1012"/>
        </table:table-row>
        <table:table-row table:style-name="ro1">
          <table:table-cell table:style-name="ce51"/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table:style-name="ce118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0" office:value-type="date" office:date-value="1833-06-02" calcext:value-type="date">
            <text:p>Sonntag, 2. Juni 1833</text:p>
          </table:table-cell>
          <table:table-cell table:style-name="ce118" office:value-type="string" calcext:value-type="string">
            <text:p>D-Bsa N.Mus. SA 333</text:p>
          </table:table-cell>
          <table:table-cell table:style-name="ce118" table:number-columns-repeated="2"/>
          <table:table-cell table:style-name="ce51" office:value-type="string" calcext:value-type="string">
            <text:p>Dank für die Aufführung</text:p>
          </table:table-cell>
          <table:table-cell table:style-name="ce51" table:number-columns-repeated="1011"/>
        </table:table-row>
        <table:table-row table:style-name="ro1">
          <table:table-cell table:style-name="ce51" office:value-type="float" office:value="3" calcext:value-type="float">
            <text:p>3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8" office:value-type="string" calcext:value-type="string">
            <text:p>[Karl Christian Müller]</text:p>
          </table:table-cell>
          <table:table-cell table:style-name="ce58"/>
          <table:table-cell table:style-name="ce118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0" office:value-type="date" office:date-value="1833-06-13" calcext:value-type="date">
            <text:p>Donnerstag, 13. Juni 1833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 table:style-name="ce51" office:value-type="float" office:value="4" calcext:value-type="float">
            <text:p>4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8" office:value-type="string" calcext:value-type="string">
            <text:p>[Karl Christian Müller]</text:p>
          </table:table-cell>
          <table:table-cell table:style-name="ce58"/>
          <table:table-cell table:style-name="ce118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0" office:value-type="date" office:date-value="1833-06-28" calcext:value-type="date">
            <text:p>Freitag, 28. Juni 1833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8" office:value-type="string" calcext:value-type="string">
            <text:p>[Karl Christian Müller]</text:p>
          </table:table-cell>
          <table:table-cell table:style-name="ce58"/>
          <table:table-cell table:style-name="ce118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0" office:value-type="date" office:date-value="1833-07-06" calcext:value-type="date">
            <text:p>Samstag, 6. Juli 1833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3-07-06" calcext:value-type="date">
            <text:p>Samstag, 6. Juli 1833</text:p>
          </table:table-cell>
          <table:table-cell office:value-type="string" calcext:value-type="string">
            <text:p>D-Bsa N.Mus. SA 332</text:p>
          </table:table-cell>
          <table:table-cell table:number-columns-repeated="1014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inrich Lichtenstein</text:p>
          </table:table-cell>
          <table:table-cell table:style-name="ce56" office:value-type="string" calcext:value-type="string">
            <text:p><text:a xlink:href="http://d-nb.info/gnd/100190014" xlink:type="simple">100190014</text:a></text:p>
          </table:table-cell>
          <table:table-cell office:value-type="string" calcext:value-type="string">
            <text:p>Bad Salzbrunn</text:p>
          </table:table-cell>
          <table:table-cell table:style-name="ce125" office:value-type="string" calcext:value-type="string">
            <text:p><text:a xlink:href="http://www.geonames.org/3083835" xlink:type="simple">http://www.geonames.org/3083835</text:a></text:p>
          </table:table-cell>
          <table:table-cell table:style-name="Default"/>
          <table:table-cell table:style-name="ce135" office:value-type="date" office:date-value="1833-08-05" calcext:value-type="date">
            <text:p>Montag, 5. August 1833</text:p>
          </table:table-cell>
          <table:table-cell table:style-name="ce50" office:value-type="string" calcext:value-type="string">
            <text:p>US-NYpm MFC N636.L699</text:p>
          </table:table-cell>
          <table:table-cell table:style-name="ce50" table:number-columns-repeated="2"/>
          <table:table-cell office:value-type="string" calcext:value-type="string">
            <text:p>will Te Deum in Breslau aufführen</text:p>
          </table:table-cell>
          <table:table-cell/>
          <table:table-cell table:style-name="ce52" table:number-columns-repeated="1010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Ignaz Peter Lüstner</text:p>
          </table:table-cell>
          <table:table-cell table:style-name="ce52"/>
          <table:table-cell table:style-name="ce50" office:value-type="string" calcext:value-type="string">
            <text:p>Breslau</text:p>
          </table:table-cell>
          <table:table-cell table:style-name="ce124" office:value-type="string" calcext:value-type="string">
            <text:p><text:a xlink:href="http://www.geonames.org/3081368" xlink:type="simple">http://www.geonames.org/3081368</text:a></text:p>
          </table:table-cell>
          <table:table-cell table:style-name="Default"/>
          <table:table-cell table:style-name="ce136" office:value-type="date" office:date-value="1833-09-22" calcext:value-type="date">
            <text:p>Sonntag, 22. September 1833</text:p>
          </table:table-cell>
          <table:table-cell table:style-name="ce50" office:value-type="string" calcext:value-type="string">
            <text:p>D-B Mus.ep. O. Nicolai 22</text:p>
          </table:table-cell>
          <table:table-cell table:style-name="ce50" table:number-columns-repeated="2"/>
          <table:table-cell table:style-name="ce52" office:value-type="string" calcext:value-type="string">
            <text:p>checked; an Tonkünstler Listner, Bischofs Straße; Nicolai gibt am 30.9. „eine musikalische Abendunterhaltung“ „im Hotel de Pologne“ </text:p>
          </table:table-cell>
          <table:table-cell table:style-name="ce52" table:number-columns-repeated="1011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August Kahlert</text:p>
          </table:table-cell>
          <table:table-cell table:style-name="ce56" office:value-type="string" calcext:value-type="string">
            <text:p><text:a xlink:href="http://d-nb.info/gnd/10016806X" xlink:type="simple">10016806X</text:a></text:p>
          </table:table-cell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6" office:value-type="date" office:date-value="1833-10-12" calcext:value-type="date">
            <text:p>Samstag, 12. Oktober 1833</text:p>
          </table:table-cell>
          <table:table-cell table:style-name="ce50" office:value-type="string" calcext:value-type="string">
            <text:p>D-B Mus.ep. O. Nicolai 23</text:p>
          </table:table-cell>
          <table:table-cell table:style-name="ce50" office:value-type="string" calcext:value-type="string">
            <text:p>Henrici 77 (1922), S. 82.</text:p>
          </table:table-cell>
          <table:table-cell table:style-name="ce50"/>
          <table:table-cell table:style-name="ce52" office:value-type="string" calcext:value-type="string">
            <text:p>checked; 1922 von Stabi gekauft; an A. Kahlert in Breslau</text:p>
          </table:table-cell>
          <table:table-cell table:style-name="ce52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33-11-05" calcext:value-type="date">
            <text:p>Dienstag, 5. November 1833</text:p>
          </table:table-cell>
          <table:table-cell office:value-type="string" calcext:value-type="string">
            <text:p>D-Bsa N.Mus. SA 334</text:p>
          </table:table-cell>
          <table:table-cell table:number-columns-repeated="1014"/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8" office:value-type="string" calcext:value-type="string">
            <text:p>[Johann Peter Friedrich Ancillon]</text:p>
          </table:table-cell>
          <table:table-cell table:style-name="ce56" office:value-type="string" calcext:value-type="string">
            <text:p><text:a xlink:href="http://d-nb.info/gnd/118645110" xlink:type="simple">118645110</text:a></text:p>
          </table:table-cell>
          <table:table-cell table:style-name="ce66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1" office:value-type="date" office:date-value="1833-11-20" calcext:value-type="date">
            <text:p>Mittwoch, 20. November 1833</text:p>
          </table:table-cell>
          <table:table-cell table:style-name="ce66" office:value-type="string" calcext:value-type="string">
            <text:p>D-Bga III. HA MdA, I Nr. 11567</text:p>
          </table:table-cell>
          <table:table-cell table:style-name="ce66" office:value-type="string" calcext:value-type="string">
            <text:p>Studien zum geistlichen Werk Otto Nicolais</text:p>
          </table:table-cell>
          <table:table-cell table:style-name="ce66"/>
          <table:table-cell table:style-name="ce58" table:number-columns-repeated="2"/>
          <table:table-cell table:style-name="ce51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9" office:value-type="string" calcext:value-type="string">
            <text:p>Alvensleben</text:p>
          </table:table-cell>
          <table:table-cell table:style-name="ce59"/>
          <table:table-cell table:style-name="ce119" office:value-type="string" calcext:value-type="string">
            <text:p>Leipzig</text:p>
          </table:table-cell>
          <table:table-cell table:style-name="ce124" office:value-type="string" calcext:value-type="string">
            <text:p><text:a xlink:href="http://www.geonames.org/2879139" xlink:type="simple">http://www.geonames.org/2879139</text:a></text:p>
          </table:table-cell>
          <table:table-cell table:style-name="Default"/>
          <table:table-cell table:style-name="ce142" office:value-type="date" office:date-value="1833-12-15" calcext:value-type="date">
            <text:p>Sonntag, 15. Dezember 1833</text:p>
          </table:table-cell>
          <table:table-cell table:style-name="ce119" office:value-type="string" calcext:value-type="string">
            <text:p>?</text:p>
          </table:table-cell>
          <table:table-cell table:style-name="ce119" office:value-type="string" calcext:value-type="string">
            <text:p>unbekannt (Erwähnt in „Tagebücher“ S.10)</text:p>
          </table:table-cell>
          <table:table-cell table:style-name="ce119"/>
          <table:table-cell table:style-name="ce5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9" office:value-type="string" calcext:value-type="string">
            <text:p>Horac</text:p>
          </table:table-cell>
          <table:table-cell table:style-name="ce59"/>
          <table:table-cell table:style-name="ce119" office:value-type="string" calcext:value-type="string">
            <text:p>Leipzig</text:p>
          </table:table-cell>
          <table:table-cell table:style-name="ce124" office:value-type="string" calcext:value-type="string">
            <text:p><text:a xlink:href="http://www.geonames.org/2879139" xlink:type="simple">http://www.geonames.org/2879139</text:a></text:p>
          </table:table-cell>
          <table:table-cell table:style-name="Default"/>
          <table:table-cell table:style-name="ce142" office:value-type="date" office:date-value="1833-12-15" calcext:value-type="date">
            <text:p>Sonntag, 15. Dezember 1833</text:p>
          </table:table-cell>
          <table:table-cell table:style-name="ce119" office:value-type="string" calcext:value-type="string">
            <text:p>?</text:p>
          </table:table-cell>
          <table:table-cell table:style-name="ce119" office:value-type="string" calcext:value-type="string">
            <text:p>unbekannt (Erwähnt in „Tagebücher“ S.10)</text:p>
          </table:table-cell>
          <table:table-cell table:style-name="ce119"/>
          <table:table-cell table:style-name="ce59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München</text:p>
          </table:table-cell>
          <table:table-cell office:value-type="string" calcext:value-type="string">
            <text:p><text:a xlink:href="http://www.geonames.org/2867714" xlink:type="simple">http://www.geonames.org/2867714</text:a></text:p>
          </table:table-cell>
          <table:table-cell table:style-name="Default"/>
          <table:table-cell table:style-name="ce135" office:value-type="date" office:date-value="1833-12-18" calcext:value-type="date">
            <text:p>Mittwoch, 18. Dezember 1833</text:p>
          </table:table-cell>
          <table:table-cell table:style-name="ce153" office:value-type="string" calcext:value-type="string">
            <text:p>?</text:p>
          </table:table-cell>
          <table:table-cell table:style-name="ce153" table:number-columns-repeated="2"/>
          <table:table-cell table:style-name="ce52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München</text:p>
          </table:table-cell>
          <table:table-cell office:value-type="string" calcext:value-type="string">
            <text:p><text:a xlink:href="http://www.geonames.org/2867714" xlink:type="simple">http://www.geonames.org/2867714</text:a></text:p>
          </table:table-cell>
          <table:table-cell office:value-type="date" office:date-value="1833-12-19" calcext:value-type="date">
            <text:p>1833-12-19</text:p>
          </table:table-cell>
          <table:table-cell table:style-name="ce135" office:value-type="date" office:date-value="1833-12-28" calcext:value-type="date">
            <text:p>Samstag, 28. Dezember 1833</text:p>
          </table:table-cell>
          <table:table-cell office:value-type="string" calcext:value-type="string">
            <text:p>D-B Mus.ep. O. Nicolai 24</text:p>
          </table:table-cell>
          <table:table-cell office:value-type="string" calcext:value-type="string">
            <text:p>Briefe an seinen Vater, S. 47–54.</text:p>
          </table:table-cell>
          <table:table-cell/>
          <table:table-cell table:style-name="ce52" office:value-type="string" calcext:value-type="string">
            <text:p>Checked; 1915 von Stabi gekauft; an Carl nicolai in Berli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 office:value-type="date" office:date-value="1834-03-01" calcext:value-type="date">
            <text:p>1834-03-01</text:p>
          </table:table-cell>
          <table:table-cell table:style-name="ce143" office:value-type="date" office:date-value="1834-03-10" calcext:value-type="date">
            <text:p>Montag, 10. März 1834</text:p>
          </table:table-cell>
          <table:table-cell office:value-type="string" calcext:value-type="string">
            <text:p>D-B Mus.ep. O. Nicolai 25</text:p>
          </table:table-cell>
          <table:table-cell office:value-type="string" calcext:value-type="string">
            <text:p>Briefe an seinen Vater, S. 54–95.</text:p>
          </table:table-cell>
          <table:table-cell/>
          <table:table-cell office:value-type="string" calcext:value-type="string">
            <text:p>sehr langer Brief bis 10. März, eingelegt Brieflein Bunsens an Otto Nicolai mit Dank für die Choräl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3-10" calcext:value-type="date">
            <text:p>Montag, 10. März 1834</text:p>
          </table:table-cell>
          <table:table-cell office:value-type="string" calcext:value-type="string">
            <text:p>D-Bsa N.Mus. SA 3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Pölchau</text:p>
          </table:table-cell>
          <table:table-cell table:style-name="ce56" office:value-type="string" calcext:value-type="string">
            <text:p><text:a xlink:href="http://d-nb.info/gnd/11954265X" xlink:type="simple">11954265X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3-10" calcext:value-type="date">
            <text:p>Montag, 10. März 1834</text:p>
          </table:table-cell>
          <table:table-cell table:style-name="ce50" office:value-type="string" calcext:value-type="string">
            <text:p>D-B Mus.ep. O. Nicolai 140</text:p>
          </table:table-cell>
          <table:table-cell table:style-name="ce50" office:value-type="string" calcext:value-type="string">
            <text:p>Virneisel, Musiksammler, S. 229–230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Hofrat Kemnitz [und seine Tochter]</text:p>
          </table:table-cell>
          <table:table-cell table:style-name="ce60"/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3-10" calcext:value-type="date">
            <text:p>Montag, 10. März 1834</text:p>
          </table:table-cell>
          <table:table-cell table:style-name="ce117" office:value-type="string" calcext:value-type="string">
            <text:p>D-B Mus.ep. O. Nicolai 26</text:p>
          </table:table-cell>
          <table:table-cell table:style-name="ce117" office:value-type="string" calcext:value-type="string">
            <text:p>Tb, 281–283</text:p>
          </table:table-cell>
          <table:table-cell table:style-name="ce117"/>
          <table:table-cell office:value-type="string" calcext:value-type="string">
            <text:p>Checked; 1925 erworben; Kombibrief an Kemnitz, weiterzuleiten an Nicolais Vate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3-25" calcext:value-type="date">
            <text:p>Dienstag, 25. März 1834</text:p>
          </table:table-cell>
          <table:table-cell office:value-type="string" calcext:value-type="string">
            <text:p>D-Bsa N.Mus. SA 324</text:p>
          </table:table-cell>
          <table:table-cell table:number-columns-repeated="2"/>
          <table:table-cell office:value-type="string" calcext:value-type="string">
            <text:p>Archiv SAK, Teilnachlass Rungenhagen</text:p>
          </table:table-cell>
          <table:table-cell table:number-columns-repeated="1011"/>
        </table:table-row>
        <table:table-row table:style-name="ro1">
          <table:table-cell table:style-name="ce51" office:value-type="float" office:value="7" calcext:value-type="float">
            <text:p>7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Christian Carl Josias Bunsen</text:p>
          </table:table-cell>
          <table:table-cell table:style-name="ce56" office:value-type="string" calcext:value-type="string">
            <text:p><text:a xlink:href="http://d-nb.info/gnd/118668005" xlink:type="simple">118668005</text:a></text:p>
          </table:table-cell>
          <table:table-cell table:style-name="ce118" office:value-type="string" calcext:value-type="string">
            <text:p>Rom</text:p>
          </table:table-cell>
          <table:table-cell table:style-name="ce118" office:value-type="string" calcext:value-type="string">
            <text:p><text:a xlink:href="http://www.geonames.org/3169070" xlink:type="simple">http://www.geonames.org/3169070</text:a></text:p>
          </table:table-cell>
          <table:table-cell table:style-name="ce128"/>
          <table:table-cell table:style-name="ce140" office:value-type="date" office:date-value="1834-03-25" calcext:value-type="date">
            <text:p>Dienstag, 25. März 1834</text:p>
          </table:table-cell>
          <table:table-cell table:style-name="ce118" office:value-type="string" calcext:value-type="string">
            <text:p>D-Bga PK VI. HA FA Bunsen, Karl Josias, B Nr. 14, fol. 29ff.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Graf Wilhelm von Redern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5-16" calcext:value-type="date">
            <text:p>Freitag, 16. Mai 1834</text:p>
          </table:table-cell>
          <table:table-cell table:style-name="ce153" office:value-type="string" calcext:value-type="string">
            <text:p>D-B Mus.ep. O. Nicolai 27</text:p>
          </table:table-cell>
          <table:table-cell table:style-name="ce153" office:value-type="string" calcext:value-type="string">
            <text:p>Studien zum geistlichen Werk Otto Nicolais</text:p>
          </table:table-cell>
          <table:table-cell table:style-name="ce153"/>
          <table:table-cell office:value-type="string" calcext:value-type="string">
            <text:p>Provenienz: Henrici 126 (1927), Brief mit Berichten über Opern und das allgemeine Musikleben in Italien; 1927 erworb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 office:value-type="date" office:date-value="1834-05-25" calcext:value-type="date">
            <text:p>1834-05-25</text:p>
          </table:table-cell>
          <table:table-cell table:style-name="ce135" office:value-type="date" office:date-value="1834-05-30" calcext:value-type="date">
            <text:p>Freitag, 30. Mai 1834</text:p>
          </table:table-cell>
          <table:table-cell office:value-type="string" calcext:value-type="string">
            <text:p>D-B Mus.ep. O. Nicolai 28</text:p>
          </table:table-cell>
          <table:table-cell office:value-type="string" calcext:value-type="string">
            <text:p>Briefe an seinen Vater, S. 95–101.</text:p>
          </table:table-cell>
          <table:table-cell/>
          <table:table-cell office:value-type="string" calcext:value-type="string">
            <text:p>ohne Adress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[Rom]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5-27" calcext:value-type="date">
            <text:p>Dienstag, 27. Mai 1834</text:p>
          </table:table-cell>
          <table:table-cell table:style-name="ce153" office:value-type="string" calcext:value-type="string">
            <text:p>?</text:p>
          </table:table-cell>
          <table:table-cell table:style-name="ce153" office:value-type="string" calcext:value-type="string">
            <text:p>erwähnt in Brief v. 21.4.1835. </text:p>
          </table:table-cell>
          <table:table-cell table:style-name="ce153"/>
          <table:table-cell table:style-name="ce54" office:value-type="string" calcext:value-type="string">
            <text:p>lateinischer Text zur Weihnachtsouvertüre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nriette Kemnitz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 office:value-type="date" office:date-value="1834-05-27" calcext:value-type="date">
            <text:p>1834-05-27</text:p>
          </table:table-cell>
          <table:table-cell table:style-name="ce135" office:value-type="date" office:date-value="1834-05-31" calcext:value-type="date">
            <text:p>Samstag, 31. Mai 1834</text:p>
          </table:table-cell>
          <table:table-cell office:value-type="string" calcext:value-type="string">
            <text:p>D-B Mus.ep. O. Nicolai 29</text:p>
          </table:table-cell>
          <table:table-cell office:value-type="string" calcext:value-type="string">
            <text:p>Tb, 283–288.</text:p>
          </table:table-cell>
          <table:table-cell/>
          <table:table-cell office:value-type="string" calcext:value-type="string">
            <text:p>Post Scriptum vom 31. Mai, lag dem Brief an den Vater bei.</text:p>
          </table:table-cell>
          <table:table-cell/>
          <table:table-cell table:style-name="ce61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1" office:value-type="string" calcext:value-type="string">
            <text:p>Prinzessin Auguste von Preußen</text:p>
          </table:table-cell>
          <table:table-cell table:style-name="ce61"/>
          <table:table-cell table:style-name="ce120"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 table:style-name="ce129"/>
          <table:table-cell table:style-name="ce144" office:value-type="date" office:date-value="1834-08-14" calcext:value-type="date">
            <text:p>Donnerstag, 14. August 1834</text:p>
          </table:table-cell>
          <table:table-cell table:style-name="ce154" office:value-type="string" calcext:value-type="string">
            <text:p>?</text:p>
          </table:table-cell>
          <table:table-cell table:style-name="ce154" office:value-type="string" calcext:value-type="string">
            <text:p>erwähnt in „Tagebücher“ S. 70</text:p>
          </table:table-cell>
          <table:table-cell table:style-name="ce154"/>
          <table:table-cell table:style-name="ce61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Frascati</text:p>
          </table:table-cell>
          <table:table-cell office:value-type="string" calcext:value-type="string">
            <text:p><text:a xlink:href="http://www.geonames.org/3176589" xlink:type="simple">http://www.geonames.org/3176589</text:a></text:p>
          </table:table-cell>
          <table:table-cell/>
          <table:table-cell table:style-name="ce135" office:value-type="date" office:date-value="1834-09-04" calcext:value-type="date">
            <text:p>Donnerstag, 4. September 1834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Henrici 134 (1928), S. 48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Frascati</text:p>
          </table:table-cell>
          <table:table-cell office:value-type="string" calcext:value-type="string">
            <text:p><text:a xlink:href="http://www.geonames.org/3176589" xlink:type="simple">http://www.geonames.org/3176589</text:a></text:p>
          </table:table-cell>
          <table:table-cell/>
          <table:table-cell table:style-name="ce135" office:value-type="date" office:date-value="1834-09-18" calcext:value-type="date">
            <text:p>Donnerstag, 18. September 1834</text:p>
          </table:table-cell>
          <table:table-cell office:value-type="string" calcext:value-type="string">
            <text:p>D-Bsa N.Mus. SA 47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aphael Georg Kiesewetter</text:p>
          </table:table-cell>
          <table:table-cell table:style-name="ce56" office:value-type="string" calcext:value-type="string">
            <text:p><text:a xlink:href="http://d-nb.info/gnd/118722239" xlink:type="simple">118722239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9-18" calcext:value-type="date">
            <text:p>Donnerstag, 18. September 1834</text:p>
          </table:table-cell>
          <table:table-cell table:style-name="ce50" office:value-type="string" calcext:value-type="string">
            <text:p>D-GÖ</text:p>
          </table:table-cell>
          <table:table-cell table:style-name="ce50" office:value-type="string" calcext:value-type="string">
            <text:p>Festschrift Erich Schenk, S. 435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Sing-Akademie zu Berlin</text:p>
          </table:table-cell>
          <table:table-cell table:style-name="ce57"/>
          <table:table-cell office:value-type="string" calcext:value-type="string">
            <text:p>Frascati</text:p>
          </table:table-cell>
          <table:table-cell office:value-type="string" calcext:value-type="string">
            <text:p><text:a xlink:href="http://www.geonames.org/3176589" xlink:type="simple">http://www.geonames.org/3176589</text:a></text:p>
          </table:table-cell>
          <table:table-cell/>
          <table:table-cell table:style-name="ce139" office:value-type="date" office:date-value="1834-09-18" calcext:value-type="date">
            <text:p>Donnerstag, 18. September 1834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string" calcext:value-type="string">
            <text:p>Kam mit Brief an Rungenhagen September 18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[Frascati]</text:p>
          </table:table-cell>
          <table:table-cell office:value-type="string" calcext:value-type="string">
            <text:p><text:a xlink:href="http://www.geonames.org/3176589" xlink:type="simple">http://www.geonames.org/3176589</text:a></text:p>
          </table:table-cell>
          <table:table-cell office:value-type="date" office:date-value="1834-09-19" calcext:value-type="date">
            <text:p>1834-09-19</text:p>
          </table:table-cell>
          <table:table-cell table:style-name="ce135" office:value-type="date" office:date-value="1834-09-27" calcext:value-type="date">
            <text:p>Samstag, 27. September 1834</text:p>
          </table:table-cell>
          <table:table-cell office:value-type="string" calcext:value-type="string">
            <text:p>D-B Mus.ep. O. Nicolai 30</text:p>
          </table:table-cell>
          <table:table-cell office:value-type="string" calcext:value-type="string">
            <text:p>Briefe an seinen Vater, S. 101–116.</text:p>
          </table:table-cell>
          <table:table-cell/>
          <table:table-cell office:value-type="string" calcext:value-type="string">
            <text:p>Längerer Brief über mehrere Tage (–27.9.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nriette Kemnitz</text:p>
          </table:table-cell>
          <table:table-cell/>
          <table:table-cell office:value-type="string" calcext:value-type="string">
            <text:p>Frascati</text:p>
          </table:table-cell>
          <table:table-cell office:value-type="string" calcext:value-type="string">
            <text:p><text:a xlink:href="http://www.geonames.org/3176589" xlink:type="simple">http://www.geonames.org/3176589</text:a></text:p>
          </table:table-cell>
          <table:table-cell/>
          <table:table-cell table:style-name="ce135" office:value-type="date" office:date-value="1834-09-23" calcext:value-type="date">
            <text:p>Dienstag, 23. September 1834</text:p>
          </table:table-cell>
          <table:table-cell office:value-type="string" calcext:value-type="string">
            <text:p>D-B Mus.ep. O. Nicolai 31</text:p>
          </table:table-cell>
          <table:table-cell office:value-type="string" calcext:value-type="string">
            <text:p>Tb, 288–293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09-27" calcext:value-type="date">
            <text:p>Samstag, 27. September 1834</text:p>
          </table:table-cell>
          <table:table-cell office:value-type="string" calcext:value-type="string">
            <text:p>D-Bsa N.Mus. SA 32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 office:value-type="date" office:date-value="1834-10-13" calcext:value-type="date">
            <text:p>1834-10-13</text:p>
          </table:table-cell>
          <table:table-cell table:style-name="ce135" office:value-type="date" office:date-value="1834-10-15" calcext:value-type="date">
            <text:p>Mittwoch, 15. Oktober 1834</text:p>
          </table:table-cell>
          <table:table-cell office:value-type="string" calcext:value-type="string">
            <text:p>D-B Mus.ep. O. Nicolai 32</text:p>
          </table:table-cell>
          <table:table-cell office:value-type="string" calcext:value-type="string">
            <text:p>Briefe an seinen Vater, S. 116–121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Maurice Schlesinger</text:p>
          </table:table-cell>
          <table:table-cell table:style-name="ce56" office:value-type="string" calcext:value-type="string">
            <text:p><text:a xlink:href="http://d-nb.info/gnd/11732633X" xlink:type="simple">11732633X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10-19" calcext:value-type="date">
            <text:p>Sonntag, 19. Oktober 1834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Henrici 77 (1922), S. 82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Maurice Schlesinger</text:p>
          </table:table-cell>
          <table:table-cell table:style-name="ce56" office:value-type="string" calcext:value-type="string">
            <text:p><text:a xlink:href="http://d-nb.info/gnd/11732633X" xlink:type="simple">11732633X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10-22" calcext:value-type="date">
            <text:p>Mittwoch, 22. Oktober 183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nrici 80 (1922), S. 64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10-24" calcext:value-type="date">
            <text:p>Freitag, 24. Oktober 1834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Henrici 114 (1926), S. 75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4-10-30" calcext:value-type="date">
            <text:p>Donnerstag, 30. Oktober 1834</text:p>
          </table:table-cell>
          <table:table-cell office:value-type="string" calcext:value-type="string">
            <text:p>D-B Mus.ep. O. Nicolai 33</text:p>
          </table:table-cell>
          <table:table-cell office:value-type="string" calcext:value-type="string">
            <text:p>Briefe an seinen Vater, S. 122-128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Graf Wilhelm von Redern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01-31" calcext:value-type="date">
            <text:p>Samstag, 31. Januar 1835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Die Musik 16 (1905), S. 391ff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04-21" calcext:value-type="date">
            <text:p>Dienstag, 21. April 1835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Kruse, Nicolai in Italien, 298</text:p>
          </table:table-cell>
          <table:table-cell table:style-name="ce50" office:value-type="string" calcext:value-type="string">
            <text:p>Inhalt: Kruse S. 45</text:p>
          </table:table-cell>
          <table:table-cell office:value-type="string" calcext:value-type="string">
            <text:p>Rücknahme der geplanten Widmung der Weihnachtsouvertür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05-31" calcext:value-type="date">
            <text:p>Sonntag, 31. Mai 183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iefe an seinen Vater, S. 128–149.</text:p>
          </table:table-cell>
          <table:table-cell table:number-columns-repeated="1013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nriette Kemnitz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06-03" calcext:value-type="date">
            <text:p>Mittwoch, 3. Juni 1835</text:p>
          </table:table-cell>
          <table:table-cell office:value-type="string" calcext:value-type="string">
            <text:p>D-B Mus.ep. O. Nicolai 34</text:p>
          </table:table-cell>
          <table:table-cell office:value-type="string" calcext:value-type="string">
            <text:p>Tb, 293–299.</text:p>
          </table:table-cell>
          <table:table-cell table:number-columns-repeated="3"/>
          <table:table-cell table:style-name="ce48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erdinand Mendheim</text:p>
          </table:table-cell>
          <table:table-cell table:style-name="ce56" office:value-type="string" calcext:value-type="string">
            <text:p><text:a xlink:href="http://d-nb.info/gnd/13702035X" xlink:type="simple">13702035X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06-26" calcext:value-type="date">
            <text:p>Freitag, 26. Juni 1835</text:p>
          </table:table-cell>
          <table:table-cell office:value-type="string" calcext:value-type="string">
            <text:p>D-B Mus.ep. O. Nicolai 35</text:p>
          </table:table-cell>
          <table:table-cell table:number-columns-repeated="2"/>
          <table:table-cell office:value-type="string" calcext:value-type="string">
            <text:p>Bezüglich Noten von op. 25, die Hofmeister nach Berlin geschickt hatte; erworben 19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nton Diabelli</text:p>
          </table:table-cell>
          <table:table-cell table:style-name="ce56" office:value-type="string" calcext:value-type="string">
            <text:p><text:a xlink:href="http://d-nb.info/gnd/119216132" xlink:type="simple">119216132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40" office:value-type="date" office:date-value="1835-06-27" calcext:value-type="date">
            <text:p>Samstag, 27. Juni 1835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Henrici 126 (1927), S. 21.</text:p>
          </table:table-cell>
          <table:table-cell table:style-name="ce135"/>
          <table:table-cell table:number-columns-repeated="1012"/>
        </table:table-row>
        <table:table-row table:style-name="ro1">
          <table:table-cell table:style-name="ce51"/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Prinzessin Auguste von Preußen</text:p>
          </table:table-cell>
          <table:table-cell table:style-name="ce56" office:value-type="string" calcext:value-type="string">
            <text:p><text:a xlink:href="http://d-nb.info/gnd/118651102" xlink:type="simple">118651102</text:a></text:p>
          </table:table-cell>
          <table:table-cell table:style-name="ce118" office:value-type="string" calcext:value-type="string">
            <text:p>Rom</text:p>
          </table:table-cell>
          <table:table-cell table:style-name="ce118" office:value-type="string" calcext:value-type="string">
            <text:p><text:a xlink:href="http://www.geonames.org/3169070" xlink:type="simple">http://www.geonames.org/3169070</text:a></text:p>
          </table:table-cell>
          <table:table-cell table:style-name="ce128"/>
          <table:table-cell table:style-name="ce140" office:value-type="date" office:date-value="1835-06-27" calcext:value-type="date">
            <text:p>Samstag, 27. Juni 1835</text:p>
          </table:table-cell>
          <table:table-cell table:style-name="ce118" office:value-type="string" calcext:value-type="string">
            <text:p>D-B Mus.ep. O. Nicolai 36</text:p>
          </table:table-cell>
          <table:table-cell table:style-name="ce118" table:number-columns-repeated="2"/>
          <table:table-cell table:style-name="ce51" office:value-type="string" calcext:value-type="string">
            <text:p>Begleitschreiben zum Druck der Fantasie op. 25; ging zuerst an Mendheim (vgl. Brief 16.2.1836); erworben 1928</text:p>
          </table:table-cell>
          <table:table-cell table:style-name="ce51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Pölchau</text:p>
          </table:table-cell>
          <table:table-cell table:style-name="ce56" office:value-type="string" calcext:value-type="string">
            <text:p><text:a xlink:href="http://d-nb.info/gnd/11954265X" xlink:type="simple">11954265X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6" office:value-type="date" office:date-value="1835-09-14" calcext:value-type="date">
            <text:p>Montag, 14. September 1835</text:p>
          </table:table-cell>
          <table:table-cell table:style-name="ce50" office:value-type="string" calcext:value-type="string">
            <text:p>D-B Mus.ep. O. Nicolai 141</text:p>
          </table:table-cell>
          <table:table-cell table:style-name="ce50" office:value-type="string" calcext:value-type="string">
            <text:p>Virneisel, Musiksammler, S. 230–238.</text:p>
          </table:table-cell>
          <table:table-cell table:style-name="ce50"/>
          <table:table-cell office:value-type="string" calcext:value-type="string">
            <text:p>Langer Brief, vollendet am 22.9.18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erdinand Mendheim</text:p>
          </table:table-cell>
          <table:table-cell table:style-name="ce56" office:value-type="string" calcext:value-type="string">
            <text:p><text:a xlink:href="http://d-nb.info/gnd/13702035X" xlink:type="simple">13702035X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09-18" calcext:value-type="date">
            <text:p>Freitag, 18. September 1835</text:p>
          </table:table-cell>
          <table:table-cell office:value-type="string" calcext:value-type="string">
            <text:p>D-B Mus.ep. O. Nicolai 37</text:p>
          </table:table-cell>
          <table:table-cell table:number-columns-repeated="2"/>
          <table:table-cell office:value-type="string" calcext:value-type="string">
            <text:p>Brief mit Bitte zur Besorgung des Exemplars op. 25 für die Prinzessin; Vermerk Mendheims: „am 20 October 35 das Dedications=Exemplar der Prinzessin Wilhelm zugesandt.“; Briefumschlag erhalt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edaktion der NZfM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10-02" calcext:value-type="date">
            <text:p>Freitag, 2. Oktober 1835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NZfM 3 (1835), S. 188</text:p>
          </table:table-cell>
          <table:table-cell table:style-name="ce50" office:value-type="string" calcext:value-type="string">
            <text:p>Musikalische Aufsätze, 49–52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obert Schumann</text:p>
          </table:table-cell>
          <table:table-cell table:style-name="ce56" office:value-type="string" calcext:value-type="string">
            <text:p><text:a xlink:href="http://d-nb.info/gnd/118611666" xlink:type="simple">118611666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10-02" calcext:value-type="date">
            <text:p>Freitag, 2. Oktober 1835</text:p>
          </table:table-cell>
          <table:table-cell table:style-name="ce50" office:value-type="string" calcext:value-type="string">
            <text:p>PL-Kj</text:p>
          </table:table-cell>
          <table:table-cell table:style-name="ce50" office:value-type="string" calcext:value-type="string">
            <text:p>Schumann Briefverzeichnis Nr. 233a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5-10-03" calcext:value-type="date">
            <text:p>Samstag, 3. Oktober 1835</text:p>
          </table:table-cell>
          <table:table-cell office:value-type="string" calcext:value-type="string">
            <text:p>D-B Mus.ep. O. Nicolai 38</text:p>
          </table:table-cell>
          <table:table-cell office:value-type="string" calcext:value-type="string">
            <text:p>Briefe an seinen Vater, S. 150–156.</text:p>
          </table:table-cell>
          <table:table-cell table:number-columns-repeated="1013"/>
        </table:table-row>
        <table:table-row table:style-name="ro1">
          <table:table-cell table:style-name="ce51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2" office:value-type="string" calcext:value-type="string">
            <text:p>Preußisches Ministerium der auswärtigen Angelegenheiten</text:p>
          </table:table-cell>
          <table:table-cell table:style-name="ce62"/>
          <table:table-cell table:style-name="ce121"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 table:style-name="ce130"/>
          <table:table-cell table:style-name="ce145" office:value-type="date" office:date-value="1835-10-03" calcext:value-type="date">
            <text:p>Samstag, 3. Oktober 1835</text:p>
          </table:table-cell>
          <table:table-cell table:style-name="ce121" office:value-type="string" calcext:value-type="string">
            <text:p>?</text:p>
          </table:table-cell>
          <table:table-cell table:style-name="ce121"/>
          <table:table-cell table:style-name="ce121" office:value-type="string" calcext:value-type="string">
            <text:p>Nachweis Brief 3.10.1835 an Carl Nicolai</text:p>
          </table:table-cell>
          <table:table-cell table:style-name="ce51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Henriette Kemnitz]</text:p>
          </table:table-cell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6-02-16" calcext:value-type="date">
            <text:p>Dienstag, 16. Februar 1836</text:p>
          </table:table-cell>
          <table:table-cell office:value-type="string" calcext:value-type="string">
            <text:p>D-B Mus.ep. O. Nicolai 39</text:p>
          </table:table-cell>
          <table:table-cell office:value-type="string" calcext:value-type="string">
            <text:p>Tb, 299–3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6-03-10" calcext:value-type="date">
            <text:p>Donnerstag, 10. März 1836</text:p>
          </table:table-cell>
          <table:table-cell office:value-type="string" calcext:value-type="string">
            <text:p>D-Bsa N.Mus. SA 480</text:p>
          </table:table-cell>
          <table:table-cell table:number-columns-repeated="2"/>
          <table:table-cell office:value-type="string" calcext:value-type="string">
            <text:p>bzgl. Preisbewerbung der Königl. Academie der Künste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6-03-17" calcext:value-type="date">
            <text:p>Donnerstag, 17. März 1836</text:p>
          </table:table-cell>
          <table:table-cell office:value-type="string" calcext:value-type="string">
            <text:p>D-Bsa N.Mus. SA 481</text:p>
          </table:table-cell>
          <table:table-cell table:number-columns-repeated="2"/>
          <table:table-cell office:value-type="string" calcext:value-type="string">
            <text:p>Antwort auf Schreiben vom 28.11.1835 </text:p>
          </table:table-cell>
          <table:table-cell table:number-columns-repeated="1011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6-04-16" calcext:value-type="date">
            <text:p>Samstag, 16. April 1836</text:p>
          </table:table-cell>
          <table:table-cell office:value-type="string" calcext:value-type="string">
            <text:p>D-B Mus.ep. O. Nicolai 40</text:p>
          </table:table-cell>
          <table:table-cell office:value-type="string" calcext:value-type="string">
            <text:p>Briefe an seinen Vater, S. 156–158.</text:p>
          </table:table-cell>
          <table:table-cell table:number-columns-repeated="3"/>
          <table:table-cell table:style-name="ce48" table:number-columns-repeated="1010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aphael Georg Kiesewetter</text:p>
          </table:table-cell>
          <table:table-cell table:style-name="ce56" office:value-type="string" calcext:value-type="string">
            <text:p><text:a xlink:href="http://d-nb.info/gnd/118722239" xlink:type="simple">118722239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6-05-03" calcext:value-type="date">
            <text:p>Dienstag, 3. Mai 1836</text:p>
          </table:table-cell>
          <table:table-cell table:style-name="ce50" office:value-type="string" calcext:value-type="string">
            <text:p>D-GÖ (unauffindbar)</text:p>
          </table:table-cell>
          <table:table-cell table:style-name="ce50" office:value-type="string" calcext:value-type="string">
            <text:p>Festschrift Erich Schenk, S. 436–438.</text:p>
          </table:table-cell>
          <table:table-cell table:style-name="ce50"/>
          <table:table-cell table:style-name="ce60" office:value-type="string" calcext:value-type="string">
            <text:p>jetzt D-Gs?</text:p>
          </table:table-cell>
          <table:table-cell/>
          <table:table-cell table:style-name="ce48" table:number-columns-repeated="1010"/>
        </table:table-row>
        <table:table-row table:style-name="ro1">
          <table:table-cell table:style-name="ce51"/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3" office:value-type="string" calcext:value-type="string">
            <text:p>Preußisches Kultus-Ministerium</text:p>
          </table:table-cell>
          <table:table-cell table:style-name="ce63"/>
          <table:table-cell table:style-name="ce120" office:value-type="string" calcext:value-type="string">
            <text:p>Rom</text:p>
          </table:table-cell>
          <table:table-cell table:style-name="ce118" office:value-type="string" calcext:value-type="string">
            <text:p><text:a xlink:href="http://www.geonames.org/3169070" xlink:type="simple">http://www.geonames.org/3169070</text:a></text:p>
          </table:table-cell>
          <table:table-cell table:style-name="ce129"/>
          <table:table-cell table:style-name="ce144" office:value-type="date" office:date-value="1836-05-04" calcext:value-type="date">
            <text:p>Mittwoch, 4. Mai 1836</text:p>
          </table:table-cell>
          <table:table-cell table:style-name="ce120" office:value-type="string" calcext:value-type="string">
            <text:p>D-Bga?</text:p>
          </table:table-cell>
          <table:table-cell table:style-name="ce120" table:number-columns-repeated="2"/>
          <table:table-cell table:style-name="ce51" table:number-columns-repeated="1012"/>
        </table:table-row>
        <table:table-row table:style-name="ro1">
          <table:table-cell table:style-name="ce51" office:value-type="float" office:value="9" calcext:value-type="float">
            <text:p>9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4" office:value-type="string" calcext:value-type="string">
            <text:p>Preußisches Ministerium der auswärtigen Angelegenheiten</text:p>
          </table:table-cell>
          <table:table-cell table:style-name="ce64"/>
          <table:table-cell table:style-name="ce118" office:value-type="string" calcext:value-type="string">
            <text:p>Rom</text:p>
          </table:table-cell>
          <table:table-cell table:style-name="ce118" office:value-type="string" calcext:value-type="string">
            <text:p><text:a xlink:href="http://www.geonames.org/3169070" xlink:type="simple">http://www.geonames.org/3169070</text:a></text:p>
          </table:table-cell>
          <table:table-cell table:style-name="ce128"/>
          <table:table-cell table:style-name="ce140" office:value-type="date" office:date-value="1836-05-04" calcext:value-type="date">
            <text:p>Mittwoch, 4. Mai 1836</text:p>
          </table:table-cell>
          <table:table-cell table:style-name="ce118" office:value-type="string" calcext:value-type="string">
            <text:p>D-Bga III. HA MdA, I Nr. 11568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obert Schumann</text:p>
          </table:table-cell>
          <table:table-cell table:style-name="ce56" office:value-type="string" calcext:value-type="string">
            <text:p><text:a xlink:href="http://d-nb.info/gnd/118611666" xlink:type="simple">118611666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6-05-11" calcext:value-type="date">
            <text:p>Mittwoch, 11. Mai 1836</text:p>
          </table:table-cell>
          <table:table-cell table:style-name="ce50" office:value-type="string" calcext:value-type="string">
            <text:p>PL-Kj</text:p>
          </table:table-cell>
          <table:table-cell table:style-name="ce50" office:value-type="string" calcext:value-type="string">
            <text:p>Schumann Briefverzeichnis Nr. 362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6-06-26" calcext:value-type="date">
            <text:p>Sonntag, 26. Juni 1836</text:p>
          </table:table-cell>
          <table:table-cell office:value-type="string" calcext:value-type="string">
            <text:p>D-B Mus.ep. O. Nicolai 41</text:p>
          </table:table-cell>
          <table:table-cell office:value-type="string" calcext:value-type="string">
            <text:p>Briefe an seinen Vater, S. 159–167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Niccolo Sardi</text:p>
          </table:table-cell>
          <table:table-cell/>
          <table:table-cell office:value-type="string" calcext:value-type="string">
            <text:p>Macerata</text:p>
          </table:table-cell>
          <table:table-cell office:value-type="string" calcext:value-type="string">
            <text:p><text:a xlink:href="http://www.geonames.org/3174380" xlink:type="simple">http://www.geonames.org/3174380</text:a></text:p>
          </table:table-cell>
          <table:table-cell/>
          <table:table-cell table:style-name="ce135" office:value-type="date" office:date-value="1836-07-07" calcext:value-type="date">
            <text:p>Donnerstag, 7. Juli 1836</text:p>
          </table:table-cell>
          <table:table-cell office:value-type="string" calcext:value-type="string">
            <text:p>I-MO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nriette Kemnitz</text:p>
          </table:table-cell>
          <table:table-cell/>
          <table:table-cell office:value-type="string" calcext:value-type="string">
            <text:p>Macerata</text:p>
          </table:table-cell>
          <table:table-cell office:value-type="string" calcext:value-type="string">
            <text:p><text:a xlink:href="http://www.geonames.org/3174380" xlink:type="simple">http://www.geonames.org/3174380</text:a></text:p>
          </table:table-cell>
          <table:table-cell/>
          <table:table-cell table:style-name="ce135" office:value-type="date" office:date-value="1836-08-01" calcext:value-type="date">
            <text:p>Montag, 1. August 1836</text:p>
          </table:table-cell>
          <table:table-cell office:value-type="string" calcext:value-type="string">
            <text:p>D-B Mus.ep. O. Nicolai 42</text:p>
          </table:table-cell>
          <table:table-cell office:value-type="string" calcext:value-type="string">
            <text:p>Tb, 304–306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cesco Ghittini</text:p>
          </table:table-cell>
          <table:table-cell/>
          <table:table-cell table:style-name="ce50" office:value-type="string" calcext:value-type="string">
            <text:p>Bologna</text:p>
          </table:table-cell>
          <table:table-cell table:style-name="ce50" office:value-type="string" calcext:value-type="string">
            <text:p><text:a xlink:href="http://www.geonames.org/3181928" xlink:type="simple">http://www.geonames.org/3181928</text:a></text:p>
          </table:table-cell>
          <table:table-cell table:style-name="ce124"/>
          <table:table-cell table:style-name="ce135" office:value-type="date" office:date-value="1836-09-24" calcext:value-type="date">
            <text:p>Samstag, 24. September 1836</text:p>
          </table:table-cell>
          <table:table-cell office:value-type="string" calcext:value-type="string">
            <text:p>D-B N.Mus.ep. 2448</text:p>
          </table:table-cell>
          <table:table-cell table:number-columns-repeated="2"/>
          <table:table-cell office:value-type="string" calcext:value-type="string">
            <text:p>Quittung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ologna</text:p>
          </table:table-cell>
          <table:table-cell table:style-name="ce50" office:value-type="string" calcext:value-type="string">
            <text:p><text:a xlink:href="http://www.geonames.org/3181928" xlink:type="simple">http://www.geonames.org/3181928</text:a></text:p>
          </table:table-cell>
          <table:table-cell/>
          <table:table-cell table:style-name="ce135" office:value-type="date" office:date-value="1836-10-13" calcext:value-type="date">
            <text:p>Donnerstag, 13. Oktober 1836</text:p>
          </table:table-cell>
          <table:table-cell office:value-type="string" calcext:value-type="string">
            <text:p>D-B Mus.ep. O. Nicolai 43</text:p>
          </table:table-cell>
          <table:table-cell office:value-type="string" calcext:value-type="string">
            <text:p>Briefe an seinen Vater, S. 167–17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<text:a xlink:href="http://www.geonames.org/3171058" xlink:type="simple">http://www.geonames.org/3171058</text:a></text:p>
          </table:table-cell>
          <table:table-cell/>
          <table:table-cell table:style-name="ce135" office:value-type="date" office:date-value="1836-12-12" calcext:value-type="date">
            <text:p>Montag, 12. Dezember 1836</text:p>
          </table:table-cell>
          <table:table-cell office:value-type="string" calcext:value-type="string">
            <text:p>D-B Mus.ep. O. Nicolai 44</text:p>
          </table:table-cell>
          <table:table-cell office:value-type="string" calcext:value-type="string">
            <text:p>Briefe an seinen Vater, S. 175–198.</text:p>
          </table:table-cell>
          <table:table-cell/>
          <table:table-cell office:value-type="string" calcext:value-type="string">
            <text:p>langer Brief, vollendet am 17. Dezember in Mailan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Graf von Hartig</text:p>
          </table:table-cell>
          <table:table-cell table:style-name="ce56" office:value-type="string" calcext:value-type="string">
            <text:p><text:a xlink:href="http://d-nb.info/gnd/116490691" xlink:type="simple">116490691</text:a></text:p>
          </table:table-cell>
          <table:table-cell office:value-type="string" calcext:value-type="string">
            <text:p>Piacenza</text:p>
          </table:table-cell>
          <table:table-cell office:value-type="string" calcext:value-type="string">
            <text:p><text:a xlink:href="http://www.geonames.org/3171058" xlink:type="simple">http://www.geonames.org/3171058</text:a></text:p>
          </table:table-cell>
          <table:table-cell/>
          <table:table-cell table:style-name="ce135" office:value-type="date" office:date-value="1836-12-15" calcext:value-type="date">
            <text:p>Donnerstag, 15. Dezember 183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ntwurf: Tb, 172–17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nriette Kemnitz</text:p>
          </table:table-cell>
          <table:table-cell/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36-12-18" calcext:value-type="date">
            <text:p>Sonntag, 18. Dezember 1836</text:p>
          </table:table-cell>
          <table:table-cell office:value-type="string" calcext:value-type="string">
            <text:p>D-B Mus.ep. O. Nicolai 45</text:p>
          </table:table-cell>
          <table:table-cell office:value-type="string" calcext:value-type="string">
            <text:p>Tb, 307–309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obert Schumann</text:p>
          </table:table-cell>
          <table:table-cell table:style-name="ce56" office:value-type="string" calcext:value-type="string">
            <text:p><text:a xlink:href="http://d-nb.info/gnd/118611666" xlink:type="simple">118611666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37-01-17" calcext:value-type="date">
            <text:p>Dienstag, 17. Januar 1837</text:p>
          </table:table-cell>
          <table:table-cell table:style-name="ce50" office:value-type="string" calcext:value-type="string">
            <text:p>PL-Kj</text:p>
          </table:table-cell>
          <table:table-cell table:style-name="ce50" office:value-type="string" calcext:value-type="string">
            <text:p>Schumann Briefverzeichnis Nr. 537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obert Schumann</text:p>
          </table:table-cell>
          <table:table-cell table:style-name="ce56" office:value-type="string" calcext:value-type="string">
            <text:p><text:a xlink:href="http://d-nb.info/gnd/118611666" xlink:type="simple">118611666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37-02-03" calcext:value-type="date">
            <text:p>Freitag, 3. Februar 1837</text:p>
          </table:table-cell>
          <table:table-cell table:style-name="ce50" office:value-type="string" calcext:value-type="string">
            <text:p>PL-Kj</text:p>
          </table:table-cell>
          <table:table-cell table:style-name="ce50" office:value-type="string" calcext:value-type="string">
            <text:p>Schumann Briefverzeichnis Nr. 566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37-02-21" calcext:value-type="date">
            <text:p>Dienstag, 21. Februar 1837</text:p>
          </table:table-cell>
          <table:table-cell table:style-name="ce50" office:value-type="string" calcext:value-type="string">
            <text:p>D-B Mus.ep. O. Nicolai 47</text:p>
          </table:table-cell>
          <table:table-cell table:style-name="ce50" office:value-type="string" calcext:value-type="string">
            <text:p>Briefe an seinen Vater, S. 199–201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nriette Kemnitz</text:p>
          </table:table-cell>
          <table:table-cell/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37-02-21" calcext:value-type="date">
            <text:p>Dienstag, 21. Februar 1837</text:p>
          </table:table-cell>
          <table:table-cell table:style-name="ce50" office:value-type="string" calcext:value-type="string">
            <text:p>D-B Mus.ep. O. Nicolai 46</text:p>
          </table:table-cell>
          <table:table-cell table:style-name="ce50" office:value-type="string" calcext:value-type="string">
            <text:p>Tb, 310–314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Mitglieder des k. k. Hof-Opern-Theater-Orchesters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06-25" calcext:value-type="date">
            <text:p>Sonntag, 25. Juni 183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Entwurf Tb III/Frag. D-DT</text:p>
          </table:table-cell>
          <table:table-cell office:value-type="string" calcext:value-type="string">
            <text:p>Altmann Tb, 184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07-01" calcext:value-type="date">
            <text:p>Samstag, 1. Juli 1837</text:p>
          </table:table-cell>
          <table:table-cell office:value-type="string" calcext:value-type="string">
            <text:p>D-B Mus.ep. O. Nicolai 48</text:p>
          </table:table-cell>
          <table:table-cell office:value-type="string" calcext:value-type="string">
            <text:p>Briefe an seinen Vater, S. 201–206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08-14" calcext:value-type="date">
            <text:p>Montag, 14. August 1837</text:p>
          </table:table-cell>
          <table:table-cell office:value-type="string" calcext:value-type="string">
            <text:p>D-B Mus.ep. O. Nicolai 49</text:p>
          </table:table-cell>
          <table:table-cell office:value-type="string" calcext:value-type="string">
            <text:p>Briefe an seinen Vater, S. 206–212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Breitkopf &amp; Härtel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09-24" calcext:value-type="date">
            <text:p>Sonntag, 24. September 1837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Henrici 114 (1926), S. 76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obert Schumann</text:p>
          </table:table-cell>
          <table:table-cell table:style-name="ce56" office:value-type="string" calcext:value-type="string">
            <text:p><text:a xlink:href="http://d-nb.info/gnd/118611666" xlink:type="simple">11861166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09-24" calcext:value-type="date">
            <text:p>Sonntag, 24. September 1837</text:p>
          </table:table-cell>
          <table:table-cell table:style-name="ce50" office:value-type="string" calcext:value-type="string">
            <text:p>D-Dl Mus. Schu. 217</text:p>
          </table:table-cell>
          <table:table-cell table:style-name="ce50" office:value-type="string" calcext:value-type="string">
            <text:p>Schumann Briefverzeichnis Nr. 723</text:p>
          </table:table-cell>
          <table:table-cell table:style-name="ce50" office:value-type="string" calcext:value-type="string">
            <text:p>Briefe und Gedichte aus dem Album Robert und Clara Schumanns, 144f.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Henriette Kemnitz]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10-23" calcext:value-type="date">
            <text:p>Montag, 23. Oktober 1837</text:p>
          </table:table-cell>
          <table:table-cell office:value-type="string" calcext:value-type="string">
            <text:p>D-B Mus.ep. O. Nicolai 50</text:p>
          </table:table-cell>
          <table:table-cell office:value-type="string" calcext:value-type="string">
            <text:p>Tb, 314–318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10-23" calcext:value-type="date">
            <text:p>Montag, 23. Oktober 1837</text:p>
          </table:table-cell>
          <table:table-cell office:value-type="string" calcext:value-type="string">
            <text:p>D-B Mus.ep. O. Nicolai 51</text:p>
          </table:table-cell>
          <table:table-cell office:value-type="string" calcext:value-type="string">
            <text:p>Briefe an seinen Vater, S. 212–21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elix Mendelssohn Bartholdy</text:p>
          </table:table-cell>
          <table:table-cell table:style-name="ce56" office:value-type="string" calcext:value-type="string">
            <text:p><text:a xlink:href="http://d-nb.info/gnd/118580779" xlink:type="simple">118580779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11-06" calcext:value-type="date">
            <text:p>Montag, 6. November 1837</text:p>
          </table:table-cell>
          <table:table-cell office:value-type="string" calcext:value-type="string">
            <text:p>GB-Ob M.D.M. d. 32, fol. 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12-09" calcext:value-type="date">
            <text:p>Samstag, 9. Dezember 1837</text:p>
          </table:table-cell>
          <table:table-cell office:value-type="string" calcext:value-type="string">
            <text:p>A-Wst H.I.N. 425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5"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7-12-20" calcext:value-type="date">
            <text:p>Mittwoch, 20. Dezember 1837</text:p>
          </table:table-cell>
          <table:table-cell office:value-type="string" calcext:value-type="string">
            <text:p>A-Wst H.I.N. 42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1-04" calcext:value-type="date">
            <text:p>Donnerstag, 4. Januar 1838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Abschrift in: D-DT</text:p>
          </table:table-cell>
          <table:table-cell office:value-type="string" calcext:value-type="string">
            <text:p>Abschrift in: D-B La Mara: Convolut 14</text:p>
          </table:table-cell>
          <table:table-cell office:value-type="string" calcext:value-type="string">
            <text:p>Vorstand der GdM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1-15" calcext:value-type="date">
            <text:p>Montag, 15. Januar 1838</text:p>
          </table:table-cell>
          <table:table-cell office:value-type="string" calcext:value-type="string">
            <text:p>A-Wst H.I.N. 42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Moritz Graf Dietrichstein</text:p>
          </table:table-cell>
          <table:table-cell table:style-name="ce56" office:value-type="string" calcext:value-type="string">
            <text:p><text:a xlink:href="http://d-nb.info/gnd/116113669" xlink:type="simple">116113669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1-15" calcext:value-type="date">
            <text:p>Montag, 15. Januar 1838</text:p>
          </table:table-cell>
          <table:table-cell table:style-name="ce117" office:value-type="string" calcext:value-type="string">
            <text:p>WA</text:p>
          </table:table-cell>
          <table:table-cell table:style-name="ce117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 / Tob. Haslinger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1-25" calcext:value-type="date">
            <text:p>Donnerstag, 25. Januar 1838</text:p>
          </table:table-cell>
          <table:table-cell office:value-type="string" calcext:value-type="string">
            <text:p>A-Ws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2-28" calcext:value-type="date">
            <text:p>Mittwoch, 28. Februar 1838</text:p>
          </table:table-cell>
          <table:table-cell office:value-type="string" calcext:value-type="string">
            <text:p>D-B Mus.ep. O. Nicolai 52</text:p>
          </table:table-cell>
          <table:table-cell office:value-type="string" calcext:value-type="string">
            <text:p>Briefe an seinen Vater, S. 215–221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3-17" calcext:value-type="date">
            <text:p>Samstag, 17. März 1838</text:p>
          </table:table-cell>
          <table:table-cell office:value-type="string" calcext:value-type="string">
            <text:p>A-Wgm, Abschrift D-D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Kläckl (GdM)</text:p>
          </table:table-cell>
          <table:table-cell table:style-name="ce56"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3-25" calcext:value-type="date">
            <text:p>Sonntag, 25. März 1838</text:p>
          </table:table-cell>
          <table:table-cell table:style-name="ce153" office:value-type="string" calcext:value-type="string">
            <text:p>A-Wgm</text:p>
          </table:table-cell>
          <table:table-cell table:style-name="ce153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iuseppe de Filippi</text:p>
          </table:table-cell>
          <table:table-cell table:style-name="ce56" office:value-type="string" calcext:value-type="string">
            <text:p><text:a xlink:href="http://d-nb.info/gnd/116513276" xlink:type="simple">11651327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4-07" calcext:value-type="date">
            <text:p>Samstag, 7. April 183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nrici 80 (1922), S. 64.</text:p>
          </table:table-cell>
          <table:table-cell table:number-columns-repeated="2"/>
          <table:table-cell office:value-type="string" calcext:value-type="string">
            <text:p>italienisch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4-10" calcext:value-type="date">
            <text:p>Dienstag, 10. April 1838</text:p>
          </table:table-cell>
          <table:table-cell table:style-name="ce50" office:value-type="string" calcext:value-type="string">
            <text:p>D-B Mus.ep. O. Nicolai 53</text:p>
          </table:table-cell>
          <table:table-cell table:style-name="ce50" table:number-columns-repeated="2"/>
          <table:table-cell office:value-type="string" calcext:value-type="string">
            <text:p>Erworben 19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4-12" calcext:value-type="date">
            <text:p>Donnerstag, 12. April 1838</text:p>
          </table:table-cell>
          <table:table-cell office:value-type="string" calcext:value-type="string">
            <text:p>D-B Mus.ep. O. Nicolai 54</text:p>
          </table:table-cell>
          <table:table-cell office:value-type="string" calcext:value-type="string">
            <text:p>Briefe an seinen Vater, S. 221–227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4-20" calcext:value-type="date">
            <text:p>Freitag, 20. April 1838</text:p>
          </table:table-cell>
          <table:table-cell table:style-name="ce135" office:value-type="string" calcext:value-type="string">
            <text:p>A-Wst H.I.N. 24817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6-22" calcext:value-type="date">
            <text:p>Freitag, 22. Juni 1838</text:p>
          </table:table-cell>
          <table:table-cell table:style-name="ce135" office:value-type="string" calcext:value-type="string">
            <text:p>D-B Mus.ep. O. Nicolai 55</text:p>
          </table:table-cell>
          <table:table-cell table:style-name="ce135" table:number-columns-repeated="2"/>
          <table:table-cell office:value-type="string" calcext:value-type="string">
            <text:p>Aloys Fuchs; Bitte „die alten Orgel=Ricercari“ an Tob. Haslinger zu geben; erworben 19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E. von Heilinger 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6-25" calcext:value-type="date">
            <text:p>Montag, 25. Juni 1838</text:p>
          </table:table-cell>
          <table:table-cell table:style-name="ce135" office:value-type="string" calcext:value-type="string">
            <text:p>A-Wst H.I.N. 4262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6-26" calcext:value-type="date">
            <text:p>Dienstag, 26. Juni 1838</text:p>
          </table:table-cell>
          <table:table-cell table:style-name="ce135" office:value-type="string" calcext:value-type="string">
            <text:p>D-B Mus.ep. O. Nicolai 56</text:p>
          </table:table-cell>
          <table:table-cell table:style-name="ce135" office:value-type="string" calcext:value-type="string">
            <text:p>Briefe an seinen Vater, S. 228–230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Eduard Grell</text:p>
          </table:table-cell>
          <table:table-cell table:style-name="ce56" office:value-type="string" calcext:value-type="string">
            <text:p><text:a xlink:href="http://d-nb.info/gnd/118542001" xlink:type="simple">11854200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6-27" calcext:value-type="date">
            <text:p>Mittwoch, 27. Juni 1838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nachgewiesen durch Notiz Grells. 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Baptist Streicher</text:p>
          </table:table-cell>
          <table:table-cell table:style-name="ce56" office:value-type="string" calcext:value-type="string">
            <text:p><text:a xlink:href="http://d-nb.info/gnd/117317179" xlink:type="simple">117317179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38-06-27" calcext:value-type="date">
            <text:p>Mittwoch, 27. Juni 1838</text:p>
          </table:table-cell>
          <table:table-cell table:style-name="ce135" office:value-type="string" calcext:value-type="string">
            <text:p>A-Wn 126/72-1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Baptist Streicher</text:p>
          </table:table-cell>
          <table:table-cell table:style-name="ce56" office:value-type="string" calcext:value-type="string">
            <text:p><text:a xlink:href="http://d-nb.info/gnd/117317179" xlink:type="simple">117317179</text:a></text:p>
          </table:table-cell>
          <table:table-cell office:value-type="string" calcext:value-type="string">
            <text:p>Verona</text:p>
          </table:table-cell>
          <table:table-cell office:value-type="string" calcext:value-type="string">
            <text:p><text:a xlink:href="http://www.geonames.org/3164527" xlink:type="simple">http://www.geonames.org/3164527</text:a></text:p>
          </table:table-cell>
          <table:table-cell/>
          <table:table-cell table:style-name="ce135" office:value-type="date" office:date-value="1838-07-14" calcext:value-type="date">
            <text:p>Samstag, 14. Juli 1838</text:p>
          </table:table-cell>
          <table:table-cell table:style-name="ce135" office:value-type="string" calcext:value-type="string">
            <text:p>A-Wn 126/72-2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Felice Romani</text:p>
          </table:table-cell>
          <table:table-cell table:style-name="ce56" office:value-type="string" calcext:value-type="string">
            <text:p><text:a xlink:href="http://d-nb.info/gnd/119309912" xlink:type="simple">119309912</text:a></text:p>
          </table:table-cell>
          <table:table-cell table:style-name="ce50" office:value-type="string" calcext:value-type="string">
            <text:p>Turin</text:p>
          </table:table-cell>
          <table:table-cell office:value-type="string" calcext:value-type="string">
            <text:p><text:a xlink:href="http://www.geonames.org/3165524" xlink:type="simple">http://www.geonames.org/3165524</text:a></text:p>
          </table:table-cell>
          <table:table-cell table:style-name="ce124"/>
          <table:table-cell table:style-name="ce136" office:value-type="date" office:date-value="1838-08-29" calcext:value-type="date">
            <text:p>Mittwoch, 29. August 1838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Christies 1999 Rom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Venedig</text:p>
          </table:table-cell>
          <table:table-cell office:value-type="string" calcext:value-type="string">
            <text:p><text:a xlink:href="http://www.geonames.org/3164603" xlink:type="simple">http://www.geonames.org/3164603</text:a></text:p>
          </table:table-cell>
          <table:table-cell/>
          <table:table-cell table:style-name="ce135" office:value-type="date" office:date-value="1838-10-15" calcext:value-type="date">
            <text:p>Montag, 15. Oktober 1838</text:p>
          </table:table-cell>
          <table:table-cell table:style-name="ce135" office:value-type="string" calcext:value-type="string">
            <text:p>A-Wst H.I.N. 31274</text:p>
          </table:table-cell>
          <table:table-cell table:style-name="ce135" office:value-type="string" calcext:value-type="string">
            <text:p>Vesque, Lebensskizze, S. 79–82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Venedig</text:p>
          </table:table-cell>
          <table:table-cell office:value-type="string" calcext:value-type="string">
            <text:p><text:a xlink:href="http://www.geonames.org/3164603" xlink:type="simple">http://www.geonames.org/3164603</text:a></text:p>
          </table:table-cell>
          <table:table-cell/>
          <table:table-cell table:style-name="ce135" office:value-type="date" office:date-value="1838-10-18" calcext:value-type="date">
            <text:p>Donnerstag, 18. Oktober 1838</text:p>
          </table:table-cell>
          <table:table-cell table:style-name="ce54" office:value-type="string" calcext:value-type="string">
            <text:p>D-B Mus.ep. O. Nicolai 57</text:p>
          </table:table-cell>
          <table:table-cell table:style-name="ce54" office:value-type="string" calcext:value-type="string">
            <text:p>Briefe an seinen Vater, S. 231–234.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acopo Ferretti</text:p>
          </table:table-cell>
          <table:table-cell table:style-name="ce56" office:value-type="string" calcext:value-type="string">
            <text:p><text:a xlink:href="http://d-nb.info/gnd/100471196" xlink:type="simple">100471196</text:a></text:p>
          </table:table-cell>
          <table:table-cell office:value-type="string" calcext:value-type="string">
            <text:p>Venedig</text:p>
          </table:table-cell>
          <table:table-cell office:value-type="string" calcext:value-type="string">
            <text:p><text:a xlink:href="http://www.geonames.org/3164603" xlink:type="simple">http://www.geonames.org/3164603</text:a></text:p>
          </table:table-cell>
          <table:table-cell/>
          <table:table-cell table:style-name="ce135" office:value-type="date" office:date-value="1838-10-28" calcext:value-type="date">
            <text:p>Sonntag, 28. Oktober 1838</text:p>
          </table:table-cell>
          <table:table-cell table:style-name="ce54" office:value-type="string" calcext:value-type="string">
            <text:p>I-MOe</text:p>
          </table:table-cell>
          <table:table-cell table:style-name="ce54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nton Diabelli</text:p>
          </table:table-cell>
          <table:table-cell table:style-name="ce56" office:value-type="string" calcext:value-type="string">
            <text:p><text:a xlink:href="http://d-nb.info/gnd/119216132" xlink:type="simple">119216132</text:a></text:p>
          </table:table-cell>
          <table:table-cell office:value-type="string" calcext:value-type="string">
            <text:p>Venedig</text:p>
          </table:table-cell>
          <table:table-cell office:value-type="string" calcext:value-type="string">
            <text:p><text:a xlink:href="http://www.geonames.org/3164603" xlink:type="simple">http://www.geonames.org/3164603</text:a></text:p>
          </table:table-cell>
          <table:table-cell/>
          <table:table-cell table:style-name="ce135" office:value-type="date" office:date-value="1838-10-29" calcext:value-type="date">
            <text:p>Montag, 29. Oktober 1838</text:p>
          </table:table-cell>
          <table:table-cell table:style-name="ce54" office:value-type="string" calcext:value-type="string">
            <text:p>?</text:p>
          </table:table-cell>
          <table:table-cell table:style-name="ce54" office:value-type="string" calcext:value-type="string">
            <text:p>Stargardt 659 (1995), S. 284.</text:p>
          </table:table-cell>
          <table:table-cell table:style-name="ce54"/>
          <table:table-cell office:value-type="string" calcext:value-type="string">
            <text:p>Provenienz: Henrici 126 (1927), Auszüge bei Stargard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Venedig</text:p>
          </table:table-cell>
          <table:table-cell office:value-type="string" calcext:value-type="string">
            <text:p><text:a xlink:href="http://www.geonames.org/3164603" xlink:type="simple">http://www.geonames.org/3164603</text:a></text:p>
          </table:table-cell>
          <table:table-cell/>
          <table:table-cell table:style-name="ce135" office:value-type="date" office:date-value="1838-10-29" calcext:value-type="date">
            <text:p>Montag, 29. Oktober 1838</text:p>
          </table:table-cell>
          <table:table-cell table:style-name="ce135" office:value-type="string" calcext:value-type="string">
            <text:p>A-Wst H.I.N. 31275</text:p>
          </table:table-cell>
          <table:table-cell table:style-name="ce135" office:value-type="string" calcext:value-type="string">
            <text:p>Vesque, Lebensskizze, S. 82–83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 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Venedig</text:p>
          </table:table-cell>
          <table:table-cell office:value-type="string" calcext:value-type="string">
            <text:p><text:a xlink:href="http://www.geonames.org/3164603" xlink:type="simple">http://www.geonames.org/3164603</text:a></text:p>
          </table:table-cell>
          <table:table-cell/>
          <table:table-cell table:style-name="ce139" office:value-type="date" office:date-value="1838-10-30" calcext:value-type="date">
            <text:p>Dienstag, 30. Oktober 1838</text:p>
          </table:table-cell>
          <table:table-cell table:style-name="ce135" office:value-type="string" calcext:value-type="string">
            <text:p>A-Wst H.I.N. 31276</text:p>
          </table:table-cell>
          <table:table-cell table:style-name="ce135" table:number-columns-repeated="2"/>
          <table:table-cell office:value-type="string" calcext:value-type="string">
            <text:p>lt. Konrad Ohne Jahr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[Felice Romani]</text:p>
          </table:table-cell>
          <table:table-cell table:style-name="ce60"/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8-11-23" calcext:value-type="date">
            <text:p>Freitag, 23. November 1838</text:p>
          </table:table-cell>
          <table:table-cell table:style-name="ce135" office:value-type="string" calcext:value-type="string">
            <text:p>D-B Mus.ep. O. Nicolai 58</text:p>
          </table:table-cell>
          <table:table-cell table:style-name="ce135" table:number-columns-repeated="2"/>
          <table:table-cell office:value-type="string" calcext:value-type="string">
            <text:p>italienisch; erworben 1926; urspr. wohl mit Brief an Lamperi in Turin</text:p>
          </table:table-cell>
          <table:table-cell office:value-type="string" calcext:value-type="string">
            <text:p>vielleicht auch an Costaggini?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8-12-17" calcext:value-type="date">
            <text:p>Montag, 17. Dezember 1838</text:p>
          </table:table-cell>
          <table:table-cell table:style-name="ce135" office:value-type="string" calcext:value-type="string">
            <text:p>A-Wst H.I.N. 31277</text:p>
          </table:table-cell>
          <table:table-cell table:style-name="ce135" office:value-type="string" calcext:value-type="string">
            <text:p>Vesque, Lebensskizze, S. 83–85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9-01-04" calcext:value-type="date">
            <text:p>Freitag, 4. Januar 1839</text:p>
          </table:table-cell>
          <table:table-cell table:style-name="ce135" office:value-type="string" calcext:value-type="string">
            <text:p>D-B Mus.ep. O. Nicolai 59</text:p>
          </table:table-cell>
          <table:table-cell table:style-name="ce135" office:value-type="string" calcext:value-type="string">
            <text:p>Tb, 319–321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9-05-10" calcext:value-type="date">
            <text:p>Freitag, 10. Mai 1839</text:p>
          </table:table-cell>
          <table:table-cell table:style-name="ce135" office:value-type="string" calcext:value-type="string">
            <text:p>A-Wst H.I.N. 31444</text:p>
          </table:table-cell>
          <table:table-cell table:style-name="ce135" office:value-type="string" calcext:value-type="string">
            <text:p>Vesque, Lebensskizze, S. 85–86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Rom</text:p>
          </table:table-cell>
          <table:table-cell office:value-type="string" calcext:value-type="string">
            <text:p><text:a xlink:href="http://www.geonames.org/3169070" xlink:type="simple">http://www.geonames.org/3169070</text:a></text:p>
          </table:table-cell>
          <table:table-cell/>
          <table:table-cell table:style-name="ce135" office:value-type="date" office:date-value="1839-06-27" calcext:value-type="date">
            <text:p>Donnerstag, 27. Juni 1839</text:p>
          </table:table-cell>
          <table:table-cell table:style-name="ce135" office:value-type="string" calcext:value-type="string">
            <text:p>D-B Mus.ep. O. Nicolai 60</text:p>
          </table:table-cell>
          <table:table-cell table:style-name="ce135" office:value-type="string" calcext:value-type="string">
            <text:p>Briefe an seinen Vater, S. 235–239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Rom / Macerata</text:p>
          </table:table-cell>
          <table:table-cell table:number-columns-repeated="2"/>
          <table:table-cell table:style-name="ce136" office:value-type="date" office:date-value="1839-08-03" calcext:value-type="date">
            <text:p>Samstag, 3. August 1839</text:p>
          </table:table-cell>
          <table:table-cell table:style-name="ce136" office:value-type="string" calcext:value-type="string">
            <text:p>A-Wst H.I.N. 31278</text:p>
          </table:table-cell>
          <table:table-cell table:style-name="ce136" office:value-type="string" calcext:value-type="string">
            <text:p>Vesque, Lebensskizze, S. 86–87. </text:p>
          </table:table-cell>
          <table:table-cell table:style-name="ce136"/>
          <table:table-cell office:value-type="string" calcext:value-type="string">
            <text:p>lt. Konrad 3.–15.8.183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Turin</text:p>
          </table:table-cell>
          <table:table-cell office:value-type="string" calcext:value-type="string">
            <text:p><text:a xlink:href="http://www.geonames.org/3165524" xlink:type="simple">http://www.geonames.org/3165524</text:a></text:p>
          </table:table-cell>
          <table:table-cell/>
          <table:table-cell table:style-name="ce135" office:value-type="date" office:date-value="1840-02-15" calcext:value-type="date">
            <text:p>Samstag, 15. Februar 1840</text:p>
          </table:table-cell>
          <table:table-cell table:style-name="ce135" office:value-type="string" calcext:value-type="string">
            <text:p>D-B Mus.ep. O. Nicolai 61</text:p>
          </table:table-cell>
          <table:table-cell table:style-name="ce135" office:value-type="string" calcext:value-type="string">
            <text:p>Briefe an seinen Vater, S. 240–245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40-03-09" calcext:value-type="date">
            <text:p>Montag, 9. März 1840</text:p>
          </table:table-cell>
          <table:table-cell table:style-name="ce135" office:value-type="string" calcext:value-type="string">
            <text:p>D-B Mus.ep. O. Nicolai 63</text:p>
          </table:table-cell>
          <table:table-cell table:style-name="ce135" office:value-type="string" calcext:value-type="string">
            <text:p>Briefe an seinen Vater, S. 245–247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cesco Lucca</text:p>
          </table:table-cell>
          <table:table-cell table:style-name="ce56" office:value-type="string" calcext:value-type="string">
            <text:p><text:a xlink:href="http://d-nb.info/gnd/1019623209" xlink:type="simple">1019623209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40-03-14" calcext:value-type="date">
            <text:p>Samstag, 14. März 1840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chmolt 25 (2011), S. 230.</text:p>
          </table:table-cell>
          <table:table-cell table:style-name="ce50"/>
          <table:table-cell office:value-type="string" calcext:value-type="string">
            <text:p>Bzgl. Änderungen am „Il Templario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Eine Verwandte in Königsberg </text:p>
          </table:table-cell>
          <table:table-cell/>
          <table:table-cell office:value-type="string" calcext:value-type="string">
            <text:p>Genua</text:p>
          </table:table-cell>
          <table:table-cell office:value-type="string" calcext:value-type="string">
            <text:p><text:a xlink:href="http://www.geonames.org/3176219" xlink:type="simple">http://www.geonames.org/3176219</text:a></text:p>
          </table:table-cell>
          <table:table-cell/>
          <table:table-cell table:style-name="ce135" office:value-type="date" office:date-value="1840-04-08" calcext:value-type="date">
            <text:p>Mittwoch, 8. April 1840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Liepmannssohn 68 (1888)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cesco Lucca</text:p>
          </table:table-cell>
          <table:table-cell table:style-name="ce56" office:value-type="string" calcext:value-type="string">
            <text:p><text:a xlink:href="http://d-nb.info/gnd/1019623209" xlink:type="simple">1019623209</text:a></text:p>
          </table:table-cell>
          <table:table-cell office:value-type="string" calcext:value-type="string">
            <text:p>Genua</text:p>
          </table:table-cell>
          <table:table-cell office:value-type="string" calcext:value-type="string">
            <text:p><text:a xlink:href="http://www.geonames.org/3176219" xlink:type="simple">http://www.geonames.org/3176219</text:a></text:p>
          </table:table-cell>
          <table:table-cell/>
          <table:table-cell table:style-name="ce135" office:value-type="date" office:date-value="1840-05-18" calcext:value-type="date">
            <text:p>Montag, 18. Mai 1840</text:p>
          </table:table-cell>
          <table:table-cell table:style-name="ce50" office:value-type="string" calcext:value-type="string">
            <text:p>US-NYfuld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ortunato Santini</text:p>
          </table:table-cell>
          <table:table-cell table:style-name="ce56" office:value-type="string" calcext:value-type="string">
            <text:p><text:a xlink:href="http://d-nb.info/gnd/116804831" xlink:type="simple">116804831</text:a></text:p>
          </table:table-cell>
          <table:table-cell office:value-type="string" calcext:value-type="string">
            <text:p>Genua</text:p>
          </table:table-cell>
          <table:table-cell office:value-type="string" calcext:value-type="string">
            <text:p><text:a xlink:href="http://www.geonames.org/3176219" xlink:type="simple">http://www.geonames.org/3176219</text:a></text:p>
          </table:table-cell>
          <table:table-cell/>
          <table:table-cell table:style-name="ce135" office:value-type="date" office:date-value="1840-05-25" calcext:value-type="date">
            <text:p>Montag, 25. Mai 1840</text:p>
          </table:table-cell>
          <table:table-cell table:style-name="ce136" office:value-type="string" calcext:value-type="string">
            <text:p>D-LEu Slg. Nebauer/M/L-Q/M416</text:p>
          </table:table-cell>
          <table:table-cell table:style-name="ce136" table:number-columns-repeated="2"/>
          <table:table-cell office:value-type="string" calcext:value-type="string">
            <text:p>Bzgl. Vesque von Püttling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Marietta Capalti</text:p>
          </table:table-cell>
          <table:table-cell/>
          <table:table-cell office:value-type="string" calcext:value-type="string">
            <text:p>Genua</text:p>
          </table:table-cell>
          <table:table-cell office:value-type="string" calcext:value-type="string">
            <text:p><text:a xlink:href="http://www.geonames.org/3176219" xlink:type="simple">http://www.geonames.org/3176219</text:a></text:p>
          </table:table-cell>
          <table:table-cell/>
          <table:table-cell table:style-name="ce135" office:value-type="date" office:date-value="1840-05-25" calcext:value-type="date">
            <text:p>Montag, 25. Mai 1840</text:p>
          </table:table-cell>
          <table:table-cell table:style-name="ce135" office:value-type="string" calcext:value-type="string">
            <text:p>A-Wst H.I.N. 31279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Triest</text:p>
          </table:table-cell>
          <table:table-cell office:value-type="string" calcext:value-type="string">
            <text:p><text:a xlink:href="http://www.geonames.org/3165185" xlink:type="simple">http://www.geonames.org/3165185</text:a></text:p>
          </table:table-cell>
          <table:table-cell/>
          <table:table-cell table:style-name="ce135" office:value-type="date" office:date-value="1840-09-03" calcext:value-type="date">
            <text:p>Donnerstag, 3. September 1840</text:p>
          </table:table-cell>
          <table:table-cell table:style-name="ce135" office:value-type="string" calcext:value-type="string">
            <text:p>D-B Mus.ep. O. Nicolai 64</text:p>
          </table:table-cell>
          <table:table-cell table:style-name="ce135" office:value-type="string" calcext:value-type="string">
            <text:p>Briefe an seinen Vater, S. 247–253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Triest</text:p>
          </table:table-cell>
          <table:table-cell office:value-type="string" calcext:value-type="string">
            <text:p><text:a xlink:href="http://www.geonames.org/3165185" xlink:type="simple">http://www.geonames.org/3165185</text:a></text:p>
          </table:table-cell>
          <table:table-cell/>
          <table:table-cell table:style-name="ce135" office:value-type="date" office:date-value="1840-09-04" calcext:value-type="date">
            <text:p>Freitag, 4. September 1840</text:p>
          </table:table-cell>
          <table:table-cell table:style-name="ce135" office:value-type="string" calcext:value-type="string">
            <text:p>D-B Mus.ep. O. Nicolai 65</text:p>
          </table:table-cell>
          <table:table-cell table:style-name="ce135" office:value-type="string" calcext:value-type="string">
            <text:p>Briefe an seinen Vater, S. 253–256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Triest</text:p>
          </table:table-cell>
          <table:table-cell office:value-type="string" calcext:value-type="string">
            <text:p><text:a xlink:href="http://www.geonames.org/3165185" xlink:type="simple">http://www.geonames.org/3165185</text:a></text:p>
          </table:table-cell>
          <table:table-cell/>
          <table:table-cell table:style-name="ce135" office:value-type="date" office:date-value="1840-09-22" calcext:value-type="date">
            <text:p>Dienstag, 22. September 1840</text:p>
          </table:table-cell>
          <table:table-cell table:style-name="ce155" office:value-type="string" calcext:value-type="string">
            <text:p>D-B Mus.ep. O. Nicolai 66</text:p>
          </table:table-cell>
          <table:table-cell table:style-name="ce155" office:value-type="string" calcext:value-type="string">
            <text:p>Briefe an seinen Vater, S. 256–258.</text:p>
          </table:table-cell>
          <table:table-cell table:style-name="ce15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40-10-03" calcext:value-type="date">
            <text:p>Samstag, 3. Oktober 18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epmannssohn 6./7.5.1889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40-11-27" calcext:value-type="date">
            <text:p>Freitag, 27. November 1840</text:p>
          </table:table-cell>
          <table:table-cell office:value-type="string" calcext:value-type="string">
            <text:p>D-B Mus.ep. O. Nicolai 62</text:p>
          </table:table-cell>
          <table:table-cell office:value-type="string" calcext:value-type="string">
            <text:p>Briefe an seinen Vater, S. 258–259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erdinand Hiller</text:p>
          </table:table-cell>
          <table:table-cell table:style-name="ce56" office:value-type="string" calcext:value-type="string">
            <text:p><text:a xlink:href="http://d-nb.info/gnd/118704931" xlink:type="simple">118704931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41-03-22" calcext:value-type="date">
            <text:p>Montag, 22. März 1841</text:p>
          </table:table-cell>
          <table:table-cell table:style-name="ce50" office:value-type="string" calcext:value-type="string">
            <text:p>D-KNa Best. 1051</text:p>
          </table:table-cell>
          <table:table-cell table:style-name="ce50" table:number-columns-repeated="2"/>
          <table:table-cell office:value-type="string" calcext:value-type="string">
            <text:p>Stammbucheintrag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Mailand</text:p>
          </table:table-cell>
          <table:table-cell office:value-type="string" calcext:value-type="string">
            <text:p><text:a xlink:href="http://www.geonames.org/3173435" xlink:type="simple">http://www.geonames.org/3173435</text:a></text:p>
          </table:table-cell>
          <table:table-cell/>
          <table:table-cell table:style-name="ce135" office:value-type="date" office:date-value="1841-03-23" calcext:value-type="date">
            <text:p>Dienstag, 23. März 1841</text:p>
          </table:table-cell>
          <table:table-cell table:style-name="ce156" office:value-type="string" calcext:value-type="string">
            <text:p>D-B Mus.ep. O. Nicolai 67</text:p>
          </table:table-cell>
          <table:table-cell table:style-name="ce156" office:value-type="string" calcext:value-type="string">
            <text:p>Briefe an seinen Vater, S. 260–263.</text:p>
          </table:table-cell>
          <table:table-cell table:style-name="ce15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1-04-24" calcext:value-type="date">
            <text:p>Samstag, 24. April 1841</text:p>
          </table:table-cell>
          <table:table-cell table:style-name="ce156" office:value-type="string" calcext:value-type="string">
            <text:p>D-B Mus.ep. O. Nicolai 68</text:p>
          </table:table-cell>
          <table:table-cell table:style-name="ce156" office:value-type="string" calcext:value-type="string">
            <text:p>Briefe an seinen Vater, S. 263–268.</text:p>
          </table:table-cell>
          <table:table-cell table:style-name="ce15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office:value-type="date" office:date-value="1841-06-16" calcext:value-type="date">
            <text:p>1841-06-16</text:p>
          </table:table-cell>
          <table:table-cell table:style-name="ce135" office:value-type="date" office:date-value="1841-06-17" calcext:value-type="date">
            <text:p>Donnerstag, 17. Juni 1841</text:p>
          </table:table-cell>
          <table:table-cell office:value-type="string" calcext:value-type="string">
            <text:p>D-B Mus.ep. O. Nicolai 69</text:p>
          </table:table-cell>
          <table:table-cell office:value-type="string" calcext:value-type="string">
            <text:p>Briefe an seinen Vater, S. 269–277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arschau</text:p>
          </table:table-cell>
          <table:table-cell office:value-type="string" calcext:value-type="string">
            <text:p><text:a xlink:href="http://www.geonames.org/756135" xlink:type="simple">http://www.geonames.org/756135</text:a></text:p>
          </table:table-cell>
          <table:table-cell/>
          <table:table-cell table:style-name="ce135" office:value-type="date" office:date-value="1841-07-23" calcext:value-type="date">
            <text:p>Freitag, 23. Juli 1841</text:p>
          </table:table-cell>
          <table:table-cell office:value-type="string" calcext:value-type="string">
            <text:p>D-B Mus.ep. O. Nicolai 70</text:p>
          </table:table-cell>
          <table:table-cell office:value-type="string" calcext:value-type="string">
            <text:p>Briefe an seinen Vater, S. 277–280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Verlag Francesco Lucca</text:p>
          </table:table-cell>
          <table:table-cell table:style-name="ce60"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1-08-10" calcext:value-type="date">
            <text:p>Dienstag, 10. August 184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epmannssohn 52 (1928); Stargardt 603 (1974), S. 132.</text:p>
          </table:table-cell>
          <table:table-cell/>
          <table:table-cell office:value-type="string" calcext:value-type="string">
            <text:p>Bezüglich deutscher Übersetzung des „Il Templario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1-10-24" calcext:value-type="date">
            <text:p>Sonntag, 24. Oktober 1841</text:p>
          </table:table-cell>
          <table:table-cell office:value-type="string" calcext:value-type="string">
            <text:p>D-B Mus.ep. O. Nicolai 71</text:p>
          </table:table-cell>
          <table:table-cell office:value-type="string" calcext:value-type="string">
            <text:p>Briefe an seinen Vater, S. 280–284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Ignaz Franz Castelli</text:p>
          </table:table-cell>
          <table:table-cell table:style-name="ce56" office:value-type="string" calcext:value-type="string">
            <text:p><text:a xlink:href="http://d-nb.info/gnd/118667424" xlink:type="simple">11866742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1-11-03" calcext:value-type="date">
            <text:p>Mittwoch, 3. November 1841</text:p>
          </table:table-cell>
          <table:table-cell office:value-type="string" calcext:value-type="string">
            <text:p>A-Wn 48/38-1</text:p>
          </table:table-cell>
          <table:table-cell office:value-type="string" calcext:value-type="string">
            <text:p>La Mara, Musikerbriefe, 206f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1-11-19" calcext:value-type="date">
            <text:p>Freitag, 19. November 1841</text:p>
          </table:table-cell>
          <table:table-cell office:value-type="string" calcext:value-type="string">
            <text:p>D-B Mus.ep. O. Nicolai 72</text:p>
          </table:table-cell>
          <table:table-cell office:value-type="string" calcext:value-type="string">
            <text:p>Briefe an seinen Vater, S. 284–291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1-12-20" calcext:value-type="date">
            <text:p>Montag, 20. Dezember 184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554 (1961), S. 41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2-06" calcext:value-type="date">
            <text:p>Sonntag, 6. Februar 1842</text:p>
          </table:table-cell>
          <table:table-cell office:value-type="string" calcext:value-type="string">
            <text:p>D-B Mus.ep. O. Nicolai 73</text:p>
          </table:table-cell>
          <table:table-cell office:value-type="string" calcext:value-type="string">
            <text:p>Briefe an seinen Vater, S. 291–293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Rudolph Graf Czernin zu Chudenitz</text:p>
          </table:table-cell>
          <table:table-cell table:style-name="ce56" office:value-type="string" calcext:value-type="string">
            <text:p><text:a xlink:href="http://d-nb.info/gnd/130133469" xlink:type="simple">130133469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3-02" calcext:value-type="date">
            <text:p>Mittwoch, 2. März 1842</text:p>
          </table:table-cell>
          <table:table-cell table:style-name="ce50" office:value-type="string" calcext:value-type="string">
            <text:p>A-Wph</text:p>
          </table:table-cell>
          <table:table-cell table:style-name="ce50" office:value-type="string" calcext:value-type="string">
            <text:p>Kopie A-Wst H.I.N. 4671</text:p>
          </table:table-cell>
          <table:table-cell table:style-name="ce50"/>
          <table:table-cell table:number-columns-repeated="1012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. k. Ober-Polizei-Direktio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3-06" calcext:value-type="date">
            <text:p>Sonntag, 6. März 1842</text:p>
          </table:table-cell>
          <table:table-cell table:style-name="ce50" office:value-type="string" calcext:value-type="string">
            <text:p>A-Wph</text:p>
          </table:table-cell>
          <table:table-cell table:style-name="ce50" office:value-type="string" calcext:value-type="string">
            <text:p>Kopie A-Wst H.I.N. 4672</text:p>
          </table:table-cell>
          <table:table-cell table:style-name="ce50"/>
          <table:table-cell table:number-columns-repeated="2"/>
          <table:table-cell table:style-name="ce50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3-11" calcext:value-type="date">
            <text:p>Freitag, 11. März 1842</text:p>
          </table:table-cell>
          <table:table-cell office:value-type="string" calcext:value-type="string">
            <text:p>A-Wst H.I.N. 312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Heinrich Eduard Josef von Lannoy</text:p>
          </table:table-cell>
          <table:table-cell table:style-name="ce56" office:value-type="string" calcext:value-type="string">
            <text:p><text:a xlink:href="http://d-nb.info/gnd/118569600" xlink:type="simple">118569600</text:a></text:p>
          </table:table-cell>
          <table:table-cell table:style-name="ce50"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36" office:value-type="date" office:date-value="1842-03-13" calcext:value-type="date">
            <text:p>Sonntag, 13. März 1842</text:p>
          </table:table-cell>
          <table:table-cell table:style-name="ce117" office:value-type="string" calcext:value-type="string">
            <text:p>D-KIu</text:p>
          </table:table-cell>
          <table:table-cell table:style-name="ce117" table:number-columns-repeated="2"/>
          <table:table-cell table:style-name="ce50" office:value-type="string" calcext:value-type="string">
            <text:p>Kalliope</text:p>
          </table:table-cell>
          <table:table-cell table:style-name="ce50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4-14" calcext:value-type="date">
            <text:p>Donnerstag, 14. April 1842</text:p>
          </table:table-cell>
          <table:table-cell office:value-type="string" calcext:value-type="string">
            <text:p>D-B Mus.ep. O. Nicolai 74</text:p>
          </table:table-cell>
          <table:table-cell table:number-columns-repeated="2"/>
          <table:table-cell office:value-type="string" calcext:value-type="string">
            <text:p>Erworben 193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5-09" calcext:value-type="date">
            <text:p>Montag, 9. Mai 1842</text:p>
          </table:table-cell>
          <table:table-cell office:value-type="string" calcext:value-type="string">
            <text:p>D-B Mus.ep. O. Nicolai 75</text:p>
          </table:table-cell>
          <table:table-cell office:value-type="string" calcext:value-type="string">
            <text:p>Briefe an seinen Vater, S. 294–29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5-23" calcext:value-type="date">
            <text:p>Montag, 23. Mai 1842</text:p>
          </table:table-cell>
          <table:table-cell office:value-type="string" calcext:value-type="string">
            <text:p>D-B Mus.ep. O. Nicolai 76</text:p>
          </table:table-cell>
          <table:table-cell table:number-columns-repeated="2"/>
          <table:table-cell office:value-type="string" calcext:value-type="string">
            <text:p>Alois v Fuchs; erworben 1986; „mit Musicalien.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6-01" calcext:value-type="date">
            <text:p>Mittwoch, 1. Juni 1842</text:p>
          </table:table-cell>
          <table:table-cell office:value-type="string" calcext:value-type="string">
            <text:p>D-B Mus.ep. O. Nicolai 77</text:p>
          </table:table-cell>
          <table:table-cell office:value-type="string" calcext:value-type="string">
            <text:p>Briefe an seinen Vater, S. 295–298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6-04" calcext:value-type="date">
            <text:p>Samstag, 4. Juni 1842</text:p>
          </table:table-cell>
          <table:table-cell office:value-type="string" calcext:value-type="string">
            <text:p>A-Wst H.I.N. 426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lamor von Münchhause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6-18" calcext:value-type="date">
            <text:p>Samstag, 18. Juni 184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ruse, Wilhelmine, 533-53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6-21" calcext:value-type="date">
            <text:p>Dienstag, 21. Juni 1842</text:p>
          </table:table-cell>
          <table:table-cell office:value-type="string" calcext:value-type="string">
            <text:p>D-B Mus.ep. O. Nicolai 78</text:p>
          </table:table-cell>
          <table:table-cell office:value-type="string" calcext:value-type="string">
            <text:p>Briefe an seinen Vater, S. 299–300.</text:p>
          </table:table-cell>
          <table:table-cell/>
          <table:table-cell office:value-type="string" calcext:value-type="string">
            <text:p>21. Juni aus „20. Juni“ korrigiert, urspr. eingelegt Brief an Trautwei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7-02" calcext:value-type="date">
            <text:p>Samstag, 2. Juli 1842</text:p>
          </table:table-cell>
          <table:table-cell office:value-type="string" calcext:value-type="string">
            <text:p>D-B Mus.ep. O. Nicolai 79</text:p>
          </table:table-cell>
          <table:table-cell table:number-columns-repeated="2"/>
          <table:table-cell office:value-type="string" calcext:value-type="string">
            <text:p>Alois von Fuch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7-04" calcext:value-type="date">
            <text:p>Montag, 4. Juli 1842</text:p>
          </table:table-cell>
          <table:table-cell table:style-name="ce135" office:value-type="string" calcext:value-type="string">
            <text:p>D-B Mus.ep. O. Nicolai 80</text:p>
          </table:table-cell>
          <table:table-cell table:style-name="ce135" office:value-type="string" calcext:value-type="string">
            <text:p>Briefe an seinen Vater, S. 300–301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fred Julius Becher</text:p>
          </table:table-cell>
          <table:table-cell table:style-name="ce56" office:value-type="string" calcext:value-type="string">
            <text:p><text:a xlink:href="http://d-nb.info/gnd/118654268" xlink:type="simple">11865426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7-23" calcext:value-type="date">
            <text:p>Samstag, 23. Juli 1842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Henrici 77 (1922), S. 82.</text:p>
          </table:table-cell>
          <table:table-cell table:style-name="ce135"/>
          <table:table-cell office:value-type="string" calcext:value-type="string">
            <text:p>checke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7-23" calcext:value-type="date">
            <text:p>Samstag, 23. Juli 1842</text:p>
          </table:table-cell>
          <table:table-cell table:style-name="ce135" office:value-type="string" calcext:value-type="string">
            <text:p>D-B Mus.ep. O. Nicolai 81</text:p>
          </table:table-cell>
          <table:table-cell table:style-name="ce135" table:number-columns-repeated="2"/>
          <table:table-cell office:value-type="string" calcext:value-type="string">
            <text:p>Alois von Fuchs; erworben 1986;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8-17" calcext:value-type="date">
            <text:p>Mittwoch, 17. August 1842</text:p>
          </table:table-cell>
          <table:table-cell table:style-name="ce135" office:value-type="string" calcext:value-type="string">
            <text:p>D-B Mus.ep. O. Nicolai 82</text:p>
          </table:table-cell>
          <table:table-cell table:style-name="ce135" office:value-type="string" calcext:value-type="string">
            <text:p>Briefe an seinen Vater, S. 301–303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8-28" calcext:value-type="date">
            <text:p>Sonntag, 28. August 1842</text:p>
          </table:table-cell>
          <table:table-cell table:style-name="ce136" office:value-type="string" calcext:value-type="string">
            <text:p>?</text:p>
          </table:table-cell>
          <table:table-cell table:style-name="ce136" office:value-type="string" calcext:value-type="string">
            <text:p>Stargardt 306 (1930), S, 55.</text:p>
          </table:table-cell>
          <table:table-cell table:style-name="ce13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9-05" calcext:value-type="date">
            <text:p>Montag, 5. September 1842</text:p>
          </table:table-cell>
          <table:table-cell table:style-name="ce135" office:value-type="string" calcext:value-type="string">
            <text:p>D-B Mus.ep. O. Nicolai 83</text:p>
          </table:table-cell>
          <table:table-cell table:style-name="ce135" office:value-type="string" calcext:value-type="string">
            <text:p>Briefe an seinen Vater, S. 303–305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Ludwig August Frankl</text:p>
          </table:table-cell>
          <table:table-cell table:style-name="ce56" office:value-type="string" calcext:value-type="string">
            <text:p><text:a xlink:href="http://d-nb.info/gnd/116718234" xlink:type="simple">116718234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8" office:value-type="date" office:date-value="1842-09-09" calcext:value-type="date">
            <text:p>Freitag, 9. September 1842</text:p>
          </table:table-cell>
          <table:table-cell office:value-type="string" calcext:value-type="string">
            <text:p>S-Smf 28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Siegfried Kapper</text:p>
          </table:table-cell>
          <table:table-cell table:style-name="ce56" office:value-type="string" calcext:value-type="string">
            <text:p><text:a xlink:href="http://d-nb.info/gnd/116053755" xlink:type="simple">11605375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09-09" calcext:value-type="date">
            <text:p>Freitag, 9. September 1842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Liepmannssohn 52 (1928)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. k. Ober-Polizei-Direktion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12" calcext:value-type="date">
            <text:p>Mittwoch, 12. Oktober 1842</text:p>
          </table:table-cell>
          <table:table-cell table:style-name="ce136" office:value-type="string" calcext:value-type="string">
            <text:p>A-Wph</text:p>
          </table:table-cell>
          <table:table-cell table:style-name="ce136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13" calcext:value-type="date">
            <text:p>Donnerstag, 13. Oktober 1842</text:p>
          </table:table-cell>
          <table:table-cell table:style-name="ce135" office:value-type="string" calcext:value-type="string">
            <text:p>D-B Mus.ep. O. Nicolai 84</text:p>
          </table:table-cell>
          <table:table-cell table:style-name="ce135" office:value-type="string" calcext:value-type="string">
            <text:p>Briefe an seinen Vater, S. 305–306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o Balochino</text:p>
          </table:table-cell>
          <table:table-cell table:style-name="ce56" office:value-type="string" calcext:value-type="string">
            <text:p><text:a xlink:href="http://d-nb.info/gnd/130551716" xlink:type="simple">1305517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13" calcext:value-type="date">
            <text:p>Donnerstag, 13. Oktober 1842</text:p>
          </table:table-cell>
          <table:table-cell table:style-name="ce50" office:value-type="string" calcext:value-type="string">
            <text:p>A-Wph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. k. Obersthofmeisteramt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14" calcext:value-type="date">
            <text:p>Freitag, 14. Oktober 1842</text:p>
          </table:table-cell>
          <table:table-cell table:style-name="ce139" office:value-type="string" calcext:value-type="string">
            <text:p>A-Whh (OMeA, r.27-42/49,K.491)</text:p>
          </table:table-cell>
          <table:table-cell table:style-name="ce139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18" calcext:value-type="date">
            <text:p>Dienstag, 18. Oktober 1842</text:p>
          </table:table-cell>
          <table:table-cell office:value-type="string" calcext:value-type="string">
            <text:p>A-Wg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20" calcext:value-type="date">
            <text:p>Donnerstag, 20. Oktober 1842</text:p>
          </table:table-cell>
          <table:table-cell table:style-name="ce135" office:value-type="string" calcext:value-type="string">
            <text:p>A-Wst H.I.N. 4264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o Balochino</text:p>
          </table:table-cell>
          <table:table-cell table:style-name="ce56" office:value-type="string" calcext:value-type="string">
            <text:p><text:a xlink:href="http://d-nb.info/gnd/130551716" xlink:type="simple">1305517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23" calcext:value-type="date">
            <text:p>Sonntag, 23. Oktober 1842</text:p>
          </table:table-cell>
          <table:table-cell table:style-name="ce135" office:value-type="string" calcext:value-type="string">
            <text:p>A-Wph</text:p>
          </table:table-cell>
          <table:table-cell table:style-name="ce135" office:value-type="string" calcext:value-type="string">
            <text:p>Jerger, Briefe, 26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0-24" calcext:value-type="date">
            <text:p>Montag, 24. Oktober 1842</text:p>
          </table:table-cell>
          <table:table-cell table:style-name="ce135" office:value-type="string" calcext:value-type="string">
            <text:p>A-Wst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Dessauer</text:p>
          </table:table-cell>
          <table:table-cell table:style-name="ce56" office:value-type="string" calcext:value-type="string">
            <text:p><text:a xlink:href="http://d-nb.info/gnd/101057903" xlink:type="simple">101057903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2-12-16" calcext:value-type="date">
            <text:p>Freitag, 16. Dezember 1842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Stargardt 657 (1994), S. 104.</text:p>
          </table:table-cell>
          <table:table-cell table:style-name="ce135"/>
          <table:table-cell office:value-type="string" calcext:value-type="string">
            <text:p>Einladung zu einem Festessen „um Beethoven's Gedächtniß zu feiern.“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iovanni Gentiluomo</text:p>
          </table:table-cell>
          <table:table-cell table:style-name="ce56" office:value-type="string" calcext:value-type="string">
            <text:p><text:a xlink:href="http://d-nb.info/gnd/116542705" xlink:type="simple">11654270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1-23" calcext:value-type="date">
            <text:p>Montag, 23. Januar 1843</text:p>
          </table:table-cell>
          <table:table-cell office:value-type="string" calcext:value-type="string">
            <text:p>A-Wn 48/38-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2-26" calcext:value-type="date">
            <text:p>Sonntag, 26. Februar 1843</text:p>
          </table:table-cell>
          <table:table-cell office:value-type="string" calcext:value-type="string">
            <text:p>D-B Mus.ep. O. Nicolai 85</text:p>
          </table:table-cell>
          <table:table-cell table:number-columns-repeated="2"/>
          <table:table-cell office:value-type="string" calcext:value-type="string">
            <text:p>Alois v Fuchs; erworben 1986;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3-05" calcext:value-type="date">
            <text:p>Sonntag, 5. März 1843</text:p>
          </table:table-cell>
          <table:table-cell table:style-name="ce135" office:value-type="string" calcext:value-type="string">
            <text:p>A-Wgm</text:p>
          </table:table-cell>
          <table:table-cell table:style-name="ce135" table:number-columns-repeated="2"/>
          <table:table-cell office:value-type="string" calcext:value-type="string">
            <text:p>Leitender Ausschuß der GdM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3-05" calcext:value-type="date">
            <text:p>Sonntag, 5. März 1843</text:p>
          </table:table-cell>
          <table:table-cell table:style-name="ce135" office:value-type="string" calcext:value-type="string">
            <text:p>A-Wgm</text:p>
          </table:table-cell>
          <table:table-cell table:style-name="ce135" table:number-columns-repeated="2"/>
          <table:table-cell office:value-type="string" calcext:value-type="string">
            <text:p>Leitender Ausschuß der GdM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August Schmidt]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3-10" calcext:value-type="date">
            <text:p>Freitag, 10. März 1843</text:p>
          </table:table-cell>
          <table:table-cell table:style-name="ce135" office:value-type="string" calcext:value-type="string">
            <text:p>A-Wst H.I.N. 182475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3-12" calcext:value-type="date">
            <text:p>Sonntag, 12. März 1843</text:p>
          </table:table-cell>
          <table:table-cell table:style-name="ce135" office:value-type="string" calcext:value-type="string">
            <text:p>A-Wgm</text:p>
          </table:table-cell>
          <table:table-cell table:style-name="ce135" table:number-columns-repeated="2"/>
          <table:table-cell office:value-type="string" calcext:value-type="string">
            <text:p>Leitender Ausschuß der GdM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3-17" calcext:value-type="date">
            <text:p>Freitag, 17. März 1843</text:p>
          </table:table-cell>
          <table:table-cell table:style-name="ce135" office:value-type="string" calcext:value-type="string">
            <text:p>A-Wgm</text:p>
          </table:table-cell>
          <table:table-cell table:style-name="ce135" table:number-columns-repeated="2"/>
          <table:table-cell office:value-type="string" calcext:value-type="string">
            <text:p>Leitender Ausschuß der GdM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3-23" calcext:value-type="date">
            <text:p>Donnerstag, 23. März 1843</text:p>
          </table:table-cell>
          <table:table-cell office:value-type="string" calcext:value-type="string">
            <text:p>A-Wn 48/38-2</text:p>
          </table:table-cell>
          <table:table-cell table:number-columns-repeated="1014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urnalist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3-29" calcext:value-type="date">
            <text:p>Mittwoch, 29. März 1843</text:p>
          </table:table-cell>
          <table:table-cell table:style-name="ce139" office:value-type="string" calcext:value-type="string">
            <text:p>US-NYp</text:p>
          </table:table-cell>
          <table:table-cell table:style-name="ce139" table:number-columns-repeated="2"/>
          <table:table-cell table:number-columns-repeated="2"/>
          <table:table-cell table:style-name="ce48" table:number-columns-repeated="1010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4-07" calcext:value-type="date">
            <text:p>Freitag, 7. April 1843</text:p>
          </table:table-cell>
          <table:table-cell table:style-name="ce135" office:value-type="string" calcext:value-type="string">
            <text:p>A-Wgm</text:p>
          </table:table-cell>
          <table:table-cell table:style-name="ce135" table:number-columns-repeated="2"/>
          <table:table-cell office:value-type="string" calcext:value-type="string">
            <text:p>Leitender Ausschuß der GdM</text:p>
          </table:table-cell>
          <table:table-cell/>
          <table:table-cell table:style-name="ce48" table:number-columns-repeated="1010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fred Julius Becher</text:p>
          </table:table-cell>
          <table:table-cell table:style-name="ce56" office:value-type="string" calcext:value-type="string">
            <text:p><text:a xlink:href="http://d-nb.info/gnd/118654268" xlink:type="simple">11865426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4-20" calcext:value-type="date">
            <text:p>Donnerstag, 20. April 1843</text:p>
          </table:table-cell>
          <table:table-cell office:value-type="string" calcext:value-type="string">
            <text:p>D-B Mus.ep. O. Nicolai 86</text:p>
          </table:table-cell>
          <table:table-cell table:number-columns-repeated="2"/>
          <table:table-cell office:value-type="string" calcext:value-type="string">
            <text:p>Fr. J. A. Becher?; Nicolai duzt ihn</text:p>
          </table:table-cell>
          <table:table-cell table:style-name="ce48" table:number-columns-repeated="1011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Baptist Streicher</text:p>
          </table:table-cell>
          <table:table-cell table:style-name="ce56" office:value-type="string" calcext:value-type="string">
            <text:p><text:a xlink:href="http://d-nb.info/gnd/117317179" xlink:type="simple">117317179</text:a></text:p>
          </table:table-cell>
          <table:table-cell table:style-name="ce50"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35" office:value-type="date" office:date-value="1843-05-30" calcext:value-type="date">
            <text:p>Dienstag, 30. Mai 1843</text:p>
          </table:table-cell>
          <table:table-cell office:value-type="string" calcext:value-type="string">
            <text:p>A-Wn 126/72-3</text:p>
          </table:table-cell>
          <table:table-cell table:number-columns-repeated="3"/>
          <table:table-cell table:style-name="ce48" table:number-columns-repeated="1011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6-23" calcext:value-type="date">
            <text:p>Freitag, 23. Juni 1843</text:p>
          </table:table-cell>
          <table:table-cell table:style-name="ce135" office:value-type="string" calcext:value-type="string">
            <text:p>D-B Mus.ep. O. Nicolai 87</text:p>
          </table:table-cell>
          <table:table-cell table:style-name="ce135" office:value-type="string" calcext:value-type="string">
            <text:p>Briefe an seinen Vater, S. 306–310.</text:p>
          </table:table-cell>
          <table:table-cell table:style-name="ce135"/>
          <table:table-cell/>
          <table:table-cell table:style-name="ce48" table:number-columns-repeated="1011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6-28" calcext:value-type="date">
            <text:p>Mittwoch, 28. Juni 1843</text:p>
          </table:table-cell>
          <table:table-cell office:value-type="string" calcext:value-type="string">
            <text:p>A-Wgm</text:p>
          </table:table-cell>
          <table:table-cell table:number-columns-repeated="2"/>
          <table:table-cell office:value-type="string" calcext:value-type="string">
            <text:p>Leitender Ausschuß der GdM</text:p>
          </table:table-cell>
          <table:table-cell table:style-name="ce48" table:number-columns-repeated="1011"/>
        </table:table-row>
        <table:table-row table:style-name="ro1">
          <table:table-cell table:style-name="ce51" office:value-type="float" office:value="10" calcext:value-type="float">
            <text:p>10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Friedrich Wilhelm IV. </text:p>
          </table:table-cell>
          <table:table-cell table:style-name="ce56" office:value-type="string" calcext:value-type="string">
            <text:p><text:a xlink:href="http://d-nb.info/gnd/118535994" xlink:type="simple">118535994</text:a></text:p>
          </table:table-cell>
          <table:table-cell table:style-name="ce118" office:value-type="string" calcext:value-type="string">
            <text:p>Wien</text:p>
          </table:table-cell>
          <table:table-cell table:style-name="ce118"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8"/>
          <table:table-cell table:style-name="ce140" office:value-type="date" office:date-value="1843-07-02" calcext:value-type="date">
            <text:p>Sonntag, 2. Juli 1843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 table:style-name="ce51"/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table:style-name="ce118" office:value-type="string" calcext:value-type="string">
            <text:p>Wien</text:p>
          </table:table-cell>
          <table:table-cell table:style-name="ce118"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8"/>
          <table:table-cell table:style-name="ce140" office:value-type="date" office:date-value="1843-07-16" calcext:value-type="date">
            <text:p>Sonntag, 16. Juli 1843</text:p>
          </table:table-cell>
          <table:table-cell table:style-name="ce118" office:value-type="string" calcext:value-type="string">
            <text:p>D-B Mus.ep. O. Nicolai 88</text:p>
          </table:table-cell>
          <table:table-cell table:style-name="ce118" office:value-type="string" calcext:value-type="string">
            <text:p>Briefe an seinen Vater, S. 310–311.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 table:style-name="ce51" office:value-type="float" office:value="11" calcext:value-type="float">
            <text:p>11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Friedrich Wilhelm IV. </text:p>
          </table:table-cell>
          <table:table-cell table:style-name="ce56" office:value-type="string" calcext:value-type="string">
            <text:p><text:a xlink:href="http://d-nb.info/gnd/118535994" xlink:type="simple">118535994</text:a></text:p>
          </table:table-cell>
          <table:table-cell table:style-name="ce118" office:value-type="string" calcext:value-type="string">
            <text:p>Wien</text:p>
          </table:table-cell>
          <table:table-cell table:style-name="ce118"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8"/>
          <table:table-cell table:style-name="ce140" office:value-type="date" office:date-value="1843-08-21" calcext:value-type="date">
            <text:p>Montag, 21. August 1843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8-31" calcext:value-type="date">
            <text:p>Donnerstag, 31. August 1843</text:p>
          </table:table-cell>
          <table:table-cell office:value-type="string" calcext:value-type="string">
            <text:p>D-B Mus.ep. O. Nicolai 89</text:p>
          </table:table-cell>
          <table:table-cell office:value-type="string" calcext:value-type="string">
            <text:p>Briefe an seinen Vater, S. 311–314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9-13" calcext:value-type="date">
            <text:p>Mittwoch, 13. September 1843</text:p>
          </table:table-cell>
          <table:table-cell office:value-type="string" calcext:value-type="string">
            <text:p>D-B Mus.ep. O. Nicolai 90</text:p>
          </table:table-cell>
          <table:table-cell table:number-columns-repeated="2"/>
          <table:table-cell office:value-type="string" calcext:value-type="string">
            <text:p>Alois von Fuchs; erworben 1986; erwähnt Bericht an Minister Eichhorn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09-15" calcext:value-type="date">
            <text:p>Freitag, 15. September 1843</text:p>
          </table:table-cell>
          <table:table-cell office:value-type="string" calcext:value-type="string">
            <text:p>A-Wst H.I.N. 794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0-08" calcext:value-type="date">
            <text:p>Sonntag, 8. Oktober 1843</text:p>
          </table:table-cell>
          <table:table-cell office:value-type="string" calcext:value-type="string">
            <text:p>D-B Mus.ep. O. Nicolai 91</text:p>
          </table:table-cell>
          <table:table-cell office:value-type="string" calcext:value-type="string">
            <text:p>Briefe an seinen Vater, S. 314–31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0-17" calcext:value-type="date">
            <text:p>Dienstag, 17. Oktober 1843</text:p>
          </table:table-cell>
          <table:table-cell office:value-type="string" calcext:value-type="string">
            <text:p>D-B Mus.ep. O. Nicolai 92</text:p>
          </table:table-cell>
          <table:table-cell office:value-type="string" calcext:value-type="string">
            <text:p>Briefe an seinen Vater, S. 315–317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. k. Oberstkämmereramt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0-23" calcext:value-type="date">
            <text:p>Montag, 23. Oktober 1843</text:p>
          </table:table-cell>
          <table:table-cell office:value-type="string" calcext:value-type="string">
            <text:p>A-Wph</text:p>
          </table:table-cell>
          <table:table-cell office:value-type="string" calcext:value-type="string">
            <text:p>(Schreiber, autogr. Unterschrift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1-02" calcext:value-type="date">
            <text:p>Donnerstag, 2. November 1843</text:p>
          </table:table-cell>
          <table:table-cell office:value-type="string" calcext:value-type="string">
            <text:p>D-B Mus.ep. O. Nicolai 93</text:p>
          </table:table-cell>
          <table:table-cell table:number-columns-repeated="2"/>
          <table:table-cell office:value-type="string" calcext:value-type="string">
            <text:p>Alois v Fuchs; erworben 1986;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1-06" calcext:value-type="date">
            <text:p>Montag, 6. November 1843</text:p>
          </table:table-cell>
          <table:table-cell office:value-type="string" calcext:value-type="string">
            <text:p>A-Wst H.I.N. 426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Hellmesberger</text:p>
          </table:table-cell>
          <table:table-cell table:style-name="ce56" office:value-type="string" calcext:value-type="string">
            <text:p><text:a xlink:href="http://d-nb.info/gnd/104311665" xlink:type="simple">10431166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1-14" calcext:value-type="date">
            <text:p>Dienstag, 14. November 1843</text:p>
          </table:table-cell>
          <table:table-cell office:value-type="string" calcext:value-type="string">
            <text:p>A-Wp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omitee-Mitgl. d. Orchester Personals im Hofoperntheater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1-14" calcext:value-type="date">
            <text:p>Dienstag, 14. November 1843</text:p>
          </table:table-cell>
          <table:table-cell office:value-type="string" calcext:value-type="string">
            <text:p>A-Wph</text:p>
          </table:table-cell>
          <table:table-cell office:value-type="string" calcext:value-type="string">
            <text:p>Jerger, Briefe, S. 12-15, Faksimile: Jerger S. 1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Hellmesberger</text:p>
          </table:table-cell>
          <table:table-cell table:style-name="ce56" office:value-type="string" calcext:value-type="string">
            <text:p><text:a xlink:href="http://d-nb.info/gnd/104311665" xlink:type="simple">10431166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1-15" calcext:value-type="date">
            <text:p>Mittwoch, 15. November 1843</text:p>
          </table:table-cell>
          <table:table-cell office:value-type="string" calcext:value-type="string">
            <text:p>A-Wp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omitee-Mitgl. d. Orchester Personals im Hofoperntheater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1-15" calcext:value-type="date">
            <text:p>Mittwoch, 15. November 1843</text:p>
          </table:table-cell>
          <table:table-cell office:value-type="string" calcext:value-type="string">
            <text:p>A-Wph</text:p>
          </table:table-cell>
          <table:table-cell office:value-type="string" calcext:value-type="string">
            <text:p>Jerger, Briefe, 15f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Ignaz von Holbein</text:p>
          </table:table-cell>
          <table:table-cell table:style-name="ce56" office:value-type="string" calcext:value-type="string">
            <text:p><text:a xlink:href="http://d-nb.info/gnd/100844901" xlink:type="simple">100844901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1-26" calcext:value-type="date">
            <text:p>Sonntag, 26. November 1843</text:p>
          </table:table-cell>
          <table:table-cell office:value-type="string" calcext:value-type="string">
            <text:p>A-Wst H.I.N. 13676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3-12-01" calcext:value-type="date">
            <text:p>Freitag, 1. Dezember 184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694 (2010), S. 30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. k. Oberstkämmereramt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1-09" calcext:value-type="date">
            <text:p>Dienstag, 9. Januar 1844</text:p>
          </table:table-cell>
          <table:table-cell office:value-type="string" calcext:value-type="string">
            <text:p>A-Wph</text:p>
          </table:table-cell>
          <table:table-cell office:value-type="string" calcext:value-type="string">
            <text:p>Kopie A-Wst H.I.N. 467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1-23" calcext:value-type="date">
            <text:p>Dienstag, 23. Januar 1844</text:p>
          </table:table-cell>
          <table:table-cell office:value-type="string" calcext:value-type="string">
            <text:p>A-Wst H.I.N. 44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[August Schmidt]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2-03" calcext:value-type="date">
            <text:p>Samstag, 3. Februar 184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677 (2003), S. 396.</text:p>
          </table:table-cell>
          <table:table-cell/>
          <table:table-cell office:value-type="string" calcext:value-type="string">
            <text:p>„Lieber Freund / Ich rechne darauf u bitte Sie darum, das Sie selbst über meine Oper schreiben werden …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Heinrich Hoffmann von Fallersleben</text:p>
          </table:table-cell>
          <table:table-cell table:style-name="ce56" office:value-type="string" calcext:value-type="string">
            <text:p><text:a xlink:href="http://d-nb.info/gnd/118552589" xlink:type="simple">118552589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2-07" calcext:value-type="date">
            <text:p>Mittwoch, 7. Februar 1844</text:p>
          </table:table-cell>
          <table:table-cell table:style-name="ce117" office:value-type="string" calcext:value-type="string">
            <text:p>D-B (Hs) NL H. v. Fallersleben</text:p>
          </table:table-cell>
          <table:table-cell table:style-name="ce117" table:number-columns-repeated="2"/>
          <table:table-cell office:value-type="string" calcext:value-type="string">
            <text:p>Handschriften-Abteilung (im Katalog 7.7.1844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2-07" calcext:value-type="date">
            <text:p>Mittwoch, 7. Februar 1844</text:p>
          </table:table-cell>
          <table:table-cell office:value-type="string" calcext:value-type="string">
            <text:p>D-B Mus.ep. O. Nicolai 94</text:p>
          </table:table-cell>
          <table:table-cell office:value-type="string" calcext:value-type="string">
            <text:p>Briefe an seinen Vater, S. 317–318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2-08" calcext:value-type="date">
            <text:p>Donnerstag, 8. Februar 1844</text:p>
          </table:table-cell>
          <table:table-cell office:value-type="string" calcext:value-type="string">
            <text:p>A-Wst H.I.N. 426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2-10" calcext:value-type="date">
            <text:p>Samstag, 10. Februar 1844</text:p>
          </table:table-cell>
          <table:table-cell office:value-type="string" calcext:value-type="string">
            <text:p>D-B Mus.ep. O. Nicolai 95</text:p>
          </table:table-cell>
          <table:table-cell office:value-type="string" calcext:value-type="string">
            <text:p>Briefe an seinen Vater, S. 319–320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Robert Schumann</text:p>
          </table:table-cell>
          <table:table-cell table:style-name="ce56" office:value-type="string" calcext:value-type="string">
            <text:p><text:a xlink:href="http://d-nb.info/gnd/118611666" xlink:type="simple">11861166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2-14" calcext:value-type="date">
            <text:p>Mittwoch, 14. Februar 1844</text:p>
          </table:table-cell>
          <table:table-cell table:style-name="ce50" office:value-type="string" calcext:value-type="string">
            <text:p>PL-Kj</text:p>
          </table:table-cell>
          <table:table-cell table:style-name="ce50" office:value-type="string" calcext:value-type="string">
            <text:p>Schumann Briefverzeichnis Nr. 2858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2-24" calcext:value-type="date">
            <text:p>Samstag, 24. Februar 1844</text:p>
          </table:table-cell>
          <table:table-cell office:value-type="string" calcext:value-type="string">
            <text:p>D-B Mus.ep. O. Nicolai 96</text:p>
          </table:table-cell>
          <table:table-cell table:number-columns-repeated="2"/>
          <table:table-cell office:value-type="string" calcext:value-type="string">
            <text:p>Erworben 19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3-05" calcext:value-type="date">
            <text:p>Dienstag, 5. März 1844</text:p>
          </table:table-cell>
          <table:table-cell office:value-type="string" calcext:value-type="string">
            <text:p>A-Wst H.I.N. 1367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3-13" calcext:value-type="date">
            <text:p>Mittwoch, 13. März 1844</text:p>
          </table:table-cell>
          <table:table-cell office:value-type="string" calcext:value-type="string">
            <text:p>D-B Mus.ep. O. Nicolai 97</text:p>
          </table:table-cell>
          <table:table-cell table:number-columns-repeated="2"/>
          <table:table-cell office:value-type="string" calcext:value-type="string">
            <text:p>Erworben 19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Hellmesberger</text:p>
          </table:table-cell>
          <table:table-cell table:style-name="ce56" office:value-type="string" calcext:value-type="string">
            <text:p><text:a xlink:href="http://d-nb.info/gnd/104311665" xlink:type="simple">10431166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3-13" calcext:value-type="date">
            <text:p>Mittwoch, 13. März 1844</text:p>
          </table:table-cell>
          <table:table-cell table:style-name="ce50" office:value-type="string" calcext:value-type="string">
            <text:p>A-Wph</text:p>
          </table:table-cell>
          <table:table-cell table:style-name="ce50" office:value-type="string" calcext:value-type="string">
            <text:p>Jerger, Briefe, S. 16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Hellmesberger</text:p>
          </table:table-cell>
          <table:table-cell table:style-name="ce56" office:value-type="string" calcext:value-type="string">
            <text:p><text:a xlink:href="http://d-nb.info/gnd/104311665" xlink:type="simple">10431166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3-14" calcext:value-type="date">
            <text:p>Donnerstag, 14. März 1844</text:p>
          </table:table-cell>
          <table:table-cell table:style-name="ce50" office:value-type="string" calcext:value-type="string">
            <text:p>A-Wph</text:p>
          </table:table-cell>
          <table:table-cell table:style-name="ce50" office:value-type="string" calcext:value-type="string">
            <text:p>Jerger, Briefe, S. 16ff, Faksimile Jerger, Briefe, S. 17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Hellmesberger</text:p>
          </table:table-cell>
          <table:table-cell table:style-name="ce56" office:value-type="string" calcext:value-type="string">
            <text:p><text:a xlink:href="http://d-nb.info/gnd/104311665" xlink:type="simple">10431166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3-15" calcext:value-type="date">
            <text:p>Freitag, 15. März 1844</text:p>
          </table:table-cell>
          <table:table-cell table:style-name="ce50" office:value-type="string" calcext:value-type="string">
            <text:p>D-B Mus.ep. O. Nicolai 98</text:p>
          </table:table-cell>
          <table:table-cell table:style-name="ce50" table:number-columns-repeated="2"/>
          <table:table-cell office:value-type="string" calcext:value-type="string">
            <text:p>Fragt nach „Concert-Acten“ wegen einer Audienz „Seiner K: K: Hoheit dem Herrn Erzherzog Franz Carl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Hellmesberger</text:p>
          </table:table-cell>
          <table:table-cell table:style-name="ce56" office:value-type="string" calcext:value-type="string">
            <text:p><text:a xlink:href="http://d-nb.info/gnd/104311665" xlink:type="simple">10431166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3-15" calcext:value-type="date">
            <text:p>Freitag, 15. März 1844</text:p>
          </table:table-cell>
          <table:table-cell table:style-name="ce50" office:value-type="string" calcext:value-type="string">
            <text:p>A-Wph</text:p>
          </table:table-cell>
          <table:table-cell table:style-name="ce50" office:value-type="string" calcext:value-type="string">
            <text:p>Jerger, Briefe, 18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Hellmesberger</text:p>
          </table:table-cell>
          <table:table-cell table:style-name="ce56" office:value-type="string" calcext:value-type="string">
            <text:p><text:a xlink:href="http://d-nb.info/gnd/104311665" xlink:type="simple">10431166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3-18" calcext:value-type="date">
            <text:p>Montag, 18. März 1844</text:p>
          </table:table-cell>
          <table:table-cell table:style-name="ce50" office:value-type="string" calcext:value-type="string">
            <text:p>A-Wph</text:p>
          </table:table-cell>
          <table:table-cell table:style-name="ce50" office:value-type="string" calcext:value-type="string">
            <text:p>Jerger, Briefe, 19. 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4-12" calcext:value-type="date">
            <text:p>Freitag, 12. April 1844</text:p>
          </table:table-cell>
          <table:table-cell office:value-type="string" calcext:value-type="string">
            <text:p>D-B Mus.ep. O. Nicolai 99</text:p>
          </table:table-cell>
          <table:table-cell office:value-type="string" calcext:value-type="string">
            <text:p>Briefe an seinen Vater, S. 320–322.</text:p>
          </table:table-cell>
          <table:table-cell/>
          <table:table-cell office:value-type="string" calcext:value-type="string">
            <text:p>Carl Nicolai, Neue Grünstraße Nr. 16, Berli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4-18" calcext:value-type="date">
            <text:p>Donnerstag, 18. April 1844</text:p>
          </table:table-cell>
          <table:table-cell office:value-type="string" calcext:value-type="string">
            <text:p>A-Wst H.I.N. 4268</text:p>
          </table:table-cell>
          <table:table-cell table:number-columns-repeated="2"/>
          <table:table-cell office:value-type="string" calcext:value-type="string">
            <text:p>??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Hauser</text:p>
          </table:table-cell>
          <table:table-cell table:style-name="ce56" office:value-type="string" calcext:value-type="string">
            <text:p><text:a xlink:href="http://d-nb.info/gnd/11928930X" xlink:type="simple">11928930X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7-04" calcext:value-type="date">
            <text:p>Donnerstag, 4. Juli 1844</text:p>
          </table:table-cell>
          <table:table-cell office:value-type="string" calcext:value-type="string">
            <text:p>D-DS Br./Nicolai,O.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dolf Bäuerle</text:p>
          </table:table-cell>
          <table:table-cell table:style-name="ce56" office:value-type="string" calcext:value-type="string">
            <text:p><text:a xlink:href="http://d-nb.info/gnd/119560038" xlink:type="simple">1195600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7-05" calcext:value-type="date">
            <text:p>Freitag, 5. Juli 1844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Abschrift D-D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Pietro Mechetti</text:p>
          </table:table-cell>
          <table:table-cell table:style-name="ce56" office:value-type="string" calcext:value-type="string">
            <text:p><text:a xlink:href="http://d-nb.info/gnd/11697673X" xlink:type="simple">11697673X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7-05" calcext:value-type="date">
            <text:p>Freitag, 5. Juli 1844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Henrici 10 (1912), S. 17. </text:p>
          </table:table-cell>
          <table:table-cell table:style-name="ce50"/>
          <table:table-cell office:value-type="string" calcext:value-type="string">
            <text:p>„gestern … erhielt ich von d. Könige von Preussen die Insignien des Rothen Adler-Ordens …“ (zit. n. Liepmannssohn 1907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<text:a xlink:href="http://www.geonames.org/2935022" xlink:type="simple">http://www.geonames.org/2935022</text:a></text:p>
          </table:table-cell>
          <table:table-cell/>
          <table:table-cell table:style-name="ce135" office:value-type="date" office:date-value="1844-07-09" calcext:value-type="date">
            <text:p>Dienstag, 9. Juli 1844</text:p>
          </table:table-cell>
          <table:table-cell office:value-type="string" calcext:value-type="string">
            <text:p>D-Bsa N.Mus. SA 482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/>
          <table:table-cell table:style-name="ce135" office:value-type="date" office:date-value="1844-07-14" calcext:value-type="date">
            <text:p>Sonntag, 14. Juli 1844</text:p>
          </table:table-cell>
          <table:table-cell office:value-type="string" calcext:value-type="string">
            <text:p>D-Bsa N.Mus. SA 487</text:p>
          </table:table-cell>
          <table:table-cell office:value-type="string" calcext:value-type="string">
            <text:p>Studien zum geistlichen Werk Otto Nicolais</text:p>
          </table:table-cell>
          <table:table-cell/>
          <table:table-cell office:value-type="string" calcext:value-type="string">
            <text:p>Anmerkungen zum Pater noster</text:p>
          </table:table-cell>
          <table:table-cell table:number-columns-repeated="1011"/>
        </table:table-row>
        <table:table-row table:style-name="ro1">
          <table:table-cell table:style-name="ce53" office:value-type="float" office:value="13" calcext:value-type="float">
            <text:p>13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Friedrich Wilhelm IV. </text:p>
          </table:table-cell>
          <table:table-cell table:style-name="ce56" office:value-type="string" calcext:value-type="string">
            <text:p><text:a xlink:href="http://d-nb.info/gnd/118535994" xlink:type="simple">118535994</text:a></text:p>
          </table:table-cell>
          <table:table-cell table:style-name="ce118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128"/>
          <table:table-cell table:style-name="ce140" office:value-type="date" office:date-value="1844-07-15" calcext:value-type="date">
            <text:p>Montag, 15. Juli 1844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2"/>
          <table:table-cell table:style-name="ce61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/>
          <table:table-cell table:style-name="ce135" office:value-type="date" office:date-value="1844-07-19" calcext:value-type="date">
            <text:p>Freitag, 19. Juli 1844</text:p>
          </table:table-cell>
          <table:table-cell office:value-type="string" calcext:value-type="string">
            <text:p>D-Bsa N.Mus. SA 483</text:p>
          </table:table-cell>
          <table:table-cell table:number-columns-repeated="1014"/>
        </table:table-row>
        <table:table-row table:style-name="ro1">
          <table:table-cell table:style-name="ce54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/>
          <table:table-cell table:style-name="ce135" office:value-type="date" office:date-value="1844-07-21" calcext:value-type="date">
            <text:p>Sonntag, 21. Juli 1844</text:p>
          </table:table-cell>
          <table:table-cell office:value-type="string" calcext:value-type="string">
            <text:p>D-B Mus.ep. O. Nicolai 100</text:p>
          </table:table-cell>
          <table:table-cell office:value-type="string" calcext:value-type="string">
            <text:p>Briefe an seinen Vater, S. 323–325.</text:p>
          </table:table-cell>
          <table:table-cell/>
          <table:table-cell office:value-type="string" calcext:value-type="string">
            <text:p>Carl Nicolai, Groß-Schönwalde bei Garnsee [sic!]; Briefpapier des Hotels (St. Petersburg Hôtel, Linden 31)</text:p>
          </table:table-cell>
          <table:table-cell/>
          <table:table-cell table:style-name="ce54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09-12" calcext:value-type="date">
            <text:p>Donnerstag, 12. September 1844</text:p>
          </table:table-cell>
          <table:table-cell office:value-type="string" calcext:value-type="string">
            <text:p>D-LEsta 21072 Nr. 11, 1</text:p>
          </table:table-cell>
          <table:table-cell table:number-columns-repeated="2"/>
          <table:table-cell office:value-type="string" calcext:value-type="string">
            <text:p>Brief zur Kirchlichen Festouvertüre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9" office:value-type="string" calcext:value-type="string">
            <text:p>Redaktion der AWMZ</text:p>
          </table:table-cell>
          <table:table-cell table:style-name="ce59"/>
          <table:table-cell table:style-name="ce119"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31"/>
          <table:table-cell table:style-name="ce139" office:value-type="date" office:date-value="1844-09-18" calcext:value-type="date">
            <text:p>Mittwoch, 18. September 1844</text:p>
          </table:table-cell>
          <table:table-cell table:style-name="ce119" office:value-type="string" calcext:value-type="string">
            <text:p>?</text:p>
          </table:table-cell>
          <table:table-cell table:style-name="ce119" table:number-columns-repeated="2"/>
          <table:table-cell table:style-name="ce59" office:value-type="string" calcext:value-type="string">
            <text:p>Brief in AWMZ vom 19.9.1844 teilweise abgedruckt, aber nicht in Ausgabe vom 17.9.1844, </text:p>
          </table:table-cell>
          <table:table-cell table:style-name="ce59"/>
          <table:table-cell table:style-name="ce60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table:style-name="ce117"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32"/>
          <table:table-cell table:style-name="ce139" office:value-type="date" office:date-value="1844-09-27" calcext:value-type="date">
            <text:p>Freitag, 27. September 1844</text:p>
          </table:table-cell>
          <table:table-cell table:style-name="ce117" office:value-type="string" calcext:value-type="string">
            <text:p>A-Wst H.I.N. 4480</text:p>
          </table:table-cell>
          <table:table-cell table:style-name="ce117" table:number-columns-repeated="2"/>
          <table:table-cell table:style-name="ce60" office:value-type="string" calcext:value-type="string">
            <text:p>bei Konrad 22.09.1844</text:p>
          </table:table-cell>
          <table:table-cell table:style-name="ce60"/>
          <table:table-cell table:number-columns-repeated="1010"/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Friedrich Wilhelm IV. </text:p>
          </table:table-cell>
          <table:table-cell table:style-name="ce56" office:value-type="string" calcext:value-type="string">
            <text:p><text:a xlink:href="http://d-nb.info/gnd/118535994" xlink:type="simple">118535994</text:a></text:p>
          </table:table-cell>
          <table:table-cell table:style-name="ce118" office:value-type="string" calcext:value-type="string">
            <text:p>Wien</text:p>
          </table:table-cell>
          <table:table-cell table:style-name="ce118"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8"/>
          <table:table-cell table:style-name="ce140" office:value-type="date" office:date-value="1844-09-30" calcext:value-type="date">
            <text:p>Montag, 30. September 1844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table:number-columns-repeated="2"/>
          <table:table-cell table:style-name="ce51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Egon Landgraf von Fürstenberg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0-09" calcext:value-type="date">
            <text:p>Mittwoch, 9. Oktober 1844</text:p>
          </table:table-cell>
          <table:table-cell office:value-type="string" calcext:value-type="string">
            <text:p>A-Wt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Franz Ignaz von Holbein]</text:p>
          </table:table-cell>
          <table:table-cell table:style-name="ce56" office:value-type="string" calcext:value-type="string">
            <text:p><text:a xlink:href="http://d-nb.info/gnd/100844901" xlink:type="simple">10084490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0-12" calcext:value-type="date">
            <text:p>Samstag, 12. Oktober 1844</text:p>
          </table:table-cell>
          <table:table-cell office:value-type="string" calcext:value-type="string">
            <text:p>A-Wtm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0-15" calcext:value-type="date">
            <text:p>Dienstag, 15. Oktober 1844</text:p>
          </table:table-cell>
          <table:table-cell office:value-type="string" calcext:value-type="string">
            <text:p>A-Wst H.I.N. 134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0-29" calcext:value-type="date">
            <text:p>Dienstag, 29. Oktober 184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nrici 80 (1922), S. 64.</text:p>
          </table:table-cell>
          <table:table-cell/>
          <table:table-cell office:value-type="string" calcext:value-type="string">
            <text:p>checked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Verlag Schott</text:p>
          </table:table-cell>
          <table:table-cell table:style-name="ce56" office:value-type="string" calcext:value-type="string">
            <text:p><text:a xlink:href="http://d-nb.info/gnd/2032848-5" xlink:type="simple">2032848-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0-31" calcext:value-type="date">
            <text:p>Donnerstag, 31. Oktober 1844</text:p>
          </table:table-cell>
          <table:table-cell office:value-type="string" calcext:value-type="string">
            <text:p>D-MZs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Graf Wilhelm von Redern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1-03" calcext:value-type="date">
            <text:p>Sonntag, 3. November 184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lius Kapp, Geschichte der Staatsoper Berlin, Berlin 1937, S. 62f. </text:p>
          </table:table-cell>
          <table:table-cell/>
          <table:table-cell office:value-type="string" calcext:value-type="string">
            <text:p>befand sich: Reponierte Akten der Registratur der Königl. Schauspiele zu Berlin, fasc. 511; Julius Kapp, Geschichte der Staatsoper Berlin, Berlin 1937, S. 62.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4" office:value-type="string" calcext:value-type="string">
            <text:p>[Redaktion der AWMZ]</text:p>
          </table:table-cell>
          <table:table-cell table:style-name="ce54"/>
          <table:table-cell table:style-name="ce54"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33"/>
          <table:table-cell table:style-name="ce135" office:value-type="date" office:date-value="1844-11-23" calcext:value-type="date">
            <text:p>Samstag, 23. November 1844</text:p>
          </table:table-cell>
          <table:table-cell table:style-name="ce148" office:value-type="string" calcext:value-type="string">
            <text:p>?</text:p>
          </table:table-cell>
          <table:table-cell table:style-name="ce148" office:value-type="string" calcext:value-type="string">
            <text:p>Stargardt 301 (1930), S. 55.</text:p>
          </table:table-cell>
          <table:table-cell table:style-name="ce148"/>
          <table:table-cell table:style-name="ce54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2-22" calcext:value-type="date">
            <text:p>Sonntag, 22. Dezember 1844</text:p>
          </table:table-cell>
          <table:table-cell office:value-type="string" calcext:value-type="string">
            <text:p>D-B Mus.ep. O. Nicolai 101</text:p>
          </table:table-cell>
          <table:table-cell office:value-type="string" calcext:value-type="string">
            <text:p>Briefe an seinen Vater, S. 325–327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Verlag Schott</text:p>
          </table:table-cell>
          <table:table-cell table:style-name="ce56" office:value-type="string" calcext:value-type="string">
            <text:p><text:a xlink:href="http://d-nb.info/gnd/2032848-5" xlink:type="simple">2032848-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4-12-29" calcext:value-type="date">
            <text:p>Sonntag, 29. Dezember 1844</text:p>
          </table:table-cell>
          <table:table-cell office:value-type="string" calcext:value-type="string">
            <text:p>D-MZsch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1-06" calcext:value-type="date">
            <text:p>Montag, 6. Januar 184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577 (1966), S. 172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Wiener Männergesang-Verein</text:p>
          </table:table-cell>
          <table:table-cell table:style-name="ce56" office:value-type="string" calcext:value-type="string">
            <text:p><text:a xlink:href="http://d-nb.info/gnd/3021916-4" xlink:type="simple">3021916-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6" office:value-type="date" office:date-value="1845-01-07" calcext:value-type="date">
            <text:p>Dienstag, 7. Januar 1845</text:p>
          </table:table-cell>
          <table:table-cell table:style-name="ce117" office:value-type="string" calcext:value-type="string">
            <text:p>?</text:p>
          </table:table-cell>
          <table:table-cell table:style-name="ce117" office:value-type="string" calcext:value-type="string">
            <text:p>Die Musik 35 (1910), S. 365f.</text:p>
          </table:table-cell>
          <table:table-cell table:style-name="ce11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6" office:value-type="date" office:date-value="1845-01-13" calcext:value-type="date">
            <text:p>Montag, 13. Januar 1845</text:p>
          </table:table-cell>
          <table:table-cell table:style-name="ce157" office:value-type="string" calcext:value-type="string">
            <text:p>US-NYp</text:p>
          </table:table-cell>
          <table:table-cell table:style-name="ce157" table:number-columns-repeated="2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August Challier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6" office:value-type="date" office:date-value="1845-01-18" calcext:value-type="date">
            <text:p>Samstag, 18. Januar 1845</text:p>
          </table:table-cell>
          <table:table-cell table:style-name="ce158" office:value-type="string" calcext:value-type="string">
            <text:p>D-B Mus.ep. O. Nicolai 102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58"/>
          <table:table-cell office:value-type="string" calcext:value-type="string">
            <text:p>„beantwortet d 23/1 45“; betrifft Nicolais Werke, die Challier von Hellmuth übernommen zu haben schein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1-20" calcext:value-type="date">
            <text:p>Montag, 20. Januar 1845</text:p>
          </table:table-cell>
          <table:table-cell office:value-type="string" calcext:value-type="string">
            <text:p>D-LEsta 21072 Nr. 11, 2</text:p>
          </table:table-cell>
          <table:table-cell table:number-columns-repeated="2"/>
          <table:table-cell office:value-type="string" calcext:value-type="string">
            <text:p>Nachfrage bezüglich Drucktermin von opp. 31 &amp; 32. Adresse: Nicolai-Gasse Nr. 8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iacomo Meyerbeer</text:p>
          </table:table-cell>
          <table:table-cell table:style-name="ce56" office:value-type="string" calcext:value-type="string">
            <text:p><text:a xlink:href="http://d-nb.info/gnd/118581945" xlink:type="simple">1185819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1-22" calcext:value-type="date">
            <text:p>Mittwoch, 22. Januar 1845</text:p>
          </table:table-cell>
          <table:table-cell office:value-type="string" calcext:value-type="string">
            <text:p>D-Bim K/7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7" office:value-type="date" office:date-value="1845-01-29" calcext:value-type="date">
            <text:p>Mittwoch, 29. Januar 1845</text:p>
          </table:table-cell>
          <table:table-cell office:value-type="string" calcext:value-type="string">
            <text:p>A-Wst H.I.N. 426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Graf Wilhelm von Redern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7" office:value-type="date" office:date-value="1845-01-31" calcext:value-type="date">
            <text:p>Freitag, 31. Januar 1845</text:p>
          </table:table-cell>
          <table:table-cell table:style-name="ce159" office:value-type="string" calcext:value-type="string">
            <text:p>?</text:p>
          </table:table-cell>
          <table:table-cell table:style-name="ce159" office:value-type="string" calcext:value-type="string">
            <text:p>Julius Kapp, Geschichte der Staatsoper Berlin, Berlin 1937, S. 64.; Studien zum geistlichen Werk Otto Nicolais</text:p>
          </table:table-cell>
          <table:table-cell table:style-name="ce159"/>
          <table:table-cell office:value-type="string" calcext:value-type="string">
            <text:p>befand sich: Reponierte Akten der Registratur der Königl. Schauspiele zu Berlin, fasc. 511, erwähnt in <text:span text:style-name="T4">NZfM</text:span> 70 (1903), S. 572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2-07" calcext:value-type="date">
            <text:p>Freitag, 7. Februar 1845</text:p>
          </table:table-cell>
          <table:table-cell table:style-name="ce159" office:value-type="string" calcext:value-type="string">
            <text:p>A-Wst H.I.N. 4481</text:p>
          </table:table-cell>
          <table:table-cell table:style-name="ce159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6" office:value-type="date" office:date-value="1845-02-10" calcext:value-type="date">
            <text:p>Montag, 10. Februar 1845</text:p>
          </table:table-cell>
          <table:table-cell office:value-type="string" calcext:value-type="string">
            <text:p>D-B Mus.ep. O. Nicolai 10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2-10" calcext:value-type="date">
            <text:p>Montag, 10. Februar 1845</text:p>
          </table:table-cell>
          <table:table-cell table:style-name="ce159" office:value-type="string" calcext:value-type="string">
            <text:p>A-Wst H.I.N. 4270</text:p>
          </table:table-cell>
          <table:table-cell table:style-name="ce159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Ludwig August Frankl</text:p>
          </table:table-cell>
          <table:table-cell table:style-name="ce52"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6" office:value-type="date" office:date-value="1845-03-17" calcext:value-type="date">
            <text:p>Montag, 17. März 1845</text:p>
          </table:table-cell>
          <table:table-cell table:style-name="ce159" office:value-type="string" calcext:value-type="string">
            <text:p>S-Smf 2831</text:p>
          </table:table-cell>
          <table:table-cell table:style-name="ce159" office:value-type="string" calcext:value-type="string">
            <text:p>Stargardt 572 (1965), S. 124.</text:p>
          </table:table-cell>
          <table:table-cell table:style-name="ce15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3-19" calcext:value-type="date">
            <text:p>Mittwoch, 19. März 1845</text:p>
          </table:table-cell>
          <table:table-cell table:style-name="ce159" office:value-type="string" calcext:value-type="string">
            <text:p>D-B Mus.ep. O. Nicolai 104</text:p>
          </table:table-cell>
          <table:table-cell table:style-name="ce159" office:value-type="string" calcext:value-type="string">
            <text:p>Briefe an seinen Vater, S. 328–335.</text:p>
          </table:table-cell>
          <table:table-cell table:style-name="ce15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3-21" calcext:value-type="date">
            <text:p>Freitag, 21. März 1845</text:p>
          </table:table-cell>
          <table:table-cell table:style-name="ce159" office:value-type="string" calcext:value-type="string">
            <text:p>A-Wst H.I.N. 4271</text:p>
          </table:table-cell>
          <table:table-cell table:style-name="ce159" table:number-columns-repeated="2"/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4-04" calcext:value-type="date">
            <text:p>Freitag, 4. April 1845</text:p>
          </table:table-cell>
          <table:table-cell office:value-type="string" calcext:value-type="string">
            <text:p>D-LEsta 21072 Nr. 11, 3</text:p>
          </table:table-cell>
          <table:table-cell table:style-name="ce118" office:value-type="string" calcext:value-type="string">
            <text:p>Studien zum geistlichen Werk Otto Nicolais</text:p>
          </table:table-cell>
          <table:table-cell/>
          <table:table-cell office:value-type="string" calcext:value-type="string">
            <text:p>Brief mit den „corrigirten Stimmen der Kirchlichen Fest=Ouverture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5-04-05" calcext:value-type="date">
            <text:p>Samstag, 5. April 1845</text:p>
          </table:table-cell>
          <table:table-cell office:value-type="string" calcext:value-type="string">
            <text:p>D-B Mus.ep. O. Nicolai 10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Graf Wilhelm von Redern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7" office:value-type="date" office:date-value="1845-05-09" calcext:value-type="date">
            <text:p>Freitag, 9. Mai 1845</text:p>
          </table:table-cell>
          <table:table-cell table:style-name="ce159" office:value-type="string" calcext:value-type="string">
            <text:p>?</text:p>
          </table:table-cell>
          <table:table-cell table:style-name="ce159" office:value-type="string" calcext:value-type="string">
            <text:p>Julius Kapp, Geschichte der Staatsoper Berlin, Berlin 1937, S. 64. </text:p>
          </table:table-cell>
          <table:table-cell table:style-name="ce15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6-01" calcext:value-type="date">
            <text:p>Sonntag, 1. Juni 1845</text:p>
          </table:table-cell>
          <table:table-cell table:style-name="ce135" office:value-type="string" calcext:value-type="string">
            <text:p>D-B Mus.ep. O. Nicolai 106</text:p>
          </table:table-cell>
          <table:table-cell table:style-name="ce135" office:value-type="string" calcext:value-type="string">
            <text:p>Briefe an seinen Vater, S. 336–338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5-06-18" calcext:value-type="date">
            <text:p>Mittwoch, 18. Juni 1845</text:p>
          </table:table-cell>
          <table:table-cell office:value-type="string" calcext:value-type="string">
            <text:p>D-B Mus.ep. O. Nicolai 107</text:p>
          </table:table-cell>
          <table:table-cell table:number-columns-repeated="2"/>
          <table:table-cell office:value-type="string" calcext:value-type="string">
            <text:p>Bittet um Material seiner Ouvertüre für den Magistrat von Königsberg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5-06-20" calcext:value-type="date">
            <text:p>Freitag, 20. Juni 1845</text:p>
          </table:table-cell>
          <table:table-cell office:value-type="string" calcext:value-type="string">
            <text:p>(2014 bei Kotte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8-02" calcext:value-type="date">
            <text:p>Samstag, 2. August 1845</text:p>
          </table:table-cell>
          <table:table-cell office:value-type="string" calcext:value-type="string">
            <text:p>D-LEsta 21072 Nr. 11, 4</text:p>
          </table:table-cell>
          <table:table-cell table:number-columns-repeated="2"/>
          <table:table-cell office:value-type="string" calcext:value-type="string">
            <text:p>Nicolai bedauert die Veröffentlichung der Ouverture zu 4 Händen, wegen der „stehengebliebenen Fehler“ und bietet Hofmeister gegen Honorar sein „Rondo capriccioso in F-dur für Pf.“ an.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Quittung</text:p>
          </table:table-cell>
          <table:table-cell/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8-15" calcext:value-type="date">
            <text:p>Freitag, 15. August 1845</text:p>
          </table:table-cell>
          <table:table-cell office:value-type="string" calcext:value-type="string">
            <text:p>A-Wst H.I.N. 136760</text:p>
          </table:table-cell>
          <table:table-cell table:number-columns-repeated="1014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5-09-19" calcext:value-type="date">
            <text:p>Freitag, 19. September 1845</text:p>
          </table:table-cell>
          <table:table-cell table:style-name="ce135" office:value-type="string" calcext:value-type="string">
            <text:p>A-Wst H.I.N. 4482</text:p>
          </table:table-cell>
          <table:table-cell table:style-name="ce135" table:number-columns-repeated="2"/>
          <table:table-cell table:number-columns-repeated="2"/>
          <table:table-cell table:style-name="ce52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5-11-27" calcext:value-type="date">
            <text:p>Donnerstag, 27. November 1845</text:p>
          </table:table-cell>
          <table:table-cell table:style-name="ce160" office:value-type="string" calcext:value-type="string">
            <text:p>US-NYp</text:p>
          </table:table-cell>
          <table:table-cell table:style-name="ce16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Jacob Hoffmeister</text:p>
          </table:table-cell>
          <table:table-cell table:style-name="ce56" office:value-type="string" calcext:value-type="string">
            <text:p><text:a xlink:href="http://d-nb.info/gnd/116942924" xlink:type="simple">116942924</text:a></text:p>
          </table:table-cell>
          <table:table-cell table:style-name="ce50"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49" office:value-type="date" office:date-value="1845-12-16" calcext:value-type="date">
            <text:p>Dienstag, 16. Dezember 1845</text:p>
          </table:table-cell>
          <table:table-cell table:style-name="ce149" office:value-type="string" calcext:value-type="string">
            <text:p>D-Hs 15</text:p>
          </table:table-cell>
          <table:table-cell table:style-name="ce149" table:number-columns-repeated="2"/>
          <table:table-cell table:style-name="ce52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5-12-25" calcext:value-type="date">
            <text:p>Donnerstag, 25. Dezember 1845</text:p>
          </table:table-cell>
          <table:table-cell table:style-name="ce148" office:value-type="string" calcext:value-type="string">
            <text:p>A-Wst</text:p>
          </table:table-cell>
          <table:table-cell table:style-name="ce148" office:value-type="string" calcext:value-type="string">
            <text:p>Kruse, Brief <text:s/>I.</text:p>
          </table:table-cell>
          <table:table-cell table:style-name="ce148"/>
          <table:table-cell office:value-type="string" calcext:value-type="string">
            <text:p>laut OPAC 1.12.1845, Poststempel vom 25.12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Redakteur]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6-01-11" calcext:value-type="date">
            <text:p>Sonntag, 11. Januar 1846</text:p>
          </table:table-cell>
          <table:table-cell table:style-name="ce148" office:value-type="string" calcext:value-type="string">
            <text:p>?</text:p>
          </table:table-cell>
          <table:table-cell table:style-name="ce148" office:value-type="string" calcext:value-type="string">
            <text:p>Stargardt 399 (1938), S, 55.</text:p>
          </table:table-cell>
          <table:table-cell table:style-name="ce148"/>
          <table:table-cell table:number-columns-repeated="1012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6-01-20" calcext:value-type="date">
            <text:p>Dienstag, 20. Januar 1846</text:p>
          </table:table-cell>
          <table:table-cell table:style-name="ce135" office:value-type="string" calcext:value-type="string">
            <text:p>A-Wst H.I.N. 4272</text:p>
          </table:table-cell>
          <table:table-cell table:style-name="ce135" table:number-columns-repeated="2"/>
          <table:table-cell table:number-columns-repeated="2"/>
          <table:table-cell table:style-name="ce52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1-22" calcext:value-type="date">
            <text:p>Donnerstag, 22. Januar 1846</text:p>
          </table:table-cell>
          <table:table-cell table:style-name="ce136" office:value-type="string" calcext:value-type="string">
            <text:p>CH-Bu</text:p>
          </table:table-cell>
          <table:table-cell table:style-name="ce136" office:value-type="string" calcext:value-type="string">
            <text:p>Tb, 322</text:p>
          </table:table-cell>
          <table:table-cell table:style-name="ce13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[Regierungsrat]</text:p>
          </table:table-cell>
          <table:table-cell table:style-name="ce52"/>
          <table:table-cell table:style-name="ce50"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49" office:value-type="date" office:date-value="1846-01-28" calcext:value-type="date">
            <text:p>Mittwoch, 28. Januar 1846</text:p>
          </table:table-cell>
          <table:table-cell table:style-name="ce50" office:value-type="string" calcext:value-type="string">
            <text:p>D-B N.Mus.ep. 351</text:p>
          </table:table-cell>
          <table:table-cell table:style-name="ce50" office:value-type="string" calcext:value-type="string">
            <text:p>Stargardt 580 (1967), S. 164. </text:p>
          </table:table-cell>
          <table:table-cell table:style-name="ce50"/>
          <table:table-cell table:style-name="ce52" office:value-type="string" calcext:value-type="string">
            <text:p>Entschuldigt sich für das Ausbleiben bei der Feier am vorherigen Tage; </text:p>
          </table:table-cell>
          <table:table-cell table:style-name="ce5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1-31" calcext:value-type="date">
            <text:p>Samstag, 31. Januar 1846</text:p>
          </table:table-cell>
          <table:table-cell table:style-name="ce135" office:value-type="string" calcext:value-type="string">
            <text:p>A-Wst H.I.N. 4273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8" office:value-type="date" office:date-value="1846-02-16" calcext:value-type="date">
            <text:p>Montag, 16. Februar 1846</text:p>
          </table:table-cell>
          <table:table-cell table:style-name="ce135" office:value-type="string" calcext:value-type="string">
            <text:p>D-B Mus.ep. O. Nicolai 108</text:p>
          </table:table-cell>
          <table:table-cell table:style-name="ce135" office:value-type="string" calcext:value-type="string">
            <text:p>Briefe an seinen Vater, S. 338–341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2-20" calcext:value-type="date">
            <text:p>Freitag, 20. Februar 1846</text:p>
          </table:table-cell>
          <table:table-cell table:style-name="ce50" office:value-type="string" calcext:value-type="string">
            <text:p>D-B Mus.ep. O. Nicolai 139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Franz Glöggl</text:p>
          </table:table-cell>
          <table:table-cell table:style-name="ce56" office:value-type="string" calcext:value-type="string">
            <text:p><text:a xlink:href="http://d-nb.info/gnd/116666366" xlink:type="simple">11666636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3-13" calcext:value-type="date">
            <text:p>Freitag, 13. März 184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ilhofer &amp; Ranschburg 62 (1934), S. 6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<text:span text:style-name="T14">Heinrich Eduard Josef von </text:span>Lannoy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3-22" calcext:value-type="date">
            <text:p>Sonntag, 22. März 184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599 (1972), S. 178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4-12" calcext:value-type="date">
            <text:p>Sonntag, 12. April 1846</text:p>
          </table:table-cell>
          <table:table-cell table:style-name="ce135" office:value-type="string" calcext:value-type="string">
            <text:p>D-B Mus.ep. O. Nicolai 109</text:p>
          </table:table-cell>
          <table:table-cell table:style-name="ce135" office:value-type="string" calcext:value-type="string">
            <text:p>Briefe an seinen Vater, S. 341–344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4-16" calcext:value-type="date">
            <text:p>Donnerstag, 16. April 1846</text:p>
          </table:table-cell>
          <table:table-cell table:style-name="ce135" office:value-type="string" calcext:value-type="string">
            <text:p>A-Wst H.I.N. 4274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4-20" calcext:value-type="date">
            <text:p>Montag, 20. April 1846</text:p>
          </table:table-cell>
          <table:table-cell office:value-type="string" calcext:value-type="string">
            <text:p>D-B Mus.ep. O. Nicolai 110</text:p>
          </table:table-cell>
          <table:table-cell table:number-columns-repeated="2"/>
          <table:table-cell office:value-type="string" calcext:value-type="string">
            <text:p>Teilautographer Brief; Dankschreiben vom „Comité der philharmonischen Concerte“: Nicolai, Hellmesberger, Fritz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4-26" calcext:value-type="date">
            <text:p>Sonntag, 26. April 1846</text:p>
          </table:table-cell>
          <table:table-cell table:style-name="ce135" office:value-type="string" calcext:value-type="string">
            <text:p>D-B Mus.ep. O. Nicolai 111</text:p>
          </table:table-cell>
          <table:table-cell table:style-name="ce135" office:value-type="string" calcext:value-type="string">
            <text:p>Altmann, Brief <text:s/>III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eorg Winter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4-30" calcext:value-type="date">
            <text:p>Donnerstag, 30. April 1846</text:p>
          </table:table-cell>
          <table:table-cell table:style-name="ce139" office:value-type="string" calcext:value-type="string">
            <text:p>US-NYp</text:p>
          </table:table-cell>
          <table:table-cell table:style-name="ce139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5-16" calcext:value-type="date">
            <text:p>Samstag, 16. Mai 1846</text:p>
          </table:table-cell>
          <table:table-cell table:style-name="ce135" office:value-type="string" calcext:value-type="string">
            <text:p>A-Wph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 table:style-name="ce51" office:value-type="float" office:value="21" calcext:value-type="float">
            <text:p>21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Friedrich Wilhelm IV. </text:p>
          </table:table-cell>
          <table:table-cell table:style-name="ce56" office:value-type="string" calcext:value-type="string">
            <text:p><text:a xlink:href="http://d-nb.info/gnd/118535994" xlink:type="simple">118535994</text:a></text:p>
          </table:table-cell>
          <table:table-cell table:style-name="ce118" office:value-type="string" calcext:value-type="string">
            <text:p>Wien</text:p>
          </table:table-cell>
          <table:table-cell table:style-name="ce118"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8"/>
          <table:table-cell table:style-name="ce140" office:value-type="date" office:date-value="1846-05-27" calcext:value-type="date">
            <text:p>Mittwoch, 27. Mai 1846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/>
          <table:table-cell table:style-name="ce163"/>
          <table:table-cell table:style-name="ce51"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Graf Wilhelm von Redern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47" office:value-type="date" office:date-value="1846-05-27" calcext:value-type="date">
            <text:p>Mittwoch, 27. Mai 1846</text:p>
          </table:table-cell>
          <table:table-cell table:style-name="ce159" office:value-type="string" calcext:value-type="string">
            <text:p>?</text:p>
          </table:table-cell>
          <table:table-cell table:style-name="ce159" office:value-type="string" calcext:value-type="string">
            <text:p>Julius Kapp, Geschichte der Staatsoper Berlin, Berlin 1937, S. 64.; Studien zum geistlichen Werk Otto Nicolais</text:p>
          </table:table-cell>
          <table:table-cell table:style-name="ce15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5-30" calcext:value-type="date">
            <text:p>Samstag, 30. Mai 1846</text:p>
          </table:table-cell>
          <table:table-cell office:value-type="string" calcext:value-type="string">
            <text:p>D-B Mus.ep. O. Nicolai 112</text:p>
          </table:table-cell>
          <table:table-cell office:value-type="string" calcext:value-type="string">
            <text:p>Briefe an seinen Vater, S. 344–347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acob Hoffmeister</text:p>
          </table:table-cell>
          <table:table-cell table:style-name="ce56" office:value-type="string" calcext:value-type="string">
            <text:p><text:a xlink:href="http://d-nb.info/gnd/116942924" xlink:type="simple">11694292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6-03" calcext:value-type="date">
            <text:p>Mittwoch, 3. Juni 1846</text:p>
          </table:table-cell>
          <table:table-cell table:style-name="ce136" office:value-type="string" calcext:value-type="string">
            <text:p>D-Hs 15</text:p>
          </table:table-cell>
          <table:table-cell table:style-name="ce139" office:value-type="string" calcext:value-type="string">
            <text:p>Kruse, Falstaff, 216-220</text:p>
          </table:table-cell>
          <table:table-cell table:style-name="ce139" office:value-type="string" calcext:value-type="string">
            <text:p>Ders., Entstehung <text:s/>d. LW-Textes, 786–791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6-16" calcext:value-type="date">
            <text:p>Dienstag, 16. Juni 1846</text:p>
          </table:table-cell>
          <table:table-cell table:style-name="ce135" office:value-type="string" calcext:value-type="string">
            <text:p>A-Wst H.I.N. 4483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[Pietro Mechetti]</text:p>
          </table:table-cell>
          <table:table-cell table:style-name="ce52"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6-29" calcext:value-type="date">
            <text:p>Montag, 29. Juni 1846</text:p>
          </table:table-cell>
          <table:table-cell table:style-name="ce136" office:value-type="string" calcext:value-type="string">
            <text:p>D-Hs 15</text:p>
          </table:table-cell>
          <table:table-cell table:style-name="ce136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7-16" calcext:value-type="date">
            <text:p>Donnerstag, 16. Juli 1846</text:p>
          </table:table-cell>
          <table:table-cell office:value-type="string" calcext:value-type="string">
            <text:p>D-B Mus.ep. O. Nicolai 113</text:p>
          </table:table-cell>
          <table:table-cell office:value-type="string" calcext:value-type="string">
            <text:p>Briefe an seinen Vater, S. 347–351.</text:p>
          </table:table-cell>
          <table:table-cell table:number-columns-repeated="1013"/>
        </table:table-row>
        <table:table-row table:style-name="ro1">
          <table:table-cell table:style-name="ce51" office:value-type="float" office:value="22" calcext:value-type="float">
            <text:p>22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1" office:value-type="string" calcext:value-type="string">
            <text:p>Friedrich Wilhelm IV. </text:p>
          </table:table-cell>
          <table:table-cell table:style-name="ce56" office:value-type="string" calcext:value-type="string">
            <text:p><text:a xlink:href="http://d-nb.info/gnd/118535994" xlink:type="simple">118535994</text:a></text:p>
          </table:table-cell>
          <table:table-cell table:style-name="ce118" office:value-type="string" calcext:value-type="string">
            <text:p>Wien</text:p>
          </table:table-cell>
          <table:table-cell table:style-name="ce118"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8"/>
          <table:table-cell table:style-name="ce140" office:value-type="date" office:date-value="1846-07-25" calcext:value-type="date">
            <text:p>Samstag, 25. Juli 1846</text:p>
          </table:table-cell>
          <table:table-cell table:style-name="ce118" office:value-type="string" calcext:value-type="string">
            <text:p>D-Bga I. HA Rep. 89, Nr. 20955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/>
          <table:table-cell table:style-name="ce51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fred Julius Becher</text:p>
          </table:table-cell>
          <table:table-cell table:style-name="ce56" office:value-type="string" calcext:value-type="string">
            <text:p><text:a xlink:href="http://d-nb.info/gnd/118654268" xlink:type="simple">11865426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8-11" calcext:value-type="date">
            <text:p>Dienstag, 11. August 1846</text:p>
          </table:table-cell>
          <table:table-cell table:style-name="ce50" office:value-type="string" calcext:value-type="string">
            <text:p>A-LIa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09-26" calcext:value-type="date">
            <text:p>Samstag, 26. September 1846</text:p>
          </table:table-cell>
          <table:table-cell table:style-name="ce135" office:value-type="string" calcext:value-type="string">
            <text:p>D-B Mus.ep. O. Nicolai 114</text:p>
          </table:table-cell>
          <table:table-cell table:style-name="ce135" office:value-type="string" calcext:value-type="string">
            <text:p>Briefe an seinen Vater, S. 352–354.</text:p>
          </table:table-cell>
          <table:table-cell table:style-name="ce135"/>
          <table:table-cell office:value-type="string" calcext:value-type="string">
            <text:p>Vermerk von C. Nicolai: Am 3. Octobr 46 empfangen / Am 4. Octobr 46 beantwortet.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iacomo Meyerbeer</text:p>
          </table:table-cell>
          <table:table-cell table:style-name="ce56" office:value-type="string" calcext:value-type="string">
            <text:p><text:a xlink:href="http://d-nb.info/gnd/118581945" xlink:type="simple">1185819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0-16" calcext:value-type="date">
            <text:p>Freitag, 16. Oktober 1846</text:p>
          </table:table-cell>
          <table:table-cell office:value-type="string" calcext:value-type="string">
            <text:p>D-Bim K/7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0-23" calcext:value-type="date">
            <text:p>Freitag, 23. Oktober 1846</text:p>
          </table:table-cell>
          <table:table-cell office:value-type="string" calcext:value-type="string">
            <text:p>D-B Mus.ep. O. Nicolai 115</text:p>
          </table:table-cell>
          <table:table-cell office:value-type="string" calcext:value-type="string">
            <text:p>Briefe an seinen Vater, S. 354–356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0-29" calcext:value-type="date">
            <text:p>Donnerstag, 29. Oktober 1846</text:p>
          </table:table-cell>
          <table:table-cell table:style-name="ce139" office:value-type="string" calcext:value-type="string">
            <text:p>F-Pn</text:p>
          </table:table-cell>
          <table:table-cell table:style-name="ce139" table:number-columns-repeated="2"/>
          <table:table-cell office:value-type="string" calcext:value-type="string">
            <text:p>Paris bibliotheque national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1-08" calcext:value-type="date">
            <text:p>Sonntag, 8. November 1846</text:p>
          </table:table-cell>
          <table:table-cell table:style-name="ce135" office:value-type="string" calcext:value-type="string">
            <text:p>D-B Mus.ep. O. Nicolai 116</text:p>
          </table:table-cell>
          <table:table-cell table:style-name="ce135" office:value-type="string" calcext:value-type="string">
            <text:p>Briefe an seinen Vater, S. 356–362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1-19" calcext:value-type="date">
            <text:p>Donnerstag, 19. November 1846</text:p>
          </table:table-cell>
          <table:table-cell table:style-name="ce135" office:value-type="string" calcext:value-type="string">
            <text:p>A-Wst H.I.N. 4275</text:p>
          </table:table-cell>
          <table:table-cell table:style-name="ce135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1-21" calcext:value-type="date">
            <text:p>Samstag, 21. November 1846</text:p>
          </table:table-cell>
          <table:table-cell table:style-name="ce135" office:value-type="string" calcext:value-type="string">
            <text:p>D-B Mus.ep. O. Nicolai 117</text:p>
          </table:table-cell>
          <table:table-cell table:style-name="ce135" office:value-type="string" calcext:value-type="string">
            <text:p>Briefe an seinen Vater, S. 362–366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2-10" calcext:value-type="date">
            <text:p>Donnerstag, 10. Dezember 1846</text:p>
          </table:table-cell>
          <table:table-cell office:value-type="string" calcext:value-type="string">
            <text:p>D-B Mus.ep. O. Nicolai 118</text:p>
          </table:table-cell>
          <table:table-cell table:number-columns-repeated="2"/>
          <table:table-cell office:value-type="string" calcext:value-type="string">
            <text:p>Liste zurückgegebener Musikali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Franz Glöggl</text:p>
          </table:table-cell>
          <table:table-cell table:style-name="ce56" office:value-type="string" calcext:value-type="string">
            <text:p><text:a xlink:href="http://d-nb.info/gnd/116666366" xlink:type="simple">11666636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2-14" calcext:value-type="date">
            <text:p>Montag, 14. Dezember 1846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targardt 39 (1911), S. 106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2-21" calcext:value-type="date">
            <text:p>Montag, 21. Dezember 1846</text:p>
          </table:table-cell>
          <table:table-cell table:style-name="ce135" office:value-type="string" calcext:value-type="string">
            <text:p>A-Wst H.I.N. 4484</text:p>
          </table:table-cell>
          <table:table-cell table:style-name="ce135" office:value-type="string" calcext:value-type="string">
            <text:p>Wiener Musikerbriefe aus zwei Jahrhunderten, S. 54–56.</text:p>
          </table:table-cell>
          <table:table-cell table:style-name="ce13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6-12-30" calcext:value-type="date">
            <text:p>Mittwoch, 30. Dezember 1846</text:p>
          </table:table-cell>
          <table:table-cell table:style-name="ce139" office:value-type="string" calcext:value-type="string">
            <text:p>(?)</text:p>
          </table:table-cell>
          <table:table-cell table:style-name="ce139" office:value-type="string" calcext:value-type="string">
            <text:p>Stargardt April 1954.</text:p>
          </table:table-cell>
          <table:table-cell table:style-name="ce139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Erkel</text:p>
          </table:table-cell>
          <table:table-cell table:style-name="ce56" office:value-type="string" calcext:value-type="string">
            <text:p><text:a xlink:href="http://d-nb.info/gnd/118530801" xlink:type="simple">118530801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1-10" calcext:value-type="date">
            <text:p>Sonntag, 10. Januar 1847</text:p>
          </table:table-cell>
          <table:table-cell table:style-name="ce50" office:value-type="string" calcext:value-type="string">
            <text:p>H-Bn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v. Grohofski</text:p>
          </table:table-cell>
          <table:table-cell/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1-15" calcext:value-type="date">
            <text:p>Freitag, 15. Januar 1847</text:p>
          </table:table-cell>
          <table:table-cell table:style-name="ce50" office:value-type="string" calcext:value-type="string">
            <text:p>D-B Mus.ep. O. Nicolai 119</text:p>
          </table:table-cell>
          <table:table-cell table:style-name="ce50" table:number-columns-repeated="2"/>
          <table:table-cell office:value-type="string" calcext:value-type="string">
            <text:p>Adresse: Leopoldstadt Schiffamtgasse 6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F. M. von Luik?</text:p>
          </table:table-cell>
          <table:table-cell table:style-name="ce60"/>
          <table:table-cell table:style-name="ce50"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35" office:value-type="date" office:date-value="1847-02-06" calcext:value-type="date">
            <text:p>Samstag, 6. Februar 18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700 (2014), S. 382.</text:p>
          </table:table-cell>
          <table:table-cell table:number-columns-repeated="2"/>
          <table:table-cell table:style-name="ce54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table:style-name="ce50"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35" office:value-type="date" office:date-value="1847-02-08" calcext:value-type="date">
            <text:p>Montag, 8. Februar 1847</text:p>
          </table:table-cell>
          <table:table-cell office:value-type="string" calcext:value-type="string">
            <text:p>D-B N.Mus.ep. 2192</text:p>
          </table:table-cell>
          <table:table-cell office:value-type="string" calcext:value-type="string">
            <text:p>Stargardt 618 (1979), S. 257. </text:p>
          </table:table-cell>
          <table:table-cell/>
          <table:table-cell office:value-type="string" calcext:value-type="string">
            <text:p>Professor Jos. v. Fischhof, schickt ihm eine Etude</text:p>
          </table:table-cell>
          <table:table-cell table:style-name="ce60" office:value-type="string" calcext:value-type="string">
            <text:p>Capriccio in f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Aloys Fuchs?]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2-09" calcext:value-type="date">
            <text:p>Dienstag, 9. Februar 18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ebehay 25 (1967)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? / Karl? Doppler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2-09" calcext:value-type="date">
            <text:p>Dienstag, 9. Februar 1847</text:p>
          </table:table-cell>
          <table:table-cell table:style-name="ce117" office:value-type="string" calcext:value-type="string">
            <text:p>?</text:p>
          </table:table-cell>
          <table:table-cell table:style-name="ce117" office:value-type="string" calcext:value-type="string">
            <text:p>Stargardt Nov. 1965.</text:p>
          </table:table-cell>
          <table:table-cell table:style-name="ce11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Klemm</text:p>
          </table:table-cell>
          <table:table-cell table:style-name="ce56" office:value-type="string" calcext:value-type="string">
            <text:p><text:a xlink:href="http://d-nb.info/gnd/1013591364" xlink:type="simple">1013591364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2-15" calcext:value-type="date">
            <text:p>Montag, 15. Februar 1847</text:p>
          </table:table-cell>
          <table:table-cell office:value-type="string" calcext:value-type="string">
            <text:p>A-Wn 48/38-3</text:p>
          </table:table-cell>
          <table:table-cell office:value-type="string" calcext:value-type="string">
            <text:p>Abschrift in: D-B La Mara: Convolut 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2-21" calcext:value-type="date">
            <text:p>Sonntag, 21. Februar 1847</text:p>
          </table:table-cell>
          <table:table-cell office:value-type="string" calcext:value-type="string">
            <text:p>D-B Mus.ep. O. Nicolai 120</text:p>
          </table:table-cell>
          <table:table-cell table:number-columns-repeated="2"/>
          <table:table-cell office:value-type="string" calcext:value-type="string">
            <text:p>Alois von Fuch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Franz Glöggl</text:p>
          </table:table-cell>
          <table:table-cell table:style-name="ce56" office:value-type="string" calcext:value-type="string">
            <text:p><text:a xlink:href="http://d-nb.info/gnd/116666366" xlink:type="simple">11666636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02" calcext:value-type="date">
            <text:p>Dienstag, 2. März 1847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targardt 394 (1937), S. 19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03" calcext:value-type="date">
            <text:p>Mittwoch, 3. März 1847</text:p>
          </table:table-cell>
          <table:table-cell office:value-type="string" calcext:value-type="string">
            <text:p>D-B Mus.ep. O. Nicolai 121</text:p>
          </table:table-cell>
          <table:table-cell table:number-columns-repeated="2"/>
          <table:table-cell office:value-type="string" calcext:value-type="string">
            <text:p>Alois von Fuch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Giacomo Meyerbeer]</text:p>
          </table:table-cell>
          <table:table-cell table:style-name="ce56" office:value-type="string" calcext:value-type="string">
            <text:p><text:a xlink:href="http://d-nb.info/gnd/118581945" xlink:type="simple">118581945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04" calcext:value-type="date">
            <text:p>Donnerstag, 4. März 1847</text:p>
          </table:table-cell>
          <table:table-cell office:value-type="string" calcext:value-type="string">
            <text:p>D-B Mus.ep. O. Nicolai 12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Franz Glöggl</text:p>
          </table:table-cell>
          <table:table-cell table:style-name="ce56" office:value-type="string" calcext:value-type="string">
            <text:p><text:a xlink:href="http://d-nb.info/gnd/116666366" xlink:type="simple">11666636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09" calcext:value-type="date">
            <text:p>Dienstag, 9. März 1847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targardt 39 (1911), S. 106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August Schmidt]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11" calcext:value-type="date">
            <text:p>Donnerstag, 11. März 1847</text:p>
          </table:table-cell>
          <table:table-cell office:value-type="string" calcext:value-type="string">
            <text:p>A-Wst H.I.N. 4485</text:p>
          </table:table-cell>
          <table:table-cell table:number-columns-repeated="1014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17" calcext:value-type="date">
            <text:p>Mittwoch, 17. März 18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nrici 83 (1923), S. 64. (2014 bei Kotte)</text:p>
          </table:table-cell>
          <table:table-cell/>
          <table:table-cell office:value-type="string" calcext:value-type="string">
            <text:p>checked</text:p>
          </table:table-cell>
          <table:table-cell/>
          <table:table-cell table:style-name="ce52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Baptist Streicher</text:p>
          </table:table-cell>
          <table:table-cell table:style-name="ce56" office:value-type="string" calcext:value-type="string">
            <text:p><text:a xlink:href="http://d-nb.info/gnd/117317179" xlink:type="simple">117317179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23" calcext:value-type="date">
            <text:p>Dienstag, 23. März 1847</text:p>
          </table:table-cell>
          <table:table-cell office:value-type="string" calcext:value-type="string">
            <text:p>A-Wn 126/72-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3-29" calcext:value-type="date">
            <text:p>Montag, 29. März 1847</text:p>
          </table:table-cell>
          <table:table-cell office:value-type="string" calcext:value-type="string">
            <text:p>D-B Mus.ep. O. Nicolai 124</text:p>
          </table:table-cell>
          <table:table-cell table:number-columns-repeated="2"/>
          <table:table-cell office:value-type="string" calcext:value-type="string">
            <text:p>Alois von Fuchs</text:p>
          </table:table-cell>
          <table:table-cell table:number-columns-repeated="1011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Gesellschaft der Musikfreunde des Österreichischen Kaiserstaates </text:p>
          </table:table-cell>
          <table:table-cell table:style-name="ce56" office:value-type="string" calcext:value-type="string">
            <text:p><text:a xlink:href="http://d-nb.info/gnd/5541564-7" xlink:type="simple">5541564-7</text:a></text:p>
          </table:table-cell>
          <table:table-cell table:style-name="ce50"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36" office:value-type="date" office:date-value="1847-03-29" calcext:value-type="date">
            <text:p>Montag, 29. März 1847</text:p>
          </table:table-cell>
          <table:table-cell table:style-name="ce50" office:value-type="string" calcext:value-type="string">
            <text:p>D-B Mus.ep. O. Nicolai 125</text:p>
          </table:table-cell>
          <table:table-cell table:style-name="ce50" table:number-columns-repeated="2"/>
          <table:table-cell table:style-name="ce52" office:value-type="string" calcext:value-type="string">
            <text:p>Archiv der Gesellschaft der Musikfreunde zu Händen des Herrn Alois von Fuchs</text:p>
          </table:table-cell>
          <table:table-cell table:style-name="ce52" office:value-type="string" calcext:value-type="string">
            <text:p>Musikalien-Liste</text:p>
          </table:table-cell>
          <table:table-cell table:style-name="ce50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table:style-name="ce50"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ce124"/>
          <table:table-cell table:style-name="ce136" office:value-type="date" office:date-value="1847-03-29" calcext:value-type="date">
            <text:p>Montag, 29. März 1847</text:p>
          </table:table-cell>
          <table:table-cell table:style-name="ce50" office:value-type="string" calcext:value-type="string">
            <text:p>D-B Mus.ep. O. Nicolai 123</text:p>
          </table:table-cell>
          <table:table-cell table:style-name="ce50" office:value-type="string" calcext:value-type="string">
            <text:p>Briefe an seinen Vater, S. 366–368.</text:p>
          </table:table-cell>
          <table:table-cell table:style-name="ce50" table:number-columns-repeated="3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4-09" calcext:value-type="date">
            <text:p>Freitag, 9. April 1847</text:p>
          </table:table-cell>
          <table:table-cell office:value-type="string" calcext:value-type="string">
            <text:p>A-Wst H.I.N. 427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Baptist Streicher</text:p>
          </table:table-cell>
          <table:table-cell table:style-name="ce56" office:value-type="string" calcext:value-type="string">
            <text:p><text:a xlink:href="http://d-nb.info/gnd/117317179" xlink:type="simple">117317179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9" office:value-type="date" office:date-value="1847-04-30" calcext:value-type="date">
            <text:p>Freitag, 30. April 1847</text:p>
          </table:table-cell>
          <table:table-cell office:value-type="string" calcext:value-type="string">
            <text:p>A-Wn 126/72-5</text:p>
          </table:table-cell>
          <table:table-cell table:number-columns-repeated="2"/>
          <table:table-cell table:style-name="ce162" office:value-type="string" calcext:value-type="string">
            <text:p>keine Jahreszahl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Tobias? Haslinger</text:p>
          </table:table-cell>
          <table:table-cell table:style-name="ce60"/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5-04" calcext:value-type="date">
            <text:p>Dienstag, 4. Mai 18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ebehay 43 (1971).</text:p>
          </table:table-cell>
          <table:table-cell/>
          <table:table-cell office:value-type="string" calcext:value-type="string">
            <text:p>identisch mit Brief 14.5.1847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Haslinger</text:p>
          </table:table-cell>
          <table:table-cell table:style-name="ce56" office:value-type="string" calcext:value-type="string">
            <text:p><text:a xlink:href="http://d-nb.info/gnd/116513772" xlink:type="simple">116513772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5-14" calcext:value-type="date">
            <text:p>Freitag, 14. Mai 1847</text:p>
          </table:table-cell>
          <table:table-cell office:value-type="string" calcext:value-type="string">
            <text:p>A-Wst H.I.N. 227417</text:p>
          </table:table-cell>
          <table:table-cell table:number-columns-repeated="2"/>
          <table:table-cell office:value-type="string" calcext:value-type="string">
            <text:p>Ankauf Hassfurther / ZPH 11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/>
          <table:table-cell table:style-name="ce135" office:value-type="date" office:date-value="1847-05-20" calcext:value-type="date">
            <text:p>Donnerstag, 20. Mai 1847</text:p>
          </table:table-cell>
          <table:table-cell office:value-type="string" calcext:value-type="string">
            <text:p>D-B Mus.ep. O. Nicolai 126</text:p>
          </table:table-cell>
          <table:table-cell table:number-columns-repeated="2"/>
          <table:table-cell office:value-type="string" calcext:value-type="string">
            <text:p>Vermacht „diese Ouverture“ dem Archiv des Musikvereins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Edler von Hilleprandt</text:p>
          </table:table-cell>
          <table:table-cell table:style-name="ce56" office:value-type="string" calcext:value-type="string">
            <text:p><text:a xlink:href="http://d-nb.info/gnd/140005439" xlink:type="simple">140005439</text:a></text:p>
          </table:table-cell>
          <table:table-cell office:value-type="string" calcext:value-type="string">
            <text:p>Bad Ischl</text:p>
          </table:table-cell>
          <table:table-cell office:value-type="string" calcext:value-type="string">
            <text:p><text:a xlink:href="http://www.geonames.org/2782052" xlink:type="simple">http://www.geonames.org/2782052</text:a></text:p>
          </table:table-cell>
          <table:table-cell/>
          <table:table-cell table:style-name="ce135" office:value-type="date" office:date-value="1847-05-30" calcext:value-type="date">
            <text:p>Sonntag, 30. Mai 1847</text:p>
          </table:table-cell>
          <table:table-cell table:style-name="ce50" office:value-type="string" calcext:value-type="string">
            <text:p>A-Sd</text:p>
          </table:table-cell>
          <table:table-cell table:style-name="ce50" office:value-type="string" calcext:value-type="string">
            <text:p>Spatzenegger, Mozart-Sohn, 30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Edler von Hilleprandt</text:p>
          </table:table-cell>
          <table:table-cell table:style-name="ce56" office:value-type="string" calcext:value-type="string">
            <text:p><text:a xlink:href="http://d-nb.info/gnd/140005439" xlink:type="simple">140005439</text:a></text:p>
          </table:table-cell>
          <table:table-cell office:value-type="string" calcext:value-type="string">
            <text:p>Salzburg</text:p>
          </table:table-cell>
          <table:table-cell office:value-type="string" calcext:value-type="string">
            <text:p><text:a xlink:href="http://www.geonames.org/2766818" xlink:type="simple">http://www.geonames.org/2766818</text:a></text:p>
          </table:table-cell>
          <table:table-cell/>
          <table:table-cell table:style-name="ce135" office:value-type="date" office:date-value="1847-06-16" calcext:value-type="date">
            <text:p>Mittwoch, 16. Juni 1847</text:p>
          </table:table-cell>
          <table:table-cell table:style-name="ce50" office:value-type="string" calcext:value-type="string">
            <text:p>A-Sd</text:p>
          </table:table-cell>
          <table:table-cell table:style-name="ce50" office:value-type="string" calcext:value-type="string">
            <text:p>Spatzenegger, Mozart-Sohn, 30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dolf Bäuerle</text:p>
          </table:table-cell>
          <table:table-cell table:style-name="ce56" office:value-type="string" calcext:value-type="string">
            <text:p><text:a xlink:href="http://d-nb.info/gnd/119560038" xlink:type="simple">119560038</text:a></text:p>
          </table:table-cell>
          <table:table-cell office:value-type="string" calcext:value-type="string">
            <text:p>Baden</text:p>
          </table:table-cell>
          <table:table-cell office:value-type="string" calcext:value-type="string">
            <text:p><text:a xlink:href="http://www.geonames.org/2782067" xlink:type="simple">http://www.geonames.org/2782067</text:a></text:p>
          </table:table-cell>
          <table:table-cell/>
          <table:table-cell table:style-name="ce135" office:value-type="date" office:date-value="1847-07-23" calcext:value-type="date">
            <text:p>Freitag, 23. Juli 1847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Abschrift <text:s/>D-DT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Redaktion der AWMZ</text:p>
          </table:table-cell>
          <table:table-cell table:style-name="ce60"/>
          <table:table-cell office:value-type="string" calcext:value-type="string">
            <text:p>Baden</text:p>
          </table:table-cell>
          <table:table-cell office:value-type="string" calcext:value-type="string">
            <text:p><text:a xlink:href="http://www.geonames.org/2782067" xlink:type="simple">http://www.geonames.org/2782067</text:a></text:p>
          </table:table-cell>
          <table:table-cell/>
          <table:table-cell table:style-name="ce135" office:value-type="date" office:date-value="1847-07-23" calcext:value-type="date">
            <text:p>Freitag, 23. Juli 1847</text:p>
          </table:table-cell>
          <table:table-cell office:value-type="string" calcext:value-type="string">
            <text:p>A-Wst H.I.N. 794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Ludwig Mielichhofer</text:p>
          </table:table-cell>
          <table:table-cell table:style-name="ce56" office:value-type="string" calcext:value-type="string">
            <text:p><text:a xlink:href="http://d-nb.info/gnd/117027685" xlink:type="simple">117027685</text:a></text:p>
          </table:table-cell>
          <table:table-cell office:value-type="string" calcext:value-type="string">
            <text:p>Gräfenberg</text:p>
          </table:table-cell>
          <table:table-cell table:style-name="ce125" office:value-type="string" calcext:value-type="string">
            <text:p><text:a xlink:href="http://www.geonames.org/3072267" xlink:type="simple">http://www.geonames.org/3072267</text:a></text:p>
          </table:table-cell>
          <table:table-cell table:style-name="Default"/>
          <table:table-cell table:style-name="ce135" office:value-type="date" office:date-value="1847-09-10" calcext:value-type="date">
            <text:p>Freitag, 10. September 1847</text:p>
          </table:table-cell>
          <table:table-cell table:style-name="ce117" office:value-type="string" calcext:value-type="string">
            <text:p>A-Wgm</text:p>
          </table:table-cell>
          <table:table-cell table:style-name="ce117" office:value-type="string" calcext:value-type="string">
            <text:p>Abschrift D-DT</text:p>
          </table:table-cell>
          <table:table-cell table:style-name="ce11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Friedrich Wilhelm IV. </text:p>
          </table:table-cell>
          <table:table-cell table:style-name="ce67" office:value-type="string" calcext:value-type="string">
            <text:p><text:a xlink:href="http://d-nb.info/gnd/118535994" xlink:type="simple">118535994</text:a></text:p>
          </table:table-cell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6" office:value-type="date" office:date-value="1847-10-10" calcext:value-type="date">
            <text:p>Sonntag, 10. Oktober 1847</text:p>
          </table:table-cell>
          <table:table-cell table:style-name="ce119" office:value-type="string" calcext:value-type="string">
            <text:p>unbekannt (nachgewiesen in Tagebuch)</text:p>
          </table:table-cell>
          <table:table-cell table:style-name="ce119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7-10-26" calcext:value-type="date">
            <text:p>Dienstag, 26. Oktober 1847</text:p>
          </table:table-cell>
          <table:table-cell office:value-type="string" calcext:value-type="string">
            <text:p>D-B Mus.ep. O. Nicolai 127</text:p>
          </table:table-cell>
          <table:table-cell office:value-type="string" calcext:value-type="string">
            <text:p>Briefe an seinen Vater, S. 368–372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Theodor Kullak</text:p>
          </table:table-cell>
          <table:table-cell table:style-name="ce56" office:value-type="string" calcext:value-type="string">
            <text:p><text:a xlink:href="http://d-nb.info/gnd/116607157" xlink:type="simple">116607157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7-11-14" calcext:value-type="date">
            <text:p>Sonntag, 14. November 1847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Henrici 86 (1924), S. 120.</text:p>
          </table:table-cell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7-11-21" calcext:value-type="date">
            <text:p>Sonntag, 21. November 1847</text:p>
          </table:table-cell>
          <table:table-cell office:value-type="string" calcext:value-type="string">
            <text:p>D-B Mus.ep. O. Nicolai 128</text:p>
          </table:table-cell>
          <table:table-cell office:value-type="string" calcext:value-type="string">
            <text:p>Briefe an seinen Vater, S. 372–376.</text:p>
          </table:table-cell>
          <table:table-cell/>
          <table:table-cell office:value-type="string" calcext:value-type="string">
            <text:p>o.O. u Datum; Poststempel auf Umschlag: 21/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[Graf Wilhelm von Redern]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7-12-17" calcext:value-type="date">
            <text:p>Freitag, 17. Dezember 184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700 (2014), S. 383.</text:p>
          </table:table-cell>
          <table:table-cell/>
          <table:table-cell office:value-type="string" calcext:value-type="string">
            <text:p>Er erklärt seine Bereitwilligkeit, die ihm nach dem Entschlusse des Königs zugewiesene Stellung als Kapellmeister bei der Königl. Oper und bei dem Dom-Chor in Berlin anzunehmen.</text:p>
          </table:table-cell>
          <table:table-cell office:value-type="string" calcext:value-type="string">
            <text:p>Henrici 83 (1923), S.64.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Staudigl</text:p>
          </table:table-cell>
          <table:table-cell table:style-name="ce56" office:value-type="string" calcext:value-type="string">
            <text:p><text:a xlink:href="http://d-nb.info/gnd/117223298" xlink:type="simple">11722329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7-12-17" calcext:value-type="date">
            <text:p>Freitag, 17. Dezember 1847</text:p>
          </table:table-cell>
          <table:table-cell office:value-type="string" calcext:value-type="string">
            <text:p>A-Wst H.I.N. 4622</text:p>
          </table:table-cell>
          <table:table-cell office:value-type="string" calcext:value-type="string">
            <text:p>Signale für die musikalische Welt 50 (1892), 10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7-12-21" calcext:value-type="date">
            <text:p>Dienstag, 21. Dezember 1847</text:p>
          </table:table-cell>
          <table:table-cell office:value-type="string" calcext:value-type="string">
            <text:p>D-B Mus.ep. O. Nicolai 129</text:p>
          </table:table-cell>
          <table:table-cell office:value-type="string" calcext:value-type="string">
            <text:p>Briefe an seinen Vater, S. 376–378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Pauline von Stradiot (Mutter)]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7-12-29" calcext:value-type="date">
            <text:p>Mittwoch, 29. Dezember 1847</text:p>
          </table:table-cell>
          <table:table-cell table:style-name="ce135" office:value-type="string" calcext:value-type="string">
            <text:p>?</text:p>
          </table:table-cell>
          <table:table-cell table:style-name="ce135" office:value-type="string" calcext:value-type="string">
            <text:p>Faksimile: Kruse, Nicolai, nach <text:s/>206</text:p>
          </table:table-cell>
          <table:table-cell table:style-name="ce135" office:value-type="string" calcext:value-type="string">
            <text:p>Ders., Nicolais Beziehungen <text:s/>zu den Bühnensängerinnen seiner Zeit, 518.</text:p>
          </table:table-cell>
          <table:table-cell office:value-type="string" calcext:value-type="string">
            <text:p>Brief ohne Adressat faksimiliert, Nicolai: Leipziger Straße No. 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inrich Dorn</text:p>
          </table:table-cell>
          <table:table-cell table:style-name="ce56" office:value-type="string" calcext:value-type="string">
            <text:p><text:a xlink:href="http://d-nb.info/gnd/116182776" xlink:type="simple">116182776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1-03" calcext:value-type="date">
            <text:p>Montag, 3. Januar 1848</text:p>
          </table:table-cell>
          <table:table-cell office:value-type="string" calcext:value-type="string">
            <text:p>D-B Mus.ep. O. Nicolai 130</text:p>
          </table:table-cell>
          <table:table-cell table:number-columns-repeated="2"/>
          <table:table-cell office:value-type="string" calcext:value-type="string">
            <text:p>Erworben 19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Pietro Mechetti</text:p>
          </table:table-cell>
          <table:table-cell table:style-name="ce56" office:value-type="string" calcext:value-type="string">
            <text:p><text:a xlink:href="http://d-nb.info/gnd/11697673X" xlink:type="simple">11697673X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1-09" calcext:value-type="date">
            <text:p>Sonntag, 9. Januar 1848</text:p>
          </table:table-cell>
          <table:table-cell table:style-name="ce50" office:value-type="string" calcext:value-type="string">
            <text:p>D-DT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1-12" calcext:value-type="date">
            <text:p>Mittwoch, 12. Januar 1848</text:p>
          </table:table-cell>
          <table:table-cell office:value-type="string" calcext:value-type="string">
            <text:p>D-Bsa N.Mus. SA 4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Schlesinger (Verlag)</text:p>
          </table:table-cell>
          <table:table-cell table:style-name="ce56"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1-15" calcext:value-type="date">
            <text:p>Samstag, 15. Januar 1848</text:p>
          </table:table-cell>
          <table:table-cell table:style-name="ce152" office:value-type="string" calcext:value-type="string">
            <text:p>Hans Schneider Tutzing 386 (2002), S. 76.</text:p>
          </table:table-cell>
          <table:table-cell table:number-columns-repeated="2"/>
          <table:table-cell office:value-type="string" calcext:value-type="string">
            <text:p>Bzgl. Hof-Soiree am 16.1.1848 „Ich möchte Einiges für das bevorstehende Hof-Concert aussuchen …“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1-18" calcext:value-type="date">
            <text:p>Dienstag, 18. Januar 1848</text:p>
          </table:table-cell>
          <table:table-cell table:style-name="ce136" office:value-type="string" calcext:value-type="string">
            <text:p>D-LEu Kurt-Taut-Slg.</text:p>
          </table:table-cell>
          <table:table-cell table:style-name="ce136" table:number-columns-repeated="2"/>
          <table:table-cell office:value-type="string" calcext:value-type="string">
            <text:p>Bzgl. Hof-Soiree am 16.1.18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1-23" calcext:value-type="date">
            <text:p>Sonntag, 23. Januar 18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tte 33, S. 212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8" office:value-type="date" office:date-value="1848-01-28" calcext:value-type="date">
            <text:p>Freitag, 28. Januar 1848</text:p>
          </table:table-cell>
          <table:table-cell office:value-type="string" calcext:value-type="string">
            <text:p>S-Smf 283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inrich Schlesinger</text:p>
          </table:table-cell>
          <table:table-cell table:style-name="ce56" office:value-type="string" calcext:value-type="string">
            <text:p><text:a xlink:href="http://d-nb.info/gnd/117326097" xlink:type="simple">117326097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1-28" calcext:value-type="date">
            <text:p>Freitag, 28. Januar 1848</text:p>
          </table:table-cell>
          <table:table-cell office:value-type="string" calcext:value-type="string">
            <text:p>US-Wc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2-05" calcext:value-type="date">
            <text:p>Samstag, 5. Februar 1848</text:p>
          </table:table-cell>
          <table:table-cell office:value-type="string" calcext:value-type="string">
            <text:p>D-B Mus.ep. O. Nicolai 131</text:p>
          </table:table-cell>
          <table:table-cell office:value-type="string" calcext:value-type="string">
            <text:p>Briefe an seinen Vater, S. 378–379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Friedrich Hofmeister]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2-16" calcext:value-type="date">
            <text:p>Mittwoch, 16. Februar 18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683 (2006), S. 375.</text:p>
          </table:table-cell>
          <table:table-cell table:number-columns-repeated="1013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? (Billet)</text:p>
          </table:table-cell>
          <table:table-cell table:style-name="ce60"/>
          <table:table-cell table:style-name="ce117"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9" office:value-type="date" office:date-value="1848-02-27" calcext:value-type="date">
            <text:p>Sonntag, 27. Februar 1848</text:p>
          </table:table-cell>
          <table:table-cell table:style-name="ce117" office:value-type="string" calcext:value-type="string">
            <text:p>?</text:p>
          </table:table-cell>
          <table:table-cell table:style-name="ce117" office:value-type="string" calcext:value-type="string">
            <text:p>Nebehay 25 (1967). </text:p>
          </table:table-cell>
          <table:table-cell table:style-name="ce117"/>
          <table:table-cell table:style-name="ce52"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Wilhelm Taubert</text:p>
          </table:table-cell>
          <table:table-cell table:style-name="ce56" office:value-type="string" calcext:value-type="string">
            <text:p><text:a xlink:href="http://d-nb.info/gnd/11723589X" xlink:type="simple">11723589X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3-08" calcext:value-type="date">
            <text:p>Mittwoch, 8. März 184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iepmannssohn 190 (1916)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Ida Brauns</text:p>
          </table:table-cell>
          <table:table-cell table:style-name="ce56" office:value-type="string" calcext:value-type="string">
            <text:p><text:a xlink:href="http://d-nb.info/gnd/116429240" xlink:type="simple">116429240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5-07" calcext:value-type="date">
            <text:p>Sonntag, 7. Mai 1848</text:p>
          </table:table-cell>
          <table:table-cell office:value-type="string" calcext:value-type="string">
            <text:p>US-NYpm MFC N636.B82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iacomo Meyerbeer</text:p>
          </table:table-cell>
          <table:table-cell table:style-name="ce56" office:value-type="string" calcext:value-type="string">
            <text:p><text:a xlink:href="http://d-nb.info/gnd/118581945" xlink:type="simple">118581945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6-27" calcext:value-type="date">
            <text:p>Dienstag, 27. Juni 1848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targardt 617 (1979), S. 237. </text:p>
          </table:table-cell>
          <table:table-cell table:style-name="ce50"/>
          <table:table-cell office:value-type="string" calcext:value-type="string">
            <text:p>Bzgl. Oper Arria von Stähle.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Louis Spohr</text:p>
          </table:table-cell>
          <table:table-cell table:style-name="ce56" office:value-type="string" calcext:value-type="string">
            <text:p><text:a xlink:href="http://d-nb.info/gnd/118616366" xlink:type="simple">118616366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6-27" calcext:value-type="date">
            <text:p>Dienstag, 27. Juni 1848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lg. Heyer, Henrici (1926), S. 100.</text:p>
          </table:table-cell>
          <table:table-cell table:style-name="ce50"/>
          <table:table-cell office:value-type="string" calcext:value-type="string">
            <text:p>Datum nach Liepmannssohn Okt. 1894.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7-01" calcext:value-type="date">
            <text:p>Samstag, 1. Juli 1848</text:p>
          </table:table-cell>
          <table:table-cell office:value-type="string" calcext:value-type="string">
            <text:p>D-B Mus.ep. O. Nicolai 132</text:p>
          </table:table-cell>
          <table:table-cell office:value-type="string" calcext:value-type="string">
            <text:p>Briefe an seinen Vater, S. 380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Wangerooge</text:p>
          </table:table-cell>
          <table:table-cell table:style-name="ce125" office:value-type="string" calcext:value-type="string">
            <text:p><text:a xlink:href="http://www.geonames.org/2814266" xlink:type="simple">http://www.geonames.org/2814266</text:a></text:p>
          </table:table-cell>
          <table:table-cell table:style-name="Default"/>
          <table:table-cell table:style-name="ce135" office:value-type="date" office:date-value="1848-07-28" calcext:value-type="date">
            <text:p>Freitag, 28. Juli 1848</text:p>
          </table:table-cell>
          <table:table-cell office:value-type="string" calcext:value-type="string">
            <text:p>D-B Mus.ep. O. Nicolai 133</text:p>
          </table:table-cell>
          <table:table-cell office:value-type="string" calcext:value-type="string">
            <text:p>Briefe an seinen Vater, S. 381–382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09-26" calcext:value-type="date">
            <text:p>Dienstag, 26. September 1848</text:p>
          </table:table-cell>
          <table:table-cell office:value-type="string" calcext:value-type="string">
            <text:p>D-B Mus.ep. O. Nicolai 134</text:p>
          </table:table-cell>
          <table:table-cell office:value-type="string" calcext:value-type="string">
            <text:p>Briefe an seinen Vater, S. 382–383.</text:p>
          </table:table-cell>
          <table:table-cell table:number-columns-repeated="1013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[Intendantur oder Theaterleitung]</text:p>
          </table:table-cell>
          <table:table-cell table:style-name="ce50"/>
          <table:table-cell table:style-name="ce50"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7" office:value-type="date" office:date-value="1848-09-27" calcext:value-type="date">
            <text:p>Mittwoch, 27. September 1848</text:p>
          </table:table-cell>
          <table:table-cell table:style-name="ce50" office:value-type="string" calcext:value-type="string">
            <text:p>D-B Mus.ep. O. Nicolai varia 2</text:p>
          </table:table-cell>
          <table:table-cell table:style-name="ce50" table:number-columns-repeated="2"/>
          <table:table-cell table:style-name="ce50" office:value-type="string" calcext:value-type="string">
            <text:p>Bewertung „Über die Oper = Der Rothmantel = von Würst“ (Wüerst) und Empfehlung zur Aufführung</text:p>
          </table:table-cell>
          <table:table-cell table:style-name="ce50" table:number-columns-repeated="1011"/>
        </table:table-row>
        <table:table-row table:style-name="ro1">
          <table:table-cell table:style-name="ce52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Salomon Hermann von Mosenthal</text:p>
          </table:table-cell>
          <table:table-cell table:style-name="ce56" office:value-type="string" calcext:value-type="string">
            <text:p><text:a xlink:href="http://d-nb.info/gnd/101363184" xlink:type="simple">101363184</text:a></text:p>
          </table:table-cell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6" office:value-type="date" office:date-value="1848-10-22" calcext:value-type="date">
            <text:p>Sonntag, 22. Oktober 1848</text:p>
          </table:table-cell>
          <table:table-cell table:style-name="ce50" office:value-type="string" calcext:value-type="string">
            <text:p>D-B N.Mus.ep. 3659</text:p>
          </table:table-cell>
          <table:table-cell table:style-name="ce50" office:value-type="string" calcext:value-type="string">
            <text:p>Stargardt 666 (1997), S. 380, Faksimile: ebd. S. 381. </text:p>
          </table:table-cell>
          <table:table-cell table:style-name="ce50"/>
          <table:table-cell table:style-name="ce52" office:value-type="string" calcext:value-type="string">
            <text:p>H. S. Mosenthal, pr. adr. Goldschmidt, am Karolinenthor Nr. 803, Wien</text:p>
          </table:table-cell>
          <table:table-cell table:style-name="ce52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11-06" calcext:value-type="date">
            <text:p>Montag, 6. November 1848</text:p>
          </table:table-cell>
          <table:table-cell office:value-type="string" calcext:value-type="string">
            <text:p>D-B Mus.ep. O. Nicolai 135</text:p>
          </table:table-cell>
          <table:table-cell office:value-type="string" calcext:value-type="string">
            <text:p>Briefe an seinen Vater, S. 383–384.</text:p>
          </table:table-cell>
          <table:table-cell table:number-columns-repeated="1013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Franziska Gellein</text:p>
          </table:table-cell>
          <table:table-cell table:style-name="ce50"/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7" office:value-type="date" office:date-value="1848-11-26" calcext:value-type="date">
            <text:p>Sonntag, 26. November 1848</text:p>
          </table:table-cell>
          <table:table-cell table:style-name="ce50" office:value-type="string" calcext:value-type="string">
            <text:p>D-B Mus.ep. O. Nicolai varia 1</text:p>
          </table:table-cell>
          <table:table-cell table:style-name="ce50" table:number-columns-repeated="2"/>
          <table:table-cell table:style-name="ce50" office:value-type="string" calcext:value-type="string">
            <text:p>Zeugnis über die Begabung zur Opernsängerin</text:p>
          </table:table-cell>
          <table:table-cell table:style-name="ce50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Carl Nicolai</text:p>
          </table:table-cell>
          <table:table-cell table:style-name="ce56" office:value-type="string" calcext:value-type="string">
            <text:p><text:a xlink:href="http://d-nb.info/gnd/138233438" xlink:type="simple">138233438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11-28" calcext:value-type="date">
            <text:p>Dienstag, 28. November 1848</text:p>
          </table:table-cell>
          <table:table-cell office:value-type="string" calcext:value-type="string">
            <text:p>D-B Mus.ep. O. Nicolai 136</text:p>
          </table:table-cell>
          <table:table-cell office:value-type="string" calcext:value-type="string">
            <text:p>Briefe an seinen Vater, S. 384–38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[Wilhelm Taubert]</text:p>
          </table:table-cell>
          <table:table-cell table:style-name="ce56" office:value-type="string" calcext:value-type="string">
            <text:p><text:a xlink:href="http://d-nb.info/gnd/11723589X" xlink:type="simple">11723589X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8-12-27" calcext:value-type="date">
            <text:p>Mittwoch, 27. Dezember 1848</text:p>
          </table:table-cell>
          <table:table-cell table:style-name="ce50" office:value-type="string" calcext:value-type="string">
            <text:p>D-B N.Mus.ep. 3660</text:p>
          </table:table-cell>
          <table:table-cell table:style-name="ce50" office:value-type="string" calcext:value-type="string">
            <text:p>Stargardt 666 (1997), S. 382. </text:p>
          </table:table-cell>
          <table:table-cell table:style-name="ce50"/>
          <table:table-cell office:value-type="string" calcext:value-type="string">
            <text:p>Geehrter Herr College! Betrifft Tipps zur Inszenierung der „Weiber“, schickt Partitur und Textbuch mit. Empfänger verm. Tauber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1-03" calcext:value-type="date">
            <text:p>Mittwoch, 3. Januar 1849</text:p>
          </table:table-cell>
          <table:table-cell office:value-type="string" calcext:value-type="string">
            <text:p>D-Bsa N.Mus. SA 48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Elßler</text:p>
          </table:table-cell>
          <table:table-cell table:style-name="ce56" office:value-type="string" calcext:value-type="string">
            <text:p><text:a xlink:href="http://d-nb.info/gnd/1036903699" xlink:type="simple">1036903699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2-02" calcext:value-type="date">
            <text:p>Freitag, 2. Februar 18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Kotte 43, S. 215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Verlag Bartholf Senff </text:p>
          </table:table-cell>
          <table:table-cell table:style-name="ce56" office:value-type="string" calcext:value-type="string">
            <text:p><text:a xlink:href="http://d-nb.info/dnbn/330271814" xlink:type="simple">330271814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2-07" calcext:value-type="date">
            <text:p>Mittwoch, 7. Februar 18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ignale für die musikalische Welt 7 (1849), S. 71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<text:span text:style-name="T15">Eduard Hallberger</text:span>]</text:p>
          </table:table-cell>
          <table:table-cell table:style-name="ce56" office:value-type="string" calcext:value-type="string">
            <text:p><text:a xlink:href="http://d-nb.info/gnd/118545124" xlink:type="simple">118545124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2-19" calcext:value-type="date">
            <text:p>Montag, 19. Februar 1849</text:p>
          </table:table-cell>
          <table:table-cell office:value-type="string" calcext:value-type="string">
            <text:p>D-B 55 Ep 515</text:p>
          </table:table-cell>
          <table:table-cell office:value-type="string" calcext:value-type="string">
            <text:p>Stargardt 680 (2004), S. 356.</text:p>
          </table:table-cell>
          <table:table-cell/>
          <table:table-cell office:value-type="string" calcext:value-type="string">
            <text:p>Betr: Übernahme von Werken in Kommiss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Karl Theodor von Küstner</text:p>
          </table:table-cell>
          <table:table-cell table:style-name="ce56" office:value-type="string" calcext:value-type="string">
            <text:p><text:a xlink:href="http://d-nb.info/gnd/116611316" xlink:type="simple">116611316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2-21" calcext:value-type="date">
            <text:p>Mittwoch, 21. Februar 18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Julius Kapp, Geschichte der Staatsoper Berlin, Berlin 1937, S. 65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Leopold Ganz</text:p>
          </table:table-cell>
          <table:table-cell table:style-name="ce56" office:value-type="string" calcext:value-type="string">
            <text:p><text:a xlink:href="http://d-nb.info/gnd/116419210" xlink:type="simple">116419210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3-01" calcext:value-type="date">
            <text:p>Donnerstag, 1. März 1849</text:p>
          </table:table-cell>
          <table:table-cell table:style-name="ce117" office:value-type="string" calcext:value-type="string">
            <text:p>?</text:p>
          </table:table-cell>
          <table:table-cell table:style-name="ce117" office:value-type="string" calcext:value-type="string">
            <text:p>Bassenge Mai 1976.</text:p>
          </table:table-cell>
          <table:table-cell table:style-name="ce117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Liszt</text:p>
          </table:table-cell>
          <table:table-cell table:style-name="ce56" office:value-type="string" calcext:value-type="string">
            <text:p><text:a xlink:href="http://d-nb.info/gnd/118573527" xlink:type="simple">118573527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3-03" calcext:value-type="date">
            <text:p>Samstag, 3. März 18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ksimile: Musikalische Aufsätze, 7–10. </text:p>
          </table:table-cell>
          <table:table-cell/>
          <table:table-cell office:value-type="string" calcext:value-type="string">
            <text:p>befand sich im „Lisztmuseum“ in Weimar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Heinrich Dorn</text:p>
          </table:table-cell>
          <table:table-cell table:style-name="ce56" office:value-type="string" calcext:value-type="string">
            <text:p><text:a xlink:href="http://d-nb.info/gnd/116182776" xlink:type="simple">116182776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50" office:value-type="date" office:date-value="1849-03-09" calcext:value-type="date">
            <text:p>Freitag, 9. März 1849</text:p>
          </table:table-cell>
          <table:table-cell office:value-type="string" calcext:value-type="string">
            <text:p>D-B Mus.ep. O. Nicolai 1</text:p>
          </table:table-cell>
          <table:table-cell table:number-columns-repeated="2"/>
          <table:table-cell table:style-name="ce162" office:value-type="string" calcext:value-type="string">
            <text:p>o.O. U Datum, urspr. mit Eintrittskarte zu den „Lustigen Weibern“, vermutlich zur UA; erworben 1942</text:p>
          </table:table-cell>
          <table:table-cell table:number-columns-repeated="1011"/>
        </table:table-row>
        <table:table-row table:style-name="ro1">
          <table:table-cell table:style-name="ce51" office:value-type="float" office:value="23" calcext:value-type="float">
            <text:p>23</text:p>
          </table:table-cell>
          <table:table-cell table:style-name="ce51"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6" office:value-type="string" calcext:value-type="string">
            <text:p>Friedrich Wilhelm IV. </text:p>
          </table:table-cell>
          <table:table-cell table:style-name="ce56" office:value-type="string" calcext:value-type="string">
            <text:p><text:a xlink:href="http://d-nb.info/gnd/118535994" xlink:type="simple">118535994</text:a></text:p>
          </table:table-cell>
          <table:table-cell table:style-name="ce66" office:value-type="string" calcext:value-type="string">
            <text:p>Berlin</text:p>
          </table:table-cell>
          <table:table-cell table:style-name="ce127" office:value-type="string" calcext:value-type="string">
            <text:p><text:a xlink:href="http://www.geonames.org/2950159" xlink:type="simple">http://www.geonames.org/2950159</text:a></text:p>
          </table:table-cell>
          <table:table-cell table:style-name="ce53"/>
          <table:table-cell table:style-name="ce140" office:value-type="date" office:date-value="1849-03-29" calcext:value-type="date">
            <text:p>Donnerstag, 29. März 1849</text:p>
          </table:table-cell>
          <table:table-cell table:style-name="ce118" office:value-type="string" calcext:value-type="string">
            <text:p>D-Bga I. HA Rep. 89, Nr. 21128 fol. 170</text:p>
          </table:table-cell>
          <table:table-cell table:style-name="ce118" office:value-type="string" calcext:value-type="string">
            <text:p>Studien zum geistlichen Werk Otto Nicolais</text:p>
          </table:table-cell>
          <table:table-cell table:style-name="ce118" table:number-columns-repeated="2"/>
          <table:table-cell table:style-name="ce51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Theodor Kullak</text:p>
          </table:table-cell>
          <table:table-cell table:style-name="ce56" office:value-type="string" calcext:value-type="string">
            <text:p><text:a xlink:href="http://d-nb.info/gnd/116607157" xlink:type="simple">116607157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4-15" calcext:value-type="date">
            <text:p>Sonntag, 15. April 1849</text:p>
          </table:table-cell>
          <table:table-cell office:value-type="string" calcext:value-type="string">
            <text:p>D-B Mus.ep. O. Nicolai 137</text:p>
          </table:table-cell>
          <table:table-cell table:number-columns-repeated="1014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iedrich Hofmeister</text:p>
          </table:table-cell>
          <table:table-cell table:style-name="ce56" office:value-type="string" calcext:value-type="string">
            <text:p><text:a xlink:href="http://d-nb.info/gnd/116952431" xlink:type="simple">116952431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4-25" calcext:value-type="date">
            <text:p>Mittwoch, 25. April 1849</text:p>
          </table:table-cell>
          <table:table-cell office:value-type="string" calcext:value-type="string">
            <text:p>D-B Mus.ep. O. Nicolai 138</text:p>
          </table:table-cell>
          <table:table-cell table:number-columns-repeated="2"/>
          <table:table-cell office:value-type="string" calcext:value-type="string">
            <text:p>Bittet um Rücksendung seiner Symphonie, Berichtet von seinen Weibern</text:p>
          </table:table-cell>
          <table:table-cell/>
          <table:table-cell table:style-name="ce48" table:number-columns-repeated="1010"/>
        </table:table-row>
        <table:table-row table:style-name="ro1">
          <table:table-cell table:style-name="ce48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Henriette Sontag]</text:p>
          </table:table-cell>
          <table:table-cell/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date" office:date-value="1849-05-06" calcext:value-type="date">
            <text:p>Sonntag, 6. Mai 184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targardt 679 (2004), S. 372.</text:p>
          </table:table-cell>
          <table:table-cell table:number-columns-repeated="3"/>
          <table:table-cell table:style-name="ce48"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15579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8" office:value-type="string" calcext:value-type="string">
            <text:p>?</text:p>
          </table:table-cell>
          <table:table-cell office:value-type="string" calcext:value-type="string">
            <text:p>S-Smf 2836</text:p>
          </table:table-cell>
          <table:table-cell table:number-columns-repeated="2"/>
          <table:table-cell office:value-type="string" calcext:value-type="string">
            <text:p>Fragmen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? (Billet)</text:p>
          </table:table-cell>
          <table:table-cell/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table:style-name="ce50" office:value-type="string" calcext:value-type="string">
            <text:p>?, Henrici 81 (1923), S. 43.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[Carl Friedrich Rungenhagen]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[Rom]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D-Bsa N.Mus. SA 479</text:p>
          </table:table-cell>
          <table:table-cell table:number-columns-repeated="2"/>
          <table:table-cell office:value-type="string" calcext:value-type="string">
            <text:p>Anfang fehlt [15. September 1835?], ein Absatz beginnt mit Den 16. Septbr.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[Maria Freiin Vesque von Püttlingen]</text:p>
          </table:table-cell>
          <table:table-cell/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n 48/38-4</text:p>
          </table:table-cell>
          <table:table-cell table:number-columns-repeated="2"/>
          <table:table-cell office:value-type="string" calcext:value-type="string">
            <text:p>Gesangstund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Heinrich Hoffmann von Fallersleben</text:p>
          </table:table-cell>
          <table:table-cell table:style-name="ce56" office:value-type="string" calcext:value-type="string">
            <text:p><text:a xlink:href="http://d-nb.info/gnd/118552589" xlink:type="simple">118552589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D-DM Atg Nr.: 540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D-Bsa N.Mus. SA 335</text:p>
          </table:table-cell>
          <table:table-cell table:number-columns-repeated="2"/>
          <table:table-cell office:value-type="string" calcext:value-type="string">
            <text:p>Zwischen 1830 und 18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D-Bsa N.Mus. SA 486</text:p>
          </table:table-cell>
          <table:table-cell table:number-columns-repeated="2"/>
          <table:table-cell office:value-type="string" calcext:value-type="string">
            <text:p>[1832], nennt Schleiemacher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Franz Hauser</text:p>
          </table:table-cell>
          <table:table-cell table:style-name="ce56" office:value-type="string" calcext:value-type="string">
            <text:p><text:a xlink:href="http://d-nb.info/gnd/11928930X" xlink:type="simple">11928930X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D-DS Br./Nicolai,O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Ida Brauns</text:p>
          </table:table-cell>
          <table:table-cell table:style-name="ce56" office:value-type="string" calcext:value-type="string">
            <text:p><text:a xlink:href="http://d-nb.info/gnd/116429240" xlink:type="simple">116429240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D-LEsm A/4220/2005</text:p>
          </table:table-cell>
          <table:table-cell office:value-type="string" calcext:value-type="string">
            <text:p>Henrici 79 (1922), S. 24.</text:p>
          </table:table-cell>
          <table:table-cell/>
          <table:table-cell table:style-name="ce51" office:value-type="string" calcext:value-type="string">
            <text:p>Verf. bedauert, dass wegen einer Repertoireänderung das geplante Konzert der Adr. nicht stattfinden kann; unterbreitet Vorschläge für einen neuen Termi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3128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312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312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3128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8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8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7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8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7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426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table:style-name="ce50" office:value-type="string" calcext:value-type="string">
            <text:p>A-Wst H.I.N. 4285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seph Fischhof</text:p>
          </table:table-cell>
          <table:table-cell table:style-name="ce56" office:value-type="string" calcext:value-type="string">
            <text:p><text:a xlink:href="http://d-nb.info/gnd/116584645" xlink:type="simple">116584645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?</text:p>
          </table:table-cell>
          <table:table-cell table:style-name="ce50" office:value-type="string" calcext:value-type="string">
            <text:p>?, Stargardt 699 (2013), S. 348</text:p>
          </table:table-cell>
          <table:table-cell table:style-name="ce50" table:number-columns-repeated="2"/>
          <table:table-cell office:value-type="string" calcext:value-type="string">
            <text:p>„Ich ersuche Dich, Deinem gütigen Versprechen gemäß, um die Partitur der Ouverture zur Melusine …“ Vermutlich identisch mit dem Billet aus Henrici 8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60" office:value-type="string" calcext:value-type="string">
            <text:p>Joseph von Winter jun.</text:p>
          </table:table-cell>
          <table:table-cell table:style-name="ce60"/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8" office:value-type="string" calcext:value-type="string">
            <text:p>?</text:p>
          </table:table-cell>
          <table:table-cell office:value-type="string" calcext:value-type="string">
            <text:p>S-Smf 28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Maria Freiin Vesque von Püttlingen</text:p>
          </table:table-cell>
          <table:table-cell/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n 48/38-5</text:p>
          </table:table-cell>
          <table:table-cell table:number-columns-repeated="2"/>
          <table:table-cell office:value-type="string" calcext:value-type="string">
            <text:p>Gesangstunde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Siegfried Kapper</text:p>
          </table:table-cell>
          <table:table-cell/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8" office:value-type="string" calcext:value-type="string">
            <text:p>?</text:p>
          </table:table-cell>
          <table:table-cell office:value-type="string" calcext:value-type="string">
            <text:p>S-Smf 283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Soupiritum</text:p>
          </table:table-cell>
          <table:table-cell/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?</text:p>
          </table:table-cell>
          <table:table-cell office:value-type="string" calcext:value-type="string">
            <text:p>A-Wst H.I.N. 7946</text:p>
          </table:table-cell>
          <table:table-cell table:number-columns-repeated="2"/>
          <table:table-cell office:value-type="string" calcext:value-type="string">
            <text:p>1843?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von Kleckl</text:p>
          </table:table-cell>
          <table:table-cell/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8" office:value-type="string" calcext:value-type="string">
            <text:p>?</text:p>
          </table:table-cell>
          <table:table-cell office:value-type="string" calcext:value-type="string">
            <text:p>S-Smf 2835</text:p>
          </table:table-cell>
          <table:table-cell table:number-columns-repeated="2"/>
          <table:table-cell office:value-type="string" calcext:value-type="string">
            <text:p>Als Nicolai Königsberg besuchte, waren zwei Herren Kleckl an der Uni eingeschrieben. (→ Erinnerungsbuch)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? (nach 1842)</text:p>
          </table:table-cell>
          <table:table-cell office:value-type="string" calcext:value-type="string">
            <text:p>D-B Mus.ep. O. Nicolai 6</text:p>
          </table:table-cell>
          <table:table-cell table:number-columns-repeated="2"/>
          <table:table-cell office:value-type="string" calcext:value-type="string">
            <text:p>Alois von Fuchs; erworben 1985</text:p>
          </table:table-cell>
          <table:table-cell table:number-columns-repeated="1011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Ferdinand Mendheim</text:p>
          </table:table-cell>
          <table:table-cell table:style-name="ce56" office:value-type="string" calcext:value-type="string">
            <text:p><text:a xlink:href="http://d-nb.info/gnd/13702035X" xlink:type="simple">13702035X</text:a></text:p>
          </table:table-cell>
          <table:table-cell table:style-name="ce50" office:value-type="string" calcext:value-type="string">
            <text:p>Berlin</text:p>
          </table:table-cell>
          <table:table-cell table:style-name="ce124"/>
          <table:table-cell table:style-name="Default"/>
          <table:table-cell table:style-name="ce137" office:value-type="string" calcext:value-type="string">
            <text:p>? (vor 1834?)</text:p>
          </table:table-cell>
          <table:table-cell table:style-name="ce50" office:value-type="string" calcext:value-type="string">
            <text:p>D-B Mus.ep. O. Nicolai 5</text:p>
          </table:table-cell>
          <table:table-cell table:style-name="ce50" table:number-columns-repeated="2"/>
          <table:table-cell table:style-name="ce50" office:value-type="string" calcext:value-type="string">
            <text:p>Undatierter Brief, Bittet um weitere Ensemble Stücke; erworben 1985</text:p>
          </table:table-cell>
          <table:table-cell table:style-name="ce50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? Donnerstag</text:p>
          </table:table-cell>
          <table:table-cell office:value-type="string" calcext:value-type="string">
            <text:p>D-B Mus.ep. O. Nicolai 4</text:p>
          </table:table-cell>
          <table:table-cell table:number-columns-repeated="2"/>
          <table:table-cell office:value-type="string" calcext:value-type="string">
            <text:p>Alois von Fuchs; erworben 1985</text:p>
          </table:table-cell>
          <table:table-cell table:number-columns-repeated="1011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Redaktion der AWMZ</text:p>
          </table:table-cell>
          <table:table-cell table:style-name="ce50"/>
          <table:table-cell table:style-name="ce50"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7" office:value-type="string" calcext:value-type="string">
            <text:p>? Februar 1842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targardt 612 (1977), S. 227</text:p>
          </table:table-cell>
          <table:table-cell table:style-name="ce50" office:value-type="string" calcext:value-type="string">
            <text:p>AWMZ 2 (1842), S. 140. </text:p>
          </table:table-cell>
          <table:table-cell table:style-name="ce50" office:value-type="string" calcext:value-type="string">
            <text:p>„Preis-Aufgabe“ Februar 1842; Veröffentlicht 1. März 1842</text:p>
          </table:table-cell>
          <table:table-cell table:style-name="ce50" table:number-columns-repeated="1011"/>
        </table:table-row>
        <table:table-row table:style-name="ro1">
          <table:table-cell table:style-name="ce50"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0" office:value-type="string" calcext:value-type="string">
            <text:p>Ferdinand Mendheim</text:p>
          </table:table-cell>
          <table:table-cell table:style-name="ce56" office:value-type="string" calcext:value-type="string">
            <text:p><text:a xlink:href="http://d-nb.info/gnd/13702035X" xlink:type="simple">13702035X</text:a></text:p>
          </table:table-cell>
          <table:table-cell table:style-name="ce50"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7" office:value-type="string" calcext:value-type="string">
            <text:p>? Freitag</text:p>
          </table:table-cell>
          <table:table-cell table:style-name="ce50" office:value-type="string" calcext:value-type="string">
            <text:p>D-B Mus.ep. O. Nicolai 2</text:p>
          </table:table-cell>
          <table:table-cell table:style-name="ce50" table:number-columns-repeated="2"/>
          <table:table-cell table:style-name="ce50" office:value-type="string" calcext:value-type="string">
            <text:p>Undatierter Brief, Bittet um Bachs JohannesPassion und ein (Mozartsches Clavierconcert); erworben 1985</text:p>
          </table:table-cell>
          <table:table-cell table:style-name="ce50"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loys Fuchs</text:p>
          </table:table-cell>
          <table:table-cell table:style-name="ce56" office:value-type="string" calcext:value-type="string">
            <text:p><text:a xlink:href="http://d-nb.info/gnd/118693948" xlink:type="simple">118693948</text:a></text:p>
          </table:table-cell>
          <table:table-cell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? Montag</text:p>
          </table:table-cell>
          <table:table-cell office:value-type="string" calcext:value-type="string">
            <text:p>D-B Mus.ep. O. Nicolai 3</text:p>
          </table:table-cell>
          <table:table-cell table:number-columns-repeated="2"/>
          <table:table-cell office:value-type="string" calcext:value-type="string">
            <text:p>Alois von Fuchs; erworben 19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ustav Bethge</text:p>
          </table:table-cell>
          <table:table-cell table:style-name="ce56" office:value-type="string" calcext:value-type="string">
            <text:p><text:a xlink:href="http://d-nb.info/gnd/1042645949" xlink:type="simple">1042645949</text:a></text:p>
          </table:table-cell>
          <table:table-cell office:value-type="string" calcext:value-type="string">
            <text:p>Berlin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string" calcext:value-type="string">
            <text:p>?.11.1833</text:p>
          </table:table-cell>
          <table:table-cell table:style-name="ce117" office:value-type="string" calcext:value-type="string">
            <text:p>?</text:p>
          </table:table-cell>
          <table:table-cell table:style-name="ce117" office:value-type="string" calcext:value-type="string">
            <text:p>Henrici 152 (1929).</text:p>
          </table:table-cell>
          <table:table-cell table:style-name="ce117"/>
          <table:table-cell/>
          <table:table-cell table:style-name="ce48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Gustav Bethge</text:p>
          </table:table-cell>
          <table:table-cell table:style-name="ce56" office:value-type="string" calcext:value-type="string">
            <text:p><text:a xlink:href="http://d-nb.info/gnd/1042645949" xlink:type="simple">1042645949</text:a></text:p>
          </table:table-cell>
          <table:table-cell office:value-type="string" calcext:value-type="string">
            <text:p>Leitzkau</text:p>
          </table:table-cell>
          <table:table-cell table:style-name="ce125" office:value-type="string" calcext:value-type="string">
            <text:p><text:a xlink:href="http://www.geonames.org/2878986" xlink:type="simple">http://www.geonames.org/2878986</text:a></text:p>
          </table:table-cell>
          <table:table-cell table:style-name="Default"/>
          <table:table-cell table:style-name="ce139" office:value-type="string" calcext:value-type="string">
            <text:p>[1831]</text:p>
          </table:table-cell>
          <table:table-cell table:style-name="ce50" office:value-type="string" calcext:value-type="string">
            <text:p>US-NYpm MFC N636.B562</text:p>
          </table:table-cell>
          <table:table-cell table:style-name="ce50" table:number-columns-repeated="2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7" office:value-type="string" calcext:value-type="string">
            <text:p>Carl Friedrich Rungenhagen</text:p>
          </table:table-cell>
          <table:table-cell table:style-name="ce56" office:value-type="string" calcext:value-type="string">
            <text:p><text:a xlink:href="http://d-nb.info/gnd/116707801" xlink:type="simple">116707801</text:a></text:p>
          </table:table-cell>
          <table:table-cell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135" office:value-type="string" calcext:value-type="string">
            <text:p>[1832]</text:p>
          </table:table-cell>
          <table:table-cell office:value-type="string" calcext:value-type="string">
            <text:p>D-Bsa N.Mus. SA 326</text:p>
          </table:table-cell>
          <table:table-cell table:number-columns-repeated="2"/>
          <table:table-cell office:value-type="string" calcext:value-type="string">
            <text:p>[1832] bittet am Mittwoch um Verschiebung des Te Deum wegen Krankheit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August Schmidt</text:p>
          </table:table-cell>
          <table:table-cell table:style-name="ce56" office:value-type="string" calcext:value-type="string">
            <text:p><text:a xlink:href="http://d-nb.info/gnd/117501816" xlink:type="simple">117501816</text:a>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5" office:value-type="string" calcext:value-type="string">
            <text:p>[1841]</text:p>
          </table:table-cell>
          <table:table-cell table:style-name="ce50" office:value-type="string" calcext:value-type="string">
            <text:p>?</text:p>
          </table:table-cell>
          <table:table-cell table:style-name="ce50" office:value-type="string" calcext:value-type="string">
            <text:p>Slg. Fritz Donebauer-Prag, Stargardt (April 1908)</text:p>
          </table:table-cell>
          <table:table-cell table:style-name="ce50"/>
          <table:table-cell office:value-type="string" calcext:value-type="string">
            <text:p>„Suum cuique! jede Schule an ihrem Ort! Mozart und Gluck wussten das! sie haben maches italienische Werk componirt!“ 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style-name="ce52" office:value-type="string" calcext:value-type="string">
            <text:p>[Graf Wilhelm von Redern]</text:p>
          </table:table-cell>
          <table:table-cell table:style-name="ce56" office:value-type="string" calcext:value-type="string">
            <text:p><text:a xlink:href="http://d-nb.info/gnd/116374594" xlink:type="simple">116374594</text:a></text:p>
          </table:table-cell>
          <table:table-cell table:style-name="ce117" office:value-type="string" calcext:value-type="string">
            <text:p>[Wien]</text:p>
          </table:table-cell>
          <table:table-cell office:value-type="string" calcext:value-type="string">
            <text:p><text:a xlink:href="http://www.geonames.org/2761367" xlink:type="simple">http://www.geonames.org/2761367</text:a></text:p>
          </table:table-cell>
          <table:table-cell table:style-name="Default"/>
          <table:table-cell table:style-name="ce139" office:value-type="string" calcext:value-type="string">
            <text:p>[1846]</text:p>
          </table:table-cell>
          <table:table-cell table:style-name="ce139" office:value-type="string" calcext:value-type="string">
            <text:p>?</text:p>
          </table:table-cell>
          <table:table-cell table:style-name="ce139" office:value-type="string" calcext:value-type="string">
            <text:p>Die Musik 30 (1909), S. 265.; Studien zum geistlichen Werk Otto Nicolais</text:p>
          </table:table-cell>
          <table:table-cell table:style-name="ce139"/>
          <table:table-cell table:style-name="ce60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office:value-type="string" calcext:value-type="string">
            <text:p>Johann Vesque von Püttlingen</text:p>
          </table:table-cell>
          <table:table-cell table:style-name="ce56" office:value-type="string" calcext:value-type="string">
            <text:p><text:a xlink:href="http://d-nb.info/gnd/117395684" xlink:type="simple">117395684</text:a></text:p>
          </table:table-cell>
          <table:table-cell office:value-type="string" calcext:value-type="string">
            <text:p>?</text:p>
          </table:table-cell>
          <table:table-cell table:style-name="ce125"/>
          <table:table-cell table:style-name="Default"/>
          <table:table-cell table:style-name="ce135" office:value-type="string" calcext:value-type="string">
            <text:p>3.6.?</text:p>
          </table:table-cell>
          <table:table-cell office:value-type="string" calcext:value-type="string">
            <text:p>A-Wst H.I.N. 31284</text:p>
          </table:table-cell>
          <table:table-cell table:number-columns-repeated="2"/>
          <table:table-cell office:value-type="string" calcext:value-type="string">
            <text:p>Ich bedaure unendlich, daß meine Gesundheit […]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tto Nicolai</text:p>
          </table:table-cell>
          <table:table-cell table:style-name="ce56" office:value-type="string" calcext:value-type="string">
            <text:p><text:a xlink:href="http://d-nb.info/gnd/118587684" xlink:type="simple">118587684</text:a></text:p>
          </table:table-cell>
          <table:table-cell table:number-columns-repeated="2"/>
          <table:table-cell table:style-name="ce49" office:value-type="string" calcext:value-type="string">
            <text:p>[Berlin]</text:p>
          </table:table-cell>
          <table:table-cell table:style-name="ce124" office:value-type="string" calcext:value-type="string">
            <text:p><text:a xlink:href="http://www.geonames.org/2950159" xlink:type="simple">http://www.geonames.org/2950159</text:a></text:p>
          </table:table-cell>
          <table:table-cell table:style-name="Default"/>
          <table:table-cell table:style-name="ce49" office:value-type="string" calcext:value-type="string">
            <text:p>[1832]</text:p>
          </table:table-cell>
          <table:table-cell table:style-name="Default" office:value-type="string" calcext:value-type="string">
            <text:p>?</text:p>
          </table:table-cell>
          <table:table-cell table:style-name="ce49" office:value-type="string" calcext:value-type="string">
            <text:p>Hans Schneider Tutzing 381 (2001), S. 54.</text:p>
          </table:table-cell>
          <table:table-cell table:style-name="ce49"/>
          <table:table-cell office:value-type="string" calcext:value-type="string">
            <text:p>„ Wie sehr mir …“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25"/>
          <table:table-cell table:style-name="Default"/>
          <table:table-cell table:style-name="ce135"/>
          <table:table-cell table:number-columns-repeated="1015"/>
        </table:table-row>
        <table:table-row table:style-name="ro1">
          <table:table-cell table:number-columns-repeated="8"/>
          <table:table-cell table:style-name="ce135"/>
          <table:table-cell table:number-columns-repeated="1015"/>
        </table:table-row>
        <table:table-row table:style-name="ro1">
          <table:table-cell table:number-columns-repeated="8"/>
          <table:table-cell table:style-name="ce138"/>
          <table:table-cell office:value-type="string" calcext:value-type="string">
            <text:p>D-B Mus.ep. O. Nicolai varia 3</text:p>
          </table:table-cell>
          <table:table-cell table:number-columns-repeated="2"/>
          <table:table-cell office:value-type="string" calcext:value-type="string">
            <text:p>Gedrucktes „Programma“ aus Milano vom 28.4.1837.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35"/>
          <table:table-cell office:value-type="string" calcext:value-type="string">
            <text:p>D-B Mus.ep. O. Nicolai varia 4</text:p>
          </table:table-cell>
          <table:table-cell table:number-columns-repeated="2"/>
          <table:table-cell office:value-type="string" calcext:value-type="string">
            <text:p>(leerer) Briefumschlag an Marinelli, deutsch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ce135"/>
          <table:table-cell office:value-type="string" calcext:value-type="string">
            <text:p>D-B Mus.ep. O. Nicolai varia 5</text:p>
          </table:table-cell>
          <table:table-cell table:number-columns-repeated="2"/>
          <table:table-cell office:value-type="string" calcext:value-type="string">
            <text:p>Zeitungsausschnitt von 1899 mit Brief vom 4.7.1842</text:p>
          </table:table-cell>
          <table:table-cell table:number-columns-repeated="1011"/>
        </table:table-row>
        <table:table-row table:style-name="ro1" table:number-rows-repeated="65159">
          <table:table-cell table:number-columns-repeated="8"/>
          <table:table-cell table:style-name="ce135"/>
          <table:table-cell table:number-columns-repeated="1015"/>
        </table:table-row>
        <table:table-row table:style-name="ro1" table:number-rows-repeated="9829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iefe laut Tagebuch" table:style-name="ta1" table:print="false">
        <table:table-column table:style-name="co10" table:default-cell-style-name="ce68"/>
        <table:table-column table:style-name="co11" table:default-cell-style-name="ce68"/>
        <table:table-column table:style-name="co10" table:default-cell-style-name="ce68"/>
        <table:table-column table:style-name="co12" table:default-cell-style-name="ce69"/>
        <table:table-column table:style-name="co13" table:default-cell-style-name="ce68"/>
        <table:table-column table:style-name="co10" table:number-columns-repeated="251" table:default-cell-style-name="ce68"/>
        <table:table-row table:style-name="ro1">
          <table:table-cell/>
          <table:table-cell office:value-type="string" calcext:value-type="string">
            <text:p>Horac</text:p>
          </table:table-cell>
          <table:table-cell office:value-type="string" calcext:value-type="string">
            <text:p>Leipzig</text:p>
          </table:table-cell>
          <table:table-cell office:value-type="date" office:date-value="1833-12-15" calcext:value-type="date">
            <text:p>Sonntag, 15. Dezember 1833</text:p>
          </table:table-cell>
          <table:table-cell office:value-type="string" calcext:value-type="string">
            <text:p>?; unbekannt (Erwähnt in „Tagebücher“ S.10)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Alvensleben</text:p>
          </table:table-cell>
          <table:table-cell office:value-type="string" calcext:value-type="string">
            <text:p>Leipzig</text:p>
          </table:table-cell>
          <table:table-cell office:value-type="date" office:date-value="1833-12-15" calcext:value-type="date">
            <text:p>Sonntag, 15. Dezember 1833</text:p>
          </table:table-cell>
          <table:table-cell office:value-type="string" calcext:value-type="string">
            <text:p>?; unbekannt (Erwähnt in „Tagebücher“ S.10)</text:p>
          </table:table-cell>
          <table:table-cell table:number-columns-repeated="251"/>
        </table:table-row>
      </table:table>
      <table:table table:name="sortiert" table:style-name="ta1" table:print="false">
        <table:table-column table:style-name="co14" table:default-cell-style-name="ce70"/>
        <table:table-column table:style-name="co15" table:default-cell-style-name="ce71"/>
        <table:table-column table:style-name="co16" table:default-cell-style-name="ce83"/>
        <table:table-column table:style-name="co17" table:default-cell-style-name="ce83"/>
        <table:table-column table:style-name="co18" table:default-cell-style-name="ce83"/>
        <table:table-column table:style-name="co7" table:default-cell-style-name="Default"/>
        <table:table-column table:style-name="co10" table:number-columns-repeated="1018" table:default-cell-style-name="ce71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Königsberg</text:p>
          </table:table-cell>
          <table:table-cell table:style-name="ce88" office:value-type="date" office:date-value="1820-04-29" calcext:value-type="date">
            <text:p>Samstag, 29. April 1820</text:p>
          </table:table-cell>
          <table:table-cell office:value-type="string" calcext:value-type="string">
            <text:p>D-B Mus. ep. O. Nicolai 7; AB, 13–14.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Königsberg</text:p>
          </table:table-cell>
          <table:table-cell table:style-name="ce88" office:value-type="date" office:date-value="1820-10-18" calcext:value-type="date">
            <text:p>Mittwoch, 18. Oktober 1820</text:p>
          </table:table-cell>
          <table:table-cell office:value-type="string" calcext:value-type="string">
            <text:p>D-B Mus. ep. O. Nicolai 9; AB, 14–15.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Königsberg</text:p>
          </table:table-cell>
          <table:table-cell table:style-name="ce88" office:value-type="date" office:date-value="1820-12-30" calcext:value-type="date">
            <text:p>Samstag, 30. Dezember 1820</text:p>
          </table:table-cell>
          <table:table-cell office:value-type="string" calcext:value-type="string">
            <text:p>D-B Mus. ep. O. Nicolai 10; AB, 15–16.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Königsberg</text:p>
          </table:table-cell>
          <table:table-cell table:style-name="ce89" office:value-type="date" office:date-value="1821-07-25" calcext:value-type="date">
            <text:p>Mittwoch, 25. Juli 1821</text:p>
          </table:table-cell>
          <table:table-cell office:value-type="string" calcext:value-type="string">
            <text:p>D-B Mus. ep. O. Nicolai 8; AB, 16–17.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Königsberg</text:p>
          </table:table-cell>
          <table:table-cell table:style-name="ce88" office:value-type="date" office:date-value="1821-12-29" calcext:value-type="date">
            <text:p>Samstag, 29. Dezember 1821</text:p>
          </table:table-cell>
          <table:table-cell office:value-type="string" calcext:value-type="string">
            <text:p>D-B Mus. ep. O. Nicolai 11; AB, 17–18.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rl Nicolai</text:p>
          </table:table-cell>
          <table:table-cell table:style-name="ce84" office:value-type="string" calcext:value-type="string">
            <text:p>?</text:p>
          </table:table-cell>
          <table:table-cell table:style-name="ce88" office:value-type="date" office:date-value="1826-02-16" calcext:value-type="date">
            <text:p>Donnerstag, 16. Februar 1826</text:p>
          </table:table-cell>
          <table:table-cell office:value-type="string" calcext:value-type="string">
            <text:p>?; AB, 19–20.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rl Nicolai</text:p>
          </table:table-cell>
          <table:table-cell table:style-name="ce84" office:value-type="string" calcext:value-type="string">
            <text:p>?</text:p>
          </table:table-cell>
          <table:table-cell table:style-name="ce88" office:value-type="date" office:date-value="1826-08-06" calcext:value-type="date">
            <text:p>Sonntag, 6. August 1826</text:p>
          </table:table-cell>
          <table:table-cell office:value-type="string" calcext:value-type="string">
            <text:p>?; AB, 20–21.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arl Friedrich Zelte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28-10-17" calcext:value-type="date">
            <text:p>Freitag, 17. Oktober 1828</text:p>
          </table:table-cell>
          <table:table-cell office:value-type="string" calcext:value-type="string">
            <text:p>D-B Mus. ep. O. Nicolai 12; Konrad S. 56ff.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l Friedrich Zelte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29-05-05" calcext:value-type="date">
            <text:p>Dienstag, 5. Mai 1829</text:p>
          </table:table-cell>
          <table:table-cell office:value-type="string" calcext:value-type="string">
            <text:p>D-Bz EH 2093 VfdGB; 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eder-Verein Berlin 1829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0-10-15" calcext:value-type="date">
            <text:p>Freitag, 15. Oktober 1830</text:p>
          </table:table-cell>
          <table:table-cell office:value-type="string" calcext:value-type="string">
            <text:p>?; Harzen-Müller, S. 110f.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ing-Akademie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0-12-12" calcext:value-type="date">
            <text:p>Sonntag, 12. Dezember 1830</text:p>
          </table:table-cell>
          <table:table-cell table:style-name="ce72" office:value-type="string" calcext:value-type="string">
            <text:p>?; <text:span text:style-name="T4">Zeitschrift des Vereins für die Geschichte Berlins</text:span> 58 (1941), S. 15.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72" office:value-type="string" calcext:value-type="string">
            <text:p>Ferdinand Mendheim</text:p>
          </table:table-cell>
          <table:table-cell table:style-name="ce72" office:value-type="string" calcext:value-type="string">
            <text:p>Berlin</text:p>
          </table:table-cell>
          <table:table-cell table:style-name="ce90" office:value-type="date" office:date-value="1831-05-13" calcext:value-type="date">
            <text:p>Freitag, 13. Mai 1831</text:p>
          </table:table-cell>
          <table:table-cell table:style-name="ce72" office:value-type="string" calcext:value-type="string">
            <text:p>D-B Mus. ep. O. Nicolai 13;</text:p>
          </table:table-cell>
          <table:table-cell/>
          <table:table-cell table:style-name="ce72"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stav Bethge</text:p>
          </table:table-cell>
          <table:table-cell table:style-name="ce71" office:value-type="string" calcext:value-type="string">
            <text:p>Leitzkau</text:p>
          </table:table-cell>
          <table:table-cell table:style-name="ce91" office:value-type="date" office:date-value="1831-06-21" calcext:value-type="date">
            <text:p>Dienstag, 21. Juni 1831</text:p>
          </table:table-cell>
          <table:table-cell table:style-name="ce71" office:value-type="string" calcext:value-type="string">
            <text:p>S-Smf 2829; Stargardt 583 (1967), S. 155. 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stav Bethge</text:p>
          </table:table-cell>
          <table:table-cell office:value-type="string" calcext:value-type="string">
            <text:p>Leitzkau</text:p>
          </table:table-cell>
          <table:table-cell table:style-name="ce92" office:value-type="date" office:date-value="1831-07-01" calcext:value-type="date">
            <text:p>Freitag, 1. Juli 1831</text:p>
          </table:table-cell>
          <table:table-cell table:style-name="ce72" office:value-type="string" calcext:value-type="string">
            <text:p>US-NYpm MFC N636.B562; 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Leipzig</text:p>
          </table:table-cell>
          <table:table-cell table:style-name="ce88" office:value-type="date" office:date-value="1831-09-09" calcext:value-type="date">
            <text:p>Freitag, 9. September 1831</text:p>
          </table:table-cell>
          <table:table-cell table:style-name="ce103" office:value-type="string" calcext:value-type="string">
            <text:p><text:span text:style-name="T5">?</text:span>; Bär, 63f.; Kruse, Leipzig I, 274.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Leipzig</text:p>
          </table:table-cell>
          <table:table-cell table:style-name="ce88" office:value-type="date" office:date-value="1831-09-10" calcext:value-type="date">
            <text:p>Samstag, 10. September 1831</text:p>
          </table:table-cell>
          <table:table-cell table:style-name="ce72" office:value-type="string" calcext:value-type="string">
            <text:p><text:span text:style-name="T6">?</text:span>; Kruse, Leipzig I, 274.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[Ein Operndirektor in Magdeburg]</text:p>
          </table:table-cell>
          <table:table-cell table:style-name="ce84" office:value-type="string" calcext:value-type="string">
            <text:p>Magdeburg</text:p>
          </table:table-cell>
          <table:table-cell table:style-name="ce88" office:value-type="date" office:date-value="1831-09-13" calcext:value-type="date">
            <text:p>Dienstag, 13. September 1831</text:p>
          </table:table-cell>
          <table:table-cell table:style-name="ce72" office:value-type="string" calcext:value-type="string">
            <text:p>D-B 55 Ep 1018; Stargardt 683 (2006), S. 375.</text:p>
          </table:table-cell>
          <table:table-cell/>
          <table:table-cell table:style-name="ce72"/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Johann Friedrich Naue</text:p>
          </table:table-cell>
          <table:table-cell office:value-type="string" calcext:value-type="string">
            <text:p>Leitzkau</text:p>
          </table:table-cell>
          <table:table-cell table:style-name="ce88" office:value-type="date" office:date-value="1831-09-23" calcext:value-type="date">
            <text:p>Freitag, 23. September 1831</text:p>
          </table:table-cell>
          <table:table-cell office:value-type="string" calcext:value-type="string">
            <text:p>?; Stargardt 410 (1938), S. 20.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Ältere Liedertafel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01-28" calcext:value-type="date">
            <text:p>Samstag, 28. Januar 1832</text:p>
          </table:table-cell>
          <table:table-cell table:style-name="ce72" office:value-type="string" calcext:value-type="string">
            <text:p>D-DT Mus-a 802b (Photo); 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02-28" calcext:value-type="date">
            <text:p>Dienstag, 28. Februar 1832</text:p>
          </table:table-cell>
          <table:table-cell table:style-name="ce72" office:value-type="string" calcext:value-type="string">
            <text:p>?; Kruse, Leipzig I, 274f; Nebehay 34 (1969), S. 73. 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03-03" calcext:value-type="date">
            <text:p>Samstag, 3. März 1832</text:p>
          </table:table-cell>
          <table:table-cell table:style-name="ce72" office:value-type="string" calcext:value-type="string">
            <text:p>D-B Mus. ep. O. Nicolai 14; AB, 21–23.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03-22" calcext:value-type="date">
            <text:p>Donnerstag, 22. März 1832</text:p>
          </table:table-cell>
          <table:table-cell table:style-name="ce72" office:value-type="string" calcext:value-type="string">
            <text:p><text:span text:style-name="T6">?</text:span>; Kruse, Leipzig I, 275; 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ustav Bethge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03-24" calcext:value-type="date">
            <text:p>Samstag, 24. März 1832</text:p>
          </table:table-cell>
          <table:table-cell office:value-type="string" calcext:value-type="string">
            <text:p>A-Wst H.I.N. 79916; 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[Berlin]</text:p>
          </table:table-cell>
          <table:table-cell table:style-name="ce88" office:value-type="date" office:date-value="1832-04-09" calcext:value-type="date">
            <text:p>Montag, 9. April 1832</text:p>
          </table:table-cell>
          <table:table-cell office:value-type="string" calcext:value-type="string">
            <text:p>D-Bsa N. Mus. SA 328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04-12" calcext:value-type="date">
            <text:p>Donnerstag, 12. April 1832</text:p>
          </table:table-cell>
          <table:table-cell office:value-type="string" calcext:value-type="string">
            <text:p>D-B Mus. ep. O. Nicolai 15; AB, 23–27.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06-13" calcext:value-type="date">
            <text:p>Mittwoch, 13. Juni 1832</text:p>
          </table:table-cell>
          <table:table-cell office:value-type="string" calcext:value-type="string">
            <text:p>D-B Mus. ep. O. Nicolai 16; AB, 27–30.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ustav Bethge</text:p>
          </table:table-cell>
          <table:table-cell office:value-type="string" calcext:value-type="string">
            <text:p>Posen</text:p>
          </table:table-cell>
          <table:table-cell table:style-name="ce88" office:value-type="date" office:date-value="1832-08-11" calcext:value-type="date">
            <text:p>Samstag, 11. August 1832</text:p>
          </table:table-cell>
          <table:table-cell table:style-name="ce72" office:value-type="string" calcext:value-type="string">
            <text:p>D-B Mus. ep. O. Nicolai 17; Henrici 88 (1924), S. 56.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aimund Härtel</text:p>
          </table:table-cell>
          <table:table-cell office:value-type="string" calcext:value-type="string">
            <text:p>Posen</text:p>
          </table:table-cell>
          <table:table-cell table:style-name="ce88" office:value-type="date" office:date-value="1832-08-21" calcext:value-type="date">
            <text:p>Dienstag, 21. August 1832</text:p>
          </table:table-cell>
          <table:table-cell table:style-name="ce104" office:value-type="string" calcext:value-type="string">
            <text:p>?; Henrici 109 (1926), S. 39. jetzt Kotte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Verleger]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10-03" calcext:value-type="date">
            <text:p>Mittwoch, 3. Oktober 1832</text:p>
          </table:table-cell>
          <table:table-cell office:value-type="string" calcext:value-type="string">
            <text:p>?; Gilhofer &amp; Ranschburg 8 (1901).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10-19" calcext:value-type="date">
            <text:p>Freitag, 19. Oktober 1832</text:p>
          </table:table-cell>
          <table:table-cell office:value-type="string" calcext:value-type="string">
            <text:p>D-B Mus. ep. O. Nicolai 18; Kruse, Leipzig II, o.S.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imund Härtel</text:p>
          </table:table-cell>
          <table:table-cell table:style-name="ce72" office:value-type="string" calcext:value-type="string">
            <text:p>Berlin</text:p>
          </table:table-cell>
          <table:table-cell table:style-name="ce88" office:value-type="date" office:date-value="1832-10-19" calcext:value-type="date">
            <text:p>Freitag, 19. Oktober 1832</text:p>
          </table:table-cell>
          <table:table-cell table:style-name="ce105" office:value-type="string" calcext:value-type="string">
            <text:p>D-B Mus. ep. O. Nicolai 18; 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2-11-22" calcext:value-type="date">
            <text:p>Donnerstag, 22. November 1832</text:p>
          </table:table-cell>
          <table:table-cell table:style-name="ce72" office:value-type="string" calcext:value-type="string">
            <text:p>D-B Mus. ep. O. Nicolai 19; AB, 31–42..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?</text:p>
          </table:table-cell>
          <table:table-cell table:style-name="ce72" office:value-type="string" calcext:value-type="string">
            <text:p>Berlin</text:p>
          </table:table-cell>
          <table:table-cell table:style-name="ce92" office:value-type="date" office:date-value="1832-12-31" calcext:value-type="date">
            <text:p>Montag, 31. Dezember 1832</text:p>
          </table:table-cell>
          <table:table-cell table:style-name="ce72" office:value-type="string" calcext:value-type="string">
            <text:p>?; Stargardt 628 (1983), S. 276. 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[Berlin]</text:p>
          </table:table-cell>
          <table:table-cell table:style-name="ce92" office:value-type="date" office:date-value="1833-02-05" calcext:value-type="date">
            <text:p>Dienstag, 5. Februar 1833</text:p>
          </table:table-cell>
          <table:table-cell table:style-name="ce72" office:value-type="string" calcext:value-type="string">
            <text:p>D-B Mus. ep. O. Nicolai 20; AB, 42–47.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[Berlin]</text:p>
          </table:table-cell>
          <table:table-cell table:style-name="ce88" office:value-type="date" office:date-value="1833-02-28" calcext:value-type="date">
            <text:p>Donnerstag, 28. Februar 1833</text:p>
          </table:table-cell>
          <table:table-cell office:value-type="string" calcext:value-type="string">
            <text:p>D-B Mus. ep. O. Nicolai 21; Tb, 277–281 .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3-04-30" calcext:value-type="date">
            <text:p>Dienstag, 30. April 1833</text:p>
          </table:table-cell>
          <table:table-cell office:value-type="string" calcext:value-type="string">
            <text:p>D-Bsa N. Mus. SA 330</text:p>
          </table:table-cell>
          <table:table-cell/>
          <table:table-cell table:style-name="ce76"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3-05-22" calcext:value-type="date">
            <text:p>Mittwoch, 22. Mai 1833</text:p>
          </table:table-cell>
          <table:table-cell office:value-type="string" calcext:value-type="string">
            <text:p>D-Bsa N. Mus. SA 329</text:p>
          </table:table-cell>
          <table:table-cell/>
          <table:table-cell table:style-name="ce76"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74" office:value-type="string" calcext:value-type="string">
            <text:p>König Friedrich Wilhelm III.</text:p>
          </table:table-cell>
          <table:table-cell table:style-name="ce85" office:value-type="string" calcext:value-type="string">
            <text:p>Berlin</text:p>
          </table:table-cell>
          <table:table-cell table:style-name="ce93" office:value-type="date" office:date-value="1833-05-22" calcext:value-type="date">
            <text:p>Mittwoch, 22. Mai 1833</text:p>
          </table:table-cell>
          <table:table-cell table:style-name="ce85" office:value-type="string" calcext:value-type="string">
            <text:p>D-Bga I. HA Rep. 89 Nr. 20955; </text:p>
          </table:table-cell>
          <table:table-cell/>
          <table:table-cell table:style-name="ce76"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3-05-27" calcext:value-type="date">
            <text:p>Montag, 27. Mai 1833</text:p>
          </table:table-cell>
          <table:table-cell office:value-type="string" calcext:value-type="string">
            <text:p>D-Bsa N. Mus. SA 331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3-06-02" calcext:value-type="date">
            <text:p>Sonntag, 2. Juni 1833</text:p>
          </table:table-cell>
          <table:table-cell office:value-type="string" calcext:value-type="string">
            <text:p>D-Bsa N. Mus. SA 333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75" office:value-type="string" calcext:value-type="string">
            <text:p>[Karl Christian Müller]</text:p>
          </table:table-cell>
          <table:table-cell table:style-name="ce85" office:value-type="string" calcext:value-type="string">
            <text:p>Berlin</text:p>
          </table:table-cell>
          <table:table-cell table:style-name="ce93" office:value-type="date" office:date-value="1833-06-13" calcext:value-type="date">
            <text:p>Donnerstag, 13. Juni 1833</text:p>
          </table:table-cell>
          <table:table-cell table:style-name="ce85" office:value-type="string" calcext:value-type="string">
            <text:p>D-Bga I. HA Rep. 89 Nr. 20955; 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75" office:value-type="string" calcext:value-type="string">
            <text:p>[Karl Christian Müller]</text:p>
          </table:table-cell>
          <table:table-cell table:style-name="ce85" office:value-type="string" calcext:value-type="string">
            <text:p>Berlin</text:p>
          </table:table-cell>
          <table:table-cell table:style-name="ce93" office:value-type="date" office:date-value="1833-06-28" calcext:value-type="date">
            <text:p>Freitag, 28. Juni 1833</text:p>
          </table:table-cell>
          <table:table-cell table:style-name="ce85" office:value-type="string" calcext:value-type="string">
            <text:p>D-Bga I. HA Rep. 89 Nr. 20955; 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75" office:value-type="string" calcext:value-type="string">
            <text:p>[Karl Christian Müller]</text:p>
          </table:table-cell>
          <table:table-cell table:style-name="ce85" office:value-type="string" calcext:value-type="string">
            <text:p>Berlin</text:p>
          </table:table-cell>
          <table:table-cell table:style-name="ce93" office:value-type="date" office:date-value="1833-07-06" calcext:value-type="date">
            <text:p>Samstag, 6. Juli 1833</text:p>
          </table:table-cell>
          <table:table-cell table:style-name="ce85" office:value-type="string" calcext:value-type="string">
            <text:p>D-Bga I. HA Rep. 89 Nr. 20955; 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3-07-06" calcext:value-type="date">
            <text:p>Samstag, 6. Juli 1833</text:p>
          </table:table-cell>
          <table:table-cell office:value-type="string" calcext:value-type="string">
            <text:p>D-Bsa N. Mus. SA 332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inrich Lichtenstein</text:p>
          </table:table-cell>
          <table:table-cell office:value-type="string" calcext:value-type="string">
            <text:p>Salzbrunn</text:p>
          </table:table-cell>
          <table:table-cell table:style-name="ce88" office:value-type="date" office:date-value="1833-08-05" calcext:value-type="date">
            <text:p>Montag, 5. August 1833</text:p>
          </table:table-cell>
          <table:table-cell table:style-name="ce72" office:value-type="string" calcext:value-type="string">
            <text:p>US-NYpm MFC N636.L699; 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76" office:value-type="string" calcext:value-type="string">
            <text:p>Lüstner</text:p>
          </table:table-cell>
          <table:table-cell table:style-name="ce72" office:value-type="string" calcext:value-type="string">
            <text:p>Breslau</text:p>
          </table:table-cell>
          <table:table-cell table:style-name="ce89" office:value-type="date" office:date-value="1833-09-22" calcext:value-type="date">
            <text:p>Sonntag, 22. September 1833</text:p>
          </table:table-cell>
          <table:table-cell table:style-name="ce72" office:value-type="string" calcext:value-type="string">
            <text:p>D-B Mus. ep. O. Nicolai 22;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76" office:value-type="string" calcext:value-type="string">
            <text:p>August Kahlert</text:p>
          </table:table-cell>
          <table:table-cell table:style-name="ce72" office:value-type="string" calcext:value-type="string">
            <text:p>Berlin</text:p>
          </table:table-cell>
          <table:table-cell table:style-name="ce89" office:value-type="date" office:date-value="1833-10-12" calcext:value-type="date">
            <text:p>Samstag, 12. Oktober 1833</text:p>
          </table:table-cell>
          <table:table-cell table:style-name="ce72" office:value-type="string" calcext:value-type="string">
            <text:p>D-B Mus. ep. O. Nicolai 23; Henrici 77 (1922), S. 82.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ustav Bethge</text:p>
          </table:table-cell>
          <table:table-cell office:value-type="string" calcext:value-type="string">
            <text:p>Berlin</text:p>
          </table:table-cell>
          <table:table-cell table:style-name="ce92" office:value-type="date" office:date-value="1833-11-01" calcext:value-type="date">
            <text:p>Freitag, 1. November 1833</text:p>
          </table:table-cell>
          <table:table-cell table:style-name="ce84" office:value-type="string" calcext:value-type="string">
            <text:p>?; Henrici 152 (1929).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33-11-05" calcext:value-type="date">
            <text:p>Dienstag, 5. November 1833</text:p>
          </table:table-cell>
          <table:table-cell office:value-type="string" calcext:value-type="string">
            <text:p>D-Bsa N. Mus. SA 334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75" office:value-type="string" calcext:value-type="string">
            <text:p>[Johann Peter Friedrich Ancillon]</text:p>
          </table:table-cell>
          <table:table-cell table:style-name="ce82" office:value-type="string" calcext:value-type="string">
            <text:p>Berlin</text:p>
          </table:table-cell>
          <table:table-cell table:style-name="ce94" office:value-type="date" office:date-value="1833-11-20" calcext:value-type="date">
            <text:p>Mittwoch, 20. November 1833</text:p>
          </table:table-cell>
          <table:table-cell table:style-name="ce82" office:value-type="string" calcext:value-type="string">
            <text:p>D-Bga III. HA Ministerium der auswärtigen Angelegenheiten I Nr. 11567</text:p>
          </table:table-cell>
          <table:table-cell/>
          <table:table-cell table:style-name="ce79"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77" office:value-type="string" calcext:value-type="string">
            <text:p>Alvensleben</text:p>
          </table:table-cell>
          <table:table-cell table:style-name="ce86" office:value-type="string" calcext:value-type="string">
            <text:p>Leipzig</text:p>
          </table:table-cell>
          <table:table-cell table:style-name="ce95" office:value-type="date" office:date-value="1833-12-15" calcext:value-type="date">
            <text:p>Sonntag, 15. Dezember 1833</text:p>
          </table:table-cell>
          <table:table-cell table:style-name="ce86" office:value-type="string" calcext:value-type="string">
            <text:p>?; unbekannt (Erwähnt in „Tagebücher“ S.10)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77" office:value-type="string" calcext:value-type="string">
            <text:p>Horac</text:p>
          </table:table-cell>
          <table:table-cell table:style-name="ce86" office:value-type="string" calcext:value-type="string">
            <text:p>Leipzig</text:p>
          </table:table-cell>
          <table:table-cell table:style-name="ce95" office:value-type="date" office:date-value="1833-12-15" calcext:value-type="date">
            <text:p>Sonntag, 15. Dezember 1833</text:p>
          </table:table-cell>
          <table:table-cell table:style-name="ce86" office:value-type="string" calcext:value-type="string">
            <text:p>?; unbekannt (Erwähnt in „Tagebücher“ S.10)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München</text:p>
          </table:table-cell>
          <table:table-cell table:style-name="ce88" office:value-type="date" office:date-value="1833-12-18" calcext:value-type="date">
            <text:p>Mittwoch, 18. Dezember 1833</text:p>
          </table:table-cell>
          <table:table-cell table:style-name="ce105" office:value-type="string" calcext:value-type="string">
            <text:p>?;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München</text:p>
          </table:table-cell>
          <table:table-cell table:style-name="ce88" office:value-type="date" office:date-value="1833-12-19" calcext:value-type="date">
            <text:p>Donnerstag, 19. Dezember 1833</text:p>
          </table:table-cell>
          <table:table-cell office:value-type="string" calcext:value-type="string">
            <text:p>D-B Mus. ep. O. Nicolai 24; AB, 47–54.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3-01" calcext:value-type="date">
            <text:p>Samstag, 1. März 1834</text:p>
          </table:table-cell>
          <table:table-cell office:value-type="string" calcext:value-type="string">
            <text:p>D-B Mus. ep. O. Nicolai 25; AB, 54–95.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3-10" calcext:value-type="date">
            <text:p>Montag, 10. März 1834</text:p>
          </table:table-cell>
          <table:table-cell office:value-type="string" calcext:value-type="string">
            <text:p>D-Bsa N. Mus. SA 325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eorg Pölchau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3-10" calcext:value-type="date">
            <text:p>Montag, 10. März 1834</text:p>
          </table:table-cell>
          <table:table-cell table:style-name="ce72" office:value-type="string" calcext:value-type="string">
            <text:p>D-B Mus. ep. O. Nicolai 140; Virneisel, <text:span text:style-name="T4">Musiksammler</text:span>, 229–230.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78" office:value-type="string" calcext:value-type="string">
            <text:p>Hofrat Kemnitz [und seine Tochter]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3-10" calcext:value-type="date">
            <text:p>Montag, 10. März 1834</text:p>
          </table:table-cell>
          <table:table-cell table:style-name="ce84" office:value-type="string" calcext:value-type="string">
            <text:p>D-B Mus. ep. O. Nicolai 26; Tb, 281–283; 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3-25" calcext:value-type="date">
            <text:p>Dienstag, 25. März 1834</text:p>
          </table:table-cell>
          <table:table-cell office:value-type="string" calcext:value-type="string">
            <text:p>D-Bsa N. Mus. SA 324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74" office:value-type="string" calcext:value-type="string">
            <text:p>Christian Carl Josias Bunsen</text:p>
          </table:table-cell>
          <table:table-cell table:style-name="ce85" office:value-type="string" calcext:value-type="string">
            <text:p>Rom</text:p>
          </table:table-cell>
          <table:table-cell table:style-name="ce93" office:value-type="date" office:date-value="1834-03-25" calcext:value-type="date">
            <text:p>Dienstag, 25. März 1834</text:p>
          </table:table-cell>
          <table:table-cell table:style-name="ce85" office:value-type="string" calcext:value-type="string">
            <text:p>D-Bga PK VI. HA FA Bunsen, Karl Josias, B Nr. 14, fol. 29ff.; 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76" office:value-type="string" calcext:value-type="string">
            <text:p>Graf Wilhelm von Reder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5-16" calcext:value-type="date">
            <text:p>Freitag, 16. Mai 1834</text:p>
          </table:table-cell>
          <table:table-cell table:style-name="ce105" office:value-type="string" calcext:value-type="string">
            <text:p>D-B Mus. ep. O. Nicolai 27;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5-25" calcext:value-type="date">
            <text:p>Sonntag, 25. Mai 1834</text:p>
          </table:table-cell>
          <table:table-cell office:value-type="string" calcext:value-type="string">
            <text:p>D-B <text:span text:style-name="T7">Mus. ep. O. Nicolai 28</text:span>; AB, 95–101.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[Rom]</text:p>
          </table:table-cell>
          <table:table-cell table:style-name="ce88" office:value-type="date" office:date-value="1834-05-27" calcext:value-type="date">
            <text:p>Dienstag, 27. Mai 1834</text:p>
          </table:table-cell>
          <table:table-cell table:style-name="ce105" office:value-type="string" calcext:value-type="string">
            <text:p>?; erwähnt in Brief v. 21.4.1835. 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Henriette Kemnitz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5-27" calcext:value-type="date">
            <text:p>Dienstag, 27. Mai 1834</text:p>
          </table:table-cell>
          <table:table-cell office:value-type="string" calcext:value-type="string">
            <text:p>D-B <text:span text:style-name="T7">Mus. ep. O. Nicolai 29</text:span>; Tb, 283–288.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79" office:value-type="string" calcext:value-type="string">
            <text:p>Prinzessin Auguste von Preußen</text:p>
          </table:table-cell>
          <table:table-cell table:style-name="ce87" office:value-type="string" calcext:value-type="string">
            <text:p>Rom</text:p>
          </table:table-cell>
          <table:table-cell table:style-name="ce96" office:value-type="date" office:date-value="1834-08-14" calcext:value-type="date">
            <text:p>Donnerstag, 14. August 1834</text:p>
          </table:table-cell>
          <table:table-cell table:style-name="ce106" office:value-type="string" calcext:value-type="string">
            <text:p>?; erwähnt in „Tagebücher“ S. 70; 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Frascati</text:p>
          </table:table-cell>
          <table:table-cell table:style-name="ce88" office:value-type="date" office:date-value="1834-09-04" calcext:value-type="date">
            <text:p>Donnerstag, 4. September 1834</text:p>
          </table:table-cell>
          <table:table-cell table:style-name="ce72" office:value-type="string" calcext:value-type="string">
            <text:p>?; Henrici 134 (1928), S. 48.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Frascati</text:p>
          </table:table-cell>
          <table:table-cell table:style-name="ce88" office:value-type="date" office:date-value="1834-09-18" calcext:value-type="date">
            <text:p>Donnerstag, 18. September 1834</text:p>
          </table:table-cell>
          <table:table-cell office:value-type="string" calcext:value-type="string">
            <text:p>D-Bsa N. Mus. SA 47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aphael Georg Kiesewetter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9-18" calcext:value-type="date">
            <text:p>Donnerstag, 18. September 1834</text:p>
          </table:table-cell>
          <table:table-cell table:style-name="ce84" office:value-type="string" calcext:value-type="string">
            <text:p>D-GÖ; Rieger, Briefe, 435.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73" office:value-type="string" calcext:value-type="string">
            <text:p>Sing-Akademie</text:p>
          </table:table-cell>
          <table:table-cell office:value-type="string" calcext:value-type="string">
            <text:p>Frascati</text:p>
          </table:table-cell>
          <table:table-cell table:style-name="ce97" office:value-type="date" office:date-value="1834-09-18" calcext:value-type="date">
            <text:p>Donnerstag, 18. September 1834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[Frascati]</text:p>
          </table:table-cell>
          <table:table-cell table:style-name="ce88" office:value-type="date" office:date-value="1834-09-19" calcext:value-type="date">
            <text:p>Freitag, 19. September 1834</text:p>
          </table:table-cell>
          <table:table-cell office:value-type="string" calcext:value-type="string">
            <text:p>D-B <text:span text:style-name="T7">Mus. ep. O. Nicolai 30</text:span>; AB, 101–116.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Henriette Kemnitz</text:p>
          </table:table-cell>
          <table:table-cell office:value-type="string" calcext:value-type="string">
            <text:p>Frascati</text:p>
          </table:table-cell>
          <table:table-cell table:style-name="ce88" office:value-type="date" office:date-value="1834-09-23" calcext:value-type="date">
            <text:p>Dienstag, 23. September 1834</text:p>
          </table:table-cell>
          <table:table-cell office:value-type="string" calcext:value-type="string">
            <text:p>D-B <text:span text:style-name="T7">Mus. ep. O. Nicolai 31</text:span>; Tb, 288–293.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09-27" calcext:value-type="date">
            <text:p>Samstag, 27. September 1834</text:p>
          </table:table-cell>
          <table:table-cell office:value-type="string" calcext:value-type="string">
            <text:p>D-Bsa N. Mus. SA 327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10-13" calcext:value-type="date">
            <text:p>Montag, 13. Oktober 1834</text:p>
          </table:table-cell>
          <table:table-cell office:value-type="string" calcext:value-type="string">
            <text:p>D-B <text:span text:style-name="T7">Mus. ep. O. Nicolai 32</text:span>; AB, 116–121.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urice Schlesinger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10-19" calcext:value-type="date">
            <text:p>Sonntag, 19. Oktober 1834</text:p>
          </table:table-cell>
          <table:table-cell table:style-name="ce72" office:value-type="string" calcext:value-type="string">
            <text:p>?; Henrici 77 (1922), S. 82.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urice Schlesinger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10-22" calcext:value-type="date">
            <text:p>Mittwoch, 22. Oktober 1834</text:p>
          </table:table-cell>
          <table:table-cell office:value-type="string" calcext:value-type="string">
            <text:p>?; Henrici 80 (1922), S. 64.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10-24" calcext:value-type="date">
            <text:p>Freitag, 24. Oktober 1834</text:p>
          </table:table-cell>
          <table:table-cell table:style-name="ce84" office:value-type="string" calcext:value-type="string">
            <text:p>?; Henrici 114 (1926). 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4-10-30" calcext:value-type="date">
            <text:p>Donnerstag, 30. Oktober 1834</text:p>
          </table:table-cell>
          <table:table-cell office:value-type="string" calcext:value-type="string">
            <text:p>D-B <text:span text:style-name="T7">Mus. ep. O. Nicolai 33</text:span>; AB, 122-128.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76" office:value-type="string" calcext:value-type="string">
            <text:p>Graf Wilhelm von Reder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01-31" calcext:value-type="date">
            <text:p>Samstag, 31. Januar 1835</text:p>
          </table:table-cell>
          <table:table-cell table:style-name="ce72" office:value-type="string" calcext:value-type="string">
            <text:p>?; <text:span text:style-name="T4">Die Musik</text:span> 16 (1905), S. 391ff.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76" office:value-type="string" calcext:value-type="string">
            <text:p>Robert Schuman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04-14" calcext:value-type="date">
            <text:p>Dienstag, 14. April 1835</text:p>
          </table:table-cell>
          <table:table-cell table:style-name="ce72" office:value-type="string" calcext:value-type="string">
            <text:p>PL-Kj; Schumann Briefverzeichnis Nr. 110. 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04-21" calcext:value-type="date">
            <text:p>Dienstag, 21. April 1835</text:p>
          </table:table-cell>
          <table:table-cell table:style-name="ce72" office:value-type="string" calcext:value-type="string">
            <text:p><text:span text:style-name="T6">?</text:span>; Kruse, Nicolai in Italien, 298; Inhalt: Kruse S. 45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05-31" calcext:value-type="date">
            <text:p>Sonntag, 31. Mai 1835</text:p>
          </table:table-cell>
          <table:table-cell office:value-type="string" calcext:value-type="string">
            <text:p>?; AB, 128–149.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enriette Kemnitz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06-03" calcext:value-type="date">
            <text:p>Mittwoch, 3. Juni 1835</text:p>
          </table:table-cell>
          <table:table-cell office:value-type="string" calcext:value-type="string">
            <text:p>D-B <text:span text:style-name="T7">Mus. ep. O. Nicolai 34</text:span>; Tb, 293–299.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Ferdinand Mendheim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06-26" calcext:value-type="date">
            <text:p>Freitag, 26. Juni 1835</text:p>
          </table:table-cell>
          <table:table-cell office:value-type="string" calcext:value-type="string">
            <text:p>D-B <text:span text:style-name="T7">Mus. ep. O. Nicolai 35;</text:span></text:p>
          </table:table-cell>
          <table:table-cell table:number-columns-repeated="1019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74" office:value-type="string" calcext:value-type="string">
            <text:p>Prinzessin Auguste von Preußen</text:p>
          </table:table-cell>
          <table:table-cell table:style-name="ce85" office:value-type="string" calcext:value-type="string">
            <text:p>Rom</text:p>
          </table:table-cell>
          <table:table-cell table:style-name="ce93" office:value-type="date" office:date-value="1835-06-27" calcext:value-type="date">
            <text:p>Samstag, 27. Juni 1835</text:p>
          </table:table-cell>
          <table:table-cell table:style-name="ce85" office:value-type="string" calcext:value-type="string">
            <text:p>D-B Mus. ep. O. Nicolai 36;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Georg Pölchau</text:p>
          </table:table-cell>
          <table:table-cell office:value-type="string" calcext:value-type="string">
            <text:p>Rom</text:p>
          </table:table-cell>
          <table:table-cell table:style-name="ce89" office:value-type="date" office:date-value="1835-09-14" calcext:value-type="date">
            <text:p>Montag, 14. September 1835</text:p>
          </table:table-cell>
          <table:table-cell table:style-name="ce72" office:value-type="string" calcext:value-type="string">
            <text:p>D-B Mus. ep. O. Nicolai 141; Virneisel, Musiksammler, 230–238.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Ferdinand Mendheim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09-18" calcext:value-type="date">
            <text:p>Freitag, 18. September 1835</text:p>
          </table:table-cell>
          <table:table-cell office:value-type="string" calcext:value-type="string">
            <text:p>D-B <text:span text:style-name="T7">Mus. ep. O. Nicolai 37;</text:span>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Redaktion der NZfM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10-02" calcext:value-type="date">
            <text:p>Freitag, 2. Oktober 1835</text:p>
          </table:table-cell>
          <table:table-cell table:style-name="ce72" office:value-type="string" calcext:value-type="string">
            <text:p>?; NZfM 3 (1835), S. 188; <text:span text:style-name="T4">Musikalische Aufsätze</text:span>, 49–52.</text:p>
          </table:table-cell>
          <table:table-cell table:number-columns-repeated="101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obert Schuman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10-02" calcext:value-type="date">
            <text:p>Freitag, 2. Oktober 1835</text:p>
          </table:table-cell>
          <table:table-cell table:style-name="ce72" office:value-type="string" calcext:value-type="string">
            <text:p>PL-Kj; Schumann Briefverzeichnis Nr. 233a. </text:p>
          </table:table-cell>
          <table:table-cell table:number-columns-repeated="101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5-10-03" calcext:value-type="date">
            <text:p>Samstag, 3. Oktober 1835</text:p>
          </table:table-cell>
          <table:table-cell office:value-type="string" calcext:value-type="string">
            <text:p>D-B <text:span text:style-name="T7">Mus. ep. O. Nicolai 38</text:span>; AB, 150–156.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[Henriette Kemnitz]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6-02-16" calcext:value-type="date">
            <text:p>Dienstag, 16. Februar 1836</text:p>
          </table:table-cell>
          <table:table-cell office:value-type="string" calcext:value-type="string">
            <text:p>D-B <text:span text:style-name="T7">Mus. ep. O. Nicolai 39</text:span>; Tb, 299–304</text:p>
          </table:table-cell>
          <table:table-cell table:number-columns-repeated="101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6-03-10" calcext:value-type="date">
            <text:p>Donnerstag, 10. März 1836</text:p>
          </table:table-cell>
          <table:table-cell office:value-type="string" calcext:value-type="string">
            <text:p>D-Bsa N. Mus. SA 480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6-03-17" calcext:value-type="date">
            <text:p>Donnerstag, 17. März 1836</text:p>
          </table:table-cell>
          <table:table-cell office:value-type="string" calcext:value-type="string">
            <text:p>D-Bsa N. Mus. SA 481</text:p>
          </table:table-cell>
          <table:table-cell table:number-columns-repeated="101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6-04-16" calcext:value-type="date">
            <text:p>Samstag, 16. April 1836</text:p>
          </table:table-cell>
          <table:table-cell office:value-type="string" calcext:value-type="string">
            <text:p>D-B <text:span text:style-name="T7">Mus. ep. O. Nicolai 40</text:span>; AB, 156–158.</text:p>
          </table:table-cell>
          <table:table-cell table:number-columns-repeated="101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aphael Georg Kiesewetter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6-05-03" calcext:value-type="date">
            <text:p>Dienstag, 3. Mai 1836</text:p>
          </table:table-cell>
          <table:table-cell table:style-name="ce84" office:value-type="string" calcext:value-type="string">
            <text:p>D-Gs (abhanden gekommen); Rieger, Briefe, 436-438.</text:p>
          </table:table-cell>
          <table:table-cell table:number-columns-repeated="1019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80" office:value-type="string" calcext:value-type="string">
            <text:p>Preußisches Ministerium der auswärtigen Angelegenheiten</text:p>
          </table:table-cell>
          <table:table-cell table:style-name="ce85" office:value-type="string" calcext:value-type="string">
            <text:p>Rom</text:p>
          </table:table-cell>
          <table:table-cell table:style-name="ce93" office:value-type="date" office:date-value="1836-05-04" calcext:value-type="date">
            <text:p>Mittwoch, 4. Mai 1836</text:p>
          </table:table-cell>
          <table:table-cell table:style-name="ce85" office:value-type="string" calcext:value-type="string">
            <text:p>D-Bga III. HA Ministerium der auswärtigen Angelegenheiten I Nr. 11568; 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obert Schuman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6-05-11" calcext:value-type="date">
            <text:p>Mittwoch, 11. Mai 1836</text:p>
          </table:table-cell>
          <table:table-cell table:style-name="ce72" office:value-type="string" calcext:value-type="string">
            <text:p>PL-Kj; Schumann Briefverzeichnis Nr. 362.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6-06-26" calcext:value-type="date">
            <text:p>Sonntag, 26. Juni 1836</text:p>
          </table:table-cell>
          <table:table-cell office:value-type="string" calcext:value-type="string">
            <text:p>D-B <text:span text:style-name="T7">Mus. ep. O. Nicolai 41</text:span>; AB, 159–167.</text:p>
          </table:table-cell>
          <table:table-cell table:number-columns-repeated="101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Niccolo Sardi</text:p>
          </table:table-cell>
          <table:table-cell office:value-type="string" calcext:value-type="string">
            <text:p>Macerata</text:p>
          </table:table-cell>
          <table:table-cell table:style-name="ce88" office:value-type="date" office:date-value="1836-07-07" calcext:value-type="date">
            <text:p>Donnerstag, 7. Juli 1836</text:p>
          </table:table-cell>
          <table:table-cell office:value-type="string" calcext:value-type="string">
            <text:p>I-MOe; 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Henriette Kemnitz</text:p>
          </table:table-cell>
          <table:table-cell office:value-type="string" calcext:value-type="string">
            <text:p>Macerata</text:p>
          </table:table-cell>
          <table:table-cell table:style-name="ce88" office:value-type="date" office:date-value="1836-08-01" calcext:value-type="date">
            <text:p>Montag, 1. August 1836</text:p>
          </table:table-cell>
          <table:table-cell office:value-type="string" calcext:value-type="string">
            <text:p>D-B <text:span text:style-name="T7">Mus. ep. O. Nicolai 42</text:span>; Tb, 304–306.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rancesco Ghittini</text:p>
          </table:table-cell>
          <table:table-cell table:style-name="ce72" office:value-type="string" calcext:value-type="string">
            <text:p>Bologna</text:p>
          </table:table-cell>
          <table:table-cell table:style-name="ce88" office:value-type="date" office:date-value="1836-09-24" calcext:value-type="date">
            <text:p>Samstag, 24. September 1836</text:p>
          </table:table-cell>
          <table:table-cell office:value-type="string" calcext:value-type="string">
            <text:p>D-B N. Mus. ep. 2448; 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ologna</text:p>
          </table:table-cell>
          <table:table-cell table:style-name="ce88" office:value-type="date" office:date-value="1836-10-13" calcext:value-type="date">
            <text:p>Donnerstag, 13. Oktober 1836</text:p>
          </table:table-cell>
          <table:table-cell office:value-type="string" calcext:value-type="string">
            <text:p>D-B <text:span text:style-name="T7">Mus. ep. O. Nicolai 43</text:span>; AB, 167–175.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Piacenza</text:p>
          </table:table-cell>
          <table:table-cell table:style-name="ce88" office:value-type="date" office:date-value="1836-12-12" calcext:value-type="date">
            <text:p>Montag, 12. Dezember 1836</text:p>
          </table:table-cell>
          <table:table-cell office:value-type="string" calcext:value-type="string">
            <text:p>D-B <text:span text:style-name="T7">Mus. ep. O. Nicolai 44</text:span>; AB, 175–198.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raf von Hartig</text:p>
          </table:table-cell>
          <table:table-cell office:value-type="string" calcext:value-type="string">
            <text:p>Piacenza</text:p>
          </table:table-cell>
          <table:table-cell table:style-name="ce88" office:value-type="date" office:date-value="1836-12-15" calcext:value-type="date">
            <text:p>Donnerstag, 15. Dezember 1836</text:p>
          </table:table-cell>
          <table:table-cell office:value-type="string" calcext:value-type="string">
            <text:p>?; Entwurf: Tb, 172–174; 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Henriette Kemnitz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36-12-18" calcext:value-type="date">
            <text:p>Sonntag, 18. Dezember 1836</text:p>
          </table:table-cell>
          <table:table-cell office:value-type="string" calcext:value-type="string">
            <text:p>D-B <text:span text:style-name="T7">Mus. ep. O. Nicolai 45</text:span>; Tb, 307–309.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obert Schumann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37-01-17" calcext:value-type="date">
            <text:p>Dienstag, 17. Januar 1837</text:p>
          </table:table-cell>
          <table:table-cell table:style-name="ce72" office:value-type="string" calcext:value-type="string">
            <text:p>PL-Kj; Schumann Briefverzeichnis Nr. 537.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37-02-21" calcext:value-type="date">
            <text:p>Dienstag, 21. Februar 1837</text:p>
          </table:table-cell>
          <table:table-cell table:style-name="ce72" office:value-type="string" calcext:value-type="string">
            <text:p>D-B <text:span text:style-name="T7">Mus. ep. O. Nicolai 47</text:span>; AB, 199–201.</text:p>
          </table:table-cell>
          <table:table-cell/>
          <table:table-cell office:value-type="string" calcext:value-type="string">
            <text:p>italienisch</text:p>
          </table:table-cell>
          <table:table-cell table:number-columns-repeated="101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Henriette Kemnitz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37-02-21" calcext:value-type="date">
            <text:p>Dienstag, 21. Februar 1837</text:p>
          </table:table-cell>
          <table:table-cell table:style-name="ce72" office:value-type="string" calcext:value-type="string">
            <text:p>D-B <text:span text:style-name="T7">Mus. ep. O. Nicolai 46</text:span>; Tb, 310–314.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obert Schumann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37-03-03" calcext:value-type="date">
            <text:p>Freitag, 3. März 1837</text:p>
          </table:table-cell>
          <table:table-cell table:style-name="ce72" office:value-type="string" calcext:value-type="string">
            <text:p>PL-Kj; Schumann Briefverzeichnis Nr. 566. </text:p>
          </table:table-cell>
          <table:table-cell table:number-columns-repeated="101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itglieder des k. k. Hof-Opern-Theater-Orchester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06-25" calcext:value-type="date">
            <text:p>Sonntag, 25. Juni 1837</text:p>
          </table:table-cell>
          <table:table-cell office:value-type="string" calcext:value-type="string">
            <text:p>?; Entwurf Tb III/Frag. D-DT; Altmann Tb, 184.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07-01" calcext:value-type="date">
            <text:p>Samstag, 1. Juli 1837</text:p>
          </table:table-cell>
          <table:table-cell office:value-type="string" calcext:value-type="string">
            <text:p>D-B <text:span text:style-name="T7">Mus. ep. O. Nicolai 48</text:span>; AB, 201–206.</text:p>
          </table:table-cell>
          <table:table-cell table:number-columns-repeated="101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08-14" calcext:value-type="date">
            <text:p>Montag, 14. August 1837</text:p>
          </table:table-cell>
          <table:table-cell office:value-type="string" calcext:value-type="string">
            <text:p>D-B <text:span text:style-name="T7">Mus. ep. O. Nicolai 49</text:span>; AB, 206–212.</text:p>
          </table:table-cell>
          <table:table-cell table:number-columns-repeated="101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Breitkopf &amp; Härtel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09-24" calcext:value-type="date">
            <text:p>Sonntag, 24. September 1837</text:p>
          </table:table-cell>
          <table:table-cell table:style-name="ce84" office:value-type="string" calcext:value-type="string">
            <text:p>?; Henrici 114 (1926)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Robert Schuman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09-24" calcext:value-type="date">
            <text:p>Sonntag, 24. September 1837</text:p>
          </table:table-cell>
          <table:table-cell table:style-name="ce72" office:value-type="string" calcext:value-type="string">
            <text:p>D-Dl Mus. Schu. 217; Schumann Briefverzeichnis Nr. 723; Briefe und Gedichte aus dem Album Robert und Clara Schumanns, 144f. 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[Henriette Kemnitz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10-23" calcext:value-type="date">
            <text:p>Montag, 23. Oktober 1837</text:p>
          </table:table-cell>
          <table:table-cell office:value-type="string" calcext:value-type="string">
            <text:p>D-B <text:span text:style-name="T7">Mus. ep. O. Nicolai 50</text:span>; Tb, 314–318.</text:p>
          </table:table-cell>
          <table:table-cell table:number-columns-repeated="101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10-23" calcext:value-type="date">
            <text:p>Montag, 23. Oktober 1837</text:p>
          </table:table-cell>
          <table:table-cell office:value-type="string" calcext:value-type="string">
            <text:p>D-B <text:span text:style-name="T7">Mus. ep. O. Nicolai 51</text:span>; AB, 212–215.</text:p>
          </table:table-cell>
          <table:table-cell table:number-columns-repeated="101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Felix Mendelssohn Bartholdy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11-06" calcext:value-type="date">
            <text:p>Montag, 6. November 1837</text:p>
          </table:table-cell>
          <table:table-cell office:value-type="string" calcext:value-type="string">
            <text:p>GB-Ob M.D.M. d. 32, fol. 98; </text:p>
          </table:table-cell>
          <table:table-cell table:number-columns-repeated="101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7-12-09" calcext:value-type="date">
            <text:p>Samstag, 9. Dezember 1837</text:p>
          </table:table-cell>
          <table:table-cell office:value-type="string" calcext:value-type="string">
            <text:p>A-Wst H.I.N. 4259; </text:p>
          </table:table-cell>
          <table:table-cell table:number-columns-repeated="1019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81"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37-12-20" calcext:value-type="date">
            <text:p>Mittwoch, 20. Dezember 1837</text:p>
          </table:table-cell>
          <table:table-cell office:value-type="string" calcext:value-type="string">
            <text:p>A-Wst H.I.N. 4260; 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Vorstand der GdM Wie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1-04" calcext:value-type="date">
            <text:p>Donnerstag, 4. Januar 1838</text:p>
          </table:table-cell>
          <table:table-cell office:value-type="string" calcext:value-type="string">
            <text:p>A-Wgm; Abschrift in: D-DT; Abschrift in: D-B La Mara: Convolut 14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38-01-15" calcext:value-type="date">
            <text:p>Montag, 15. Januar 1838</text:p>
          </table:table-cell>
          <table:table-cell office:value-type="string" calcext:value-type="string">
            <text:p>A-Wst H.I.N. 4261; </text:p>
          </table:table-cell>
          <table:table-cell table:number-columns-repeated="101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Moritz Graf Dietrichstei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1-15" calcext:value-type="date">
            <text:p>Montag, 15. Januar 1838</text:p>
          </table:table-cell>
          <table:table-cell table:style-name="ce84" office:value-type="string" calcext:value-type="string">
            <text:p>WA</text:p>
          </table:table-cell>
          <table:table-cell table:number-columns-repeated="101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oseph Fischhof / Tob. Haslin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1-25" calcext:value-type="date">
            <text:p>Donnerstag, 25. Januar 1838</text:p>
          </table:table-cell>
          <table:table-cell office:value-type="string" calcext:value-type="string">
            <text:p>A-Wst; </text:p>
          </table:table-cell>
          <table:table-cell/>
          <table:table-cell office:value-type="string" calcext:value-type="string">
            <text:p>vielleicht an Costaggini?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2-28" calcext:value-type="date">
            <text:p>Mittwoch, 28. Februar 1838</text:p>
          </table:table-cell>
          <table:table-cell office:value-type="string" calcext:value-type="string">
            <text:p>D-B <text:span text:style-name="T7">Mus. ep. O. Nicolai 52</text:span>; AB, 215–221.</text:p>
          </table:table-cell>
          <table:table-cell table:number-columns-repeated="101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3-17" calcext:value-type="date">
            <text:p>Samstag, 17. März 1838</text:p>
          </table:table-cell>
          <table:table-cell office:value-type="string" calcext:value-type="string">
            <text:p>A-Wgm, Abschrift D-DT;</text:p>
          </table:table-cell>
          <table:table-cell table:number-columns-repeated="101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Joseph Klöckl (GdM)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3-25" calcext:value-type="date">
            <text:p>Sonntag, 25. März 1838</text:p>
          </table:table-cell>
          <table:table-cell table:style-name="ce105"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Giuseppe de Filipp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4-07" calcext:value-type="date">
            <text:p>Samstag, 7. April 1838</text:p>
          </table:table-cell>
          <table:table-cell office:value-type="string" calcext:value-type="string">
            <text:p>?; Henrici 80 (1922), S. 64.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4-10" calcext:value-type="date">
            <text:p>Dienstag, 10. April 1838</text:p>
          </table:table-cell>
          <table:table-cell table:style-name="ce72" office:value-type="string" calcext:value-type="string">
            <text:p>D-B <text:span text:style-name="T7">Mus. ep. O. Nicolai 53; </text:span></text:p>
          </table:table-cell>
          <table:table-cell table:number-columns-repeated="101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4-12" calcext:value-type="date">
            <text:p>Donnerstag, 12. April 1838</text:p>
          </table:table-cell>
          <table:table-cell office:value-type="string" calcext:value-type="string">
            <text:p>D-B <text:span text:style-name="T7">Mus. ep. O. Nicolai 54</text:span>; AB, 221–227.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4-20" calcext:value-type="date">
            <text:p>Freitag, 20. April 1838</text:p>
          </table:table-cell>
          <table:table-cell table:style-name="ce88" office:value-type="string" calcext:value-type="string">
            <text:p>A-Wst H.I.N. 24817; </text:p>
          </table:table-cell>
          <table:table-cell table:number-columns-repeated="101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6-22" calcext:value-type="date">
            <text:p>Freitag, 22. Juni 1838</text:p>
          </table:table-cell>
          <table:table-cell table:style-name="ce88" office:value-type="string" calcext:value-type="string">
            <text:p>D-B <text:span text:style-name="T7">Mus. ep. O. Nicolai 55; </text:span></text:p>
          </table:table-cell>
          <table:table-cell table:number-columns-repeated="101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E. von Heilinger 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6-25" calcext:value-type="date">
            <text:p>Montag, 25. Juni 1838</text:p>
          </table:table-cell>
          <table:table-cell table:style-name="ce88" office:value-type="string" calcext:value-type="string">
            <text:p>A-Wst H.I.N. 4262; </text:p>
          </table:table-cell>
          <table:table-cell table:number-columns-repeated="101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6-26" calcext:value-type="date">
            <text:p>Dienstag, 26. Juni 1838</text:p>
          </table:table-cell>
          <table:table-cell table:style-name="ce88" office:value-type="string" calcext:value-type="string">
            <text:p>D-B <text:span text:style-name="T7">Mus. ep. O. Nicolai 56</text:span>; AB, 228–230.</text:p>
          </table:table-cell>
          <table:table-cell table:number-columns-repeated="101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Eduard Grell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6-27" calcext:value-type="date">
            <text:p>Mittwoch, 27. Juni 1838</text:p>
          </table:table-cell>
          <table:table-cell table:style-name="ce88" office:value-type="string" calcext:value-type="string">
            <text:p>?; nachgewiesen durch Notiz Grells. 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hann Baptist Streich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38-06-27" calcext:value-type="date">
            <text:p>Mittwoch, 27. Juni 1838</text:p>
          </table:table-cell>
          <table:table-cell table:style-name="ce88" office:value-type="string" calcext:value-type="string">
            <text:p>A-Wn 126/72-1; </text:p>
          </table:table-cell>
          <table:table-cell table:number-columns-repeated="101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Johann Baptist Streicher</text:p>
          </table:table-cell>
          <table:table-cell office:value-type="string" calcext:value-type="string">
            <text:p>Verona</text:p>
          </table:table-cell>
          <table:table-cell table:style-name="ce88" office:value-type="date" office:date-value="1838-07-14" calcext:value-type="date">
            <text:p>Samstag, 14. Juli 1838</text:p>
          </table:table-cell>
          <table:table-cell table:style-name="ce88" office:value-type="string" calcext:value-type="string">
            <text:p>A-Wn 126/72-2; 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Venedig</text:p>
          </table:table-cell>
          <table:table-cell table:style-name="ce88" office:value-type="date" office:date-value="1838-10-15" calcext:value-type="date">
            <text:p>Montag, 15. Oktober 1838</text:p>
          </table:table-cell>
          <table:table-cell table:style-name="ce88" office:value-type="string" calcext:value-type="string">
            <text:p>A-Wst H.I.N. 31274; </text:p>
          </table:table-cell>
          <table:table-cell table:number-columns-repeated="101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Venedig</text:p>
          </table:table-cell>
          <table:table-cell table:style-name="ce88" office:value-type="date" office:date-value="1838-10-18" calcext:value-type="date">
            <text:p>Donnerstag, 18. Oktober 1838</text:p>
          </table:table-cell>
          <table:table-cell table:style-name="ce88" office:value-type="string" calcext:value-type="string">
            <text:p>D-B <text:span text:style-name="T7">Mus. ep. O. Nicolai 57</text:span>; AB, 231–234.</text:p>
          </table:table-cell>
          <table:table-cell table:number-columns-repeated="101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Jacopo Ferretti</text:p>
          </table:table-cell>
          <table:table-cell office:value-type="string" calcext:value-type="string">
            <text:p>Venedig</text:p>
          </table:table-cell>
          <table:table-cell table:style-name="ce88" office:value-type="date" office:date-value="1838-10-28" calcext:value-type="date">
            <text:p>Sonntag, 28. Oktober 1838</text:p>
          </table:table-cell>
          <table:table-cell table:style-name="ce107" office:value-type="string" calcext:value-type="string">
            <text:p>I-MOe; 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Anton Diabelli</text:p>
          </table:table-cell>
          <table:table-cell office:value-type="string" calcext:value-type="string">
            <text:p>Venedig</text:p>
          </table:table-cell>
          <table:table-cell table:style-name="ce88" office:value-type="date" office:date-value="1838-10-29" calcext:value-type="date">
            <text:p>Montag, 29. Oktober 1838</text:p>
          </table:table-cell>
          <table:table-cell table:style-name="ce88" office:value-type="string" calcext:value-type="string">
            <text:p>?; Stargardt 659 (1995), S. 284.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Venedig</text:p>
          </table:table-cell>
          <table:table-cell table:style-name="ce88" office:value-type="date" office:date-value="1838-10-29" calcext:value-type="date">
            <text:p>Montag, 29. Oktober 1838</text:p>
          </table:table-cell>
          <table:table-cell table:style-name="ce88" office:value-type="string" calcext:value-type="string">
            <text:p>A-Wst H.I.N. 31275; </text:p>
          </table:table-cell>
          <table:table-cell table:number-columns-repeated="101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ohann Vesque von Püttlingen </text:p>
          </table:table-cell>
          <table:table-cell office:value-type="string" calcext:value-type="string">
            <text:p>Venedig</text:p>
          </table:table-cell>
          <table:table-cell table:style-name="ce92" office:value-type="date" office:date-value="1838-10-30" calcext:value-type="date">
            <text:p>Dienstag, 30. Oktober 1838</text:p>
          </table:table-cell>
          <table:table-cell table:style-name="ce88" office:value-type="string" calcext:value-type="string">
            <text:p>A-Wst H.I.N. 31276; 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? in Turin?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8-11-23" calcext:value-type="date">
            <text:p>Freitag, 23. November 1838</text:p>
          </table:table-cell>
          <table:table-cell table:style-name="ce88" office:value-type="string" calcext:value-type="string">
            <text:p>D-B <text:span text:style-name="T7">Mus. ep. O. Nicolai 58;</text:span></text:p>
          </table:table-cell>
          <table:table-cell table:number-columns-repeated="101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8-12-17" calcext:value-type="date">
            <text:p>Montag, 17. Dezember 1838</text:p>
          </table:table-cell>
          <table:table-cell table:style-name="ce88" office:value-type="string" calcext:value-type="string">
            <text:p>A-Wst H.I.N. 31277; 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9-01-04" calcext:value-type="date">
            <text:p>Freitag, 4. Januar 1839</text:p>
          </table:table-cell>
          <table:table-cell table:style-name="ce88" office:value-type="string" calcext:value-type="string">
            <text:p>D-B <text:span text:style-name="T7">Mus. ep. O. Nicolai 59</text:span>; Tb, 319–321.</text:p>
          </table:table-cell>
          <table:table-cell table:number-columns-repeated="101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9-05-10" calcext:value-type="date">
            <text:p>Freitag, 10. Mai 1839</text:p>
          </table:table-cell>
          <table:table-cell table:style-name="ce88" office:value-type="string" calcext:value-type="string">
            <text:p>A-Wst H.I.N. 31444; </text:p>
          </table:table-cell>
          <table:table-cell table:number-columns-repeated="101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Rom</text:p>
          </table:table-cell>
          <table:table-cell table:style-name="ce88" office:value-type="date" office:date-value="1839-06-27" calcext:value-type="date">
            <text:p>Donnerstag, 27. Juni 1839</text:p>
          </table:table-cell>
          <table:table-cell table:style-name="ce88" office:value-type="string" calcext:value-type="string">
            <text:p>D-B <text:span text:style-name="T7">Mus. ep. O. Nicolai 60</text:span>; AB, 235–239.</text:p>
          </table:table-cell>
          <table:table-cell table:number-columns-repeated="101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Rom / Macerata</text:p>
          </table:table-cell>
          <table:table-cell table:style-name="ce88" office:value-type="date" office:date-value="1839-08-03" calcext:value-type="date">
            <text:p>Samstag, 3. August 1839</text:p>
          </table:table-cell>
          <table:table-cell table:style-name="ce89" office:value-type="string" calcext:value-type="string">
            <text:p>A-Wst H.I.N. 31278; 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Turin</text:p>
          </table:table-cell>
          <table:table-cell table:style-name="ce88" office:value-type="date" office:date-value="1840-02-15" calcext:value-type="date">
            <text:p>Samstag, 15. Februar 1840</text:p>
          </table:table-cell>
          <table:table-cell table:style-name="ce88" office:value-type="string" calcext:value-type="string">
            <text:p>D-B <text:span text:style-name="T7">Mus. ep. O. Nicolai 61</text:span>; AB, 240–245.</text:p>
          </table:table-cell>
          <table:table-cell table:number-columns-repeated="101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40-03-09" calcext:value-type="date">
            <text:p>Montag, 9. März 1840</text:p>
          </table:table-cell>
          <table:table-cell table:style-name="ce88" office:value-type="string" calcext:value-type="string">
            <text:p>D-B <text:span text:style-name="T7">Mus. ep. O. Nicolai 63</text:span>; AB, 245–247.</text:p>
          </table:table-cell>
          <table:table-cell table:number-columns-repeated="101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Francesco Lucca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40-03-14" calcext:value-type="date">
            <text:p>Samstag, 14. März 1840</text:p>
          </table:table-cell>
          <table:table-cell table:style-name="ce72" office:value-type="string" calcext:value-type="string">
            <text:p>?; Schmolt 25 (2011), S. 230.</text:p>
          </table:table-cell>
          <table:table-cell table:number-columns-repeated="101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Eine Verwandte in Königsberg </text:p>
          </table:table-cell>
          <table:table-cell office:value-type="string" calcext:value-type="string">
            <text:p>Genua</text:p>
          </table:table-cell>
          <table:table-cell table:style-name="ce88" office:value-type="date" office:date-value="1840-04-08" calcext:value-type="date">
            <text:p>Mittwoch, 8. April 1840</text:p>
          </table:table-cell>
          <table:table-cell table:style-name="ce88" office:value-type="string" calcext:value-type="string">
            <text:p>?; Liepmannssohn 68 (1888).</text:p>
          </table:table-cell>
          <table:table-cell table:number-columns-repeated="101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Francesco Lucca</text:p>
          </table:table-cell>
          <table:table-cell office:value-type="string" calcext:value-type="string">
            <text:p>Genua</text:p>
          </table:table-cell>
          <table:table-cell table:style-name="ce88" office:value-type="date" office:date-value="1840-05-18" calcext:value-type="date">
            <text:p>Montag, 18. Mai 1840</text:p>
          </table:table-cell>
          <table:table-cell table:style-name="ce72" office:value-type="string" calcext:value-type="string">
            <text:p>US-NYfuld; 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ortunato Santini</text:p>
          </table:table-cell>
          <table:table-cell office:value-type="string" calcext:value-type="string">
            <text:p>Genua</text:p>
          </table:table-cell>
          <table:table-cell table:style-name="ce88" office:value-type="date" office:date-value="1840-05-25" calcext:value-type="date">
            <text:p>Montag, 25. Mai 1840</text:p>
          </table:table-cell>
          <table:table-cell table:style-name="ce89" office:value-type="string" calcext:value-type="string">
            <text:p>D-LEu Slg. Nebauer; </text:p>
          </table:table-cell>
          <table:table-cell table:number-columns-repeated="101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rietta Capalti</text:p>
          </table:table-cell>
          <table:table-cell office:value-type="string" calcext:value-type="string">
            <text:p>Genua</text:p>
          </table:table-cell>
          <table:table-cell table:style-name="ce88" office:value-type="date" office:date-value="1840-05-25" calcext:value-type="date">
            <text:p>Montag, 25. Mai 1840</text:p>
          </table:table-cell>
          <table:table-cell table:style-name="ce88" office:value-type="string" calcext:value-type="string">
            <text:p>A-Wst H.I.N. 31279; </text:p>
          </table:table-cell>
          <table:table-cell table:number-columns-repeated="101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Triest</text:p>
          </table:table-cell>
          <table:table-cell table:style-name="ce88" office:value-type="date" office:date-value="1840-09-03" calcext:value-type="date">
            <text:p>Donnerstag, 3. September 1840</text:p>
          </table:table-cell>
          <table:table-cell table:style-name="ce88" office:value-type="string" calcext:value-type="string">
            <text:p>D-B <text:span text:style-name="T7">Mus. ep. O. Nicolai 64</text:span>; AB, 247–253.</text:p>
          </table:table-cell>
          <table:table-cell/>
          <table:table-cell table:style-name="ce78" table:number-columns-repeated="101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Triest</text:p>
          </table:table-cell>
          <table:table-cell table:style-name="ce88" office:value-type="date" office:date-value="1840-09-04" calcext:value-type="date">
            <text:p>Freitag, 4. September 1840</text:p>
          </table:table-cell>
          <table:table-cell table:style-name="ce88" office:value-type="string" calcext:value-type="string">
            <text:p>D-B <text:span text:style-name="T7">Mus. ep. O. Nicolai 65</text:span>; AB, 253–256.</text:p>
          </table:table-cell>
          <table:table-cell table:number-columns-repeated="101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Triest</text:p>
          </table:table-cell>
          <table:table-cell table:style-name="ce88" office:value-type="date" office:date-value="1840-09-22" calcext:value-type="date">
            <text:p>Dienstag, 22. September 1840</text:p>
          </table:table-cell>
          <table:table-cell table:style-name="ce108" office:value-type="string" calcext:value-type="string">
            <text:p>D-B<text:span text:style-name="T8"> Mus. ep. O. Nicolai 66</text:span>; AB, 256–258.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40-10-03" calcext:value-type="date">
            <text:p>Samstag, 3. Oktober 1840</text:p>
          </table:table-cell>
          <table:table-cell office:value-type="string" calcext:value-type="string">
            <text:p>?; Liepmannssohn 6./7.5.1889.</text:p>
          </table:table-cell>
          <table:table-cell table:number-columns-repeated="101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40-11-27" calcext:value-type="date">
            <text:p>Freitag, 27. November 1840</text:p>
          </table:table-cell>
          <table:table-cell office:value-type="string" calcext:value-type="string">
            <text:p>D-B <text:span text:style-name="T7">Mus. ep. O. Nicolai 62</text:span>; AB, 258–259.</text:p>
          </table:table-cell>
          <table:table-cell table:number-columns-repeated="101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rdinand Hiller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41-03-22" calcext:value-type="date">
            <text:p>Montag, 22. März 1841</text:p>
          </table:table-cell>
          <table:table-cell table:style-name="ce72" office:value-type="string" calcext:value-type="string">
            <text:p>D-KNa Best. 1051; </text:p>
          </table:table-cell>
          <table:table-cell table:number-columns-repeated="101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Mailand</text:p>
          </table:table-cell>
          <table:table-cell table:style-name="ce88" office:value-type="date" office:date-value="1841-03-23" calcext:value-type="date">
            <text:p>Dienstag, 23. März 1841</text:p>
          </table:table-cell>
          <table:table-cell table:style-name="ce109" office:value-type="string" calcext:value-type="string">
            <text:p>D-B<text:span text:style-name="T8"> Mus. ep. O. Nicolai 67</text:span>; AB, 260–263.</text:p>
          </table:table-cell>
          <table:table-cell table:number-columns-repeated="101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04-24" calcext:value-type="date">
            <text:p>Samstag, 24. April 1841</text:p>
          </table:table-cell>
          <table:table-cell table:style-name="ce109" office:value-type="string" calcext:value-type="string">
            <text:p>D-B<text:span text:style-name="T8"> Mus. ep. O. Nicolai 68</text:span>; AB, 263–268.</text:p>
          </table:table-cell>
          <table:table-cell table:number-columns-repeated="101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06-16" calcext:value-type="date">
            <text:p>Mittwoch, 16. Juni 1841</text:p>
          </table:table-cell>
          <table:table-cell office:value-type="string" calcext:value-type="string">
            <text:p>D-B<text:span text:style-name="T8"> Mus. ep. O. Nicolai 69</text:span>; AB, 269–277.</text:p>
          </table:table-cell>
          <table:table-cell table:number-columns-repeated="101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arschau</text:p>
          </table:table-cell>
          <table:table-cell table:style-name="ce88" office:value-type="date" office:date-value="1841-07-23" calcext:value-type="date">
            <text:p>Freitag, 23. Juli 1841</text:p>
          </table:table-cell>
          <table:table-cell office:value-type="string" calcext:value-type="string">
            <text:p>D-B<text:span text:style-name="T8"> Mus. ep. O. Nicolai 70</text:span>; AB, 277–280.</text:p>
          </table:table-cell>
          <table:table-cell table:number-columns-repeated="101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[Verleger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08-10" calcext:value-type="date">
            <text:p>Dienstag, 10. August 1841</text:p>
          </table:table-cell>
          <table:table-cell office:value-type="string" calcext:value-type="string">
            <text:p>?; Liepmannssohn 52 (1928).</text:p>
          </table:table-cell>
          <table:table-cell table:number-columns-repeated="1019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78" office:value-type="string" calcext:value-type="string">
            <text:p>Verlag Francesco Lucca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08-10" calcext:value-type="date">
            <text:p>Dienstag, 10. August 1841</text:p>
          </table:table-cell>
          <table:table-cell office:value-type="string" calcext:value-type="string">
            <text:p>?; Stargardt 603 (1974), S. 132.</text:p>
          </table:table-cell>
          <table:table-cell table:number-columns-repeated="101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10-24" calcext:value-type="date">
            <text:p>Sonntag, 24. Oktober 1841</text:p>
          </table:table-cell>
          <table:table-cell office:value-type="string" calcext:value-type="string">
            <text:p>D-B<text:span text:style-name="T8"> Mus. ep. O. Nicolai 71</text:span>; AB, 280–284.</text:p>
          </table:table-cell>
          <table:table-cell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Ignaz Franz Castell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11-03" calcext:value-type="date">
            <text:p>Mittwoch, 3. November 1841</text:p>
          </table:table-cell>
          <table:table-cell office:value-type="string" calcext:value-type="string">
            <text:p>A-Wn 48/38-1; La Mara, Musikerbriefe, 206f.</text:p>
          </table:table-cell>
          <table:table-cell table:number-columns-repeated="101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11-19" calcext:value-type="date">
            <text:p>Freitag, 19. November 1841</text:p>
          </table:table-cell>
          <table:table-cell office:value-type="string" calcext:value-type="string">
            <text:p>D-B<text:span text:style-name="T8"> Mus. ep. O. Nicolai 72</text:span>; AB, 284–291. </text:p>
          </table:table-cell>
          <table:table-cell table:number-columns-repeated="101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1-12-20" calcext:value-type="date">
            <text:p>Montag, 20. Dezember 1841</text:p>
          </table:table-cell>
          <table:table-cell office:value-type="string" calcext:value-type="string">
            <text:p>?; Stargardt 554 (1961), S. 41.</text:p>
          </table:table-cell>
          <table:table-cell table:number-columns-repeated="101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2-06" calcext:value-type="date">
            <text:p>Sonntag, 6. Februar 1842</text:p>
          </table:table-cell>
          <table:table-cell office:value-type="string" calcext:value-type="string">
            <text:p>D-B<text:span text:style-name="T8"> Mus. ep. O. Nicolai 73</text:span>; AB, 291–293.</text:p>
          </table:table-cell>
          <table:table-cell table:number-columns-repeated="1019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72" office:value-type="string" calcext:value-type="string">
            <text:p>Redaktion der Allgemeine Wiener Musik-Zeitung</text:p>
          </table:table-cell>
          <table:table-cell table:style-name="ce72" office:value-type="string" calcext:value-type="string">
            <text:p>[Wien]</text:p>
          </table:table-cell>
          <table:table-cell table:style-name="ce90" office:value-type="date" office:date-value="1842-03-01" calcext:value-type="date">
            <text:p>Dienstag, 1. März 1842</text:p>
          </table:table-cell>
          <table:table-cell table:style-name="ce72" office:value-type="string" calcext:value-type="string">
            <text:p>?; Stargardt 612 (1977), S. 227; <text:span text:style-name="T4">AWMZ</text:span> 2 (1842), S. 140. 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Oberstkämmerer Graf von Czerni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3-02" calcext:value-type="date">
            <text:p>Mittwoch, 2. März 1842</text:p>
          </table:table-cell>
          <table:table-cell table:style-name="ce72" office:value-type="string" calcext:value-type="string">
            <text:p>A-Wph; Kopie A-Wst H.I.N. 4671; </text:p>
          </table:table-cell>
          <table:table-cell table:number-columns-repeated="101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. k. Ober-Polizei-Direktio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3-06" calcext:value-type="date">
            <text:p>Sonntag, 6. März 1842</text:p>
          </table:table-cell>
          <table:table-cell table:style-name="ce72" office:value-type="string" calcext:value-type="string">
            <text:p>A-Wph; Kopie A-Wst H.I.N. 4672; </text:p>
          </table:table-cell>
          <table:table-cell table:number-columns-repeated="101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3-11" calcext:value-type="date">
            <text:p>Freitag, 11. März 1842</text:p>
          </table:table-cell>
          <table:table-cell office:value-type="string" calcext:value-type="string">
            <text:p>A-Wst H.I.N. 31280; </text:p>
          </table:table-cell>
          <table:table-cell table:number-columns-repeated="1019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72" office:value-type="string" calcext:value-type="string">
            <text:p>Heinrich Eduard Josef von Lannoy</text:p>
          </table:table-cell>
          <table:table-cell table:style-name="ce72" office:value-type="string" calcext:value-type="string">
            <text:p>[Wien]</text:p>
          </table:table-cell>
          <table:table-cell table:style-name="ce89" office:value-type="date" office:date-value="1842-03-13" calcext:value-type="date">
            <text:p>Sonntag, 13. März 1842</text:p>
          </table:table-cell>
          <table:table-cell table:style-name="ce84" office:value-type="string" calcext:value-type="string">
            <text:p>D-KIu</text:p>
          </table:table-cell>
          <table:table-cell table:number-columns-repeated="101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4-14" calcext:value-type="date">
            <text:p>Donnerstag, 14. April 1842</text:p>
          </table:table-cell>
          <table:table-cell office:value-type="string" calcext:value-type="string">
            <text:p>D-B<text:span text:style-name="T8"> Mus. ep. O. Nicolai 74; </text:span>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5-09" calcext:value-type="date">
            <text:p>Montag, 9. Mai 1842</text:p>
          </table:table-cell>
          <table:table-cell office:value-type="string" calcext:value-type="string">
            <text:p>D-B<text:span text:style-name="T8"> Mus. ep. O. Nicolai 75</text:span>; AB, 294–295.</text:p>
          </table:table-cell>
          <table:table-cell table:number-columns-repeated="101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5-23" calcext:value-type="date">
            <text:p>Montag, 23. Mai 1842</text:p>
          </table:table-cell>
          <table:table-cell office:value-type="string" calcext:value-type="string">
            <text:p>D-B<text:span text:style-name="T8"> Mus. ep. O. Nicolai 76;</text:span></text:p>
          </table:table-cell>
          <table:table-cell table:number-columns-repeated="101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6-01" calcext:value-type="date">
            <text:p>Mittwoch, 1. Juni 1842</text:p>
          </table:table-cell>
          <table:table-cell office:value-type="string" calcext:value-type="string">
            <text:p>D-B<text:span text:style-name="T8"> Mus. ep. O. Nicolai 77</text:span>; AB, 295–298.</text:p>
          </table:table-cell>
          <table:table-cell table:number-columns-repeated="101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6-04" calcext:value-type="date">
            <text:p>Samstag, 4. Juni 1842</text:p>
          </table:table-cell>
          <table:table-cell office:value-type="string" calcext:value-type="string">
            <text:p>A-Wst H.I.N. 4263; </text:p>
          </table:table-cell>
          <table:table-cell table:number-columns-repeated="101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lamor von Münchhause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6-18" calcext:value-type="date">
            <text:p>Samstag, 18. Juni 1842</text:p>
          </table:table-cell>
          <table:table-cell office:value-type="string" calcext:value-type="string">
            <text:p>?; Kruse, Wilhelmine, 533-535.</text:p>
          </table:table-cell>
          <table:table-cell table:number-columns-repeated="101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6-21" calcext:value-type="date">
            <text:p>Dienstag, 21. Juni 1842</text:p>
          </table:table-cell>
          <table:table-cell office:value-type="string" calcext:value-type="string">
            <text:p>D-B<text:span text:style-name="T8"> Mus. ep. O. Nicolai 78</text:span>; AB, 299–300.</text:p>
          </table:table-cell>
          <table:table-cell table:number-columns-repeated="101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7-02" calcext:value-type="date">
            <text:p>Samstag, 2. Juli 1842</text:p>
          </table:table-cell>
          <table:table-cell office:value-type="string" calcext:value-type="string">
            <text:p>D-B<text:span text:style-name="T8"> Mus. ep. O. Nicolai 79;</text:span>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7-04" calcext:value-type="date">
            <text:p>Montag, 4. Juli 1842</text:p>
          </table:table-cell>
          <table:table-cell table:style-name="ce88" office:value-type="string" calcext:value-type="string">
            <text:p>D-B<text:span text:style-name="T8"> Mus. ep. O. Nicolai 80</text:span>; AB, 300–301.</text:p>
          </table:table-cell>
          <table:table-cell table:number-columns-repeated="101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Alfred Julius Bech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7-23" calcext:value-type="date">
            <text:p>Samstag, 23. Juli 1842</text:p>
          </table:table-cell>
          <table:table-cell table:style-name="ce88" office:value-type="string" calcext:value-type="string">
            <text:p>?; Henrici 77 (1922), S. 82.</text:p>
          </table:table-cell>
          <table:table-cell table:number-columns-repeated="101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7-23" calcext:value-type="date">
            <text:p>Samstag, 23. Juli 1842</text:p>
          </table:table-cell>
          <table:table-cell table:style-name="ce88" office:value-type="string" calcext:value-type="string">
            <text:p>D-B<text:span text:style-name="T8"> Mus. ep. O. Nicolai 81; </text:span></text:p>
          </table:table-cell>
          <table:table-cell table:number-columns-repeated="101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8-17" calcext:value-type="date">
            <text:p>Mittwoch, 17. August 1842</text:p>
          </table:table-cell>
          <table:table-cell table:style-name="ce88" office:value-type="string" calcext:value-type="string">
            <text:p>D-B<text:span text:style-name="T8"> Mus. ep. O. Nicolai 82</text:span>; AB, 301–303.</text:p>
          </table:table-cell>
          <table:table-cell table:number-columns-repeated="101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8-28" calcext:value-type="date">
            <text:p>Sonntag, 28. August 1842</text:p>
          </table:table-cell>
          <table:table-cell table:style-name="ce89" office:value-type="string" calcext:value-type="string">
            <text:p>?; Stargardt 306 (1930), S, 55.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9-05" calcext:value-type="date">
            <text:p>Montag, 5. September 1842</text:p>
          </table:table-cell>
          <table:table-cell table:style-name="ce88" office:value-type="string" calcext:value-type="string">
            <text:p>D-B<text:span text:style-name="T8"> Mus. ep. O. Nicolai 83</text:span>; AB, 303–305.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76" office:value-type="string" calcext:value-type="string">
            <text:p>Ludwig August Frankl</text:p>
          </table:table-cell>
          <table:table-cell office:value-type="string" calcext:value-type="string">
            <text:p>[Wien]</text:p>
          </table:table-cell>
          <table:table-cell table:style-name="ce91" office:value-type="date" office:date-value="1842-09-09" calcext:value-type="date">
            <text:p>Freitag, 9. September 1842</text:p>
          </table:table-cell>
          <table:table-cell office:value-type="string" calcext:value-type="string">
            <text:p>S-Smf 2830; 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Siegfried Kapp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09-09" calcext:value-type="date">
            <text:p>Freitag, 9. September 1842</text:p>
          </table:table-cell>
          <table:table-cell table:style-name="ce88" office:value-type="string" calcext:value-type="string">
            <text:p>?; Liepmannssohn 52 (1928).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k. k. Ober-Polizei-Direktio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12" calcext:value-type="date">
            <text:p>Mittwoch, 12. Oktober 1842</text:p>
          </table:table-cell>
          <table:table-cell table:style-name="ce89" office:value-type="string" calcext:value-type="string">
            <text:p>A-Wph; 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13" calcext:value-type="date">
            <text:p>Donnerstag, 13. Oktober 1842</text:p>
          </table:table-cell>
          <table:table-cell table:style-name="ce88" office:value-type="string" calcext:value-type="string">
            <text:p>D-B<text:span text:style-name="T8"> Mus. ep. O. Nicolai 84</text:span>; AB, 305–306.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rlo Balochino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13" calcext:value-type="date">
            <text:p>Donnerstag, 13. Oktober 1842</text:p>
          </table:table-cell>
          <table:table-cell table:style-name="ce72" office:value-type="string" calcext:value-type="string">
            <text:p>A-Wph; </text:p>
          </table:table-cell>
          <table:table-cell table:number-columns-repeated="101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k. k. Obersthofmeisteram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14" calcext:value-type="date">
            <text:p>Freitag, 14. Oktober 1842</text:p>
          </table:table-cell>
          <table:table-cell table:style-name="ce97" office:value-type="string" calcext:value-type="string">
            <text:p><text:span text:style-name="T9">A-</text:span><text:span text:style-name="T10">Whh</text:span><text:span text:style-name="T9"> (OMeA,</text:span> r.27-42/49,K.491); 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18" calcext:value-type="date">
            <text:p>Dienstag, 18. Oktober 1842</text:p>
          </table:table-cell>
          <table:table-cell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20" calcext:value-type="date">
            <text:p>Donnerstag, 20. Oktober 1842</text:p>
          </table:table-cell>
          <table:table-cell table:style-name="ce88" office:value-type="string" calcext:value-type="string">
            <text:p>A-Wst H.I.N. 4264;</text:p>
          </table:table-cell>
          <table:table-cell table:number-columns-repeated="101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arlo Balochino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23" calcext:value-type="date">
            <text:p>Sonntag, 23. Oktober 1842</text:p>
          </table:table-cell>
          <table:table-cell table:style-name="ce88" office:value-type="string" calcext:value-type="string">
            <text:p>A-Wph; Jerger, Briefe, 26.</text:p>
          </table:table-cell>
          <table:table-cell table:number-columns-repeated="101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0-24" calcext:value-type="date">
            <text:p>Montag, 24. Oktober 1842</text:p>
          </table:table-cell>
          <table:table-cell table:style-name="ce88" office:value-type="string" calcext:value-type="string">
            <text:p>A-Wst; </text:p>
          </table:table-cell>
          <table:table-cell table:number-columns-repeated="101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Joseph Dessau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2-12-16" calcext:value-type="date">
            <text:p>Freitag, 16. Dezember 1842</text:p>
          </table:table-cell>
          <table:table-cell table:style-name="ce88" office:value-type="string" calcext:value-type="string">
            <text:p>?; Stargardt 657 (1994), S. 104.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Giovanni Gentiluomo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3-01-23" calcext:value-type="date">
            <text:p>Montag, 23. Januar 1843</text:p>
          </table:table-cell>
          <table:table-cell office:value-type="string" calcext:value-type="string">
            <text:p>A-Wn 48/38-2; </text:p>
          </table:table-cell>
          <table:table-cell table:number-columns-repeated="101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2-26" calcext:value-type="date">
            <text:p>Sonntag, 26. Februar 1843</text:p>
          </table:table-cell>
          <table:table-cell office:value-type="string" calcext:value-type="string">
            <text:p>D-B<text:span text:style-name="T8"> Mus. ep. O. Nicolai 85; </text:span>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Leitenden Ausschuß der 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3-05" calcext:value-type="date">
            <text:p>Sonntag, 5. März 1843</text:p>
          </table:table-cell>
          <table:table-cell table:style-name="ce88"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Leitenden Ausschuß der 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3-05" calcext:value-type="date">
            <text:p>Sonntag, 5. März 1843</text:p>
          </table:table-cell>
          <table:table-cell table:style-name="ce88"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[August Schmidt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3-10" calcext:value-type="date">
            <text:p>Freitag, 10. März 1843</text:p>
          </table:table-cell>
          <table:table-cell table:style-name="ce88" office:value-type="string" calcext:value-type="string">
            <text:p>A-Wst H.I.N. 182475; </text:p>
          </table:table-cell>
          <table:table-cell table:number-columns-repeated="101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Leitenden Ausschuß der 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3-12" calcext:value-type="date">
            <text:p>Sonntag, 12. März 1843</text:p>
          </table:table-cell>
          <table:table-cell table:style-name="ce88"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Leitenden Ausschuß der 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3-17" calcext:value-type="date">
            <text:p>Freitag, 17. März 1843</text:p>
          </table:table-cell>
          <table:table-cell table:style-name="ce88"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3-03-23" calcext:value-type="date">
            <text:p>Donnerstag, 23. März 1843</text:p>
          </table:table-cell>
          <table:table-cell office:value-type="string" calcext:value-type="string">
            <text:p>A-Wn 48/38-2; </text:p>
          </table:table-cell>
          <table:table-cell table:number-columns-repeated="101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Journalis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3-29" calcext:value-type="date">
            <text:p>Mittwoch, 29. März 1843</text:p>
          </table:table-cell>
          <table:table-cell table:style-name="ce97" office:value-type="string" calcext:value-type="string">
            <text:p>US-NYp; </text:p>
          </table:table-cell>
          <table:table-cell table:number-columns-repeated="101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eitenden Ausschuß der 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4-07" calcext:value-type="date">
            <text:p>Freitag, 7. April 1843</text:p>
          </table:table-cell>
          <table:table-cell table:style-name="ce88"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A. J. Bech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4-20" calcext:value-type="date">
            <text:p>Donnerstag, 20. April 1843</text:p>
          </table:table-cell>
          <table:table-cell office:value-type="string" calcext:value-type="string">
            <text:p>D-B <text:span text:style-name="T8">Mus. ep. O. Nicolai 86;</text:span>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ohann Baptist Streicher</text:p>
          </table:table-cell>
          <table:table-cell table:style-name="ce72" office:value-type="string" calcext:value-type="string">
            <text:p>[Wien]</text:p>
          </table:table-cell>
          <table:table-cell table:style-name="ce88" office:value-type="date" office:date-value="1843-05-30" calcext:value-type="date">
            <text:p>Dienstag, 30. Mai 1843</text:p>
          </table:table-cell>
          <table:table-cell office:value-type="string" calcext:value-type="string">
            <text:p>A-Wn 126/72-3; </text:p>
          </table:table-cell>
          <table:table-cell table:number-columns-repeated="101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6-23" calcext:value-type="date">
            <text:p>Freitag, 23. Juni 1843</text:p>
          </table:table-cell>
          <table:table-cell table:style-name="ce88" office:value-type="string" calcext:value-type="string">
            <text:p>D-B<text:span text:style-name="T8"> Mus. ep. O. Nicolai 87</text:span>; AB, 306–310.</text:p>
          </table:table-cell>
          <table:table-cell table:number-columns-repeated="101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Leitenden Ausschuß der Gd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6-28" calcext:value-type="date">
            <text:p>Mittwoch, 28. Juni 1843</text:p>
          </table:table-cell>
          <table:table-cell office:value-type="string" calcext:value-type="string">
            <text:p>A-Wgm; </text:p>
          </table:table-cell>
          <table:table-cell table:number-columns-repeated="1019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74" office:value-type="string" calcext:value-type="string">
            <text:p>Friedrich Wilhelm IV. </text:p>
          </table:table-cell>
          <table:table-cell table:style-name="ce85" office:value-type="string" calcext:value-type="string">
            <text:p>Wien</text:p>
          </table:table-cell>
          <table:table-cell table:style-name="ce93" office:value-type="date" office:date-value="1843-07-02" calcext:value-type="date">
            <text:p>Sonntag, 2. Juli 1843</text:p>
          </table:table-cell>
          <table:table-cell table:style-name="ce85" office:value-type="string" calcext:value-type="string">
            <text:p>D-Bga I. HA Rep. 89 Nr. 20955</text:p>
          </table:table-cell>
          <table:table-cell table:number-columns-repeated="101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7-16" calcext:value-type="date">
            <text:p>Sonntag, 16. Juli 1843</text:p>
          </table:table-cell>
          <table:table-cell office:value-type="string" calcext:value-type="string">
            <text:p>D-B<text:span text:style-name="T8"> Mus. ep. O. Nicolai 88</text:span>; AB, 310–311.</text:p>
          </table:table-cell>
          <table:table-cell table:number-columns-repeated="1019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74" office:value-type="string" calcext:value-type="string">
            <text:p>Friedrich Wilhelm IV. </text:p>
          </table:table-cell>
          <table:table-cell table:style-name="ce85" office:value-type="string" calcext:value-type="string">
            <text:p>Wien</text:p>
          </table:table-cell>
          <table:table-cell table:style-name="ce93" office:value-type="date" office:date-value="1843-08-21" calcext:value-type="date">
            <text:p>Montag, 21. August 1843</text:p>
          </table:table-cell>
          <table:table-cell table:style-name="ce85" office:value-type="string" calcext:value-type="string">
            <text:p>D-Bga I. HA Rep. 89 Nr. 20955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8-31" calcext:value-type="date">
            <text:p>Donnerstag, 31. August 1843</text:p>
          </table:table-cell>
          <table:table-cell office:value-type="string" calcext:value-type="string">
            <text:p>D-B<text:span text:style-name="T8"> Mus. ep. O. Nicolai 89</text:span>; AB, 311–314.</text:p>
          </table:table-cell>
          <table:table-cell table:number-columns-repeated="101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9-13" calcext:value-type="date">
            <text:p>Mittwoch, 13. September 1843</text:p>
          </table:table-cell>
          <table:table-cell office:value-type="string" calcext:value-type="string">
            <text:p>D-B<text:span text:style-name="T8"> Mus. ep. O. Nicolai 90;</text:span></text:p>
          </table:table-cell>
          <table:table-cell table:number-columns-repeated="101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09-15" calcext:value-type="date">
            <text:p>Freitag, 15. September 1843</text:p>
          </table:table-cell>
          <table:table-cell office:value-type="string" calcext:value-type="string">
            <text:p>A-Wst H.I.N. 7947; </text:p>
          </table:table-cell>
          <table:table-cell table:number-columns-repeated="101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0-08" calcext:value-type="date">
            <text:p>Sonntag, 8. Oktober 1843</text:p>
          </table:table-cell>
          <table:table-cell office:value-type="string" calcext:value-type="string">
            <text:p>D-B <text:span text:style-name="T8">Mus. ep. O. Nicolai 91</text:span>; AB, 314–315.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0-17" calcext:value-type="date">
            <text:p>Dienstag, 17. Oktober 1843</text:p>
          </table:table-cell>
          <table:table-cell office:value-type="string" calcext:value-type="string">
            <text:p>D-B <text:span text:style-name="T8">Mus. ep. O. Nicolai 92</text:span>; AB, 315–317.</text:p>
          </table:table-cell>
          <table:table-cell table:number-columns-repeated="101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k. k. Oberstkämmereram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0-23" calcext:value-type="date">
            <text:p>Montag, 23. Oktober 1843</text:p>
          </table:table-cell>
          <table:table-cell office:value-type="string" calcext:value-type="string">
            <text:p>A-Wph; (Schreiber, autogr. Unterschrift)</text:p>
          </table:table-cell>
          <table:table-cell table:number-columns-repeated="101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1-02" calcext:value-type="date">
            <text:p>Donnerstag, 2. November 1843</text:p>
          </table:table-cell>
          <table:table-cell office:value-type="string" calcext:value-type="string">
            <text:p>D-B <text:span text:style-name="T8">Mus. ep. O. Nicolai 93;</text:span></text:p>
          </table:table-cell>
          <table:table-cell table:number-columns-repeated="101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3-11-06" calcext:value-type="date">
            <text:p>Montag, 6. November 1843</text:p>
          </table:table-cell>
          <table:table-cell office:value-type="string" calcext:value-type="string">
            <text:p>A-Wst H.I.N. 4266</text:p>
          </table:table-cell>
          <table:table-cell table:number-columns-repeated="101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eorg Hellmesber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1-14" calcext:value-type="date">
            <text:p>Dienstag, 14. November 1843</text:p>
          </table:table-cell>
          <table:table-cell office:value-type="string" calcext:value-type="string">
            <text:p>A-Wph; </text:p>
          </table:table-cell>
          <table:table-cell table:number-columns-repeated="101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Komitee-Mitgl. d. Orchester Personals im Hofopernthea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1-14" calcext:value-type="date">
            <text:p>Dienstag, 14. November 1843</text:p>
          </table:table-cell>
          <table:table-cell office:value-type="string" calcext:value-type="string">
            <text:p>A-Wph; Jerger, Briefe, S. 12-15, Faksimile: Jerger S. 13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Georg Hellmesber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1-15" calcext:value-type="date">
            <text:p>Mittwoch, 15. November 1843</text:p>
          </table:table-cell>
          <table:table-cell office:value-type="string" calcext:value-type="string">
            <text:p>A-Wph; </text:p>
          </table:table-cell>
          <table:table-cell table:number-columns-repeated="101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Komitee-Mitgl. d. Orchester Personals im Hofopernthea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1-15" calcext:value-type="date">
            <text:p>Mittwoch, 15. November 1843</text:p>
          </table:table-cell>
          <table:table-cell office:value-type="string" calcext:value-type="string">
            <text:p>A-Wph; Jerger, Briefe, 15f.</text:p>
          </table:table-cell>
          <table:table-cell table:number-columns-repeated="101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Franz von Holbein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3-11-26" calcext:value-type="date">
            <text:p>Sonntag, 26. November 1843</text:p>
          </table:table-cell>
          <table:table-cell office:value-type="string" calcext:value-type="string">
            <text:p>A-Wst H.I.N. 136761; </text:p>
          </table:table-cell>
          <table:table-cell table:number-columns-repeated="101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3-12-01" calcext:value-type="date">
            <text:p>Freitag, 1. Dezember 1843</text:p>
          </table:table-cell>
          <table:table-cell office:value-type="string" calcext:value-type="string">
            <text:p>?; Stargardt 694 (2010), S. 305.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. k. Oberstkämmereram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1-09" calcext:value-type="date">
            <text:p>Dienstag, 9. Januar 1844</text:p>
          </table:table-cell>
          <table:table-cell office:value-type="string" calcext:value-type="string">
            <text:p>A-Wph; Kopie A-Wst H.I.N. 4673; </text:p>
          </table:table-cell>
          <table:table-cell/>
          <table:table-cell table:style-name="ce77" table:number-columns-repeated="101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4-01-23" calcext:value-type="date">
            <text:p>Dienstag, 23. Januar 1844</text:p>
          </table:table-cell>
          <table:table-cell office:value-type="string" calcext:value-type="string">
            <text:p>A-Wst H.I.N. 4479; </text:p>
          </table:table-cell>
          <table:table-cell/>
          <table:table-cell table:style-name="ce78" table:number-columns-repeated="1018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76" office:value-type="string" calcext:value-type="string">
            <text:p>[August Schmidt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2-03" calcext:value-type="date">
            <text:p>Samstag, 3. Februar 1844</text:p>
          </table:table-cell>
          <table:table-cell office:value-type="string" calcext:value-type="string">
            <text:p>?; Stargardt 677 (2003), S. 396.</text:p>
          </table:table-cell>
          <table:table-cell table:number-columns-repeated="101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ugust Hoffmann von Fallerslebe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2-07" calcext:value-type="date">
            <text:p>Mittwoch, 7. Februar 1844</text:p>
          </table:table-cell>
          <table:table-cell table:style-name="ce84" office:value-type="string" calcext:value-type="string">
            <text:p>D-B (Hs) NL H. v. Fallersleben</text:p>
          </table:table-cell>
          <table:table-cell table:number-columns-repeated="101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2-07" calcext:value-type="date">
            <text:p>Mittwoch, 7. Februar 1844</text:p>
          </table:table-cell>
          <table:table-cell office:value-type="string" calcext:value-type="string">
            <text:p>D-B <text:span text:style-name="T8">Mus. ep. O. Nicolai 94</text:span>; AB, 317–318.</text:p>
          </table:table-cell>
          <table:table-cell table:number-columns-repeated="101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4-02-08" calcext:value-type="date">
            <text:p>Donnerstag, 8. Februar 1844</text:p>
          </table:table-cell>
          <table:table-cell office:value-type="string" calcext:value-type="string">
            <text:p>A-Wst H.I.N. 4267; 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2-10" calcext:value-type="date">
            <text:p>Samstag, 10. Februar 1844</text:p>
          </table:table-cell>
          <table:table-cell office:value-type="string" calcext:value-type="string">
            <text:p>D-B <text:span text:style-name="T8">Mus. ep. O. Nicolai 95</text:span>; AB, 319–320.</text:p>
          </table:table-cell>
          <table:table-cell table:number-columns-repeated="101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Robert Schuman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2-14" calcext:value-type="date">
            <text:p>Mittwoch, 14. Februar 1844</text:p>
          </table:table-cell>
          <table:table-cell table:style-name="ce72" office:value-type="string" calcext:value-type="string">
            <text:p>PL-Kj; Schumann Briefverzeichnis Nr. 2858. </text:p>
          </table:table-cell>
          <table:table-cell table:number-columns-repeated="101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4-02-24" calcext:value-type="date">
            <text:p>Samstag, 24. Februar 1844</text:p>
          </table:table-cell>
          <table:table-cell office:value-type="string" calcext:value-type="string">
            <text:p>D-B <text:span text:style-name="T8">Mus. ep. O. Nicolai 96;</text:span></text:p>
          </table:table-cell>
          <table:table-cell table:number-columns-repeated="101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3-05" calcext:value-type="date">
            <text:p>Dienstag, 5. März 1844</text:p>
          </table:table-cell>
          <table:table-cell office:value-type="string" calcext:value-type="string">
            <text:p>A-Wst H.I.N. 136762; </text:p>
          </table:table-cell>
          <table:table-cell table:number-columns-repeated="101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3-13" calcext:value-type="date">
            <text:p>Mittwoch, 13. März 1844</text:p>
          </table:table-cell>
          <table:table-cell office:value-type="string" calcext:value-type="string">
            <text:p>D-B <text:span text:style-name="T8">Mus. ep. O. Nicolai 97;</text:span>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Georg Hellmesber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3-13" calcext:value-type="date">
            <text:p>Mittwoch, 13. März 1844</text:p>
          </table:table-cell>
          <table:table-cell table:style-name="ce72" office:value-type="string" calcext:value-type="string">
            <text:p>A-Wph; Jerger, Briefe, S. 16. </text:p>
          </table:table-cell>
          <table:table-cell table:number-columns-repeated="101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Georg Hellmesber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3-14" calcext:value-type="date">
            <text:p>Donnerstag, 14. März 1844</text:p>
          </table:table-cell>
          <table:table-cell table:style-name="ce72" office:value-type="string" calcext:value-type="string">
            <text:p>A-Wph; Jerger, Briefe, S. 16ff, Faksimile Jerger, Briefe, S. 17</text:p>
          </table:table-cell>
          <table:table-cell table:number-columns-repeated="101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eorg Hellmesber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3-15" calcext:value-type="date">
            <text:p>Freitag, 15. März 1844</text:p>
          </table:table-cell>
          <table:table-cell table:style-name="ce72" office:value-type="string" calcext:value-type="string">
            <text:p>A-Wph; Jerger, Briefe, 18. </text:p>
          </table:table-cell>
          <table:table-cell table:number-columns-repeated="101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Georg Hellmesber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3-15" calcext:value-type="date">
            <text:p>Freitag, 15. März 1844</text:p>
          </table:table-cell>
          <table:table-cell table:style-name="ce72" office:value-type="string" calcext:value-type="string">
            <text:p>D-B Mus. ep. O. Nicolai 98;</text:p>
          </table:table-cell>
          <table:table-cell table:number-columns-repeated="101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Georg Hellmesber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3-18" calcext:value-type="date">
            <text:p>Montag, 18. März 1844</text:p>
          </table:table-cell>
          <table:table-cell table:style-name="ce72" office:value-type="string" calcext:value-type="string">
            <text:p>A-Wph; Jerger, Briefe, 19. 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4-12" calcext:value-type="date">
            <text:p>Freitag, 12. April 1844</text:p>
          </table:table-cell>
          <table:table-cell office:value-type="string" calcext:value-type="string">
            <text:p>D-B Mus. ep. O. Nicolai 99; AB, 320–322.</text:p>
          </table:table-cell>
          <table:table-cell table:number-columns-repeated="101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4-04-18" calcext:value-type="date">
            <text:p>Donnerstag, 18. April 1844</text:p>
          </table:table-cell>
          <table:table-cell office:value-type="string" calcext:value-type="string">
            <text:p>A-Wst H.I.N. 4268; </text:p>
          </table:table-cell>
          <table:table-cell table:number-columns-repeated="101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Franz Haus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7-04" calcext:value-type="date">
            <text:p>Donnerstag, 4. Juli 1844</text:p>
          </table:table-cell>
          <table:table-cell office:value-type="string" calcext:value-type="string">
            <text:p>D-DS Br./Nicolai,O.2; </text:p>
          </table:table-cell>
          <table:table-cell table:number-columns-repeated="101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dolf Bäuerle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7-05" calcext:value-type="date">
            <text:p>Freitag, 5. Juli 1844</text:p>
          </table:table-cell>
          <table:table-cell office:value-type="string" calcext:value-type="string">
            <text:p>A-Wgm; Abschrift D-DT;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Pietro Mechett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7-05" calcext:value-type="date">
            <text:p>Freitag, 5. Juli 1844</text:p>
          </table:table-cell>
          <table:table-cell table:style-name="ce84" office:value-type="string" calcext:value-type="string">
            <text:p>?; Henrici 13 (1913). </text:p>
          </table:table-cell>
          <table:table-cell table:number-columns-repeated="1019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Dresden</text:p>
          </table:table-cell>
          <table:table-cell table:style-name="ce88" office:value-type="date" office:date-value="1844-07-09" calcext:value-type="date">
            <text:p>Dienstag, 9. Juli 1844</text:p>
          </table:table-cell>
          <table:table-cell office:value-type="string" calcext:value-type="string">
            <text:p>D-Bsa N. Mus. SA 482</text:p>
          </table:table-cell>
          <table:table-cell table:number-columns-repeated="1019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4-07-14" calcext:value-type="date">
            <text:p>Sonntag, 14. Juli 1844</text:p>
          </table:table-cell>
          <table:table-cell office:value-type="string" calcext:value-type="string">
            <text:p>D-Bsa N. Mus. SA 487</text:p>
          </table:table-cell>
          <table:table-cell table:number-columns-repeated="1019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74" office:value-type="string" calcext:value-type="string">
            <text:p>Friedrich Wilhelm IV. </text:p>
          </table:table-cell>
          <table:table-cell table:style-name="ce85" office:value-type="string" calcext:value-type="string">
            <text:p>Berlin</text:p>
          </table:table-cell>
          <table:table-cell table:style-name="ce93" office:value-type="date" office:date-value="1844-07-15" calcext:value-type="date">
            <text:p>Montag, 15. Juli 1844</text:p>
          </table:table-cell>
          <table:table-cell table:style-name="ce85" office:value-type="string" calcext:value-type="string">
            <text:p>D-Bga I. HA Rep. 89 Nr. 20955; </text:p>
          </table:table-cell>
          <table:table-cell table:number-columns-repeated="1019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4-07-19" calcext:value-type="date">
            <text:p>Freitag, 19. Juli 1844</text:p>
          </table:table-cell>
          <table:table-cell office:value-type="string" calcext:value-type="string">
            <text:p>D-Bsa N. Mus. SA 483</text:p>
          </table:table-cell>
          <table:table-cell table:number-columns-repeated="101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4-07-21" calcext:value-type="date">
            <text:p>Sonntag, 21. Juli 1844</text:p>
          </table:table-cell>
          <table:table-cell office:value-type="string" calcext:value-type="string">
            <text:p>D-B Mus. ep. O. Nicolai 100; AB, 323–325.</text:p>
          </table:table-cell>
          <table:table-cell table:number-columns-repeated="101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09-12" calcext:value-type="date">
            <text:p>Donnerstag, 12. September 1844</text:p>
          </table:table-cell>
          <table:table-cell office:value-type="string" calcext:value-type="string">
            <text:p>D-LEsta 21072 Nr. 11, 1; </text:p>
          </table:table-cell>
          <table:table-cell table:number-columns-repeated="1019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77" office:value-type="string" calcext:value-type="string">
            <text:p>[August Schmidt]</text:p>
          </table:table-cell>
          <table:table-cell table:style-name="ce86" office:value-type="string" calcext:value-type="string">
            <text:p>[Wien]</text:p>
          </table:table-cell>
          <table:table-cell table:style-name="ce95" office:value-type="date" office:date-value="1844-09-18" calcext:value-type="date">
            <text:p>Mittwoch, 18. September 1844</text:p>
          </table:table-cell>
          <table:table-cell table:style-name="ce86" office:value-type="string" calcext:value-type="string">
            <text:p>?; </text:p>
          </table:table-cell>
          <table:table-cell table:number-columns-repeated="1019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78" office:value-type="string" calcext:value-type="string">
            <text:p>August Schmidt</text:p>
          </table:table-cell>
          <table:table-cell table:style-name="ce84" office:value-type="string" calcext:value-type="string">
            <text:p>Wien</text:p>
          </table:table-cell>
          <table:table-cell table:style-name="ce97" office:value-type="date" office:date-value="1844-09-27" calcext:value-type="date">
            <text:p>Freitag, 27. September 1844</text:p>
          </table:table-cell>
          <table:table-cell table:style-name="ce84" office:value-type="string" calcext:value-type="string">
            <text:p>A-Wst H.I.N. 4480; </text:p>
          </table:table-cell>
          <table:table-cell table:number-columns-repeated="1019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74" office:value-type="string" calcext:value-type="string">
            <text:p>Friedrich Wilhelm IV. </text:p>
          </table:table-cell>
          <table:table-cell table:style-name="ce85" office:value-type="string" calcext:value-type="string">
            <text:p>Wien</text:p>
          </table:table-cell>
          <table:table-cell table:style-name="ce93" office:value-type="date" office:date-value="1844-09-30" calcext:value-type="date">
            <text:p>Montag, 30. September 1844</text:p>
          </table:table-cell>
          <table:table-cell table:style-name="ce85" office:value-type="string" calcext:value-type="string">
            <text:p>D-Bga I. HA Rep. 89 Nr. 20955; </text:p>
          </table:table-cell>
          <table:table-cell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riedrich Egon Landgraf von Fürstenberg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0-09" calcext:value-type="date">
            <text:p>Mittwoch, 9. Oktober 1844</text:p>
          </table:table-cell>
          <table:table-cell office:value-type="string" calcext:value-type="string">
            <text:p>A-Wtm; </text:p>
          </table:table-cell>
          <table:table-cell/>
          <table:table-cell table:style-name="ce76" table:number-columns-repeated="101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[Franz von Holbein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0-12" calcext:value-type="date">
            <text:p>Samstag, 12. Oktober 1844</text:p>
          </table:table-cell>
          <table:table-cell office:value-type="string" calcext:value-type="string">
            <text:p>A-Wtm; </text:p>
          </table:table-cell>
          <table:table-cell table:number-columns-repeated="101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0-15" calcext:value-type="date">
            <text:p>Dienstag, 15. Oktober 1844</text:p>
          </table:table-cell>
          <table:table-cell office:value-type="string" calcext:value-type="string">
            <text:p>A-Wst H.I.N. 1345; </text:p>
          </table:table-cell>
          <table:table-cell table:number-columns-repeated="101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0-29" calcext:value-type="date">
            <text:p>Dienstag, 29. Oktober 1844</text:p>
          </table:table-cell>
          <table:table-cell office:value-type="string" calcext:value-type="string">
            <text:p>?; Henrici 80 (1922), S. 64.</text:p>
          </table:table-cell>
          <table:table-cell table:number-columns-repeated="1019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Verlag Schot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0-31" calcext:value-type="date">
            <text:p>Donnerstag, 31. Oktober 1844</text:p>
          </table:table-cell>
          <table:table-cell office:value-type="string" calcext:value-type="string">
            <text:p>D-MZsch; </text:p>
          </table:table-cell>
          <table:table-cell/>
          <table:table-cell table:style-name="ce76" table:number-columns-repeated="1018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76" office:value-type="string" calcext:value-type="string">
            <text:p>Graf Wilhelm von Redern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1-03" calcext:value-type="date">
            <text:p>Sonntag, 3. November 1844</text:p>
          </table:table-cell>
          <table:table-cell office:value-type="string" calcext:value-type="string">
            <text:p>?; Julius Kapp, Geschichte der Staatsoper Berlin, Berlin 1937, S. 62f. </text:p>
          </table:table-cell>
          <table:table-cell table:number-columns-repeated="101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2-22" calcext:value-type="date">
            <text:p>Sonntag, 22. Dezember 1844</text:p>
          </table:table-cell>
          <table:table-cell office:value-type="string" calcext:value-type="string">
            <text:p>D-B Mus. ep. O. Nicolai 101; AB, 325–327.</text:p>
          </table:table-cell>
          <table:table-cell table:number-columns-repeated="101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Verlag Schot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4-12-29" calcext:value-type="date">
            <text:p>Sonntag, 29. Dezember 1844</text:p>
          </table:table-cell>
          <table:table-cell office:value-type="string" calcext:value-type="string">
            <text:p>D-MZsch; </text:p>
          </table:table-cell>
          <table:table-cell table:number-columns-repeated="101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1-06" calcext:value-type="date">
            <text:p>Montag, 6. Januar 1845</text:p>
          </table:table-cell>
          <table:table-cell office:value-type="string" calcext:value-type="string">
            <text:p>?; Stargardt 577 (1966), S. 172. </text:p>
          </table:table-cell>
          <table:table-cell table:number-columns-repeated="101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Wiener Männergesangverein</text:p>
          </table:table-cell>
          <table:table-cell office:value-type="string" calcext:value-type="string">
            <text:p>Wien</text:p>
          </table:table-cell>
          <table:table-cell table:style-name="ce98" office:value-type="date" office:date-value="1845-01-07" calcext:value-type="date">
            <text:p>Dienstag, 7. Januar 1845</text:p>
          </table:table-cell>
          <table:table-cell table:style-name="ce84" office:value-type="string" calcext:value-type="string">
            <text:p>?; <text:span text:style-name="T4">Die Musik</text:span> 35 (1910), S. 365f.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98" office:value-type="date" office:date-value="1845-01-13" calcext:value-type="date">
            <text:p>Montag, 13. Januar 1845</text:p>
          </table:table-cell>
          <table:table-cell table:style-name="ce110" office:value-type="string" calcext:value-type="string">
            <text:p>US-NYp; </text:p>
          </table:table-cell>
          <table:table-cell table:number-columns-repeated="101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arl August Challier</text:p>
          </table:table-cell>
          <table:table-cell office:value-type="string" calcext:value-type="string">
            <text:p>Wien</text:p>
          </table:table-cell>
          <table:table-cell table:style-name="ce98" office:value-type="date" office:date-value="1845-01-18" calcext:value-type="date">
            <text:p>Samstag, 18. Januar 1845</text:p>
          </table:table-cell>
          <table:table-cell table:style-name="ce111" office:value-type="string" calcext:value-type="string">
            <text:p>D-B Mus. ep. O. Nicolai 102;</text:p>
          </table:table-cell>
          <table:table-cell table:number-columns-repeated="101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1-20" calcext:value-type="date">
            <text:p>Montag, 20. Januar 1845</text:p>
          </table:table-cell>
          <table:table-cell office:value-type="string" calcext:value-type="string">
            <text:p>D-LEsta 21072 Nr. 11, 2; </text:p>
          </table:table-cell>
          <table:table-cell table:number-columns-repeated="101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Giacomo Meyerbe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1-22" calcext:value-type="date">
            <text:p>Mittwoch, 22. Januar 1845</text:p>
          </table:table-cell>
          <table:table-cell office:value-type="string" calcext:value-type="string">
            <text:p>D-Bim K/73; </text:p>
          </table:table-cell>
          <table:table-cell table:number-columns-repeated="101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99" office:value-type="date" office:date-value="1845-01-29" calcext:value-type="date">
            <text:p>Mittwoch, 29. Januar 1845</text:p>
          </table:table-cell>
          <table:table-cell office:value-type="string" calcext:value-type="string">
            <text:p>A-Wst H.I.N. 4269; 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76" office:value-type="string" calcext:value-type="string">
            <text:p>Graf Wilhelm von Redern</text:p>
          </table:table-cell>
          <table:table-cell office:value-type="string" calcext:value-type="string">
            <text:p>Wien</text:p>
          </table:table-cell>
          <table:table-cell table:style-name="ce99" office:value-type="date" office:date-value="1845-01-31" calcext:value-type="date">
            <text:p>Freitag, 31. Januar 1845</text:p>
          </table:table-cell>
          <table:table-cell table:style-name="ce112" office:value-type="string" calcext:value-type="string">
            <text:p>?; Julius Kapp, Geschichte der Staatsoper Berlin, Berlin 1937, S. 64. </text:p>
          </table:table-cell>
          <table:table-cell table:number-columns-repeated="101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5-02-07" calcext:value-type="date">
            <text:p>Freitag, 7. Februar 1845</text:p>
          </table:table-cell>
          <table:table-cell table:style-name="ce112" office:value-type="string" calcext:value-type="string">
            <text:p>A-Wst H.I.N. 4481; </text:p>
          </table:table-cell>
          <table:table-cell table:number-columns-repeated="101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98" office:value-type="date" office:date-value="1845-02-10" calcext:value-type="date">
            <text:p>Montag, 10. Februar 1845</text:p>
          </table:table-cell>
          <table:table-cell office:value-type="string" calcext:value-type="string">
            <text:p>D-B Mus. ep. O. Nicolai 103;</text:p>
          </table:table-cell>
          <table:table-cell/>
          <table:table-cell table:style-name="ce114"/>
          <table:table-cell table:number-columns-repeated="101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2-10" calcext:value-type="date">
            <text:p>Montag, 10. Februar 1845</text:p>
          </table:table-cell>
          <table:table-cell table:style-name="ce112" office:value-type="string" calcext:value-type="string">
            <text:p>A-Wst H.I.N. 4270; </text:p>
          </table:table-cell>
          <table:table-cell table:number-columns-repeated="1019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6" office:value-type="string" calcext:value-type="string">
            <text:p>Ludwig August Frankl</text:p>
          </table:table-cell>
          <table:table-cell office:value-type="string" calcext:value-type="string">
            <text:p>Wien</text:p>
          </table:table-cell>
          <table:table-cell table:style-name="ce98" office:value-type="date" office:date-value="1845-03-17" calcext:value-type="date">
            <text:p>Montag, 17. März 1845</text:p>
          </table:table-cell>
          <table:table-cell table:style-name="ce112" office:value-type="string" calcext:value-type="string">
            <text:p><text:span text:style-name="T11">S-Smf 2831</text:span>; Stargardt 572 (1965), S. 124.</text:p>
          </table:table-cell>
          <table:table-cell table:number-columns-repeated="101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3-19" calcext:value-type="date">
            <text:p>Mittwoch, 19. März 1845</text:p>
          </table:table-cell>
          <table:table-cell table:style-name="ce112" office:value-type="string" calcext:value-type="string">
            <text:p>D-B Mus. ep. O. Nicolai 104; AB, 328–335.</text:p>
          </table:table-cell>
          <table:table-cell table:number-columns-repeated="101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3-21" calcext:value-type="date">
            <text:p>Freitag, 21. März 1845</text:p>
          </table:table-cell>
          <table:table-cell table:style-name="ce112" office:value-type="string" calcext:value-type="string">
            <text:p>A-Wst H.I.N. 4271; </text:p>
          </table:table-cell>
          <table:table-cell table:number-columns-repeated="101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4-04" calcext:value-type="date">
            <text:p>Freitag, 4. April 1845</text:p>
          </table:table-cell>
          <table:table-cell office:value-type="string" calcext:value-type="string">
            <text:p>D-LEsta 21072 Nr. 11, 3; </text:p>
          </table:table-cell>
          <table:table-cell table:number-columns-repeated="101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100" office:value-type="date" office:date-value="1845-04-05" calcext:value-type="date">
            <text:p>Samstag, 5. April 1845</text:p>
          </table:table-cell>
          <table:table-cell office:value-type="string" calcext:value-type="string">
            <text:p>D-B Mus. ep. O. Nicolai 105;</text:p>
          </table:table-cell>
          <table:table-cell table:number-columns-repeated="1019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76" office:value-type="string" calcext:value-type="string">
            <text:p>Graf Wilhelm von Redern</text:p>
          </table:table-cell>
          <table:table-cell office:value-type="string" calcext:value-type="string">
            <text:p>Wien</text:p>
          </table:table-cell>
          <table:table-cell table:style-name="ce99" office:value-type="date" office:date-value="1845-05-09" calcext:value-type="date">
            <text:p>Freitag, 9. Mai 1845</text:p>
          </table:table-cell>
          <table:table-cell table:style-name="ce112" office:value-type="string" calcext:value-type="string">
            <text:p>?; Julius Kapp, Geschichte der Staatsoper Berlin, Berlin 1937, S. 64. 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6-01" calcext:value-type="date">
            <text:p>Sonntag, 1. Juni 1845</text:p>
          </table:table-cell>
          <table:table-cell table:style-name="ce88" office:value-type="string" calcext:value-type="string">
            <text:p>D-B Mus. ep. O. Nicolai 106; AB, 336–338.</text:p>
          </table:table-cell>
          <table:table-cell table:number-columns-repeated="101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Wien</text:p>
          </table:table-cell>
          <table:table-cell table:style-name="ce100" office:value-type="date" office:date-value="1845-06-18" calcext:value-type="date">
            <text:p>Mittwoch, 18. Juni 1845</text:p>
          </table:table-cell>
          <table:table-cell office:value-type="string" calcext:value-type="string">
            <text:p>D-B Mus. ep. O. Nicolai 107;</text:p>
          </table:table-cell>
          <table:table-cell table:number-columns-repeated="101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8-02" calcext:value-type="date">
            <text:p>Samstag, 2. August 1845</text:p>
          </table:table-cell>
          <table:table-cell office:value-type="string" calcext:value-type="string">
            <text:p>D-LEsta 21072 Nr. 11, 4; </text:p>
          </table:table-cell>
          <table:table-cell table:number-columns-repeated="101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5-08-15" calcext:value-type="date">
            <text:p>Freitag, 15. August 1845</text:p>
          </table:table-cell>
          <table:table-cell office:value-type="string" calcext:value-type="string">
            <text:p>A-Wst H.I.N. 136760; </text:p>
          </table:table-cell>
          <table:table-cell table:number-columns-repeated="101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5-09-19" calcext:value-type="date">
            <text:p>Freitag, 19. September 1845</text:p>
          </table:table-cell>
          <table:table-cell table:style-name="ce88" office:value-type="string" calcext:value-type="string">
            <text:p>A-Wst H.I.N. 4482; 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en</text:p>
          </table:table-cell>
          <table:table-cell table:style-name="ce100" office:value-type="date" office:date-value="1845-11-27" calcext:value-type="date">
            <text:p>Donnerstag, 27. November 1845</text:p>
          </table:table-cell>
          <table:table-cell table:style-name="ce113" office:value-type="string" calcext:value-type="string">
            <text:p>US-NYp</text:p>
          </table:table-cell>
          <table:table-cell table:number-columns-repeated="1019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76" office:value-type="string" calcext:value-type="string">
            <text:p>Jacob Hoffmeister</text:p>
          </table:table-cell>
          <table:table-cell table:style-name="ce72" office:value-type="string" calcext:value-type="string">
            <text:p>Wien</text:p>
          </table:table-cell>
          <table:table-cell table:style-name="ce101" office:value-type="date" office:date-value="1845-12-16" calcext:value-type="date">
            <text:p>Dienstag, 16. Dezember 1845</text:p>
          </table:table-cell>
          <table:table-cell table:style-name="ce101" office:value-type="string" calcext:value-type="string">
            <text:p>D-Hth; </text:p>
          </table:table-cell>
          <table:table-cell table:number-columns-repeated="101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100" office:value-type="date" office:date-value="1845-12-25" calcext:value-type="date">
            <text:p>Donnerstag, 25. Dezember 1845</text:p>
          </table:table-cell>
          <table:table-cell table:style-name="ce100" office:value-type="string" calcext:value-type="string">
            <text:p>A-Wst; Kruse, Brief <text:s/>I.</text:p>
          </table:table-cell>
          <table:table-cell table:number-columns-repeated="1019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76" office:value-type="string" calcext:value-type="string">
            <text:p>[Graf Wilhelm von Redern]</text:p>
          </table:table-cell>
          <table:table-cell table:style-name="ce72" office:value-type="string" calcext:value-type="string">
            <text:p>[Wien]</text:p>
          </table:table-cell>
          <table:table-cell table:style-name="ce92" office:value-type="date" office:date-value="1846-01-01" calcext:value-type="date">
            <text:p>Donnerstag, 1. Januar 1846</text:p>
          </table:table-cell>
          <table:table-cell table:style-name="ce89" office:value-type="string" calcext:value-type="string">
            <text:p>?; <text:span text:style-name="T4">Die Musik</text:span> 30 (1909), S. 265.</text:p>
          </table:table-cell>
          <table:table-cell table:number-columns-repeated="101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Wien</text:p>
          </table:table-cell>
          <table:table-cell table:style-name="ce100" office:value-type="date" office:date-value="1846-01-20" calcext:value-type="date">
            <text:p>Dienstag, 20. Januar 1846</text:p>
          </table:table-cell>
          <table:table-cell table:style-name="ce88" office:value-type="string" calcext:value-type="string">
            <text:p>A-Wst H.I.N. 4272; </text:p>
          </table:table-cell>
          <table:table-cell table:number-columns-repeated="101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1-22" calcext:value-type="date">
            <text:p>Donnerstag, 22. Januar 1846</text:p>
          </table:table-cell>
          <table:table-cell table:style-name="ce89" office:value-type="string" calcext:value-type="string">
            <text:p>CH-Bu; Tb, 322; </text:p>
          </table:table-cell>
          <table:table-cell table:number-columns-repeated="1019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76" office:value-type="string" calcext:value-type="string">
            <text:p>[Regierungsrat]</text:p>
          </table:table-cell>
          <table:table-cell table:style-name="ce72" office:value-type="string" calcext:value-type="string">
            <text:p>Wien</text:p>
          </table:table-cell>
          <table:table-cell table:style-name="ce101" office:value-type="date" office:date-value="1846-01-28" calcext:value-type="date">
            <text:p>Mittwoch, 28. Januar 1846</text:p>
          </table:table-cell>
          <table:table-cell table:style-name="ce72" office:value-type="string" calcext:value-type="string">
            <text:p>D-B N. Mus. ep. 351; Stargardt 580 (1967), S. 164. </text:p>
          </table:table-cell>
          <table:table-cell table:number-columns-repeated="101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6-01-31" calcext:value-type="date">
            <text:p>Samstag, 31. Januar 1846</text:p>
          </table:table-cell>
          <table:table-cell table:style-name="ce88" office:value-type="string" calcext:value-type="string">
            <text:p>A-Wst H.I.N. 4273; </text:p>
          </table:table-cell>
          <table:table-cell/>
          <table:table-cell table:style-name="ce78" office:value-type="string" calcext:value-type="string">
            <text:p>Capriccio in f</text:p>
          </table:table-cell>
          <table:table-cell table:number-columns-repeated="101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100" office:value-type="date" office:date-value="1846-02-16" calcext:value-type="date">
            <text:p>Montag, 16. Februar 1846</text:p>
          </table:table-cell>
          <table:table-cell table:style-name="ce88" office:value-type="string" calcext:value-type="string">
            <text:p>D-B Mus. ep. O. Nicolai 108; AB, 338–341.</text:p>
          </table:table-cell>
          <table:table-cell table:number-columns-repeated="101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2-20" calcext:value-type="date">
            <text:p>Freitag, 20. Februar 1846</text:p>
          </table:table-cell>
          <table:table-cell table:style-name="ce72" office:value-type="string" calcext:value-type="string">
            <text:p>D-B Mus. ep. O. Nicolai 139; 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76" office:value-type="string" calcext:value-type="string">
            <text:p>Franz Glöggl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3-13" calcext:value-type="date">
            <text:p>Freitag, 13. März 1846</text:p>
          </table:table-cell>
          <table:table-cell office:value-type="string" calcext:value-type="string">
            <text:p>?; </text:p>
          </table:table-cell>
          <table:table-cell table:number-columns-repeated="101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Eduard Lannoy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3-22" calcext:value-type="date">
            <text:p>Sonntag, 22. März 1846</text:p>
          </table:table-cell>
          <table:table-cell office:value-type="string" calcext:value-type="string">
            <text:p>?; Stargardt 599 (1972), S. 178.</text:p>
          </table:table-cell>
          <table:table-cell table:number-columns-repeated="101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4-12" calcext:value-type="date">
            <text:p>Sonntag, 12. April 1846</text:p>
          </table:table-cell>
          <table:table-cell table:style-name="ce88" office:value-type="string" calcext:value-type="string">
            <text:p>D-B Mus. ep. O. Nicolai 109; AB, 341–344.</text:p>
          </table:table-cell>
          <table:table-cell table:number-columns-repeated="101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6-04-16" calcext:value-type="date">
            <text:p>Donnerstag, 16. April 1846</text:p>
          </table:table-cell>
          <table:table-cell table:style-name="ce88" office:value-type="string" calcext:value-type="string">
            <text:p>A-Wst H.I.N. 4274; </text:p>
          </table:table-cell>
          <table:table-cell table:number-columns-repeated="101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4-20" calcext:value-type="date">
            <text:p>Montag, 20. April 1846</text:p>
          </table:table-cell>
          <table:table-cell office:value-type="string" calcext:value-type="string">
            <text:p>D-B Mus. ep. O. Nicolai 110;</text:p>
          </table:table-cell>
          <table:table-cell table:number-columns-repeated="101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4-26" calcext:value-type="date">
            <text:p>Sonntag, 26. April 1846</text:p>
          </table:table-cell>
          <table:table-cell table:style-name="ce88" office:value-type="string" calcext:value-type="string">
            <text:p>D-B Mus. ep. O. Nicolai 111; Altmann, Brief <text:s/>III.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Georg Win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4-30" calcext:value-type="date">
            <text:p>Donnerstag, 30. April 1846</text:p>
          </table:table-cell>
          <table:table-cell table:style-name="ce97" office:value-type="string" calcext:value-type="string">
            <text:p>US-NYp; </text:p>
          </table:table-cell>
          <table:table-cell table:number-columns-repeated="101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5-16" calcext:value-type="date">
            <text:p>Samstag, 16. Mai 1846</text:p>
          </table:table-cell>
          <table:table-cell table:style-name="ce88" office:value-type="string" calcext:value-type="string">
            <text:p>A-Wph; </text:p>
          </table:table-cell>
          <table:table-cell/>
          <table:table-cell table:style-name="ce76" office:value-type="string" calcext:value-type="string">
            <text:p>Musikalien-Liste</text:p>
          </table:table-cell>
          <table:table-cell table:style-name="ce76" table:number-columns-repeated="101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4" office:value-type="string" calcext:value-type="string">
            <text:p>Friedrich Wilhelm IV. </text:p>
          </table:table-cell>
          <table:table-cell table:style-name="ce85" office:value-type="string" calcext:value-type="string">
            <text:p>Wien</text:p>
          </table:table-cell>
          <table:table-cell table:style-name="ce93" office:value-type="date" office:date-value="1846-05-27" calcext:value-type="date">
            <text:p>Mittwoch, 27. Mai 1846</text:p>
          </table:table-cell>
          <table:table-cell table:style-name="ce85" office:value-type="string" calcext:value-type="string">
            <text:p>D-Bga I. HA Rep. 89 Nr. 20955; </text:p>
          </table:table-cell>
          <table:table-cell table:number-columns-repeated="1019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6" office:value-type="string" calcext:value-type="string">
            <text:p>Graf Wilhelm von Redern</text:p>
          </table:table-cell>
          <table:table-cell office:value-type="string" calcext:value-type="string">
            <text:p>Wien</text:p>
          </table:table-cell>
          <table:table-cell table:style-name="ce99" office:value-type="date" office:date-value="1846-05-27" calcext:value-type="date">
            <text:p>Mittwoch, 27. Mai 1846</text:p>
          </table:table-cell>
          <table:table-cell table:style-name="ce112" office:value-type="string" calcext:value-type="string">
            <text:p>?; Julius Kapp, Geschichte der Staatsoper Berlin, Berlin 1937, S. 64. </text:p>
          </table:table-cell>
          <table:table-cell/>
          <table:table-cell table:style-name="ce72" table:number-columns-repeated="101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5-30" calcext:value-type="date">
            <text:p>Samstag, 30. Mai 1846</text:p>
          </table:table-cell>
          <table:table-cell office:value-type="string" calcext:value-type="string">
            <text:p>D-B Mus. ep. O. Nicolai 112; AB, 344–347.</text:p>
          </table:table-cell>
          <table:table-cell table:number-columns-repeated="101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Jacob Hoffmeist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6-03" calcext:value-type="date">
            <text:p>Mittwoch, 3. Juni 1846</text:p>
          </table:table-cell>
          <table:table-cell table:style-name="ce89" office:value-type="string" calcext:value-type="string">
            <text:p>D-Hth; Kruse, <text:span text:style-name="T12">Falstaff</text:span>, 216-220;</text:p>
          </table:table-cell>
          <table:table-cell table:number-columns-repeated="101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6-16" calcext:value-type="date">
            <text:p>Dienstag, 16. Juni 1846</text:p>
          </table:table-cell>
          <table:table-cell table:style-name="ce88" office:value-type="string" calcext:value-type="string">
            <text:p>A-Wst H.I.N. 4483; </text:p>
          </table:table-cell>
          <table:table-cell table:number-columns-repeated="1019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76" office:value-type="string" calcext:value-type="string">
            <text:p>[Pietro Mechetti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6-29" calcext:value-type="date">
            <text:p>Montag, 29. Juni 1846</text:p>
          </table:table-cell>
          <table:table-cell table:style-name="ce89" office:value-type="string" calcext:value-type="string">
            <text:p>D-Hth; 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7-16" calcext:value-type="date">
            <text:p>Donnerstag, 16. Juli 1846</text:p>
          </table:table-cell>
          <table:table-cell office:value-type="string" calcext:value-type="string">
            <text:p>D-B Mus. ep. O. Nicolai 113; AB, 347–351.</text:p>
          </table:table-cell>
          <table:table-cell table:number-columns-repeated="1019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74" office:value-type="string" calcext:value-type="string">
            <text:p>Friedrich Wilhelm IV. </text:p>
          </table:table-cell>
          <table:table-cell table:style-name="ce85" office:value-type="string" calcext:value-type="string">
            <text:p>Wien</text:p>
          </table:table-cell>
          <table:table-cell table:style-name="ce93" office:value-type="date" office:date-value="1846-07-25" calcext:value-type="date">
            <text:p>Samstag, 25. Juli 1846</text:p>
          </table:table-cell>
          <table:table-cell table:style-name="ce85" office:value-type="string" calcext:value-type="string">
            <text:p>D-Bga I. HA Rep. 89 Nr. 20955; </text:p>
          </table:table-cell>
          <table:table-cell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. J. Bech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8-11" calcext:value-type="date">
            <text:p>Dienstag, 11. August 1846</text:p>
          </table:table-cell>
          <table:table-cell table:style-name="ce72" office:value-type="string" calcext:value-type="string">
            <text:p>A-LIa; </text:p>
          </table:table-cell>
          <table:table-cell table:number-columns-repeated="101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09-26" calcext:value-type="date">
            <text:p>Samstag, 26. September 1846</text:p>
          </table:table-cell>
          <table:table-cell table:style-name="ce88" office:value-type="string" calcext:value-type="string">
            <text:p>D-B Mus. ep. O. Nicolai 114; AB, 352–354.</text:p>
          </table:table-cell>
          <table:table-cell table:number-columns-repeated="101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Giacomo Meyerbe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0-16" calcext:value-type="date">
            <text:p>Freitag, 16. Oktober 1846</text:p>
          </table:table-cell>
          <table:table-cell office:value-type="string" calcext:value-type="string">
            <text:p>D-Bim K/74; </text:p>
          </table:table-cell>
          <table:table-cell table:number-columns-repeated="101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0-23" calcext:value-type="date">
            <text:p>Freitag, 23. Oktober 1846</text:p>
          </table:table-cell>
          <table:table-cell office:value-type="string" calcext:value-type="string">
            <text:p>D-B Mus. ep. O. Nicolai 115; AB, 354–356.</text:p>
          </table:table-cell>
          <table:table-cell table:number-columns-repeated="101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0-29" calcext:value-type="date">
            <text:p>Donnerstag, 29. Oktober 1846</text:p>
          </table:table-cell>
          <table:table-cell table:style-name="ce97" office:value-type="string" calcext:value-type="string">
            <text:p>F-Pn; </text:p>
          </table:table-cell>
          <table:table-cell table:number-columns-repeated="101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1-08" calcext:value-type="date">
            <text:p>Sonntag, 8. November 1846</text:p>
          </table:table-cell>
          <table:table-cell table:style-name="ce88" office:value-type="string" calcext:value-type="string">
            <text:p>D-B Mus. ep. O. Nicolai 116; AB, 356–362.</text:p>
          </table:table-cell>
          <table:table-cell table:number-columns-repeated="101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6-11-19" calcext:value-type="date">
            <text:p>Donnerstag, 19. November 1846</text:p>
          </table:table-cell>
          <table:table-cell table:style-name="ce88" office:value-type="string" calcext:value-type="string">
            <text:p>A-Wst H.I.N. 4275; </text:p>
          </table:table-cell>
          <table:table-cell table:number-columns-repeated="101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1-21" calcext:value-type="date">
            <text:p>Samstag, 21. November 1846</text:p>
          </table:table-cell>
          <table:table-cell table:style-name="ce88" office:value-type="string" calcext:value-type="string">
            <text:p>D-B Mus. ep. O. Nicolai 117; AB, 362–366.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2-10" calcext:value-type="date">
            <text:p>Donnerstag, 10. Dezember 1846</text:p>
          </table:table-cell>
          <table:table-cell office:value-type="string" calcext:value-type="string">
            <text:p>D-B Mus. ep. O. Nicolai 118;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2-21" calcext:value-type="date">
            <text:p>Montag, 21. Dezember 1846</text:p>
          </table:table-cell>
          <table:table-cell table:style-name="ce88" office:value-type="string" calcext:value-type="string">
            <text:p>A-Wst H.I.N. 4484; Wiener Musikerbriefe aus zwei Jahrhunderten, S. 54–56,</text:p>
          </table:table-cell>
          <table:table-cell table:number-columns-repeated="101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6-12-30" calcext:value-type="date">
            <text:p>Mittwoch, 30. Dezember 1846</text:p>
          </table:table-cell>
          <table:table-cell table:style-name="ce97" office:value-type="string" calcext:value-type="string">
            <text:p>(?); Stargardt April 1954.</text:p>
          </table:table-cell>
          <table:table-cell table:number-columns-repeated="101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Franz Erkel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1-10" calcext:value-type="date">
            <text:p>Sonntag, 10. Januar 1847</text:p>
          </table:table-cell>
          <table:table-cell table:style-name="ce72" office:value-type="string" calcext:value-type="string">
            <text:p>H-Bn; </text:p>
          </table:table-cell>
          <table:table-cell table:number-columns-repeated="101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v. Grohofski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7-01-15" calcext:value-type="date">
            <text:p>Freitag, 15. Januar 1847</text:p>
          </table:table-cell>
          <table:table-cell table:style-name="ce72" office:value-type="string" calcext:value-type="string">
            <text:p>D-B Mus. ep. O. Nicolai 119;</text:p>
          </table:table-cell>
          <table:table-cell table:number-columns-repeated="101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Joseph Fischhof</text:p>
          </table:table-cell>
          <table:table-cell table:style-name="ce72" office:value-type="string" calcext:value-type="string">
            <text:p>[Wien]</text:p>
          </table:table-cell>
          <table:table-cell table:style-name="ce88" office:value-type="date" office:date-value="1847-02-08" calcext:value-type="date">
            <text:p>Montag, 8. Februar 1847</text:p>
          </table:table-cell>
          <table:table-cell office:value-type="string" calcext:value-type="string">
            <text:p>D-B N. Mus. ep. 2192; Stargardt 618 (1979), S. 257. </text:p>
          </table:table-cell>
          <table:table-cell table:number-columns-repeated="101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[Aloys Fuchs?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2-09" calcext:value-type="date">
            <text:p>Dienstag, 9. Februar 1847</text:p>
          </table:table-cell>
          <table:table-cell office:value-type="string" calcext:value-type="string">
            <text:p>?; Nebehay 25 (1967).</text:p>
          </table:table-cell>
          <table:table-cell table:number-columns-repeated="101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Franz? / Karl? Doppl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2-09" calcext:value-type="date">
            <text:p>Dienstag, 9. Februar 1847</text:p>
          </table:table-cell>
          <table:table-cell table:style-name="ce84" office:value-type="string" calcext:value-type="string">
            <text:p>?; Stargardt Nov. 1965.</text:p>
          </table:table-cell>
          <table:table-cell table:number-columns-repeated="101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Friedrich Klemm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2-15" calcext:value-type="date">
            <text:p>Montag, 15. Februar 1847</text:p>
          </table:table-cell>
          <table:table-cell office:value-type="string" calcext:value-type="string">
            <text:p>A-Wn 48/38-3; Abschrift in: D-B La Mara: Convolut 11; </text:p>
          </table:table-cell>
          <table:table-cell table:number-columns-repeated="101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2-21" calcext:value-type="date">
            <text:p>Sonntag, 21. Februar 1847</text:p>
          </table:table-cell>
          <table:table-cell office:value-type="string" calcext:value-type="string">
            <text:p>D-B Mus. ep. O. Nicolai 120; </text:p>
          </table:table-cell>
          <table:table-cell table:number-columns-repeated="101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7-03-03" calcext:value-type="date">
            <text:p>Mittwoch, 3. März 1847</text:p>
          </table:table-cell>
          <table:table-cell office:value-type="string" calcext:value-type="string">
            <text:p>D-B Mus. ep. O. Nicolai 121; </text:p>
          </table:table-cell>
          <table:table-cell table:number-columns-repeated="101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[Giacomo Meyerbeer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3-04" calcext:value-type="date">
            <text:p>Donnerstag, 4. März 1847</text:p>
          </table:table-cell>
          <table:table-cell office:value-type="string" calcext:value-type="string">
            <text:p>D-B Mus. ep. O. Nicolai 122; </text:p>
          </table:table-cell>
          <table:table-cell table:number-columns-repeated="101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[August Schmidt]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3-11" calcext:value-type="date">
            <text:p>Donnerstag, 11. März 1847</text:p>
          </table:table-cell>
          <table:table-cell office:value-type="string" calcext:value-type="string">
            <text:p>A-Wst H.I.N. 4485; </text:p>
          </table:table-cell>
          <table:table-cell table:number-columns-repeated="101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3-17" calcext:value-type="date">
            <text:p>Mittwoch, 17. März 1847</text:p>
          </table:table-cell>
          <table:table-cell office:value-type="string" calcext:value-type="string">
            <text:p>?; Henrici 83 (1923), S. 64.</text:p>
          </table:table-cell>
          <table:table-cell table:number-columns-repeated="101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Johann Baptist Streich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3-23" calcext:value-type="date">
            <text:p>Dienstag, 23. März 1847</text:p>
          </table:table-cell>
          <table:table-cell office:value-type="string" calcext:value-type="string">
            <text:p>A-Wn 126/72-4; 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3-29" calcext:value-type="date">
            <text:p>Montag, 29. März 1847</text:p>
          </table:table-cell>
          <table:table-cell office:value-type="string" calcext:value-type="string">
            <text:p>D-B Mus. ep. O. Nicolai 124; 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76" office:value-type="string" calcext:value-type="string">
            <text:p>Archiv der Gesellschaft der Musikfreunde</text:p>
          </table:table-cell>
          <table:table-cell table:style-name="ce72" office:value-type="string" calcext:value-type="string">
            <text:p>Wien</text:p>
          </table:table-cell>
          <table:table-cell table:style-name="ce89" office:value-type="date" office:date-value="1847-03-29" calcext:value-type="date">
            <text:p>Montag, 29. März 1847</text:p>
          </table:table-cell>
          <table:table-cell table:style-name="ce72" office:value-type="string" calcext:value-type="string">
            <text:p>D-B Mus. ep. O. Nicolai 125; </text:p>
          </table:table-cell>
          <table:table-cell table:number-columns-repeated="1019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72" office:value-type="string" calcext:value-type="string">
            <text:p>Carl Nicolai</text:p>
          </table:table-cell>
          <table:table-cell table:style-name="ce72" office:value-type="string" calcext:value-type="string">
            <text:p>Wien</text:p>
          </table:table-cell>
          <table:table-cell table:style-name="ce89" office:value-type="date" office:date-value="1847-03-29" calcext:value-type="date">
            <text:p>Montag, 29. März 1847</text:p>
          </table:table-cell>
          <table:table-cell table:style-name="ce72" office:value-type="string" calcext:value-type="string">
            <text:p>D-B Mus. ep. O. Nicolai 123; AB, 366–368.</text:p>
          </table:table-cell>
          <table:table-cell table:number-columns-repeated="101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[Wien]</text:p>
          </table:table-cell>
          <table:table-cell table:style-name="ce88" office:value-type="date" office:date-value="1847-04-09" calcext:value-type="date">
            <text:p>Freitag, 9. April 1847</text:p>
          </table:table-cell>
          <table:table-cell office:value-type="string" calcext:value-type="string">
            <text:p>A-Wst H.I.N. 4276; </text:p>
          </table:table-cell>
          <table:table-cell table:number-columns-repeated="101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Johann Baptist Streicher</text:p>
          </table:table-cell>
          <table:table-cell office:value-type="string" calcext:value-type="string">
            <text:p>Wien</text:p>
          </table:table-cell>
          <table:table-cell table:style-name="ce92" office:value-type="date" office:date-value="1847-04-30" calcext:value-type="date">
            <text:p>Freitag, 30. April 1847</text:p>
          </table:table-cell>
          <table:table-cell office:value-type="string" calcext:value-type="string">
            <text:p>A-Wn 126/72-5; </text:p>
          </table:table-cell>
          <table:table-cell table:number-columns-repeated="101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Tobias? Haslin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5-04" calcext:value-type="date">
            <text:p>Dienstag, 4. Mai 1847</text:p>
          </table:table-cell>
          <table:table-cell office:value-type="string" calcext:value-type="string">
            <text:p>?; Nebehay 43 (1971).</text:p>
          </table:table-cell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arl Haslinger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5-14" calcext:value-type="date">
            <text:p>Freitag, 14. Mai 1847</text:p>
          </table:table-cell>
          <table:table-cell office:value-type="string" calcext:value-type="string">
            <text:p>A-Wst H.I.N. 227417; </text:p>
          </table:table-cell>
          <table:table-cell table:number-columns-repeated="101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Wien</text:p>
          </table:table-cell>
          <table:table-cell table:style-name="ce88" office:value-type="date" office:date-value="1847-05-20" calcext:value-type="date">
            <text:p>Donnerstag, 20. Mai 1847</text:p>
          </table:table-cell>
          <table:table-cell office:value-type="string" calcext:value-type="string">
            <text:p>D-B Mus. ep. O. Nicolai 126;</text:p>
          </table:table-cell>
          <table:table-cell table:number-columns-repeated="101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Franz Edler von Hilleprandt</text:p>
          </table:table-cell>
          <table:table-cell office:value-type="string" calcext:value-type="string">
            <text:p>Bad Ischl</text:p>
          </table:table-cell>
          <table:table-cell table:style-name="ce88" office:value-type="date" office:date-value="1847-05-30" calcext:value-type="date">
            <text:p>Sonntag, 30. Mai 1847</text:p>
          </table:table-cell>
          <table:table-cell table:style-name="ce72" office:value-type="string" calcext:value-type="string">
            <text:p>A-Sd; Spatzenegger, Mozart-Sohn, 30.</text:p>
          </table:table-cell>
          <table:table-cell table:number-columns-repeated="101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Franz Edler von Hilleprandt</text:p>
          </table:table-cell>
          <table:table-cell office:value-type="string" calcext:value-type="string">
            <text:p>Salzburg</text:p>
          </table:table-cell>
          <table:table-cell table:style-name="ce88" office:value-type="date" office:date-value="1847-06-16" calcext:value-type="date">
            <text:p>Mittwoch, 16. Juni 1847</text:p>
          </table:table-cell>
          <table:table-cell table:style-name="ce72" office:value-type="string" calcext:value-type="string">
            <text:p>A-Sd; Spatzenegger, Mozart-Sohn, 30.</text:p>
          </table:table-cell>
          <table:table-cell table:number-columns-repeated="101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Adolf Bäuerle</text:p>
          </table:table-cell>
          <table:table-cell office:value-type="string" calcext:value-type="string">
            <text:p>Baden</text:p>
          </table:table-cell>
          <table:table-cell table:style-name="ce88" office:value-type="date" office:date-value="1847-07-23" calcext:value-type="date">
            <text:p>Freitag, 23. Juli 1847</text:p>
          </table:table-cell>
          <table:table-cell office:value-type="string" calcext:value-type="string">
            <text:p>A-Wgm; Abschrift <text:s/>D-DT;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78" office:value-type="string" calcext:value-type="string">
            <text:p>AWMZ</text:p>
          </table:table-cell>
          <table:table-cell office:value-type="string" calcext:value-type="string">
            <text:p>Baden</text:p>
          </table:table-cell>
          <table:table-cell table:style-name="ce88" office:value-type="date" office:date-value="1847-07-23" calcext:value-type="date">
            <text:p>Freitag, 23. Juli 1847</text:p>
          </table:table-cell>
          <table:table-cell office:value-type="string" calcext:value-type="string">
            <text:p>A-Wst H.I.N. 7949; </text:p>
          </table:table-cell>
          <table:table-cell table:number-columns-repeated="101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udwig von Mielichhofer</text:p>
          </table:table-cell>
          <table:table-cell office:value-type="string" calcext:value-type="string">
            <text:p>Gräfenberg</text:p>
          </table:table-cell>
          <table:table-cell table:style-name="ce88" office:value-type="date" office:date-value="1847-09-10" calcext:value-type="date">
            <text:p>Freitag, 10. September 1847</text:p>
          </table:table-cell>
          <table:table-cell table:style-name="ce84" office:value-type="string" calcext:value-type="string">
            <text:p>A-Wgm; Abschrift D-DT;</text:p>
          </table:table-cell>
          <table:table-cell table:number-columns-repeated="1019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77" office:value-type="string" calcext:value-type="string">
            <text:p>Friedrich Wilhelm IV. </text:p>
          </table:table-cell>
          <table:table-cell table:style-name="ce86" office:value-type="string" calcext:value-type="string">
            <text:p>Berlin</text:p>
          </table:table-cell>
          <table:table-cell table:style-name="ce95" office:value-type="date" office:date-value="1847-10-10" calcext:value-type="date">
            <text:p>Sonntag, 10. Oktober 1847</text:p>
          </table:table-cell>
          <table:table-cell table:style-name="ce86" office:value-type="string" calcext:value-type="string">
            <text:p>unbekannt (nachgewiesen in Tagebuch)</text:p>
          </table:table-cell>
          <table:table-cell table:number-columns-repeated="101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7-10-26" calcext:value-type="date">
            <text:p>Dienstag, 26. Oktober 1847</text:p>
          </table:table-cell>
          <table:table-cell office:value-type="string" calcext:value-type="string">
            <text:p>D-B Mus. ep. O. Nicolai 127; AB, 368–372.</text:p>
          </table:table-cell>
          <table:table-cell table:number-columns-repeated="101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Theodor Kullak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7-11-14" calcext:value-type="date">
            <text:p>Sonntag, 14. November 1847</text:p>
          </table:table-cell>
          <table:table-cell table:style-name="ce84" office:value-type="string" calcext:value-type="string">
            <text:p>?; Henrici 86 (1924).</text:p>
          </table:table-cell>
          <table:table-cell table:number-columns-repeated="101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[Berlin]</text:p>
          </table:table-cell>
          <table:table-cell table:style-name="ce92" office:value-type="date" office:date-value="1847-11-21" calcext:value-type="date">
            <text:p>Sonntag, 21. November 1847</text:p>
          </table:table-cell>
          <table:table-cell office:value-type="string" calcext:value-type="string">
            <text:p>D-B Mus. ep. O. Nicolai 128; AB, 372–376.</text:p>
          </table:table-cell>
          <table:table-cell table:number-columns-repeated="101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7-12-17" calcext:value-type="date">
            <text:p>Freitag, 17. Dezember 1847</text:p>
          </table:table-cell>
          <table:table-cell office:value-type="string" calcext:value-type="string">
            <text:p>?; Henrici 83 (1923), S.64.</text:p>
          </table:table-cell>
          <table:table-cell table:number-columns-repeated="2"/>
          <table:table-cell table:style-name="ce74" table:number-columns-repeated="101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Joseph Staudigl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7-12-17" calcext:value-type="date">
            <text:p>Freitag, 17. Dezember 1847</text:p>
          </table:table-cell>
          <table:table-cell office:value-type="string" calcext:value-type="string">
            <text:p>A-Wst H.I.N. 4622; Signale für die musikalische Welt 50 (1892), 1011</text:p>
          </table:table-cell>
          <table:table-cell/>
          <table:table-cell table:style-name="ce74" table:number-columns-repeated="101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7-12-21" calcext:value-type="date">
            <text:p>Dienstag, 21. Dezember 1847</text:p>
          </table:table-cell>
          <table:table-cell office:value-type="string" calcext:value-type="string">
            <text:p>D-B Mus. ep. O. Nicolai 129; AB, 376–378.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[Pauline von Stradiot (Mutter)]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7-12-29" calcext:value-type="date">
            <text:p>Mittwoch, 29. Dezember 1847</text:p>
          </table:table-cell>
          <table:table-cell table:style-name="ce88" office:value-type="string" calcext:value-type="string">
            <text:p>?; Faksimile: Kruse, Nicolai, nach <text:s/>206; Ders., Nic. Beziehungen Bühnensängerinnen, 518.</text:p>
          </table:table-cell>
          <table:table-cell table:number-columns-repeated="101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Heinrich Dor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1-03" calcext:value-type="date">
            <text:p>Montag, 3. Januar 1848</text:p>
          </table:table-cell>
          <table:table-cell office:value-type="string" calcext:value-type="string">
            <text:p>D-B Mus. ep. O. Nicolai 130;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Pietro Mechett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1-09" calcext:value-type="date">
            <text:p>Sonntag, 9. Januar 1848</text:p>
          </table:table-cell>
          <table:table-cell table:style-name="ce72" office:value-type="string" calcext:value-type="string">
            <text:p>D-DT; </text:p>
          </table:table-cell>
          <table:table-cell table:number-columns-repeated="1019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1-12" calcext:value-type="date">
            <text:p>Mittwoch, 12. Januar 1848</text:p>
          </table:table-cell>
          <table:table-cell office:value-type="string" calcext:value-type="string">
            <text:p>D-Bsa N. Mus. SA 484</text:p>
          </table:table-cell>
          <table:table-cell table:number-columns-repeated="101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1-18" calcext:value-type="date">
            <text:p>Dienstag, 18. Januar 1848</text:p>
          </table:table-cell>
          <table:table-cell table:style-name="ce89" office:value-type="string" calcext:value-type="string">
            <text:p>D-LEu Kurt-Taut-Slg; </text:p>
          </table:table-cell>
          <table:table-cell table:number-columns-repeated="101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1-23" calcext:value-type="date">
            <text:p>Sonntag, 23. Januar 1848</text:p>
          </table:table-cell>
          <table:table-cell office:value-type="string" calcext:value-type="string">
            <text:p>?; Kotte 33, S. 212.</text:p>
          </table:table-cell>
          <table:table-cell table:number-columns-repeated="101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[Berlin]</text:p>
          </table:table-cell>
          <table:table-cell table:style-name="ce91" office:value-type="date" office:date-value="1848-01-28" calcext:value-type="date">
            <text:p>Freitag, 28. Januar 1848</text:p>
          </table:table-cell>
          <table:table-cell office:value-type="string" calcext:value-type="string">
            <text:p>S-Smf 2832; </text:p>
          </table:table-cell>
          <table:table-cell table:number-columns-repeated="101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Heinrich Schlesinge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1-28" calcext:value-type="date">
            <text:p>Freitag, 28. Januar 1848</text:p>
          </table:table-cell>
          <table:table-cell office:value-type="string" calcext:value-type="string">
            <text:p>US-Wc; </text:p>
          </table:table-cell>
          <table:table-cell table:number-columns-repeated="101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2-05" calcext:value-type="date">
            <text:p>Samstag, 5. Februar 1848</text:p>
          </table:table-cell>
          <table:table-cell office:value-type="string" calcext:value-type="string">
            <text:p>D-B Mus. ep. O. Nicolai 131; AB, 378–379.</text:p>
          </table:table-cell>
          <table:table-cell table:number-columns-repeated="101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[Friedrich Hofmeister]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2-16" calcext:value-type="date">
            <text:p>Mittwoch, 16. Februar 1848</text:p>
          </table:table-cell>
          <table:table-cell office:value-type="string" calcext:value-type="string">
            <text:p>?; Stargardt 683 (2006), S. 375.</text:p>
          </table:table-cell>
          <table:table-cell/>
          <table:table-cell table:style-name="ce76" table:number-columns-repeated="1018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78" office:value-type="string" calcext:value-type="string">
            <text:p>? (Billet)</text:p>
          </table:table-cell>
          <table:table-cell table:style-name="ce84" office:value-type="string" calcext:value-type="string">
            <text:p>[Berlin]</text:p>
          </table:table-cell>
          <table:table-cell table:style-name="ce97" office:value-type="date" office:date-value="1848-02-27" calcext:value-type="date">
            <text:p>Sonntag, 27. Februar 1848</text:p>
          </table:table-cell>
          <table:table-cell table:style-name="ce84" office:value-type="string" calcext:value-type="string">
            <text:p>?; Nebehay 25 (1967). </text:p>
          </table:table-cell>
          <table:table-cell table:number-columns-repeated="101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Wilhelm Taubert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3-08" calcext:value-type="date">
            <text:p>Mittwoch, 8. März 1848</text:p>
          </table:table-cell>
          <table:table-cell office:value-type="string" calcext:value-type="string">
            <text:p>?; Liepmannssohn 190 (1916).</text:p>
          </table:table-cell>
          <table:table-cell table:number-columns-repeated="101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da Brauns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5-07" calcext:value-type="date">
            <text:p>Sonntag, 7. Mai 1848</text:p>
          </table:table-cell>
          <table:table-cell office:value-type="string" calcext:value-type="string">
            <text:p>US-NYpm MFC N636.B825; </text:p>
          </table:table-cell>
          <table:table-cell table:number-columns-repeated="101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Giacomo Meyerbee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6-27" calcext:value-type="date">
            <text:p>Dienstag, 27. Juni 1848</text:p>
          </table:table-cell>
          <table:table-cell table:style-name="ce72" office:value-type="string" calcext:value-type="string">
            <text:p>?; Stargardt 617 (1979), S. 237. </text:p>
          </table:table-cell>
          <table:table-cell table:number-columns-repeated="101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Louis Spoh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6-27" calcext:value-type="date">
            <text:p>Dienstag, 27. Juni 1848</text:p>
          </table:table-cell>
          <table:table-cell table:style-name="ce84" office:value-type="string" calcext:value-type="string">
            <text:p>?; Liepmannssohn Okt. 1894.</text:p>
          </table:table-cell>
          <table:table-cell table:number-columns-repeated="101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7-01" calcext:value-type="date">
            <text:p>Samstag, 1. Juli 1848</text:p>
          </table:table-cell>
          <table:table-cell office:value-type="string" calcext:value-type="string">
            <text:p>D-B Mus. ep. O. Nicolai 132; AB, 380.</text:p>
          </table:table-cell>
          <table:table-cell table:number-columns-repeated="101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Wangerooge</text:p>
          </table:table-cell>
          <table:table-cell table:style-name="ce88" office:value-type="date" office:date-value="1848-07-28" calcext:value-type="date">
            <text:p>Freitag, 28. Juli 1848</text:p>
          </table:table-cell>
          <table:table-cell office:value-type="string" calcext:value-type="string">
            <text:p>D-B Mus. ep. O. Nicolai 133; AB, 381–382.</text:p>
          </table:table-cell>
          <table:table-cell table:number-columns-repeated="101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09-26" calcext:value-type="date">
            <text:p>Dienstag, 26. September 1848</text:p>
          </table:table-cell>
          <table:table-cell office:value-type="string" calcext:value-type="string">
            <text:p>D-B Mus. ep. O. Nicolai 134; AB, 382–383.</text:p>
          </table:table-cell>
          <table:table-cell table:number-columns-repeated="1019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72" office:value-type="string" calcext:value-type="string">
            <text:p>[Intendantur oder Theaterleitung]</text:p>
          </table:table-cell>
          <table:table-cell table:style-name="ce72" office:value-type="string" calcext:value-type="string">
            <text:p>[Berlin]</text:p>
          </table:table-cell>
          <table:table-cell table:style-name="ce90" office:value-type="date" office:date-value="1848-09-27" calcext:value-type="date">
            <text:p>Mittwoch, 27. September 1848</text:p>
          </table:table-cell>
          <table:table-cell table:style-name="ce72" office:value-type="string" calcext:value-type="string">
            <text:p>D-B Mus. ep. O. Nicolai varia 2; </text:p>
          </table:table-cell>
          <table:table-cell table:number-columns-repeated="1019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6" office:value-type="string" calcext:value-type="string">
            <text:p>Salomon Hermann von Mosenthal</text:p>
          </table:table-cell>
          <table:table-cell table:style-name="ce72" office:value-type="string" calcext:value-type="string">
            <text:p>Berlin</text:p>
          </table:table-cell>
          <table:table-cell table:style-name="ce89" office:value-type="date" office:date-value="1848-10-22" calcext:value-type="date">
            <text:p>Sonntag, 22. Oktober 1848</text:p>
          </table:table-cell>
          <table:table-cell table:style-name="ce72" office:value-type="string" calcext:value-type="string">
            <text:p>D-B N. Mus. ep. 3659; Stargardt 666 (1997), S. 380, Faksimile: ebd. S. 381. </text:p>
          </table:table-cell>
          <table:table-cell table:number-columns-repeated="101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11-06" calcext:value-type="date">
            <text:p>Montag, 6. November 1848</text:p>
          </table:table-cell>
          <table:table-cell office:value-type="string" calcext:value-type="string">
            <text:p>D-B Mus. ep. O. Nicolai 135; AB, 383–384.</text:p>
          </table:table-cell>
          <table:table-cell table:number-columns-repeated="1019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72" office:value-type="string" calcext:value-type="string">
            <text:p>Franziska Gellein</text:p>
          </table:table-cell>
          <table:table-cell table:style-name="ce72" office:value-type="string" calcext:value-type="string">
            <text:p>Berlin</text:p>
          </table:table-cell>
          <table:table-cell table:style-name="ce90" office:value-type="date" office:date-value="1848-11-26" calcext:value-type="date">
            <text:p>Sonntag, 26. November 1848</text:p>
          </table:table-cell>
          <table:table-cell table:style-name="ce72" office:value-type="string" calcext:value-type="string">
            <text:p>D-B Mus. ep. O. Nicolai varia 1; </text:p>
          </table:table-cell>
          <table:table-cell table:number-columns-repeated="101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arl Nicolai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8-11-28" calcext:value-type="date">
            <text:p>Dienstag, 28. November 1848</text:p>
          </table:table-cell>
          <table:table-cell office:value-type="string" calcext:value-type="string">
            <text:p>D-B Mus. ep. O. Nicolai 136; AB, 384–385.</text:p>
          </table:table-cell>
          <table:table-cell table:number-columns-repeated="1019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76" office:value-type="string" calcext:value-type="string">
            <text:p>[Wilhelm Taubert]</text:p>
          </table:table-cell>
          <table:table-cell office:value-type="string" calcext:value-type="string">
            <text:p>[Berlin]</text:p>
          </table:table-cell>
          <table:table-cell table:style-name="ce88" office:value-type="date" office:date-value="1848-12-27" calcext:value-type="date">
            <text:p>Mittwoch, 27. Dezember 1848</text:p>
          </table:table-cell>
          <table:table-cell table:style-name="ce72" office:value-type="string" calcext:value-type="string">
            <text:p>D-B N. Mus. ep. 3660; Stargardt 666 (1997), S. 382. </text:p>
          </table:table-cell>
          <table:table-cell table:number-columns-repeated="1019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9-01-03" calcext:value-type="date">
            <text:p>Mittwoch, 3. Januar 1849</text:p>
          </table:table-cell>
          <table:table-cell office:value-type="string" calcext:value-type="string">
            <text:p>D-Bsa N. Mus. SA 485</text:p>
          </table:table-cell>
          <table:table-cell table:number-columns-repeated="101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Johann Elßler</text:p>
          </table:table-cell>
          <table:table-cell office:value-type="string" calcext:value-type="string">
            <text:p>[Berlin]</text:p>
          </table:table-cell>
          <table:table-cell table:style-name="ce88" office:value-type="date" office:date-value="1849-02-02" calcext:value-type="date">
            <text:p>Freitag, 2. Februar 1849</text:p>
          </table:table-cell>
          <table:table-cell office:value-type="string" calcext:value-type="string">
            <text:p>?; Kotte 43, S. 215.</text:p>
          </table:table-cell>
          <table:table-cell table:number-columns-repeated="101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Verlag Bartholf Senff</text:p>
          </table:table-cell>
          <table:table-cell office:value-type="string" calcext:value-type="string">
            <text:p>[Berlin]</text:p>
          </table:table-cell>
          <table:table-cell table:style-name="ce88" office:value-type="date" office:date-value="1849-02-07" calcext:value-type="date">
            <text:p>Mittwoch, 7. Februar 1849</text:p>
          </table:table-cell>
          <table:table-cell office:value-type="string" calcext:value-type="string">
            <text:p>?; <text:span text:style-name="T4">Signale für die musikalische Welt</text:span> 7 (1849), S. 71.</text:p>
          </table:table-cell>
          <table:table-cell table:number-columns-repeated="101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[<text:span text:style-name="T2">Eduard Hallberger</text:span>]</text:p>
          </table:table-cell>
          <table:table-cell office:value-type="string" calcext:value-type="string">
            <text:p>[Berlin]</text:p>
          </table:table-cell>
          <table:table-cell table:style-name="ce88" office:value-type="date" office:date-value="1849-02-19" calcext:value-type="date">
            <text:p>Montag, 19. Februar 1849</text:p>
          </table:table-cell>
          <table:table-cell office:value-type="string" calcext:value-type="string">
            <text:p>D-B 55 Ep 515; Stargardt 680 (2004), S. 356.</text:p>
          </table:table-cell>
          <table:table-cell table:number-columns-repeated="101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Karl Theodor von Küstne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9-02-21" calcext:value-type="date">
            <text:p>Mittwoch, 21. Februar 1849</text:p>
          </table:table-cell>
          <table:table-cell office:value-type="string" calcext:value-type="string">
            <text:p>?; Julius Kapp, Geschichte der Staatsoper Berlin, Berlin 1937, S. 65. </text:p>
          </table:table-cell>
          <table:table-cell table:number-columns-repeated="101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Leopold Ganz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9-03-01" calcext:value-type="date">
            <text:p>Donnerstag, 1. März 1849</text:p>
          </table:table-cell>
          <table:table-cell table:style-name="ce84" office:value-type="string" calcext:value-type="string">
            <text:p>?; Bassenge Mai 1976.</text:p>
          </table:table-cell>
          <table:table-cell table:number-columns-repeated="101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Franz Liszt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9-03-03" calcext:value-type="date">
            <text:p>Samstag, 3. März 1849</text:p>
          </table:table-cell>
          <table:table-cell office:value-type="string" calcext:value-type="string">
            <text:p>?; Faksimile: <text:span text:style-name="T4">Musikalische Aufsätze</text:span><text:span text:style-name="T12">, 7–10. </text:span></text:p>
          </table:table-cell>
          <table:table-cell/>
          <table:table-cell table:style-name="ce72" table:number-columns-repeated="101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Heinrich Dorn</text:p>
          </table:table-cell>
          <table:table-cell office:value-type="string" calcext:value-type="string">
            <text:p>[Berlin]</text:p>
          </table:table-cell>
          <table:table-cell table:style-name="ce102" office:value-type="date" office:date-value="1849-03-09" calcext:value-type="date">
            <text:p>Freitag, 9. März 1849</text:p>
          </table:table-cell>
          <table:table-cell office:value-type="string" calcext:value-type="string">
            <text:p>D-B Mus. ep. O. Nicolai 1; </text:p>
          </table:table-cell>
          <table:table-cell table:number-columns-repeated="1019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82" office:value-type="string" calcext:value-type="string">
            <text:p>Friedrich Wilhelm IV. </text:p>
          </table:table-cell>
          <table:table-cell table:style-name="ce82" office:value-type="string" calcext:value-type="string">
            <text:p>Berlin</text:p>
          </table:table-cell>
          <table:table-cell table:style-name="ce93" office:value-type="date" office:date-value="1849-03-29" calcext:value-type="date">
            <text:p>Donnerstag, 29. März 1849</text:p>
          </table:table-cell>
          <table:table-cell table:style-name="ce85" office:value-type="string" calcext:value-type="string">
            <text:p>D-Bga I. HA Rep. 89 Nr. 21128 fol. 170; </text:p>
          </table:table-cell>
          <table:table-cell table:number-columns-repeated="101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heodor Kullak</text:p>
          </table:table-cell>
          <table:table-cell office:value-type="string" calcext:value-type="string">
            <text:p>[Berlin]</text:p>
          </table:table-cell>
          <table:table-cell table:style-name="ce88" office:value-type="date" office:date-value="1849-04-15" calcext:value-type="date">
            <text:p>Sonntag, 15. April 1849</text:p>
          </table:table-cell>
          <table:table-cell office:value-type="string" calcext:value-type="string">
            <text:p>D-B Mus. ep. O. Nicolai 137;</text:p>
          </table:table-cell>
          <table:table-cell/>
          <table:table-cell table:style-name="ce72" table:number-columns-repeated="1018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Friedrich Hofmeister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9-04-25" calcext:value-type="date">
            <text:p>Mittwoch, 25. April 1849</text:p>
          </table:table-cell>
          <table:table-cell office:value-type="string" calcext:value-type="string">
            <text:p>D-B Mus. ep. O. Nicolai 138;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[Henriette Sontag]</text:p>
          </table:table-cell>
          <table:table-cell office:value-type="string" calcext:value-type="string">
            <text:p>Berlin</text:p>
          </table:table-cell>
          <table:table-cell table:style-name="ce88" office:value-type="date" office:date-value="1849-05-06" calcext:value-type="date">
            <text:p>Sonntag, 6. Mai 1849</text:p>
          </table:table-cell>
          <table:table-cell office:value-type="string" calcext:value-type="string">
            <text:p>?; Stargardt 679 (2004), S. 372.</text:p>
          </table:table-cell>
          <table:table-cell/>
          <table:table-cell table:style-name="ce72" table:number-columns-repeated="1018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155798; </text:p>
          </table:table-cell>
          <table:table-cell/>
          <table:table-cell table:style-name="ce72" table:number-columns-repeated="1018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string" calcext:value-type="string">
            <text:p>?</text:p>
          </table:table-cell>
          <table:table-cell table:style-name="ce91" office:value-type="string" calcext:value-type="string">
            <text:p>?</text:p>
          </table:table-cell>
          <table:table-cell office:value-type="string" calcext:value-type="string">
            <text:p>S-Smf 2836; </text:p>
          </table:table-cell>
          <table:table-cell/>
          <table:table-cell table:style-name="ce72" table:number-columns-repeated="101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? (Billet)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table:style-name="ce72" office:value-type="string" calcext:value-type="string">
            <text:p>?, Henrici 81 (1923), S. 43.</text:p>
          </table:table-cell>
          <table:table-cell table:number-columns-repeated="1019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73" office:value-type="string" calcext:value-type="string">
            <text:p>[Carl Friedrich Rungenhagen]</text:p>
          </table:table-cell>
          <table:table-cell office:value-type="string" calcext:value-type="string">
            <text:p>[Rom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Bsa N. Mus. SA 479</text:p>
          </table:table-cell>
          <table:table-cell table:number-columns-repeated="101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[Maria Freiin Vesque von Püttlingen]</text:p>
          </table:table-cell>
          <table:table-cell office:value-type="string" calcext:value-type="string">
            <text:p>[Wie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n 48/38-4; </text:p>
          </table:table-cell>
          <table:table-cell table:number-columns-repeated="101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[Wie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B Mus. ep. O. Nicolai 3;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[Wie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B Mus. ep. O. Nicolai 4;</text:p>
          </table:table-cell>
          <table:table-cell table:number-columns-repeated="101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loys Fuchs</text:p>
          </table:table-cell>
          <table:table-cell office:value-type="string" calcext:value-type="string">
            <text:p>[Wie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B Mus. ep. O. Nicolai 6;</text:p>
          </table:table-cell>
          <table:table-cell table:number-columns-repeated="101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August Hoffmann von Fallersleben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DM Atg Nr.: 5409; </text:p>
          </table:table-cell>
          <table:table-cell table:number-columns-repeated="101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August Schmidt</text:p>
          </table:table-cell>
          <table:table-cell office:value-type="string" calcext:value-type="string">
            <text:p>Wien</text:p>
          </table:table-cell>
          <table:table-cell table:style-name="ce88" office:value-type="string" calcext:value-type="string">
            <text:p>?</text:p>
          </table:table-cell>
          <table:table-cell table:style-name="ce72" office:value-type="string" calcext:value-type="string">
            <text:p>?; Slg. Fritz Donebauer-Prag, Stargardt (April 1908); </text:p>
          </table:table-cell>
          <table:table-cell table:number-columns-repeated="1019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[Berli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Bsa N. Mus. SA 326</text:p>
          </table:table-cell>
          <table:table-cell table:number-columns-repeated="1019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[Berli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Bsa N. Mus. SA 335</text:p>
          </table:table-cell>
          <table:table-cell table:number-columns-repeated="1019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73" office:value-type="string" calcext:value-type="string">
            <text:p>Carl Friedrich Rungenhagen</text:p>
          </table:table-cell>
          <table:table-cell office:value-type="string" calcext:value-type="string">
            <text:p>[Berli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Bsa N. Mus. SA 486</text:p>
          </table:table-cell>
          <table:table-cell table:number-columns-repeated="1019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72" office:value-type="string" calcext:value-type="string">
            <text:p>Ferdinand Mendheim</text:p>
          </table:table-cell>
          <table:table-cell table:style-name="ce72" office:value-type="string" calcext:value-type="string">
            <text:p>Berlin</text:p>
          </table:table-cell>
          <table:table-cell table:style-name="ce90" office:value-type="string" calcext:value-type="string">
            <text:p>?</text:p>
          </table:table-cell>
          <table:table-cell table:style-name="ce72" office:value-type="string" calcext:value-type="string">
            <text:p>D-B Mus. ep. O. Nicolai 2;</text:p>
          </table:table-cell>
          <table:table-cell table:number-columns-repeated="1019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72" office:value-type="string" calcext:value-type="string">
            <text:p>Ferdinand Mendheim</text:p>
          </table:table-cell>
          <table:table-cell table:style-name="ce72" office:value-type="string" calcext:value-type="string">
            <text:p>Berlin</text:p>
          </table:table-cell>
          <table:table-cell table:style-name="ce90" office:value-type="string" calcext:value-type="string">
            <text:p>?</text:p>
          </table:table-cell>
          <table:table-cell table:style-name="ce72" office:value-type="string" calcext:value-type="string">
            <text:p>D-B Mus. ep. O. Nicolai 5;</text:p>
          </table:table-cell>
          <table:table-cell table:number-columns-repeated="101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ranz Hauser</text:p>
          </table:table-cell>
          <table:table-cell office:value-type="string" calcext:value-type="string">
            <text:p>Wien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DS Br./Nicolai,O.1; </text:p>
          </table:table-cell>
          <table:table-cell table:number-columns-repeated="101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Ida Brauns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D-LEsm A/4220/2005; Henrici 79 (1922), S. 24.</text:p>
          </table:table-cell>
          <table:table-cell table:number-columns-repeated="101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31281; </text:p>
          </table:table-cell>
          <table:table-cell/>
          <table:table-cell table:style-name="ce78" table:number-columns-repeated="1018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31282; </text:p>
          </table:table-cell>
          <table:table-cell table:number-columns-repeated="101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31283; </text:p>
          </table:table-cell>
          <table:table-cell table:number-columns-repeated="101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31284; </text:p>
          </table:table-cell>
          <table:table-cell table:number-columns-repeated="101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Johann Vesque von Püttlingen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31285; </text:p>
          </table:table-cell>
          <table:table-cell table:number-columns-repeated="101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65; </text:p>
          </table:table-cell>
          <table:table-cell table:number-columns-repeated="101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77; </text:p>
          </table:table-cell>
          <table:table-cell table:number-columns-repeated="101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78; </text:p>
          </table:table-cell>
          <table:table-cell table:number-columns-repeated="101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79; </text:p>
          </table:table-cell>
          <table:table-cell table:number-columns-repeated="101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80; </text:p>
          </table:table-cell>
          <table:table-cell table:number-columns-repeated="101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81; </text:p>
          </table:table-cell>
          <table:table-cell table:number-columns-repeated="101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82; </text:p>
          </table:table-cell>
          <table:table-cell table:number-columns-repeated="101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83; </text:p>
          </table:table-cell>
          <table:table-cell table:number-columns-repeated="101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4284; </text:p>
          </table:table-cell>
          <table:table-cell table:number-columns-repeated="101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oseph Fischhof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table:style-name="ce72" office:value-type="string" calcext:value-type="string">
            <text:p>A-Wst H.I.N. 4285; </text:p>
          </table:table-cell>
          <table:table-cell table:number-columns-repeated="1019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8" office:value-type="string" calcext:value-type="string">
            <text:p>Joseph von Winter jun.</text:p>
          </table:table-cell>
          <table:table-cell office:value-type="string" calcext:value-type="string">
            <text:p>?</text:p>
          </table:table-cell>
          <table:table-cell table:style-name="ce91" office:value-type="string" calcext:value-type="string">
            <text:p>?</text:p>
          </table:table-cell>
          <table:table-cell office:value-type="string" calcext:value-type="string">
            <text:p>S-Smf 2833; </text:p>
          </table:table-cell>
          <table:table-cell table:number-columns-repeated="101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Maria Freiin Vesque von Püttlingen</text:p>
          </table:table-cell>
          <table:table-cell office:value-type="string" calcext:value-type="string">
            <text:p>[Wien]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n 48/38-5; </text:p>
          </table:table-cell>
          <table:table-cell table:number-columns-repeated="101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iegfried Kapper</text:p>
          </table:table-cell>
          <table:table-cell office:value-type="string" calcext:value-type="string">
            <text:p>?</text:p>
          </table:table-cell>
          <table:table-cell table:style-name="ce91" office:value-type="string" calcext:value-type="string">
            <text:p>?</text:p>
          </table:table-cell>
          <table:table-cell office:value-type="string" calcext:value-type="string">
            <text:p>S-Smf 2834; </text:p>
          </table:table-cell>
          <table:table-cell table:number-columns-repeated="101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oupiritum</text:p>
          </table:table-cell>
          <table:table-cell office:value-type="string" calcext:value-type="string">
            <text:p>?</text:p>
          </table:table-cell>
          <table:table-cell table:style-name="ce88" office:value-type="string" calcext:value-type="string">
            <text:p>?</text:p>
          </table:table-cell>
          <table:table-cell office:value-type="string" calcext:value-type="string">
            <text:p>A-Wst H.I.N. 7946; </text:p>
          </table:table-cell>
          <table:table-cell table:number-columns-repeated="101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on Kleckl</text:p>
          </table:table-cell>
          <table:table-cell office:value-type="string" calcext:value-type="string">
            <text:p>?</text:p>
          </table:table-cell>
          <table:table-cell table:style-name="ce91" office:value-type="string" calcext:value-type="string">
            <text:p>?</text:p>
          </table:table-cell>
          <table:table-cell office:value-type="string" calcext:value-type="string">
            <text:p>S-Smf 2835; 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91"/>
          <table:table-cell table:style-name="Default"/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88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71" table:number-columns-repeated="3"/>
          <table:table-cell table:number-columns-repeated="1019"/>
        </table:table-row>
        <table:table-row table:style-name="ro1" table:number-rows-repeated="65162">
          <table:table-cell table:number-columns-repeated="3"/>
          <table:table-cell table:style-name="ce88"/>
          <table:table-cell table:number-columns-repeated="1020"/>
        </table:table-row>
        <table:table-row table:style-name="ro1" table:number-rows-repeated="9829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riefe nach Datum'.A2:'Briefe nach Datum'.AMJ1048576" table:contains-header="false">
          <table:sort>
            <table:sort-by table:field-number="3" table:data-type="automatic"/>
            <table:sort-by table:field-number="1" table:data-type="automatic"/>
          </table:sort>
        </table:database-range>
        <table:database-range table:name="__Anonymous_Sheet_DB__2" table:target-range-address="sortiert.B1:sortiert.E1048576">
          <table:sort>
            <table:sort-by table:field-number="2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TimesNewRomanPSMT" svg:font-family="TimesNewRomanPSMT" style:font-family-generic="roman"/>
    <style:font-face style:name="Arial2" svg:font-family="Arial" style:font-family-generic="swiss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loext:min-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.00.0000</text:date>, <text:time style:data-style-name="N2" text:time-value="18:35:55.391435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MacOSX_X86_64 LibreOffice_project/ab9e2a14cfa5edd30bd74f156cfba09bfd5be3a0</meta:generator>
    <meta:initial-creator>Klaus Rettinghaus</meta:initial-creator>
    <meta:creation-date>2009-03-04T17:56:29</meta:creation-date>
    <dc:creator>Klaus Rettinghaus</dc:creator>
    <dc:date>2015-10-21T18:55:53.595558000</dc:date>
    <dc:language>de-DE</dc:language>
    <meta:editing-cycles>725</meta:editing-cycles>
    <meta:editing-duration>P7DT8H44M16S</meta:editing-duration>
    <meta:document-statistic meta:table-count="3" meta:cell-count="6077" meta:object-count="0"/>
    <meta:user-defined meta:name="Info 1"/>
    <meta:user-defined meta:name="Info 2"/>
    <meta:user-defined meta:name="Info 3"/>
    <meta:user-defined meta:name="Info 4"/>
  </office:meta>
</office:document-meta>
</file>